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Name_Capital">
            <text:p>Name_Capital</text:p>
          </table:table-cell>
          <table:table-cell table:style-name="pd1" office:value-type="string" office:value="Name_allsmall">
            <text:p>Name_allsmall</text:p>
          </table:table-cell>
          <table:table-cell table:style-name="pd1" office:value-type="string" office:value="Name_PartlyCapital">
            <text:p>Name_PartlyCapital</text:p>
          </table:table-cell>
          <table:table-cell table:style-name="pd1" office:value-type="string" office:value="HPs">
            <text:p>HPs</text:p>
          </table:table-cell>
          <table:table-cell table:style-name="pd1" office:value-type="string" office:value="ATK">
            <text:p>ATK</text:p>
          </table:table-cell>
          <table:table-cell table:style-name="pd1" office:value-type="string" office:value="DEF">
            <text:p>DEF</text:p>
          </table:table-cell>
          <table:table-cell table:style-name="pd1" office:value-type="string" office:value="SPC">
            <text:p>SPC</text:p>
          </table:table-cell>
          <table:table-cell table:style-name="pd1" office:value-type="string" office:value="SPD">
            <text:p>SPD</text:p>
          </table:table-cell>
          <table:table-cell table:style-name="pd1" office:value-type="string" office:value="Type1">
            <text:p>Type1</text:p>
          </table:table-cell>
          <table:table-cell table:style-name="pd1" office:value-type="string" office:value="Type2">
            <text:p>Type2</text:p>
          </table:table-cell>
          <table:table-cell table:style-name="pd1" office:value-type="string" office:value="CatchRate">
            <text:p>CatchRate</text:p>
          </table:table-cell>
          <table:table-cell table:style-name="pd1" office:value-type="string" office:value="BaseExp">
            <text:p>BaseExp</text:p>
          </table:table-cell>
          <table:table-cell table:style-name="pd1" office:value-type="string" office:value="Lvl1Moves">
            <text:p>Lvl1Moves</text:p>
          </table:table-cell>
          <table:table-cell table:style-name="pd1" office:value-type="string" office:value="GrowthRate">
            <text:p>GrowthRate</text:p>
          </table:table-cell>
          <table:table-cell table:style-name="pd1" office:value-type="string" office:value="TMHMMoves">
            <text:p>TMHMMoves</text:p>
          </table:table-cell>
          <table:table-cell table:style-name="pd1" office:value-type="string" office:value="EvoInfo">
            <text:p>EvoInfo</text:p>
          </table:table-cell>
          <table:table-cell table:style-name="pd1" office:value-type="string" office:value="LevelUpMoves">
            <text:p>LevelUpMoves</text:p>
          </table:table-cell>
          <table:table-cell table:style-name="pd1" office:value-type="string" office:value="cries">
            <text:p>cries</text:p>
          </table:table-cell>
          <table:table-cell table:style-name="pd1" office:value-type="string" office:value="menuIcons">
            <text:p>menuIcons</text:p>
          </table:table-cell>
          <table:table-cell table:style-name="pd1" office:value-type="string" office:value="palettes">
            <text:p>palettes</text:p>
          </table:table-cell>
          <table:table-cell table:style-name="pd1" office:value-type="string" office:value="species">
            <text:p>species</text:p>
          </table:table-cell>
          <table:table-cell table:style-name="pd1" office:value-type="string" office:value="height_dm">
            <text:p>height_dm</text:p>
          </table:table-cell>
          <table:table-cell table:style-name="pd1" office:value-type="string" office:value="weight_hg">
            <text:p>weight_hg</text:p>
          </table:table-cell>
          <table:table-cell table:style-name="pd1" office:value-type="string" office:value="dexTexts">
            <text:p>dexTexts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BULBASAUR">
            <text:p>BULBASAUR</text:p>
          </table:table-cell>
          <table:table-cell office:value-type="string" office:value="bulbasaur">
            <text:p>bulbasaur</text:p>
          </table:table-cell>
          <table:table-cell office:value-type="string" office:value="Bulbasaur">
            <text:p>Bulbasaur</text:p>
          </table:table-cell>
          <table:table-cell office:value-type="string" office:value="45">
            <text:p>45</text:p>
          </table:table-cell>
          <table:table-cell office:value-type="string" office:value="49">
            <text:p>49</text:p>
          </table:table-cell>
          <table:table-cell office:value-type="string" office:value="49">
            <text:p>49</text:p>
          </table:table-cell>
          <table:table-cell office:value-type="string" office:value="65">
            <text:p>65</text:p>
          </table:table-cell>
          <table:table-cell office:value-type="string" office:value="45">
            <text:p>45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64">
            <text:p>64</text:p>
          </table:table-cell>
          <table:table-cell office:value-type="string" office:value="TACKLE, GROWL, NO_MOVE, NO_MOVE">
            <text:p>TACKLE, GROWL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BODY_SLAM, TAKE_DOWN, DOUBLE_EDGE, MEGA_DRAIN, SOLARBEAM, MIMIC, DOUBLE_TEAM, REFLECT, BIDE, REST, SUBSTITUTE, CUT">
            <text:p>SWORDS_DANCE, TOXIC, BODY_SLAM, TAKE_DOWN, DOUBLE_EDGE, MEGA_DRAIN, SOLARBEAM, MIMIC, DOUBLE_TEAM, REFLECT, BIDE, REST, SUBSTITUTE, CUT</text:p>
          </table:table-cell>
          <table:table-cell office:value-type="string" office:value="EV_LEVEL, 16, IVYSAUR">
            <text:p>EV_LEVEL, 16, IVYSAUR</text:p>
          </table:table-cell>
          <table:table-cell office:value-type="string" office:value="7 LEECH_SEED - 13 VINE_WHIP - 20 POISONPOWDER - 27 RAZOR_LEAF - 34 GROWTH - 41 SLEEP_POWDER - 48 SOLARBEAM">
            <text:p>7 LEECH_SEED - 13 VINE_WHIP - 20 POISONPOWDER - 27 RAZOR_LEAF - 34 GROWTH - 41 SLEEP_POWDER - 48 SOLARBEAM</text:p>
          </table:table-cell>
          <table:table-cell office:value-type="string" office:value="SFX_CRY_0F, $80, $01">
            <text:p>SFX_CRY_0F, $80, $01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SEED">
            <text:p>SEED</text:p>
          </table:table-cell>
          <table:table-cell office:value-type="string" office:value="7">
            <text:p>7</text:p>
          </table:table-cell>
          <table:table-cell office:value-type="string" office:value="68">
            <text:p>68</text:p>
          </table:table-cell>
          <table:table-cell office:value-type="string" office:value="It can go for days without eating a single morsel. In the bulb on its back, it stores energy">
            <text:p>It can go for days without eating a single morsel. In the bulb on its back, it stores energy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IVYSAUR">
            <text:p>IVYSAUR</text:p>
          </table:table-cell>
          <table:table-cell office:value-type="string" office:value="ivysaur">
            <text:p>ivysaur</text:p>
          </table:table-cell>
          <table:table-cell office:value-type="string" office:value="Ivysaur">
            <text:p>Ivysaur</text:p>
          </table:table-cell>
          <table:table-cell office:value-type="string" office:value="60">
            <text:p>60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80">
            <text:p>80</text:p>
          </table:table-cell>
          <table:table-cell office:value-type="string" office:value="60">
            <text:p>6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141">
            <text:p>141</text:p>
          </table:table-cell>
          <table:table-cell office:value-type="string" office:value="TACKLE, GROWL, LEECH_SEED, NO_MOVE">
            <text:p>TACKLE, GROWL, LEECH_SEED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BODY_SLAM, TAKE_DOWN, DOUBLE_EDGE, MEGA_DRAIN, SOLARBEAM, MIMIC, DOUBLE_TEAM, REFLECT, BIDE, REST, SUBSTITUTE, CUT">
            <text:p>SWORDS_DANCE, TOXIC, BODY_SLAM, TAKE_DOWN, DOUBLE_EDGE, MEGA_DRAIN, SOLARBEAM, MIMIC, DOUBLE_TEAM, REFLECT, BIDE, REST, SUBSTITUTE, CUT</text:p>
          </table:table-cell>
          <table:table-cell office:value-type="string" office:value="EV_LEVEL, 32, VENUSAUR">
            <text:p>EV_LEVEL, 32, VENUSAUR</text:p>
          </table:table-cell>
          <table:table-cell office:value-type="string" office:value="7 LEECH_SEED - 13 VINE_WHIP - 22 POISONPOWDER - 30 RAZOR_LEAF - 38 GROWTH - 46 SLEEP_POWDER - 54 SOLARBEAM">
            <text:p>7 LEECH_SEED - 13 VINE_WHIP - 22 POISONPOWDER - 30 RAZOR_LEAF - 38 GROWTH - 46 SLEEP_POWDER - 54 SOLARBEAM</text:p>
          </table:table-cell>
          <table:table-cell office:value-type="string" office:value="SFX_CRY_0F, $20, $80">
            <text:p>SFX_CRY_0F, $20, $80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SEED">
            <text:p>SEED</text:p>
          </table:table-cell>
          <table:table-cell office:value-type="string" office:value="10">
            <text:p>10</text:p>
          </table:table-cell>
          <table:table-cell office:value-type="string" office:value="132">
            <text:p>132</text:p>
          </table:table-cell>
          <table:table-cell office:value-type="string" office:value="The bulb on its back grows by drawing energy. It gives off an aroma when it is ready to bloom">
            <text:p>The bulb on its back grows by drawing energy. It gives off an aroma when it is ready to bloom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VENUSAUR">
            <text:p>VENUSAUR</text:p>
          </table:table-cell>
          <table:table-cell office:value-type="string" office:value="venusaur">
            <text:p>venusaur</text:p>
          </table:table-cell>
          <table:table-cell office:value-type="string" office:value="Venusaur">
            <text:p>Venusaur</text:p>
          </table:table-cell>
          <table:table-cell office:value-type="string" office:value="80">
            <text:p>80</text:p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100">
            <text:p>100</text:p>
          </table:table-cell>
          <table:table-cell office:value-type="string" office:value="80">
            <text:p>8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208">
            <text:p>208</text:p>
          </table:table-cell>
          <table:table-cell office:value-type="string" office:value="TACKLE, GROWL, LEECH_SEED, VINE_WHIP">
            <text:p>TACKLE, GROWL, LEECH_SEED, VINE_WHIP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BODY_SLAM, TAKE_DOWN, DOUBLE_EDGE, HYPER_BEAM, MEGA_DRAIN, SOLARBEAM, MIMIC, DOUBLE_TEAM, REFLECT, BIDE, REST, SUBSTITUTE, CUT">
            <text:p>SWORDS_DANCE, TOXIC, BODY_SLAM, TAKE_DOWN, DOUBLE_EDGE, HYPER_BEAM, MEGA_DRAIN, SOLARBEAM, MIMIC, DOUBLE_TEAM, REFLECT, BIDE, REST, SUBSTITUTE, CUT</text:p>
          </table:table-cell>
          <table:table-cell office:value-type="string" office:value="">
            <text:p/>
          </table:table-cell>
          <table:table-cell office:value-type="string" office:value="7 LEECH_SEED - 13 VINE_WHIP - 22 POISONPOWDER - 30 RAZOR_LEAF - 43 GROWTH - 55 SLEEP_POWDER - 65 SOLARBEAM">
            <text:p>7 LEECH_SEED - 13 VINE_WHIP - 22 POISONPOWDER - 30 RAZOR_LEAF - 43 GROWTH - 55 SLEEP_POWDER - 65 SOLARBEAM</text:p>
          </table:table-cell>
          <table:table-cell office:value-type="string" office:value="SFX_CRY_0F, $00, $C0">
            <text:p>SFX_CRY_0F, $00, $C0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SEED">
            <text:p>SEED</text:p>
          </table:table-cell>
          <table:table-cell office:value-type="string" office:value="20">
            <text:p>20</text:p>
          </table:table-cell>
          <table:table-cell office:value-type="string" office:value="1002">
            <text:p>1002</text:p>
          </table:table-cell>
          <table:table-cell office:value-type="string" office:value="The flower on its back catches the sun's rays. The sunlight is then absorbed and used for energy">
            <text:p>The flower on its back catches the sun's rays. The sunlight is then absorbed and used for energy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CHARMANDER">
            <text:p>CHARMANDER</text:p>
          </table:table-cell>
          <table:table-cell office:value-type="string" office:value="charmander">
            <text:p>charmander</text:p>
          </table:table-cell>
          <table:table-cell office:value-type="string" office:value="Charmander">
            <text:p>Charmander</text:p>
          </table:table-cell>
          <table:table-cell office:value-type="string" office:value="39">
            <text:p>39</text:p>
          </table:table-cell>
          <table:table-cell office:value-type="string" office:value="52">
            <text:p>52</text:p>
          </table:table-cell>
          <table:table-cell office:value-type="string" office:value="43">
            <text:p>43</text:p>
          </table:table-cell>
          <table:table-cell office:value-type="string" office:value="50">
            <text:p>50</text:p>
          </table:table-cell>
          <table:table-cell office:value-type="string" office:value="65">
            <text:p>65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45">
            <text:p>45</text:p>
          </table:table-cell>
          <table:table-cell office:value-type="string" office:value="65">
            <text:p>65</text:p>
          </table:table-cell>
          <table:table-cell office:value-type="string" office:value="SCRATCH, GROWL, NO_MOVE, NO_MOVE">
            <text:p>SCRATCH, GROWL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SWORDS_DANCE, MEGA_KICK, TOXIC, BODY_SLAM, TAKE_DOWN, DOUBLE_EDGE, SUBMISSION, COUNTER, SEISMIC_TOSS, DRAGON_RAGE, DIG, MIMIC, DOUBLE_TEAM, REFLECT, BIDE, FIRE_BLAST, SWIFT, SKULL_BASH, REST, SUBSTITUTE, CUT, STRENGTH">
            <text:p>MEGA_PUNCH, SWORDS_DANCE, MEGA_KICK, TOXIC, BODY_SLAM, TAKE_DOWN, DOUBLE_EDGE, SUBMISSION, COUNTER, SEISMIC_TOSS, DRAGON_RAGE, DIG, MIMIC, DOUBLE_TEAM, REFLECT, BIDE, FIRE_BLAST, SWIFT, SKULL_BASH, REST, SUBSTITUTE, CUT, STRENGTH</text:p>
          </table:table-cell>
          <table:table-cell office:value-type="string" office:value="EV_LEVEL, 16, CHARMELEON">
            <text:p>EV_LEVEL, 16, CHARMELEON</text:p>
          </table:table-cell>
          <table:table-cell office:value-type="string" office:value="9 EMBER - 15 LEER - 30 SLASH - 38 FLAMETHROWER - 46 FIRE_SPIN">
            <text:p>9 EMBER - 15 LEER - 30 SLASH - 38 FLAMETHROWER - 46 FIRE_SPIN</text:p>
          </table:table-cell>
          <table:table-cell office:value-type="string" office:value="SFX_CRY_04, $60, $40">
            <text:p>SFX_CRY_04, $60, $40</text:p>
          </table:table-cell>
          <table:table-cell office:value-type="string" office:value="ICON_MON">
            <text:p>ICON_MON</text:p>
          </table:table-cell>
          <table:table-cell office:value-type="string" office:value="PAL_REDMON">
            <text:p>PAL_REDMON</text:p>
          </table:table-cell>
          <table:table-cell office:value-type="string" office:value="LIZARD">
            <text:p>LIZARD</text:p>
          </table:table-cell>
          <table:table-cell office:value-type="string" office:value="6">
            <text:p>6</text:p>
          </table:table-cell>
          <table:table-cell office:value-type="string" office:value="86">
            <text:p>86</text:p>
          </table:table-cell>
          <table:table-cell office:value-type="string" office:value="The flame at the tip of its tail makes a sound as it burns. You can only hear it in quiet places">
            <text:p>The flame at the tip of its tail makes a sound as it burns. You can only hear it in quiet place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CHARMELEON">
            <text:p>CHARMELEON</text:p>
          </table:table-cell>
          <table:table-cell office:value-type="string" office:value="charmeleon">
            <text:p>charmeleon</text:p>
          </table:table-cell>
          <table:table-cell office:value-type="string" office:value="Charmeleon">
            <text:p>Charmeleon</text:p>
          </table:table-cell>
          <table:table-cell office:value-type="string" office:value="58">
            <text:p>58</text:p>
          </table:table-cell>
          <table:table-cell office:value-type="string" office:value="64">
            <text:p>64</text:p>
          </table:table-cell>
          <table:table-cell office:value-type="string" office:value="58">
            <text:p>58</text:p>
          </table:table-cell>
          <table:table-cell office:value-type="string" office:value="65">
            <text:p>65</text:p>
          </table:table-cell>
          <table:table-cell office:value-type="string" office:value="80">
            <text:p>80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45">
            <text:p>45</text:p>
          </table:table-cell>
          <table:table-cell office:value-type="string" office:value="142">
            <text:p>142</text:p>
          </table:table-cell>
          <table:table-cell office:value-type="string" office:value="SCRATCH, GROWL, EMBER, NO_MOVE">
            <text:p>SCRATCH, GROWL, EMBER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SWORDS_DANCE, MEGA_KICK, TOXIC, BODY_SLAM, TAKE_DOWN, DOUBLE_EDGE, SUBMISSION, COUNTER, SEISMIC_TOSS, DRAGON_RAGE, DIG, MIMIC, DOUBLE_TEAM, REFLECT, BIDE, FIRE_BLAST, SWIFT, SKULL_BASH, REST, SUBSTITUTE, CUT, STRENGTH">
            <text:p>MEGA_PUNCH, SWORDS_DANCE, MEGA_KICK, TOXIC, BODY_SLAM, TAKE_DOWN, DOUBLE_EDGE, SUBMISSION, COUNTER, SEISMIC_TOSS, DRAGON_RAGE, DIG, MIMIC, DOUBLE_TEAM, REFLECT, BIDE, FIRE_BLAST, SWIFT, SKULL_BASH, REST, SUBSTITUTE, CUT, STRENGTH</text:p>
          </table:table-cell>
          <table:table-cell office:value-type="string" office:value="EV_LEVEL, 36, CHARIZARD">
            <text:p>EV_LEVEL, 36, CHARIZARD</text:p>
          </table:table-cell>
          <table:table-cell office:value-type="string" office:value="9 EMBER - 15 LEER - 33 SLASH - 42 FLAMETHROWER - 56 FIRE_SPIN">
            <text:p>9 EMBER - 15 LEER - 33 SLASH - 42 FLAMETHROWER - 56 FIRE_SPIN</text:p>
          </table:table-cell>
          <table:table-cell office:value-type="string" office:value="SFX_CRY_04, $20, $40">
            <text:p>SFX_CRY_04, $20, $40</text:p>
          </table:table-cell>
          <table:table-cell office:value-type="string" office:value="ICON_MON">
            <text:p>ICON_MON</text:p>
          </table:table-cell>
          <table:table-cell office:value-type="string" office:value="PAL_REDMON">
            <text:p>PAL_REDMON</text:p>
          </table:table-cell>
          <table:table-cell office:value-type="string" office:value="FLAME">
            <text:p>FLAME</text:p>
          </table:table-cell>
          <table:table-cell office:value-type="string" office:value="11">
            <text:p>11</text:p>
          </table:table-cell>
          <table:table-cell office:value-type="string" office:value="191">
            <text:p>191</text:p>
          </table:table-cell>
          <table:table-cell office:value-type="string" office:value="Tough fights could excite this #MON. When excited, it may blow out bluish-white flames">
            <text:p>Tough fights could excite this #MON. When excited, it may blow out bluish-white flame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CHARIZARD">
            <text:p>CHARIZARD</text:p>
          </table:table-cell>
          <table:table-cell office:value-type="string" office:value="charizard">
            <text:p>charizard</text:p>
          </table:table-cell>
          <table:table-cell office:value-type="string" office:value="Charizard">
            <text:p>Charizard</text:p>
          </table:table-cell>
          <table:table-cell office:value-type="string" office:value="78">
            <text:p>78</text:p>
          </table:table-cell>
          <table:table-cell office:value-type="string" office:value="84">
            <text:p>84</text:p>
          </table:table-cell>
          <table:table-cell office:value-type="string" office:value="78">
            <text:p>78</text:p>
          </table:table-cell>
          <table:table-cell office:value-type="string" office:value="85">
            <text:p>85</text:p>
          </table:table-cell>
          <table:table-cell office:value-type="string" office:value="100">
            <text:p>100</text:p>
          </table:table-cell>
          <table:table-cell office:value-type="string" office:value="FIRE">
            <text:p>FIRE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209">
            <text:p>209</text:p>
          </table:table-cell>
          <table:table-cell office:value-type="string" office:value="SCRATCH, GROWL, EMBER, LEER">
            <text:p>SCRATCH, GROWL, EMBER, LEER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SWORDS_DANCE, MEGA_KICK, TOXIC, BODY_SLAM, TAKE_DOWN, DOUBLE_EDGE, HYPER_BEAM, SUBMISSION, COUNTER, SEISMIC_TOSS, DRAGON_RAGE, EARTHQUAKE, FISSURE, DIG, MIMIC, DOUBLE_TEAM, REFLECT, BIDE, FIRE_BLAST, SWIFT, SKULL_BASH, REST, SUBSTITUTE, CUT, FLY, STRENGTH">
            <text:p>MEGA_PUNCH, SWORDS_DANCE, MEGA_KICK, TOXIC, BODY_SLAM, TAKE_DOWN, DOUBLE_EDGE, HYPER_BEAM, SUBMISSION, COUNTER, SEISMIC_TOSS, DRAGON_RAGE, EARTHQUAKE, FISSURE, DIG, MIMIC, DOUBLE_TEAM, REFLECT, BIDE, FIRE_BLAST, SWIFT, SKULL_BASH, REST, SUBSTITUTE, CUT, FLY, STRENGTH</text:p>
          </table:table-cell>
          <table:table-cell office:value-type="string" office:value="">
            <text:p/>
          </table:table-cell>
          <table:table-cell office:value-type="string" office:value="9 EMBER - 15 LEER - 36 SLASH - 46 FLAMETHROWER - 55 FIRE_SPIN">
            <text:p>9 EMBER - 15 LEER - 36 SLASH - 46 FLAMETHROWER - 55 FIRE_SPIN</text:p>
          </table:table-cell>
          <table:table-cell office:value-type="string" office:value="SFX_CRY_04, $00, $80">
            <text:p>SFX_CRY_04, $00, $80</text:p>
          </table:table-cell>
          <table:table-cell office:value-type="string" office:value="ICON_MON">
            <text:p>ICON_MON</text:p>
          </table:table-cell>
          <table:table-cell office:value-type="string" office:value="PAL_REDMON">
            <text:p>PAL_REDMON</text:p>
          </table:table-cell>
          <table:table-cell office:value-type="string" office:value="FLAME">
            <text:p>FLAME</text:p>
          </table:table-cell>
          <table:table-cell office:value-type="string" office:value="17">
            <text:p>17</text:p>
          </table:table-cell>
          <table:table-cell office:value-type="string" office:value="907">
            <text:p>907</text:p>
          </table:table-cell>
          <table:table-cell office:value-type="string" office:value="When expelling a blast of super hot fire, the red flame at the tip of its tail burns more intensely">
            <text:p>When expelling a blast of super hot fire, the red flame at the tip of its tail burns more intensely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SQUIRTLE">
            <text:p>SQUIRTLE</text:p>
          </table:table-cell>
          <table:table-cell office:value-type="string" office:value="squirtle">
            <text:p>squirtle</text:p>
          </table:table-cell>
          <table:table-cell office:value-type="string" office:value="Squirtle">
            <text:p>Squirtle</text:p>
          </table:table-cell>
          <table:table-cell office:value-type="string" office:value="44">
            <text:p>44</text:p>
          </table:table-cell>
          <table:table-cell office:value-type="string" office:value="48">
            <text:p>48</text:p>
          </table:table-cell>
          <table:table-cell office:value-type="string" office:value="65">
            <text:p>65</text:p>
          </table:table-cell>
          <table:table-cell office:value-type="string" office:value="50">
            <text:p>50</text:p>
          </table:table-cell>
          <table:table-cell office:value-type="string" office:value="43">
            <text:p>43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66">
            <text:p>66</text:p>
          </table:table-cell>
          <table:table-cell office:value-type="string" office:value="TACKLE, LEER, NO_MOVE, NO_MOVE">
            <text:p>TACKLE, LEER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BUBBLEBEAM, WATER_GUN, ICE_BEAM, BLIZZARD, SUBMISSION, COUNTER, SEISMIC_TOSS, DIG, MIMIC, DOUBLE_TEAM, REFLECT, BIDE, SKULL_BASH, REST, SUBSTITUTE, SURF, STRENGTH">
            <text:p>MEGA_PUNCH, MEGA_KICK, TOXIC, BODY_SLAM, TAKE_DOWN, DOUBLE_EDGE, BUBBLEBEAM, WATER_GUN, ICE_BEAM, BLIZZARD, SUBMISSION, COUNTER, SEISMIC_TOSS, DIG, MIMIC, DOUBLE_TEAM, REFLECT, BIDE, SKULL_BASH, REST, SUBSTITUTE, SURF, STRENGTH</text:p>
          </table:table-cell>
          <table:table-cell office:value-type="string" office:value="EV_LEVEL, 16, WARTORTLE">
            <text:p>EV_LEVEL, 16, WARTORTLE</text:p>
          </table:table-cell>
          <table:table-cell office:value-type="string" office:value="8 BUBBLE - 15 WATER_GUN - 22 BITE - 28 DEFENSE_CURL - 35 SKULL_BASH - 42 HYDRO_PUMP">
            <text:p>8 BUBBLE - 15 WATER_GUN - 22 BITE - 28 DEFENSE_CURL - 35 SKULL_BASH - 42 HYDRO_PUMP</text:p>
          </table:table-cell>
          <table:table-cell office:value-type="string" office:value="SFX_CRY_1D, $60, $40">
            <text:p>SFX_CRY_1D, $60, $4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TINYTURTLE">
            <text:p>TINYTURTLE</text:p>
          </table:table-cell>
          <table:table-cell office:value-type="string" office:value="5">
            <text:p>5</text:p>
          </table:table-cell>
          <table:table-cell office:value-type="string" office:value="91">
            <text:p>91</text:p>
          </table:table-cell>
          <table:table-cell office:value-type="string" office:value="Shoots water at prey while in the water. Withdraws into its shell when in danger">
            <text:p>Shoots water at prey while in the water. Withdraws into its shell when in danger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WARTORTLE">
            <text:p>WARTORTLE</text:p>
          </table:table-cell>
          <table:table-cell office:value-type="string" office:value="wartortle">
            <text:p>wartortle</text:p>
          </table:table-cell>
          <table:table-cell office:value-type="string" office:value="Wartortle">
            <text:p>Wartortle</text:p>
          </table:table-cell>
          <table:table-cell office:value-type="string" office:value="59">
            <text:p>59</text:p>
          </table:table-cell>
          <table:table-cell office:value-type="string" office:value="63">
            <text:p>63</text:p>
          </table:table-cell>
          <table:table-cell office:value-type="string" office:value="80">
            <text:p>80</text:p>
          </table:table-cell>
          <table:table-cell office:value-type="string" office:value="65">
            <text:p>65</text:p>
          </table:table-cell>
          <table:table-cell office:value-type="string" office:value="58">
            <text:p>58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143">
            <text:p>143</text:p>
          </table:table-cell>
          <table:table-cell office:value-type="string" office:value="TACKLE, LEER, BUBBLE, NO_MOVE">
            <text:p>TACKLE, LEER, BUBBL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BUBBLEBEAM, WATER_GUN, ICE_BEAM, BLIZZARD, SUBMISSION, COUNTER, SEISMIC_TOSS, DIG, MIMIC, DOUBLE_TEAM, REFLECT, BIDE, SKULL_BASH, REST, SUBSTITUTE, SURF, STRENGTH">
            <text:p>MEGA_PUNCH, MEGA_KICK, TOXIC, BODY_SLAM, TAKE_DOWN, DOUBLE_EDGE, BUBBLEBEAM, WATER_GUN, ICE_BEAM, BLIZZARD, SUBMISSION, COUNTER, SEISMIC_TOSS, DIG, MIMIC, DOUBLE_TEAM, REFLECT, BIDE, SKULL_BASH, REST, SUBSTITUTE, SURF, STRENGTH</text:p>
          </table:table-cell>
          <table:table-cell office:value-type="string" office:value="EV_LEVEL, 36, BLASTOISE">
            <text:p>EV_LEVEL, 36, BLASTOISE</text:p>
          </table:table-cell>
          <table:table-cell office:value-type="string" office:value="8 BUBBLE - 15 WATER_GUN - 24 BITE - 31 DEFENSE_CURL - 39 SKULL_BASH - 47 HYDRO_PUMP">
            <text:p>8 BUBBLE - 15 WATER_GUN - 24 BITE - 31 DEFENSE_CURL - 39 SKULL_BASH - 47 HYDRO_PUMP</text:p>
          </table:table-cell>
          <table:table-cell office:value-type="string" office:value="SFX_CRY_1D, $20, $40">
            <text:p>SFX_CRY_1D, $20, $4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TURTLE">
            <text:p>TURTLE</text:p>
          </table:table-cell>
          <table:table-cell office:value-type="string" office:value="10">
            <text:p>10</text:p>
          </table:table-cell>
          <table:table-cell office:value-type="string" office:value="227">
            <text:p>227</text:p>
          </table:table-cell>
          <table:table-cell office:value-type="string" office:value="When tapped, this #MON will pull in its head, but its tail will still stick out a little bit">
            <text:p>When tapped, this #MON will pull in its head, but its tail will still stick out a little bit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BLASTOISE">
            <text:p>BLASTOISE</text:p>
          </table:table-cell>
          <table:table-cell office:value-type="string" office:value="blastoise">
            <text:p>blastoise</text:p>
          </table:table-cell>
          <table:table-cell office:value-type="string" office:value="Blastoise">
            <text:p>Blastoise</text:p>
          </table:table-cell>
          <table:table-cell office:value-type="string" office:value="79">
            <text:p>79</text:p>
          </table:table-cell>
          <table:table-cell office:value-type="string" office:value="83">
            <text:p>83</text:p>
          </table:table-cell>
          <table:table-cell office:value-type="string" office:value="100">
            <text:p>100</text:p>
          </table:table-cell>
          <table:table-cell office:value-type="string" office:value="85">
            <text:p>85</text:p>
          </table:table-cell>
          <table:table-cell office:value-type="string" office:value="78">
            <text:p>78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210">
            <text:p>210</text:p>
          </table:table-cell>
          <table:table-cell office:value-type="string" office:value="TACKLE, LEER, BUBBLE, WATER_GUN">
            <text:p>TACKLE, LEER, BUBBLE, WATER_GUN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BUBBLEBEAM, WATER_GUN, ICE_BEAM, BLIZZARD, HYPER_BEAM, SUBMISSION, COUNTER, SEISMIC_TOSS, EARTHQUAKE, FISSURE, DIG, MIMIC, DOUBLE_TEAM, REFLECT, BIDE, SKULL_BASH, REST, SUBSTITUTE, SURF, STRENGTH">
            <text:p>MEGA_PUNCH, MEGA_KICK, TOXIC, BODY_SLAM, TAKE_DOWN, DOUBLE_EDGE, BUBBLEBEAM, WATER_GUN, ICE_BEAM, BLIZZARD, HYPER_BEAM, SUBMISSION, COUNTER, SEISMIC_TOSS, EARTHQUAKE, FISSURE, DIG, MIMIC, DOUBLE_TEAM, REFLECT, BIDE, SKULL_BASH, REST, SUBSTITUTE, SURF, STRENGTH</text:p>
          </table:table-cell>
          <table:table-cell office:value-type="string" office:value="">
            <text:p/>
          </table:table-cell>
          <table:table-cell office:value-type="string" office:value="8 BUBBLE - 15 WATER_GUN - 24 BITE - 31 DEFENSE_CURL - 42 SKULL_BASH - 52 HYDRO_PUMP">
            <text:p>8 BUBBLE - 15 WATER_GUN - 24 BITE - 31 DEFENSE_CURL - 42 SKULL_BASH - 52 HYDRO_PUMP</text:p>
          </table:table-cell>
          <table:table-cell office:value-type="string" office:value="SFX_CRY_13, $00, $80">
            <text:p>SFX_CRY_13, $00, $8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SHELLFISH">
            <text:p>SHELLFISH</text:p>
          </table:table-cell>
          <table:table-cell office:value-type="string" office:value="16">
            <text:p>16</text:p>
          </table:table-cell>
          <table:table-cell office:value-type="string" office:value="857">
            <text:p>857</text:p>
          </table:table-cell>
          <table:table-cell office:value-type="string" office:value="Once it takes aim at its enemy, it blasts out water with even more force than a fire hose">
            <text:p>Once it takes aim at its enemy, it blasts out water with even more force than a fire hose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CATERPIE">
            <text:p>CATERPIE</text:p>
          </table:table-cell>
          <table:table-cell office:value-type="string" office:value="caterpie">
            <text:p>caterpie</text:p>
          </table:table-cell>
          <table:table-cell office:value-type="string" office:value="Caterpie">
            <text:p>Caterpie</text:p>
          </table:table-cell>
          <table:table-cell office:value-type="string" office:value="45">
            <text:p>45</text:p>
          </table:table-cell>
          <table:table-cell office:value-type="string" office:value="30">
            <text:p>30</text:p>
          </table:table-cell>
          <table:table-cell office:value-type="string" office:value="35">
            <text:p>35</text:p>
          </table:table-cell>
          <table:table-cell office:value-type="string" office:value="20">
            <text:p>20</text:p>
          </table:table-cell>
          <table:table-cell office:value-type="string" office:value="45">
            <text:p>45</text:p>
          </table:table-cell>
          <table:table-cell office:value-type="string" office:value="BUG">
            <text:p>BUG</text:p>
          </table:table-cell>
          <table:table-cell office:value-type="string" office:value="BUG">
            <text:p>BUG</text:p>
          </table:table-cell>
          <table:table-cell office:value-type="string" office:value="255">
            <text:p>255</text:p>
          </table:table-cell>
          <table:table-cell office:value-type="string" office:value="53">
            <text:p>53</text:p>
          </table:table-cell>
          <table:table-cell office:value-type="string" office:value="TACKLE, STRING_SHOT, NO_MOVE, NO_MOVE">
            <text:p>TACKLE, STRING_SHOT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">
            <text:p/>
          </table:table-cell>
          <table:table-cell office:value-type="string" office:value="EV_LEVEL, 7, METAPOD">
            <text:p>EV_LEVEL, 7, METAPOD</text:p>
          </table:table-cell>
          <table:table-cell office:value-type="string" office:value="">
            <text:p/>
          </table:table-cell>
          <table:table-cell office:value-type="string" office:value="SFX_CRY_16, $80, $20">
            <text:p>SFX_CRY_16, $80, $20</text:p>
          </table:table-cell>
          <table:table-cell office:value-type="string" office:value="ICON_BUG">
            <text:p>ICON_BUG</text:p>
          </table:table-cell>
          <table:table-cell office:value-type="string" office:value="PAL_GREENMON">
            <text:p>PAL_GREENMON</text:p>
          </table:table-cell>
          <table:table-cell office:value-type="string" office:value="WORM">
            <text:p>WORM</text:p>
          </table:table-cell>
          <table:table-cell office:value-type="string" office:value="3">
            <text:p>3</text:p>
          </table:table-cell>
          <table:table-cell office:value-type="string" office:value="27">
            <text:p>27</text:p>
          </table:table-cell>
          <table:table-cell office:value-type="string" office:value="If you touch the feeler on top of its head, it will release a horrible stink to protect itself">
            <text:p>If you touch the feeler on top of its head, it will release a horrible stink to protect itself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METAPOD">
            <text:p>METAPOD</text:p>
          </table:table-cell>
          <table:table-cell office:value-type="string" office:value="metapod">
            <text:p>metapod</text:p>
          </table:table-cell>
          <table:table-cell office:value-type="string" office:value="Metapod">
            <text:p>Metapod</text:p>
          </table:table-cell>
          <table:table-cell office:value-type="string" office:value="50">
            <text:p>50</text:p>
          </table:table-cell>
          <table:table-cell office:value-type="string" office:value="20">
            <text:p>20</text:p>
          </table:table-cell>
          <table:table-cell office:value-type="string" office:value="55">
            <text:p>55</text:p>
          </table:table-cell>
          <table:table-cell office:value-type="string" office:value="25">
            <text:p>25</text:p>
          </table:table-cell>
          <table:table-cell office:value-type="string" office:value="30">
            <text:p>30</text:p>
          </table:table-cell>
          <table:table-cell office:value-type="string" office:value="BUG">
            <text:p>BUG</text:p>
          </table:table-cell>
          <table:table-cell office:value-type="string" office:value="BUG">
            <text:p>BUG</text:p>
          </table:table-cell>
          <table:table-cell office:value-type="string" office:value="120">
            <text:p>120</text:p>
          </table:table-cell>
          <table:table-cell office:value-type="string" office:value="72">
            <text:p>72</text:p>
          </table:table-cell>
          <table:table-cell office:value-type="string" office:value="HARDEN, NO_MOVE, NO_MOVE, NO_MOVE">
            <text:p>HARDEN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">
            <text:p/>
          </table:table-cell>
          <table:table-cell office:value-type="string" office:value="EV_LEVEL, 10, BUTTERFREE">
            <text:p>EV_LEVEL, 10, BUTTERFREE</text:p>
          </table:table-cell>
          <table:table-cell office:value-type="string" office:value="7 HARDEN">
            <text:p>7 HARDEN</text:p>
          </table:table-cell>
          <table:table-cell office:value-type="string" office:value="SFX_CRY_1C, $CC, $01">
            <text:p>SFX_CRY_1C, $CC, $01</text:p>
          </table:table-cell>
          <table:table-cell office:value-type="string" office:value="ICON_BUG">
            <text:p>ICON_BUG</text:p>
          </table:table-cell>
          <table:table-cell office:value-type="string" office:value="PAL_GREENMON">
            <text:p>PAL_GREENMON</text:p>
          </table:table-cell>
          <table:table-cell office:value-type="string" office:value="COCOON">
            <text:p>COCOON</text:p>
          </table:table-cell>
          <table:table-cell office:value-type="string" office:value="7">
            <text:p>7</text:p>
          </table:table-cell>
          <table:table-cell office:value-type="string" office:value="100">
            <text:p>100</text:p>
          </table:table-cell>
          <table:table-cell office:value-type="string" office:value="Hardens its shell to protect itself. However, a large impact may cause it to pop out of its shell">
            <text:p>Hardens its shell to protect itself. However, a large impact may cause it to pop out of its shell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BUTTERFREE">
            <text:p>BUTTERFREE</text:p>
          </table:table-cell>
          <table:table-cell office:value-type="string" office:value="butterfree">
            <text:p>butterfree</text:p>
          </table:table-cell>
          <table:table-cell office:value-type="string" office:value="Butterfree">
            <text:p>Butterfree</text:p>
          </table:table-cell>
          <table:table-cell office:value-type="string" office:value="60">
            <text:p>60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80">
            <text:p>80</text:p>
          </table:table-cell>
          <table:table-cell office:value-type="string" office:value="70">
            <text:p>70</text:p>
          </table:table-cell>
          <table:table-cell office:value-type="string" office:value="BUG">
            <text:p>BUG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160">
            <text:p>160</text:p>
          </table:table-cell>
          <table:table-cell office:value-type="string" office:value="CONFUSION, NO_MOVE, NO_MOVE, NO_MOVE">
            <text:p>CONFUSION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HYPER_BEAM, MEGA_DRAIN, SOLARBEAM, PSYCHIC_M, TELEPORT, MIMIC, DOUBLE_TEAM, REFLECT, BIDE, SWIFT, REST, PSYWAVE, SUBSTITUTE, FLASH">
            <text:p>TOXIC, TAKE_DOWN, DOUBLE_EDGE, HYPER_BEAM, MEGA_DRAIN, SOLARBEAM, PSYCHIC_M, TELEPORT, MIMIC, DOUBLE_TEAM, REFLECT, BIDE, SWIFT, REST, PSYWAVE, SUBSTITUTE, FLASH</text:p>
          </table:table-cell>
          <table:table-cell office:value-type="string" office:value="">
            <text:p/>
          </table:table-cell>
          <table:table-cell office:value-type="string" office:value="10 CONFUSION - 13 POISONPOWDER - 14 STUN_SPORE - 15 SLEEP_POWDER - 18 SUPERSONIC - 28 GUST - 34 PSYBEAM">
            <text:p>10 CONFUSION - 13 POISONPOWDER - 14 STUN_SPORE - 15 SLEEP_POWDER - 18 SUPERSONIC - 28 GUST - 34 PSYBEAM</text:p>
          </table:table-cell>
          <table:table-cell office:value-type="string" office:value="SFX_CRY_16, $77, $40">
            <text:p>SFX_CRY_16, $77, $40</text:p>
          </table:table-cell>
          <table:table-cell office:value-type="string" office:value="ICON_BUG">
            <text:p>ICON_BUG</text:p>
          </table:table-cell>
          <table:table-cell office:value-type="string" office:value="PAL_CYANMON">
            <text:p>PAL_CYANMON</text:p>
          </table:table-cell>
          <table:table-cell office:value-type="string" office:value="BUTTERFLY">
            <text:p>BUTTERFLY</text:p>
          </table:table-cell>
          <table:table-cell office:value-type="string" office:value="11">
            <text:p>11</text:p>
          </table:table-cell>
          <table:table-cell office:value-type="string" office:value="322">
            <text:p>322</text:p>
          </table:table-cell>
          <table:table-cell office:value-type="string" office:value="Its wings, covered with poisonous powders, repel water. This allows it to fly in the rain">
            <text:p>Its wings, covered with poisonous powders, repel water. This allows it to fly in the rain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WEEDLE">
            <text:p>WEEDLE</text:p>
          </table:table-cell>
          <table:table-cell office:value-type="string" office:value="weedle">
            <text:p>weedle</text:p>
          </table:table-cell>
          <table:table-cell office:value-type="string" office:value="Weedle">
            <text:p>Weedle</text:p>
          </table:table-cell>
          <table:table-cell office:value-type="string" office:value="40">
            <text:p>40</text:p>
          </table:table-cell>
          <table:table-cell office:value-type="string" office:value="35">
            <text:p>35</text:p>
          </table:table-cell>
          <table:table-cell office:value-type="string" office:value="30">
            <text:p>30</text:p>
          </table:table-cell>
          <table:table-cell office:value-type="string" office:value="20">
            <text:p>20</text:p>
          </table:table-cell>
          <table:table-cell office:value-type="string" office:value="50">
            <text:p>50</text:p>
          </table:table-cell>
          <table:table-cell office:value-type="string" office:value="BUG">
            <text:p>BUG</text:p>
          </table:table-cell>
          <table:table-cell office:value-type="string" office:value="POISON">
            <text:p>POISON</text:p>
          </table:table-cell>
          <table:table-cell office:value-type="string" office:value="255">
            <text:p>255</text:p>
          </table:table-cell>
          <table:table-cell office:value-type="string" office:value="52">
            <text:p>52</text:p>
          </table:table-cell>
          <table:table-cell office:value-type="string" office:value="POISON_STING, STRING_SHOT, NO_MOVE, NO_MOVE">
            <text:p>POISON_STING, STRING_SHOT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">
            <text:p/>
          </table:table-cell>
          <table:table-cell office:value-type="string" office:value="EV_LEVEL, 7, KAKUNA">
            <text:p>EV_LEVEL, 7, KAKUNA</text:p>
          </table:table-cell>
          <table:table-cell office:value-type="string" office:value="">
            <text:p/>
          </table:table-cell>
          <table:table-cell office:value-type="string" office:value="SFX_CRY_15, $EE, $01">
            <text:p>SFX_CRY_15, $EE, $01</text:p>
          </table:table-cell>
          <table:table-cell office:value-type="string" office:value="ICON_BUG">
            <text:p>ICON_BUG</text:p>
          </table:table-cell>
          <table:table-cell office:value-type="string" office:value="PAL_YELLOWMON">
            <text:p>PAL_YELLOWMON</text:p>
          </table:table-cell>
          <table:table-cell office:value-type="string" office:value="HAIRY BUG">
            <text:p>HAIRY BUG</text:p>
          </table:table-cell>
          <table:table-cell office:value-type="string" office:value="3">
            <text:p>3</text:p>
          </table:table-cell>
          <table:table-cell office:value-type="string" office:value="32">
            <text:p>32</text:p>
          </table:table-cell>
          <table:table-cell office:value-type="string" office:value="Beware of the sharp stinger on its head. It hides in grass and bushes where it eats leaves">
            <text:p>Beware of the sharp stinger on its head. It hides in grass and bushes where it eats leave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KAKUNA">
            <text:p>KAKUNA</text:p>
          </table:table-cell>
          <table:table-cell office:value-type="string" office:value="kakuna">
            <text:p>kakuna</text:p>
          </table:table-cell>
          <table:table-cell office:value-type="string" office:value="Kakuna">
            <text:p>Kakuna</text:p>
          </table:table-cell>
          <table:table-cell office:value-type="string" office:value="45">
            <text:p>45</text:p>
          </table:table-cell>
          <table:table-cell office:value-type="string" office:value="25">
            <text:p>25</text:p>
          </table:table-cell>
          <table:table-cell office:value-type="string" office:value="50">
            <text:p>50</text:p>
          </table:table-cell>
          <table:table-cell office:value-type="string" office:value="25">
            <text:p>25</text:p>
          </table:table-cell>
          <table:table-cell office:value-type="string" office:value="35">
            <text:p>35</text:p>
          </table:table-cell>
          <table:table-cell office:value-type="string" office:value="BUG">
            <text:p>BUG</text:p>
          </table:table-cell>
          <table:table-cell office:value-type="string" office:value="POISON">
            <text:p>POISON</text:p>
          </table:table-cell>
          <table:table-cell office:value-type="string" office:value="120">
            <text:p>120</text:p>
          </table:table-cell>
          <table:table-cell office:value-type="string" office:value="71">
            <text:p>71</text:p>
          </table:table-cell>
          <table:table-cell office:value-type="string" office:value="HARDEN, NO_MOVE, NO_MOVE, NO_MOVE">
            <text:p>HARDEN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">
            <text:p/>
          </table:table-cell>
          <table:table-cell office:value-type="string" office:value="EV_LEVEL, 10, BEEDRILL">
            <text:p>EV_LEVEL, 10, BEEDRILL</text:p>
          </table:table-cell>
          <table:table-cell office:value-type="string" office:value="">
            <text:p/>
          </table:table-cell>
          <table:table-cell office:value-type="string" office:value="SFX_CRY_13, $FF, $01">
            <text:p>SFX_CRY_13, $FF, $01</text:p>
          </table:table-cell>
          <table:table-cell office:value-type="string" office:value="ICON_BUG">
            <text:p>ICON_BUG</text:p>
          </table:table-cell>
          <table:table-cell office:value-type="string" office:value="PAL_YELLOWMON">
            <text:p>PAL_YELLOWMON</text:p>
          </table:table-cell>
          <table:table-cell office:value-type="string" office:value="COCOON">
            <text:p>COCOON</text:p>
          </table:table-cell>
          <table:table-cell office:value-type="string" office:value="6">
            <text:p>6</text:p>
          </table:table-cell>
          <table:table-cell office:value-type="string" office:value="100">
            <text:p>100</text:p>
          </table:table-cell>
          <table:table-cell office:value-type="string" office:value="Able to move only slightly. When endangered, it may stick out its stinger and poison its enemy">
            <text:p>Able to move only slightly. When endangered, it may stick out its stinger and poison its enemy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BEEDRILL">
            <text:p>BEEDRILL</text:p>
          </table:table-cell>
          <table:table-cell office:value-type="string" office:value="beedrill">
            <text:p>beedrill</text:p>
          </table:table-cell>
          <table:table-cell office:value-type="string" office:value="Beedrill">
            <text:p>Beedrill</text:p>
          </table:table-cell>
          <table:table-cell office:value-type="string" office:value="65">
            <text:p>65</text:p>
          </table:table-cell>
          <table:table-cell office:value-type="string" office:value="80">
            <text:p>80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75">
            <text:p>75</text:p>
          </table:table-cell>
          <table:table-cell office:value-type="string" office:value="BUG">
            <text:p>BUG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159">
            <text:p>159</text:p>
          </table:table-cell>
          <table:table-cell office:value-type="string" office:value="FURY_ATTACK, NO_MOVE, NO_MOVE, NO_MOVE">
            <text:p>FURY_ATTACK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TAKE_DOWN, DOUBLE_EDGE, HYPER_BEAM, MEGA_DRAIN, MIMIC, DOUBLE_TEAM, REFLECT, BIDE, SWIFT, SKULL_BASH, REST, SUBSTITUTE, CUT">
            <text:p>SWORDS_DANCE, TOXIC, TAKE_DOWN, DOUBLE_EDGE, HYPER_BEAM, MEGA_DRAIN, MIMIC, DOUBLE_TEAM, REFLECT, BIDE, SWIFT, SKULL_BASH, REST, SUBSTITUTE, CUT</text:p>
          </table:table-cell>
          <table:table-cell office:value-type="string" office:value="">
            <text:p/>
          </table:table-cell>
          <table:table-cell office:value-type="string" office:value="12 FURY_ATTACK - 16 FOCUS_ENERGY - 20 TWINEEDLE - 30 PIN_MISSILE - 35 AGILITY">
            <text:p>12 FURY_ATTACK - 16 FOCUS_ENERGY - 20 TWINEEDLE - 30 PIN_MISSILE - 35 AGILITY</text:p>
          </table:table-cell>
          <table:table-cell office:value-type="string" office:value="SFX_CRY_13, $60, $80">
            <text:p>SFX_CRY_13, $60, $80</text:p>
          </table:table-cell>
          <table:table-cell office:value-type="string" office:value="ICON_BUG">
            <text:p>ICON_BUG</text:p>
          </table:table-cell>
          <table:table-cell office:value-type="string" office:value="PAL_YELLOWMON">
            <text:p>PAL_YELLOWMON</text:p>
          </table:table-cell>
          <table:table-cell office:value-type="string" office:value="POISON BEE">
            <text:p>POISON BEE</text:p>
          </table:table-cell>
          <table:table-cell office:value-type="string" office:value="10">
            <text:p>10</text:p>
          </table:table-cell>
          <table:table-cell office:value-type="string" office:value="295">
            <text:p>295</text:p>
          </table:table-cell>
          <table:table-cell office:value-type="string" office:value="It has 3 poisonous stingers on its forelegs and its tail. They are used to jab its enemy repeatedly">
            <text:p>It has 3 poisonous stingers on its forelegs and its tail. They are used to jab its enemy repeatedly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PIDGEY">
            <text:p>PIDGEY</text:p>
          </table:table-cell>
          <table:table-cell office:value-type="string" office:value="pidgey">
            <text:p>pidgey</text:p>
          </table:table-cell>
          <table:table-cell office:value-type="string" office:value="Pidgey">
            <text:p>Pidgey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40">
            <text:p>40</text:p>
          </table:table-cell>
          <table:table-cell office:value-type="string" office:value="35">
            <text:p>35</text:p>
          </table:table-cell>
          <table:table-cell office:value-type="string" office:value="56">
            <text:p>56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255">
            <text:p>255</text:p>
          </table:table-cell>
          <table:table-cell office:value-type="string" office:value="55">
            <text:p>55</text:p>
          </table:table-cell>
          <table:table-cell office:value-type="string" office:value="GUST, NO_MOVE, NO_MOVE, NO_MOVE">
            <text:p>GUST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TAKE_DOWN, DOUBLE_EDGE, MIMIC, DOUBLE_TEAM, REFLECT, BIDE, SWIFT, SKY_ATTACK, REST, SUBSTITUTE, FLY">
            <text:p>TOXIC, TAKE_DOWN, DOUBLE_EDGE, MIMIC, DOUBLE_TEAM, REFLECT, BIDE, SWIFT, SKY_ATTACK, REST, SUBSTITUTE, FLY</text:p>
          </table:table-cell>
          <table:table-cell office:value-type="string" office:value="EV_LEVEL, 18, PIDGEOTTO">
            <text:p>EV_LEVEL, 18, PIDGEOTTO</text:p>
          </table:table-cell>
          <table:table-cell office:value-type="string" office:value="5 SAND_ATTACK - 12 QUICK_ATTACK - 28 WING_ATTACK - 36 AGILITY - 44 MIRROR_MOVE">
            <text:p>5 SAND_ATTACK - 12 QUICK_ATTACK - 28 WING_ATTACK - 36 AGILITY - 44 MIRROR_MOVE</text:p>
          </table:table-cell>
          <table:table-cell office:value-type="string" office:value="SFX_CRY_0E, $DF, $04">
            <text:p>SFX_CRY_0E, $DF, $04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TINY BIRD">
            <text:p>TINY BIRD</text:p>
          </table:table-cell>
          <table:table-cell office:value-type="string" office:value="3">
            <text:p>3</text:p>
          </table:table-cell>
          <table:table-cell office:value-type="string" office:value="18">
            <text:p>18</text:p>
          </table:table-cell>
          <table:table-cell office:value-type="string" office:value="Very docile. If attacked, it will often kick up sand to protect itself rather than fight back">
            <text:p>Very docile. If attacked, it will often kick up sand to protect itself rather than fight back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PIDGEOTTO">
            <text:p>PIDGEOTTO</text:p>
          </table:table-cell>
          <table:table-cell office:value-type="string" office:value="pidgeotto">
            <text:p>pidgeotto</text:p>
          </table:table-cell>
          <table:table-cell office:value-type="string" office:value="Pidgeotto">
            <text:p>Pidgeotto</text:p>
          </table:table-cell>
          <table:table-cell office:value-type="string" office:value="63">
            <text:p>63</text:p>
          </table:table-cell>
          <table:table-cell office:value-type="string" office:value="60">
            <text:p>60</text:p>
          </table:table-cell>
          <table:table-cell office:value-type="string" office:value="55">
            <text:p>55</text:p>
          </table:table-cell>
          <table:table-cell office:value-type="string" office:value="50">
            <text:p>50</text:p>
          </table:table-cell>
          <table:table-cell office:value-type="string" office:value="71">
            <text:p>71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120">
            <text:p>120</text:p>
          </table:table-cell>
          <table:table-cell office:value-type="string" office:value="113">
            <text:p>113</text:p>
          </table:table-cell>
          <table:table-cell office:value-type="string" office:value="GUST, SAND_ATTACK, NO_MOVE, NO_MOVE">
            <text:p>GUST, SAND_ATTACK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TAKE_DOWN, DOUBLE_EDGE, MIMIC, DOUBLE_TEAM, REFLECT, BIDE, SWIFT, SKY_ATTACK, REST, SUBSTITUTE, FLY">
            <text:p>TOXIC, TAKE_DOWN, DOUBLE_EDGE, MIMIC, DOUBLE_TEAM, REFLECT, BIDE, SWIFT, SKY_ATTACK, REST, SUBSTITUTE, FLY</text:p>
          </table:table-cell>
          <table:table-cell office:value-type="string" office:value="EV_LEVEL, 36, PIDGEOT">
            <text:p>EV_LEVEL, 36, PIDGEOT</text:p>
          </table:table-cell>
          <table:table-cell office:value-type="string" office:value="5 SAND_ATTACK - 12 QUICK_ATTACK - 31 WING_ATTACK - 40 AGILITY - 49 MIRROR_MOVE">
            <text:p>5 SAND_ATTACK - 12 QUICK_ATTACK - 31 WING_ATTACK - 40 AGILITY - 49 MIRROR_MOVE</text:p>
          </table:table-cell>
          <table:table-cell office:value-type="string" office:value="SFX_CRY_14, $28, $C0">
            <text:p>SFX_CRY_14, $28, $C0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BIRD">
            <text:p>BIRD</text:p>
          </table:table-cell>
          <table:table-cell office:value-type="string" office:value="11">
            <text:p>11</text:p>
          </table:table-cell>
          <table:table-cell office:value-type="string" office:value="299">
            <text:p>299</text:p>
          </table:table-cell>
          <table:table-cell office:value-type="string" office:value="This #MON is full of vitality. It constantly flies around its large territory in search of prey">
            <text:p>This #MON is full of vitality. It constantly flies around its large territory in search of prey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PIDGEOT">
            <text:p>PIDGEOT</text:p>
          </table:table-cell>
          <table:table-cell office:value-type="string" office:value="pidgeot">
            <text:p>pidgeot</text:p>
          </table:table-cell>
          <table:table-cell office:value-type="string" office:value="Pidgeot">
            <text:p>Pidgeot</text:p>
          </table:table-cell>
          <table:table-cell office:value-type="string" office:value="83">
            <text:p>83</text:p>
          </table:table-cell>
          <table:table-cell office:value-type="string" office:value="80">
            <text:p>80</text:p>
          </table:table-cell>
          <table:table-cell office:value-type="string" office:value="75">
            <text:p>75</text:p>
          </table:table-cell>
          <table:table-cell office:value-type="string" office:value="70">
            <text:p>70</text:p>
          </table:table-cell>
          <table:table-cell office:value-type="string" office:value="91">
            <text:p>91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172">
            <text:p>172</text:p>
          </table:table-cell>
          <table:table-cell office:value-type="string" office:value="GUST, SAND_ATTACK, QUICK_ATTACK, NO_MOVE">
            <text:p>GUST, SAND_ATTACK, QUICK_ATTACK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TAKE_DOWN, DOUBLE_EDGE, HYPER_BEAM, MIMIC, DOUBLE_TEAM, REFLECT, BIDE, SWIFT, SKY_ATTACK, REST, SUBSTITUTE, FLY">
            <text:p>TOXIC, TAKE_DOWN, DOUBLE_EDGE, HYPER_BEAM, MIMIC, DOUBLE_TEAM, REFLECT, BIDE, SWIFT, SKY_ATTACK, REST, SUBSTITUTE, FLY</text:p>
          </table:table-cell>
          <table:table-cell office:value-type="string" office:value="">
            <text:p/>
          </table:table-cell>
          <table:table-cell office:value-type="string" office:value="5 SAND_ATTACK - 12 QUICK_ATTACK - 31 WING_ATTACK - 44 AGILITY - 54 MIRROR_MOVE">
            <text:p>5 SAND_ATTACK - 12 QUICK_ATTACK - 31 WING_ATTACK - 44 AGILITY - 54 MIRROR_MOVE</text:p>
          </table:table-cell>
          <table:table-cell office:value-type="string" office:value="SFX_CRY_14, $11, $FF">
            <text:p>SFX_CRY_14, $11, $FF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BIRD">
            <text:p>BIRD</text:p>
          </table:table-cell>
          <table:table-cell office:value-type="string" office:value="15">
            <text:p>15</text:p>
          </table:table-cell>
          <table:table-cell office:value-type="string" office:value="395">
            <text:p>395</text:p>
          </table:table-cell>
          <table:table-cell office:value-type="string" office:value="This #MON flies at Mach 2 speed, seeking prey. Its large talons are feared as wicked weapons">
            <text:p>This #MON flies at Mach 2 speed, seeking prey. Its large talons are feared as wicked weapon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RATTATA">
            <text:p>RATTATA</text:p>
          </table:table-cell>
          <table:table-cell office:value-type="string" office:value="rattata">
            <text:p>rattata</text:p>
          </table:table-cell>
          <table:table-cell office:value-type="string" office:value="Rattata">
            <text:p>Rattata</text:p>
          </table:table-cell>
          <table:table-cell office:value-type="string" office:value="30">
            <text:p>30</text:p>
          </table:table-cell>
          <table:table-cell office:value-type="string" office:value="56">
            <text:p>56</text:p>
          </table:table-cell>
          <table:table-cell office:value-type="string" office:value="35">
            <text:p>35</text:p>
          </table:table-cell>
          <table:table-cell office:value-type="string" office:value="25">
            <text:p>25</text:p>
          </table:table-cell>
          <table:table-cell office:value-type="string" office:value="72">
            <text:p>72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255">
            <text:p>255</text:p>
          </table:table-cell>
          <table:table-cell office:value-type="string" office:value="57">
            <text:p>57</text:p>
          </table:table-cell>
          <table:table-cell office:value-type="string" office:value="TACKLE, LEER, NO_MOVE, NO_MOVE">
            <text:p>TACKLE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BLIZZARD, THUNDERBOLT, THUNDER, DIG, MIMIC, DOUBLE_TEAM, BIDE, SWIFT, SKULL_BASH, REST, SUBSTITUTE">
            <text:p>TOXIC, BODY_SLAM, TAKE_DOWN, DOUBLE_EDGE, BUBBLEBEAM, WATER_GUN, BLIZZARD, THUNDERBOLT, THUNDER, DIG, MIMIC, DOUBLE_TEAM, BIDE, SWIFT, SKULL_BASH, REST, SUBSTITUTE</text:p>
          </table:table-cell>
          <table:table-cell office:value-type="string" office:value="EV_LEVEL, 20, RATICATE">
            <text:p>EV_LEVEL, 20, RATICATE</text:p>
          </table:table-cell>
          <table:table-cell office:value-type="string" office:value="7 QUICK_ATTACK - 14 HYPER_FANG - 23 FOCUS_ENERGY - 34 SUPER_FANG">
            <text:p>7 QUICK_ATTACK - 14 HYPER_FANG - 23 FOCUS_ENERGY - 34 SUPER_FANG</text:p>
          </table:table-cell>
          <table:table-cell office:value-type="string" office:value="SFX_CRY_22, $00, $80">
            <text:p>SFX_CRY_22, $00, $80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RAT">
            <text:p>RAT</text:p>
          </table:table-cell>
          <table:table-cell office:value-type="string" office:value="3">
            <text:p>3</text:p>
          </table:table-cell>
          <table:table-cell office:value-type="string" office:value="36">
            <text:p>36</text:p>
          </table:table-cell>
          <table:table-cell office:value-type="string" office:value="Will chew on any-thing with its fangs. If you see one, it is certain that 40 more live in the area">
            <text:p>Will chew on any-thing with its fangs. If you see one, it is certain that 40 more live in the area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RATICATE">
            <text:p>RATICATE</text:p>
          </table:table-cell>
          <table:table-cell office:value-type="string" office:value="raticate">
            <text:p>raticate</text:p>
          </table:table-cell>
          <table:table-cell office:value-type="string" office:value="Raticate">
            <text:p>Raticate</text:p>
          </table:table-cell>
          <table:table-cell office:value-type="string" office:value="55">
            <text:p>55</text:p>
          </table:table-cell>
          <table:table-cell office:value-type="string" office:value="81">
            <text:p>81</text:p>
          </table:table-cell>
          <table:table-cell office:value-type="string" office:value="60">
            <text:p>60</text:p>
          </table:table-cell>
          <table:table-cell office:value-type="string" office:value="50">
            <text:p>50</text:p>
          </table:table-cell>
          <table:table-cell office:value-type="string" office:value="97">
            <text:p>97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90">
            <text:p>90</text:p>
          </table:table-cell>
          <table:table-cell office:value-type="string" office:value="116">
            <text:p>116</text:p>
          </table:table-cell>
          <table:table-cell office:value-type="string" office:value="TACKLE, LEER, QUICK_ATTACK, NO_MOVE">
            <text:p>TACKLE, LEER, QUICK_ATTACK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ICE_BEAM, BLIZZARD, HYPER_BEAM, THUNDERBOLT, THUNDER, DIG, MIMIC, DOUBLE_TEAM, BIDE, SWIFT, SKULL_BASH, REST, SUBSTITUTE">
            <text:p>TOXIC, BODY_SLAM, TAKE_DOWN, DOUBLE_EDGE, BUBBLEBEAM, WATER_GUN, ICE_BEAM, BLIZZARD, HYPER_BEAM, THUNDERBOLT, THUNDER, DIG, MIMIC, DOUBLE_TEAM, BIDE, SWIFT, SKULL_BASH, REST, SUBSTITUTE</text:p>
          </table:table-cell>
          <table:table-cell office:value-type="string" office:value="">
            <text:p/>
          </table:table-cell>
          <table:table-cell office:value-type="string" office:value="7 QUICK_ATTACK - 14 HYPER_FANG - 27 FOCUS_ENERGY - 41 SUPER_FANG">
            <text:p>7 QUICK_ATTACK - 14 HYPER_FANG - 27 FOCUS_ENERGY - 41 SUPER_FANG</text:p>
          </table:table-cell>
          <table:table-cell office:value-type="string" office:value="SFX_CRY_22, $20, $FF">
            <text:p>SFX_CRY_22, $20, $FF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RAT">
            <text:p>RAT</text:p>
          </table:table-cell>
          <table:table-cell office:value-type="string" office:value="7">
            <text:p>7</text:p>
          </table:table-cell>
          <table:table-cell office:value-type="string" office:value="186">
            <text:p>186</text:p>
          </table:table-cell>
          <table:table-cell office:value-type="string" office:value="Its hind feet are webbed. They act as flippers, so it can swim in rivers and hunt for prey">
            <text:p>Its hind feet are webbed. They act as flippers, so it can swim in rivers and hunt for prey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SPEAROW">
            <text:p>SPEAROW</text:p>
          </table:table-cell>
          <table:table-cell office:value-type="string" office:value="spearow">
            <text:p>spearow</text:p>
          </table:table-cell>
          <table:table-cell office:value-type="string" office:value="Spearow">
            <text:p>Spearow</text:p>
          </table:table-cell>
          <table:table-cell office:value-type="string" office:value="40">
            <text:p>40</text:p>
          </table:table-cell>
          <table:table-cell office:value-type="string" office:value="60">
            <text:p>60</text:p>
          </table:table-cell>
          <table:table-cell office:value-type="string" office:value="30">
            <text:p>30</text:p>
          </table:table-cell>
          <table:table-cell office:value-type="string" office:value="31">
            <text:p>31</text:p>
          </table:table-cell>
          <table:table-cell office:value-type="string" office:value="70">
            <text:p>70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255">
            <text:p>255</text:p>
          </table:table-cell>
          <table:table-cell office:value-type="string" office:value="58">
            <text:p>58</text:p>
          </table:table-cell>
          <table:table-cell office:value-type="string" office:value="PECK, GROWL, NO_MOVE, NO_MOVE">
            <text:p>PECK, GROWL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MIMIC, DOUBLE_TEAM, BIDE, SWIFT, SKY_ATTACK, REST, SUBSTITUTE, FLY">
            <text:p>TOXIC, TAKE_DOWN, DOUBLE_EDGE, MIMIC, DOUBLE_TEAM, BIDE, SWIFT, SKY_ATTACK, REST, SUBSTITUTE, FLY</text:p>
          </table:table-cell>
          <table:table-cell office:value-type="string" office:value="EV_LEVEL, 20, FEAROW">
            <text:p>EV_LEVEL, 20, FEAROW</text:p>
          </table:table-cell>
          <table:table-cell office:value-type="string" office:value="9 LEER - 15 FURY_ATTACK - 22 MIRROR_MOVE - 29 DRILL_PECK - 36 AGILITY">
            <text:p>9 LEER - 15 FURY_ATTACK - 22 MIRROR_MOVE - 29 DRILL_PECK - 36 AGILITY</text:p>
          </table:table-cell>
          <table:table-cell office:value-type="string" office:value="SFX_CRY_10, $00, $80">
            <text:p>SFX_CRY_10, $00, $80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TINY BIRD">
            <text:p>TINY BIRD</text:p>
          </table:table-cell>
          <table:table-cell office:value-type="string" office:value="3">
            <text:p>3</text:p>
          </table:table-cell>
          <table:table-cell office:value-type="string" office:value="18">
            <text:p>18</text:p>
          </table:table-cell>
          <table:table-cell office:value-type="string" office:value="Inept at flying high. However, it can fly around very fast to protect its ter-ritory">
            <text:p>Inept at flying high. However, it can fly around very fast to protect its ter-ritory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FEAROW">
            <text:p>FEAROW</text:p>
          </table:table-cell>
          <table:table-cell office:value-type="string" office:value="fearow">
            <text:p>fearow</text:p>
          </table:table-cell>
          <table:table-cell office:value-type="string" office:value="Fearow">
            <text:p>Fearow</text:p>
          </table:table-cell>
          <table:table-cell office:value-type="string" office:value="65">
            <text:p>65</text:p>
          </table:table-cell>
          <table:table-cell office:value-type="string" office:value="90">
            <text:p>90</text:p>
          </table:table-cell>
          <table:table-cell office:value-type="string" office:value="65">
            <text:p>65</text:p>
          </table:table-cell>
          <table:table-cell office:value-type="string" office:value="61">
            <text:p>61</text:p>
          </table:table-cell>
          <table:table-cell office:value-type="string" office:value="100">
            <text:p>100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90">
            <text:p>90</text:p>
          </table:table-cell>
          <table:table-cell office:value-type="string" office:value="162">
            <text:p>162</text:p>
          </table:table-cell>
          <table:table-cell office:value-type="string" office:value="PECK, GROWL, LEER, NO_MOVE">
            <text:p>PECK, GROWL, LEER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HYPER_BEAM, MIMIC, DOUBLE_TEAM, BIDE, SWIFT, SKY_ATTACK, REST, SUBSTITUTE, FLY">
            <text:p>TOXIC, TAKE_DOWN, DOUBLE_EDGE, HYPER_BEAM, MIMIC, DOUBLE_TEAM, BIDE, SWIFT, SKY_ATTACK, REST, SUBSTITUTE, FLY</text:p>
          </table:table-cell>
          <table:table-cell office:value-type="string" office:value="">
            <text:p/>
          </table:table-cell>
          <table:table-cell office:value-type="string" office:value="9 LEER - 15 FURY_ATTACK - 25 MIRROR_MOVE - 34 DRILL_PECK - 43 AGILITY">
            <text:p>9 LEER - 15 FURY_ATTACK - 25 MIRROR_MOVE - 34 DRILL_PECK - 43 AGILITY</text:p>
          </table:table-cell>
          <table:table-cell office:value-type="string" office:value="SFX_CRY_18, $40, $A0">
            <text:p>SFX_CRY_18, $40, $A0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BEAK">
            <text:p>BEAK</text:p>
          </table:table-cell>
          <table:table-cell office:value-type="string" office:value="12">
            <text:p>12</text:p>
          </table:table-cell>
          <table:table-cell office:value-type="string" office:value="381">
            <text:p>381</text:p>
          </table:table-cell>
          <table:table-cell office:value-type="string" office:value="A #MON that dates back many years. If it senses danger, it flies high and away, instantly">
            <text:p>A #MON that dates back many years. If it senses danger, it flies high and away, instantly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EKANS">
            <text:p>EKANS</text:p>
          </table:table-cell>
          <table:table-cell office:value-type="string" office:value="ekans">
            <text:p>ekans</text:p>
          </table:table-cell>
          <table:table-cell office:value-type="string" office:value="Ekans">
            <text:p>Ekans</text:p>
          </table:table-cell>
          <table:table-cell office:value-type="string" office:value="35">
            <text:p>35</text:p>
          </table:table-cell>
          <table:table-cell office:value-type="string" office:value="60">
            <text:p>60</text:p>
          </table:table-cell>
          <table:table-cell office:value-type="string" office:value="44">
            <text:p>44</text:p>
          </table:table-cell>
          <table:table-cell office:value-type="string" office:value="40">
            <text:p>40</text:p>
          </table:table-cell>
          <table:table-cell office:value-type="string" office:value="55">
            <text:p>55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255">
            <text:p>255</text:p>
          </table:table-cell>
          <table:table-cell office:value-type="string" office:value="62">
            <text:p>62</text:p>
          </table:table-cell>
          <table:table-cell office:value-type="string" office:value="WRAP, LEER, NO_MOVE, NO_MOVE">
            <text:p>WRAP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MEGA_DRAIN, EARTHQUAKE, FISSURE, DIG, MIMIC, DOUBLE_TEAM, BIDE, SKULL_BASH, REST, ROCK_SLIDE, SUBSTITUTE, STRENGTH">
            <text:p>TOXIC, BODY_SLAM, TAKE_DOWN, DOUBLE_EDGE, MEGA_DRAIN, EARTHQUAKE, FISSURE, DIG, MIMIC, DOUBLE_TEAM, BIDE, SKULL_BASH, REST, ROCK_SLIDE, SUBSTITUTE, STRENGTH</text:p>
          </table:table-cell>
          <table:table-cell office:value-type="string" office:value="EV_LEVEL, 22, ARBOK">
            <text:p>EV_LEVEL, 22, ARBOK</text:p>
          </table:table-cell>
          <table:table-cell office:value-type="string" office:value="10 POISON_STING - 17 BITE - 24 GLARE - 31 SCREECH - 38 ACID">
            <text:p>10 POISON_STING - 17 BITE - 24 GLARE - 31 SCREECH - 38 ACID</text:p>
          </table:table-cell>
          <table:table-cell office:value-type="string" office:value="SFX_CRY_17, $12, $40">
            <text:p>SFX_CRY_17, $12, $40</text:p>
          </table:table-cell>
          <table:table-cell office:value-type="string" office:value="ICON_SNAKE">
            <text:p>ICON_SNAKE</text:p>
          </table:table-cell>
          <table:table-cell office:value-type="string" office:value="PAL_PURPLEMON">
            <text:p>PAL_PURPLEMON</text:p>
          </table:table-cell>
          <table:table-cell office:value-type="string" office:value="SNAKE">
            <text:p>SNAKE</text:p>
          </table:table-cell>
          <table:table-cell office:value-type="string" office:value="20">
            <text:p>20</text:p>
          </table:table-cell>
          <table:table-cell office:value-type="string" office:value="68">
            <text:p>68</text:p>
          </table:table-cell>
          <table:table-cell office:value-type="string" office:value="The older it gets, the longer it grows. At night, it wraps its long body around tree branches to rest">
            <text:p>The older it gets, the longer it grows. At night, it wraps its long body around tree branches to rest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ARBOK">
            <text:p>ARBOK</text:p>
          </table:table-cell>
          <table:table-cell office:value-type="string" office:value="arbok">
            <text:p>arbok</text:p>
          </table:table-cell>
          <table:table-cell office:value-type="string" office:value="Arbok">
            <text:p>Arbok</text:p>
          </table:table-cell>
          <table:table-cell office:value-type="string" office:value="60">
            <text:p>60</text:p>
          </table:table-cell>
          <table:table-cell office:value-type="string" office:value="85">
            <text:p>85</text:p>
          </table:table-cell>
          <table:table-cell office:value-type="string" office:value="69">
            <text:p>69</text:p>
          </table:table-cell>
          <table:table-cell office:value-type="string" office:value="65">
            <text:p>65</text:p>
          </table:table-cell>
          <table:table-cell office:value-type="string" office:value="80">
            <text:p>80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90">
            <text:p>90</text:p>
          </table:table-cell>
          <table:table-cell office:value-type="string" office:value="147">
            <text:p>147</text:p>
          </table:table-cell>
          <table:table-cell office:value-type="string" office:value="WRAP, LEER, POISON_STING, NO_MOVE">
            <text:p>WRAP, LEER, POISON_STING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MEGA_DRAIN, EARTHQUAKE, FISSURE, DIG, MIMIC, DOUBLE_TEAM, BIDE, SKULL_BASH, REST, ROCK_SLIDE, SUBSTITUTE, STRENGTH">
            <text:p>TOXIC, BODY_SLAM, TAKE_DOWN, DOUBLE_EDGE, HYPER_BEAM, MEGA_DRAIN, EARTHQUAKE, FISSURE, DIG, MIMIC, DOUBLE_TEAM, BIDE, SKULL_BASH, REST, ROCK_SLIDE, SUBSTITUTE, STRENGTH</text:p>
          </table:table-cell>
          <table:table-cell office:value-type="string" office:value="">
            <text:p/>
          </table:table-cell>
          <table:table-cell office:value-type="string" office:value="10 POISON_STING - 17 BITE - 27 GLARE - 36 SCREECH - 47 ACID">
            <text:p>10 POISON_STING - 17 BITE - 27 GLARE - 36 SCREECH - 47 ACID</text:p>
          </table:table-cell>
          <table:table-cell office:value-type="string" office:value="SFX_CRY_17, $E0, $10">
            <text:p>SFX_CRY_17, $E0, $10</text:p>
          </table:table-cell>
          <table:table-cell office:value-type="string" office:value="ICON_SNAKE">
            <text:p>ICON_SNAKE</text:p>
          </table:table-cell>
          <table:table-cell office:value-type="string" office:value="PAL_PURPLEMON">
            <text:p>PAL_PURPLEMON</text:p>
          </table:table-cell>
          <table:table-cell office:value-type="string" office:value="COBRA">
            <text:p>COBRA</text:p>
          </table:table-cell>
          <table:table-cell office:value-type="string" office:value="35">
            <text:p>35</text:p>
          </table:table-cell>
          <table:table-cell office:value-type="string" office:value="649">
            <text:p>649</text:p>
          </table:table-cell>
          <table:table-cell office:value-type="string" office:value="The frightening patterns on its belly have been studied. Six variations have been confirmed">
            <text:p>The frightening patterns on its belly have been studied. Six variations have been confirmed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PIKACHU">
            <text:p>PIKACHU</text:p>
          </table:table-cell>
          <table:table-cell office:value-type="string" office:value="pikachu">
            <text:p>pikachu</text:p>
          </table:table-cell>
          <table:table-cell office:value-type="string" office:value="Pikachu">
            <text:p>Pikachu</text:p>
          </table:table-cell>
          <table:table-cell office:value-type="string" office:value="35">
            <text:p>35</text:p>
          </table:table-cell>
          <table:table-cell office:value-type="string" office:value="55">
            <text:p>55</text:p>
          </table:table-cell>
          <table:table-cell office:value-type="string" office:value="30">
            <text:p>30</text:p>
          </table:table-cell>
          <table:table-cell office:value-type="string" office:value="50">
            <text:p>50</text:p>
          </table:table-cell>
          <table:table-cell office:value-type="string" office:value="90">
            <text:p>9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190">
            <text:p>190</text:p>
          </table:table-cell>
          <table:table-cell office:value-type="string" office:value="82">
            <text:p>82</text:p>
          </table:table-cell>
          <table:table-cell office:value-type="string" office:value="THUNDERSHOCK, GROWL, NO_MOVE, NO_MOVE">
            <text:p>THUNDERSHOCK, GROWL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PAY_DAY, SUBMISSION, SEISMIC_TOSS, THUNDERBOLT, THUNDER, MIMIC, DOUBLE_TEAM, REFLECT, BIDE, SWIFT, SKULL_BASH, REST, THUNDER_WAVE, SUBSTITUTE, FLASH">
            <text:p>MEGA_PUNCH, MEGA_KICK, TOXIC, BODY_SLAM, TAKE_DOWN, DOUBLE_EDGE, PAY_DAY, SUBMISSION, SEISMIC_TOSS, THUNDERBOLT, THUNDER, MIMIC, DOUBLE_TEAM, REFLECT, BIDE, SWIFT, SKULL_BASH, REST, THUNDER_WAVE, SUBSTITUTE, FLASH</text:p>
          </table:table-cell>
          <table:table-cell office:value-type="string" office:value="EV_ITEM, THUNDER_STONE, 1, RAICHU">
            <text:p>EV_ITEM, THUNDER_STONE, 1, RAICHU</text:p>
          </table:table-cell>
          <table:table-cell office:value-type="string" office:value="8 THUNDER_WAVE - 11 QUICK_ATTACK - 15 DOUBLE_TEAM - 20 SLAM - 26 THUNDERBOLT - 33 AGILITY - 41 THUNDER - 50 LIGHT_SCREEN">
            <text:p>8 THUNDER_WAVE - 11 QUICK_ATTACK - 15 DOUBLE_TEAM - 20 SLAM - 26 THUNDERBOLT - 33 AGILITY - 41 THUNDER - 50 LIGHT_SCREEN</text:p>
          </table:table-cell>
          <table:table-cell office:value-type="string" office:value="SFX_CRY_0F, $EE, $01">
            <text:p>SFX_CRY_0F, $EE, $01</text:p>
          </table:table-cell>
          <table:table-cell office:value-type="string" office:value="ICON_PIKACHU">
            <text:p>ICON_PIKACHU</text:p>
          </table:table-cell>
          <table:table-cell office:value-type="string" office:value="PAL_YELLOWMON">
            <text:p>PAL_YELLOWMON</text:p>
          </table:table-cell>
          <table:table-cell office:value-type="string" office:value="MOUSE">
            <text:p>MOUSE</text:p>
          </table:table-cell>
          <table:table-cell office:value-type="string" office:value="4">
            <text:p>4</text:p>
          </table:table-cell>
          <table:table-cell office:value-type="string" office:value="59">
            <text:p>59</text:p>
          </table:table-cell>
          <table:table-cell office:value-type="string" office:value="It keeps its tail raised to monitor its surroundings. If you yank its tail, it will try to bite you">
            <text:p>It keeps its tail raised to monitor its surroundings. If you yank its tail, it will try to bite you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RAICHU">
            <text:p>RAICHU</text:p>
          </table:table-cell>
          <table:table-cell office:value-type="string" office:value="raichu">
            <text:p>raichu</text:p>
          </table:table-cell>
          <table:table-cell office:value-type="string" office:value="Raichu">
            <text:p>Raichu</text:p>
          </table:table-cell>
          <table:table-cell office:value-type="string" office:value="60">
            <text:p>60</text:p>
          </table:table-cell>
          <table:table-cell office:value-type="string" office:value="90">
            <text:p>90</text:p>
          </table:table-cell>
          <table:table-cell office:value-type="string" office:value="55">
            <text:p>55</text:p>
          </table:table-cell>
          <table:table-cell office:value-type="string" office:value="90">
            <text:p>90</text:p>
          </table:table-cell>
          <table:table-cell office:value-type="string" office:value="100">
            <text:p>10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75">
            <text:p>75</text:p>
          </table:table-cell>
          <table:table-cell office:value-type="string" office:value="122">
            <text:p>122</text:p>
          </table:table-cell>
          <table:table-cell office:value-type="string" office:value="THUNDERSHOCK, GROWL, THUNDER_WAVE, NO_MOVE">
            <text:p>THUNDERSHOCK, GROWL, THUNDER_WA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PAY_DAY, SUBMISSION, SEISMIC_TOSS, THUNDERBOLT, THUNDER, MIMIC, DOUBLE_TEAM, REFLECT, BIDE, SWIFT, SKULL_BASH, REST, THUNDER_WAVE, SUBSTITUTE, FLASH">
            <text:p>MEGA_PUNCH, MEGA_KICK, TOXIC, BODY_SLAM, TAKE_DOWN, DOUBLE_EDGE, HYPER_BEAM, PAY_DAY, SUBMISSION, SEISMIC_TOSS, THUNDERBOLT, THUNDER, MIMIC, DOUBLE_TEAM, REFLECT, BIDE, SWIFT, SKULL_BASH, REST, THUNDER_WAVE, SUBSTITUTE, FL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09, $EE, $08">
            <text:p>SFX_CRY_09, $EE, $08</text:p>
          </table:table-cell>
          <table:table-cell office:value-type="string" office:value="ICON_PIKACHU">
            <text:p>ICON_PIKACHU</text:p>
          </table:table-cell>
          <table:table-cell office:value-type="string" office:value="PAL_YELLOWMON">
            <text:p>PAL_YELLOWMON</text:p>
          </table:table-cell>
          <table:table-cell office:value-type="string" office:value="MOUSE">
            <text:p>MOUSE</text:p>
          </table:table-cell>
          <table:table-cell office:value-type="string" office:value="8">
            <text:p>8</text:p>
          </table:table-cell>
          <table:table-cell office:value-type="string" office:value="299">
            <text:p>299</text:p>
          </table:table-cell>
          <table:table-cell office:value-type="string" office:value="When electricity builds up inside its body, it becomes feisty. It also glows in the dark">
            <text:p>When electricity builds up inside its body, it becomes feisty. It also glows in the dark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ANDSHREW">
            <text:p>SANDSHREW</text:p>
          </table:table-cell>
          <table:table-cell office:value-type="string" office:value="sandshrew">
            <text:p>sandshrew</text:p>
          </table:table-cell>
          <table:table-cell office:value-type="string" office:value="Sandshrew">
            <text:p>Sandshrew</text:p>
          </table:table-cell>
          <table:table-cell office:value-type="string" office:value="50">
            <text:p>50</text:p>
          </table:table-cell>
          <table:table-cell office:value-type="string" office:value="75">
            <text:p>75</text:p>
          </table:table-cell>
          <table:table-cell office:value-type="string" office:value="85">
            <text:p>85</text:p>
          </table:table-cell>
          <table:table-cell office:value-type="string" office:value="30">
            <text:p>30</text:p>
          </table:table-cell>
          <table:table-cell office:value-type="string" office:value="40">
            <text:p>40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255">
            <text:p>255</text:p>
          </table:table-cell>
          <table:table-cell office:value-type="string" office:value="93">
            <text:p>93</text:p>
          </table:table-cell>
          <table:table-cell office:value-type="string" office:value="SCRATCH, NO_MOVE, NO_MOVE, NO_MOVE">
            <text:p>SCRATCH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SUBMISSION, SEISMIC_TOSS, EARTHQUAKE, FISSURE, DIG, MIMIC, DOUBLE_TEAM, BIDE, SWIFT, SKULL_BASH, REST, ROCK_SLIDE, SUBSTITUTE, CUT, STRENGTH">
            <text:p>SWORDS_DANCE, TOXIC, BODY_SLAM, TAKE_DOWN, DOUBLE_EDGE, SUBMISSION, SEISMIC_TOSS, EARTHQUAKE, FISSURE, DIG, MIMIC, DOUBLE_TEAM, BIDE, SWIFT, SKULL_BASH, REST, ROCK_SLIDE, SUBSTITUTE, CUT, STRENGTH</text:p>
          </table:table-cell>
          <table:table-cell office:value-type="string" office:value="EV_LEVEL, 22, SANDSLASH">
            <text:p>EV_LEVEL, 22, SANDSLASH</text:p>
          </table:table-cell>
          <table:table-cell office:value-type="string" office:value="10 SAND_ATTACK - 17 SLASH - 24 POISON_STING - 31 SWIFT - 38 FURY_SWIPES">
            <text:p>10 SAND_ATTACK - 17 SLASH - 24 POISON_STING - 31 SWIFT - 38 FURY_SWIPES</text:p>
          </table:table-cell>
          <table:table-cell office:value-type="string" office:value="SFX_CRY_00, $20, $40">
            <text:p>SFX_CRY_00, $20, $4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MOUSE">
            <text:p>MOUSE</text:p>
          </table:table-cell>
          <table:table-cell office:value-type="string" office:value="6">
            <text:p>6</text:p>
          </table:table-cell>
          <table:table-cell office:value-type="string" office:value="118">
            <text:p>118</text:p>
          </table:table-cell>
          <table:table-cell office:value-type="string" office:value="Its body is dry. When it gets cold at night, its hide is said to become coated with a fine dew">
            <text:p>Its body is dry. When it gets cold at night, its hide is said to become coated with a fine dew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ANDSLASH">
            <text:p>SANDSLASH</text:p>
          </table:table-cell>
          <table:table-cell office:value-type="string" office:value="sandslash">
            <text:p>sandslash</text:p>
          </table:table-cell>
          <table:table-cell office:value-type="string" office:value="Sandslash">
            <text:p>Sandslash</text:p>
          </table:table-cell>
          <table:table-cell office:value-type="string" office:value="75">
            <text:p>75</text:p>
          </table:table-cell>
          <table:table-cell office:value-type="string" office:value="100">
            <text:p>100</text:p>
          </table:table-cell>
          <table:table-cell office:value-type="string" office:value="110">
            <text:p>110</text:p>
          </table:table-cell>
          <table:table-cell office:value-type="string" office:value="55">
            <text:p>55</text:p>
          </table:table-cell>
          <table:table-cell office:value-type="string" office:value="65">
            <text:p>65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90">
            <text:p>90</text:p>
          </table:table-cell>
          <table:table-cell office:value-type="string" office:value="163">
            <text:p>163</text:p>
          </table:table-cell>
          <table:table-cell office:value-type="string" office:value="SCRATCH, SAND_ATTACK, NO_MOVE, NO_MOVE">
            <text:p>SCRATCH, SAND_ATTACK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HYPER_BEAM, SUBMISSION, SEISMIC_TOSS, EARTHQUAKE, FISSURE, DIG, MIMIC, DOUBLE_TEAM, BIDE, SWIFT, SKULL_BASH, REST, ROCK_SLIDE, SUBSTITUTE, CUT, STRENGTH">
            <text:p>SWORDS_DANCE, TOXIC, BODY_SLAM, TAKE_DOWN, DOUBLE_EDGE, HYPER_BEAM, SUBMISSION, SEISMIC_TOSS, EARTHQUAKE, FISSURE, DIG, MIMIC, DOUBLE_TEAM, BIDE, SWIFT, SKULL_BASH, REST, ROCK_SLIDE, SUBSTITUTE, CUT, STRENGTH</text:p>
          </table:table-cell>
          <table:table-cell office:value-type="string" office:value="">
            <text:p/>
          </table:table-cell>
          <table:table-cell office:value-type="string" office:value="10 SAND_ATTACK - 17 SLASH - 27 POISON_STING - 36 SWIFT - 47 FURY_SWIPES">
            <text:p>10 SAND_ATTACK - 17 SLASH - 27 POISON_STING - 36 SWIFT - 47 FURY_SWIPES</text:p>
          </table:table-cell>
          <table:table-cell office:value-type="string" office:value="SFX_CRY_00, $FF, $FF">
            <text:p>SFX_CRY_00, $FF, $FF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MOUSE">
            <text:p>MOUSE</text:p>
          </table:table-cell>
          <table:table-cell office:value-type="string" office:value="10">
            <text:p>10</text:p>
          </table:table-cell>
          <table:table-cell office:value-type="string" office:value="295">
            <text:p>295</text:p>
          </table:table-cell>
          <table:table-cell office:value-type="string" office:value="It is skilled at slashing enemies with its claws. If broken, they start to grow back in a day">
            <text:p>It is skilled at slashing enemies with its claws. If broken, they start to grow back in a day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NIDORAN_F">
            <text:p>NIDORAN_F</text:p>
          </table:table-cell>
          <table:table-cell office:value-type="string" office:value="nidoranf">
            <text:p>nidoranf</text:p>
          </table:table-cell>
          <table:table-cell office:value-type="string" office:value="NidoranF">
            <text:p>NidoranF</text:p>
          </table:table-cell>
          <table:table-cell office:value-type="string" office:value="55">
            <text:p>55</text:p>
          </table:table-cell>
          <table:table-cell office:value-type="string" office:value="47">
            <text:p>47</text:p>
          </table:table-cell>
          <table:table-cell office:value-type="string" office:value="52">
            <text:p>52</text:p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235">
            <text:p>235</text:p>
          </table:table-cell>
          <table:table-cell office:value-type="string" office:value="59">
            <text:p>59</text:p>
          </table:table-cell>
          <table:table-cell office:value-type="string" office:value="GROWL, TACKLE, NO_MOVE, NO_MOVE">
            <text:p>GROWL, TACKL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BODY_SLAM, TAKE_DOWN, DOUBLE_EDGE, BLIZZARD, THUNDERBOLT, THUNDER, MIMIC, DOUBLE_TEAM, REFLECT, BIDE, SKULL_BASH, REST, SUBSTITUTE">
            <text:p>TOXIC, BODY_SLAM, TAKE_DOWN, DOUBLE_EDGE, BLIZZARD, THUNDERBOLT, THUNDER, MIMIC, DOUBLE_TEAM, REFLECT, BIDE, SKULL_BASH, REST, SUBSTITUTE</text:p>
          </table:table-cell>
          <table:table-cell office:value-type="string" office:value="EV_LEVEL, 16, NIDORINA">
            <text:p>EV_LEVEL, 16, NIDORINA</text:p>
          </table:table-cell>
          <table:table-cell office:value-type="string" office:value="8 SCRATCH - 12 DOUBLE_KICK - 17 POISON_STING - 30 BITE - 38 FURY_SWIPES">
            <text:p>8 SCRATCH - 12 DOUBLE_KICK - 17 POISON_STING - 30 BITE - 38 FURY_SWIPES</text:p>
          </table:table-cell>
          <table:table-cell office:value-type="string" office:value="SFX_CRY_01, $00, $80">
            <text:p>SFX_CRY_01, $00, $8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POISON PIN">
            <text:p>POISON PIN</text:p>
          </table:table-cell>
          <table:table-cell office:value-type="string" office:value="4">
            <text:p>4</text:p>
          </table:table-cell>
          <table:table-cell office:value-type="string" office:value="68">
            <text:p>68</text:p>
          </table:table-cell>
          <table:table-cell office:value-type="string" office:value="A mild-mannered #MON that does not like to fight. Beware, its small horns secrete venom">
            <text:p>A mild-mannered #MON that does not like to fight. Beware, its small horns secrete venom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NIDORINA">
            <text:p>NIDORINA</text:p>
          </table:table-cell>
          <table:table-cell office:value-type="string" office:value="nidorina">
            <text:p>nidorina</text:p>
          </table:table-cell>
          <table:table-cell office:value-type="string" office:value="Nidorina">
            <text:p>Nidorina</text:p>
          </table:table-cell>
          <table:table-cell office:value-type="string" office:value="70">
            <text:p>70</text:p>
          </table:table-cell>
          <table:table-cell office:value-type="string" office:value="62">
            <text:p>62</text:p>
          </table:table-cell>
          <table:table-cell office:value-type="string" office:value="67">
            <text:p>67</text:p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120">
            <text:p>120</text:p>
          </table:table-cell>
          <table:table-cell office:value-type="string" office:value="117">
            <text:p>117</text:p>
          </table:table-cell>
          <table:table-cell office:value-type="string" office:value="GROWL, TACKLE, SCRATCH, NO_MOVE">
            <text:p>GROWL, TACKLE, SCRATCH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HORN_DRILL, BODY_SLAM, TAKE_DOWN, DOUBLE_EDGE, BUBBLEBEAM, WATER_GUN, ICE_BEAM, BLIZZARD, THUNDERBOLT, THUNDER, MIMIC, DOUBLE_TEAM, REFLECT, BIDE, SKULL_BASH, REST, SUBSTITUTE">
            <text:p>TOXIC, HORN_DRILL, BODY_SLAM, TAKE_DOWN, DOUBLE_EDGE, BUBBLEBEAM, WATER_GUN, ICE_BEAM, BLIZZARD, THUNDERBOLT, THUNDER, MIMIC, DOUBLE_TEAM, REFLECT, BIDE, SKULL_BASH, REST, SUBSTITUTE</text:p>
          </table:table-cell>
          <table:table-cell office:value-type="string" office:value="EV_ITEM, MOON_STONE, 1, NIDOQUEEN">
            <text:p>EV_ITEM, MOON_STONE, 1, NIDOQUEEN</text:p>
          </table:table-cell>
          <table:table-cell office:value-type="string" office:value="8 SCRATCH - 12 DOUBLE_KICK - 19 POISON_STING - 36 BITE - 46 FURY_SWIPES">
            <text:p>8 SCRATCH - 12 DOUBLE_KICK - 19 POISON_STING - 36 BITE - 46 FURY_SWIPES</text:p>
          </table:table-cell>
          <table:table-cell office:value-type="string" office:value="SFX_CRY_01, $2C, $E0">
            <text:p>SFX_CRY_01, $2C, $E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POISON PIN">
            <text:p>POISON PIN</text:p>
          </table:table-cell>
          <table:table-cell office:value-type="string" office:value="8">
            <text:p>8</text:p>
          </table:table-cell>
          <table:table-cell office:value-type="string" office:value="200">
            <text:p>200</text:p>
          </table:table-cell>
          <table:table-cell office:value-type="string" office:value="When resting deep in its burrow, its thorns always retract. This is proof that it is relaxed">
            <text:p>When resting deep in its burrow, its thorns always retract. This is proof that it is relaxed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NIDOQUEEN">
            <text:p>NIDOQUEEN</text:p>
          </table:table-cell>
          <table:table-cell office:value-type="string" office:value="nidoqueen">
            <text:p>nidoqueen</text:p>
          </table:table-cell>
          <table:table-cell office:value-type="string" office:value="Nidoqueen">
            <text:p>Nidoqueen</text:p>
          </table:table-cell>
          <table:table-cell office:value-type="string" office:value="90">
            <text:p>90</text:p>
          </table:table-cell>
          <table:table-cell office:value-type="string" office:value="82">
            <text:p>82</text:p>
          </table:table-cell>
          <table:table-cell office:value-type="string" office:value="87">
            <text:p>87</text:p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POISON">
            <text:p>POISON</text:p>
          </table:table-cell>
          <table:table-cell office:value-type="string" office:value="GROUND">
            <text:p>GROUND</text:p>
          </table:table-cell>
          <table:table-cell office:value-type="string" office:value="45">
            <text:p>45</text:p>
          </table:table-cell>
          <table:table-cell office:value-type="string" office:value="194">
            <text:p>194</text:p>
          </table:table-cell>
          <table:table-cell office:value-type="string" office:value="TACKLE, SCRATCH, LEER, BODY_SLAM">
            <text:p>TACKLE, SCRATCH, LEER, BODY_SLAM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">
            <text:p>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</text:p>
          </table:table-cell>
          <table:table-cell office:value-type="string" office:value="">
            <text:p/>
          </table:table-cell>
          <table:table-cell office:value-type="string" office:value="8 SCRATCH - 12 DOUBLE_KICK - 23 BODY_SLAM">
            <text:p>8 SCRATCH - 12 DOUBLE_KICK - 23 BODY_SLAM</text:p>
          </table:table-cell>
          <table:table-cell office:value-type="string" office:value="SFX_CRY_0A, $00, $80">
            <text:p>SFX_CRY_0A, $00, $8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DRILL">
            <text:p>DRILL</text:p>
          </table:table-cell>
          <table:table-cell office:value-type="string" office:value="13">
            <text:p>13</text:p>
          </table:table-cell>
          <table:table-cell office:value-type="string" office:value="599">
            <text:p>599</text:p>
          </table:table-cell>
          <table:table-cell office:value-type="string" office:value="Tough scales cover the sturdy body of this #MON. It appears that the scales grow in cycles">
            <text:p>Tough scales cover the sturdy body of this #MON. It appears that the scales grow in cycle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NIDORAN_M">
            <text:p>NIDORAN_M</text:p>
          </table:table-cell>
          <table:table-cell office:value-type="string" office:value="nidoranm">
            <text:p>nidoranm</text:p>
          </table:table-cell>
          <table:table-cell office:value-type="string" office:value="NidoranM">
            <text:p>NidoranM</text:p>
          </table:table-cell>
          <table:table-cell office:value-type="string" office:value="46">
            <text:p>46</text:p>
          </table:table-cell>
          <table:table-cell office:value-type="string" office:value="57">
            <text:p>57</text:p>
          </table:table-cell>
          <table:table-cell office:value-type="string" office:value="40">
            <text:p>40</text:p>
          </table:table-cell>
          <table:table-cell office:value-type="string" office:value="40">
            <text:p>40</text:p>
          </table:table-cell>
          <table:table-cell office:value-type="string" office:value="50">
            <text:p>50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235">
            <text:p>235</text:p>
          </table:table-cell>
          <table:table-cell office:value-type="string" office:value="60">
            <text:p>60</text:p>
          </table:table-cell>
          <table:table-cell office:value-type="string" office:value="LEER, TACKLE, NO_MOVE, NO_MOVE">
            <text:p>LEER, TACKL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HORN_DRILL, BODY_SLAM, TAKE_DOWN, DOUBLE_EDGE, BLIZZARD, THUNDERBOLT, THUNDER, MIMIC, DOUBLE_TEAM, REFLECT, BIDE, SKULL_BASH, REST, SUBSTITUTE">
            <text:p>TOXIC, HORN_DRILL, BODY_SLAM, TAKE_DOWN, DOUBLE_EDGE, BLIZZARD, THUNDERBOLT, THUNDER, MIMIC, DOUBLE_TEAM, REFLECT, BIDE, SKULL_BASH, REST, SUBSTITUTE</text:p>
          </table:table-cell>
          <table:table-cell office:value-type="string" office:value="EV_LEVEL, 16, NIDORINO">
            <text:p>EV_LEVEL, 16, NIDORINO</text:p>
          </table:table-cell>
          <table:table-cell office:value-type="string" office:value="8 HORN_ATTACK - 12 DOUBLE_KICK - 17 POISON_STING - 23 FOCUS_ENERGY - 30 FURY_ATTACK - 38 HORN_DRILL">
            <text:p>8 HORN_ATTACK - 12 DOUBLE_KICK - 17 POISON_STING - 23 FOCUS_ENERGY - 30 FURY_ATTACK - 38 HORN_DRILL</text:p>
          </table:table-cell>
          <table:table-cell office:value-type="string" office:value="SFX_CRY_00, $00, $80">
            <text:p>SFX_CRY_00, $00, $8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POISON PIN">
            <text:p>POISON PIN</text:p>
          </table:table-cell>
          <table:table-cell office:value-type="string" office:value="5">
            <text:p>5</text:p>
          </table:table-cell>
          <table:table-cell office:value-type="string" office:value="91">
            <text:p>91</text:p>
          </table:table-cell>
          <table:table-cell office:value-type="string" office:value="Its large ears are always kept upright. If it senses danger, it will attack with a poisonous sting">
            <text:p>Its large ears are always kept upright. If it senses danger, it will attack with a poisonous sting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NIDORINO">
            <text:p>NIDORINO</text:p>
          </table:table-cell>
          <table:table-cell office:value-type="string" office:value="nidorino">
            <text:p>nidorino</text:p>
          </table:table-cell>
          <table:table-cell office:value-type="string" office:value="Nidorino">
            <text:p>Nidorino</text:p>
          </table:table-cell>
          <table:table-cell office:value-type="string" office:value="61">
            <text:p>61</text:p>
          </table:table-cell>
          <table:table-cell office:value-type="string" office:value="72">
            <text:p>72</text:p>
          </table:table-cell>
          <table:table-cell office:value-type="string" office:value="57">
            <text:p>57</text:p>
          </table:table-cell>
          <table:table-cell office:value-type="string" office:value="55">
            <text:p>55</text:p>
          </table:table-cell>
          <table:table-cell office:value-type="string" office:value="65">
            <text:p>65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120">
            <text:p>120</text:p>
          </table:table-cell>
          <table:table-cell office:value-type="string" office:value="118">
            <text:p>118</text:p>
          </table:table-cell>
          <table:table-cell office:value-type="string" office:value="LEER, TACKLE, HORN_ATTACK, NO_MOVE">
            <text:p>LEER, TACKLE, HORN_ATTACK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HORN_DRILL, BODY_SLAM, TAKE_DOWN, DOUBLE_EDGE, BUBBLEBEAM, WATER_GUN, ICE_BEAM, BLIZZARD, THUNDERBOLT, THUNDER, MIMIC, DOUBLE_TEAM, REFLECT, BIDE, SKULL_BASH, REST, SUBSTITUTE">
            <text:p>TOXIC, HORN_DRILL, BODY_SLAM, TAKE_DOWN, DOUBLE_EDGE, BUBBLEBEAM, WATER_GUN, ICE_BEAM, BLIZZARD, THUNDERBOLT, THUNDER, MIMIC, DOUBLE_TEAM, REFLECT, BIDE, SKULL_BASH, REST, SUBSTITUTE</text:p>
          </table:table-cell>
          <table:table-cell office:value-type="string" office:value="EV_ITEM, MOON_STONE, 1, NIDOKING">
            <text:p>EV_ITEM, MOON_STONE, 1, NIDOKING</text:p>
          </table:table-cell>
          <table:table-cell office:value-type="string" office:value="8 HORN_ATTACK - 12 DOUBLE_KICK - 19 POISON_STING - 27 FOCUS_ENERGY - 36 FURY_ATTACK - 46 HORN_DRILL">
            <text:p>8 HORN_ATTACK - 12 DOUBLE_KICK - 19 POISON_STING - 27 FOCUS_ENERGY - 36 FURY_ATTACK - 46 HORN_DRILL</text:p>
          </table:table-cell>
          <table:table-cell office:value-type="string" office:value="SFX_CRY_00, $2C, $C0">
            <text:p>SFX_CRY_00, $2C, $C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POISON PIN">
            <text:p>POISON PIN</text:p>
          </table:table-cell>
          <table:table-cell office:value-type="string" office:value="9">
            <text:p>9</text:p>
          </table:table-cell>
          <table:table-cell office:value-type="string" office:value="195">
            <text:p>195</text:p>
          </table:table-cell>
          <table:table-cell office:value-type="string" office:value="Its horns contain venom. If they are stabbed into an enemy, the impact makes the poison leak out">
            <text:p>Its horns contain venom. If they are stabbed into an enemy, the impact makes the poison leak out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NIDOKING">
            <text:p>NIDOKING</text:p>
          </table:table-cell>
          <table:table-cell office:value-type="string" office:value="nidoking">
            <text:p>nidoking</text:p>
          </table:table-cell>
          <table:table-cell office:value-type="string" office:value="Nidoking">
            <text:p>Nidoking</text:p>
          </table:table-cell>
          <table:table-cell office:value-type="string" office:value="81">
            <text:p>81</text:p>
          </table:table-cell>
          <table:table-cell office:value-type="string" office:value="92">
            <text:p>92</text:p>
          </table:table-cell>
          <table:table-cell office:value-type="string" office:value="77">
            <text:p>77</text:p>
          </table:table-cell>
          <table:table-cell office:value-type="string" office:value="75">
            <text:p>75</text:p>
          </table:table-cell>
          <table:table-cell office:value-type="string" office:value="85">
            <text:p>85</text:p>
          </table:table-cell>
          <table:table-cell office:value-type="string" office:value="POISON">
            <text:p>POISON</text:p>
          </table:table-cell>
          <table:table-cell office:value-type="string" office:value="GROUND">
            <text:p>GROUND</text:p>
          </table:table-cell>
          <table:table-cell office:value-type="string" office:value="45">
            <text:p>45</text:p>
          </table:table-cell>
          <table:table-cell office:value-type="string" office:value="195">
            <text:p>195</text:p>
          </table:table-cell>
          <table:table-cell office:value-type="string" office:value="TACKLE, HORN_ATTACK, POISON_STING, THRASH">
            <text:p>TACKLE, HORN_ATTACK, POISON_STING, THRASH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">
            <text:p>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</text:p>
          </table:table-cell>
          <table:table-cell office:value-type="string" office:value="">
            <text:p/>
          </table:table-cell>
          <table:table-cell office:value-type="string" office:value="8 HORN_ATTACK - 12 DOUBLE_KICK - 23 THRASH">
            <text:p>8 HORN_ATTACK - 12 DOUBLE_KICK - 23 THRASH</text:p>
          </table:table-cell>
          <table:table-cell office:value-type="string" office:value="SFX_CRY_09, $00, $80">
            <text:p>SFX_CRY_09, $00, $8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DRILL">
            <text:p>DRILL</text:p>
          </table:table-cell>
          <table:table-cell office:value-type="string" office:value="14">
            <text:p>14</text:p>
          </table:table-cell>
          <table:table-cell office:value-type="string" office:value="621">
            <text:p>621</text:p>
          </table:table-cell>
          <table:table-cell office:value-type="string" office:value="Its steel-like hide adds to its powerful tackle. Its horns are so hard, they can pierce a diamond">
            <text:p>Its steel-like hide adds to its powerful tackle. Its horns are so hard, they can pierce a diamond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CLEFAIRY">
            <text:p>CLEFAIRY</text:p>
          </table:table-cell>
          <table:table-cell office:value-type="string" office:value="clefairy">
            <text:p>clefairy</text:p>
          </table:table-cell>
          <table:table-cell office:value-type="string" office:value="Clefairy">
            <text:p>Clefairy</text:p>
          </table:table-cell>
          <table:table-cell office:value-type="string" office:value="70">
            <text:p>70</text:p>
          </table:table-cell>
          <table:table-cell office:value-type="string" office:value="45">
            <text:p>45</text:p>
          </table:table-cell>
          <table:table-cell office:value-type="string" office:value="48">
            <text:p>48</text:p>
          </table:table-cell>
          <table:table-cell office:value-type="string" office:value="60">
            <text:p>60</text:p>
          </table:table-cell>
          <table:table-cell office:value-type="string" office:value="35">
            <text:p>35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150">
            <text:p>150</text:p>
          </table:table-cell>
          <table:table-cell office:value-type="string" office:value="68">
            <text:p>68</text:p>
          </table:table-cell>
          <table:table-cell office:value-type="string" office:value="POUND, GROWL, NO_MOVE, NO_MOVE">
            <text:p>POUND, GROWL, NO_MOVE, NO_MOVE</text:p>
          </table:table-cell>
          <table:table-cell office:value-type="string" office:value="GROWTH_FAST">
            <text:p>GROWTH_FAST</text:p>
          </table:table-cell>
          <table:table-cell office:value-type="string" office:value="MEGA_PUNCH, MEGA_KICK, TOXIC, BODY_SLAM, TAKE_DOWN, DOUBLE_EDGE, BUBBLEBEAM, WATER_GUN, ICE_BEAM, BLIZZARD, SUBMISSION, COUNTER, SEISMIC_TOSS, SOLARBEAM, THUNDERBOLT, THUNDER, PSYCHIC_M, TELEPORT, MIMIC, DOUBLE_TEAM, REFLECT, BIDE, METRONOME, FIRE_BLAST, SKULL_BASH, REST, THUNDER_WAVE, PSYWAVE, TRI_ATTACK, SUBSTITUTE, STRENGTH, FLASH">
            <text:p>MEGA_PUNCH, MEGA_KICK, TOXIC, BODY_SLAM, TAKE_DOWN, DOUBLE_EDGE, BUBBLEBEAM, WATER_GUN, ICE_BEAM, BLIZZARD, SUBMISSION, COUNTER, SEISMIC_TOSS, SOLARBEAM, THUNDERBOLT, THUNDER, PSYCHIC_M, TELEPORT, MIMIC, DOUBLE_TEAM, REFLECT, BIDE, METRONOME, FIRE_BLAST, SKULL_BASH, REST, THUNDER_WAVE, PSYWAVE, TRI_ATTACK, SUBSTITUTE, STRENGTH, FLASH</text:p>
          </table:table-cell>
          <table:table-cell office:value-type="string" office:value="EV_ITEM, MOON_STONE, 1, CLEFABLE">
            <text:p>EV_ITEM, MOON_STONE, 1, CLEFABLE</text:p>
          </table:table-cell>
          <table:table-cell office:value-type="string" office:value="13 SING - 24 MINIMIZE - 31 METRONOME - 39 DEFENSE_CURL - 48 LIGHT_SCREEN">
            <text:p>13 SING - 24 MINIMIZE - 31 METRONOME - 39 DEFENSE_CURL - 48 LIGHT_SCREEN</text:p>
          </table:table-cell>
          <table:table-cell office:value-type="string" office:value="SFX_CRY_19, $CC, $01">
            <text:p>SFX_CRY_19, $CC, $01</text:p>
          </table:table-cell>
          <table:table-cell office:value-type="string" office:value="ICON_FAIRY">
            <text:p>ICON_FAIRY</text:p>
          </table:table-cell>
          <table:table-cell office:value-type="string" office:value="PAL_PINKMON">
            <text:p>PAL_PINKMON</text:p>
          </table:table-cell>
          <table:table-cell office:value-type="string" office:value="FAIRY">
            <text:p>FAIRY</text:p>
          </table:table-cell>
          <table:table-cell office:value-type="string" office:value="6">
            <text:p>6</text:p>
          </table:table-cell>
          <table:table-cell office:value-type="string" office:value="77">
            <text:p>77</text:p>
          </table:table-cell>
          <table:table-cell office:value-type="string" office:value="Adored for their cute looks and playfulness. They are thought to be rare, as they do not appear often">
            <text:p>Adored for their cute looks and playfulness. They are thought to be rare, as they do not appear often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CLEFABLE">
            <text:p>CLEFABLE</text:p>
          </table:table-cell>
          <table:table-cell office:value-type="string" office:value="clefable">
            <text:p>clefable</text:p>
          </table:table-cell>
          <table:table-cell office:value-type="string" office:value="Clefable">
            <text:p>Clefable</text:p>
          </table:table-cell>
          <table:table-cell office:value-type="string" office:value="95">
            <text:p>95</text:p>
          </table:table-cell>
          <table:table-cell office:value-type="string" office:value="70">
            <text:p>70</text:p>
          </table:table-cell>
          <table:table-cell office:value-type="string" office:value="73">
            <text:p>73</text:p>
          </table:table-cell>
          <table:table-cell office:value-type="string" office:value="85">
            <text:p>85</text:p>
          </table:table-cell>
          <table:table-cell office:value-type="string" office:value="60">
            <text:p>6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25">
            <text:p>25</text:p>
          </table:table-cell>
          <table:table-cell office:value-type="string" office:value="129">
            <text:p>129</text:p>
          </table:table-cell>
          <table:table-cell office:value-type="string" office:value="SING, FURY_SWIPES, MINIMIZE, METRONOME">
            <text:p>SING, FURY_SWIPES, MINIMIZE, METRONOME</text:p>
          </table:table-cell>
          <table:table-cell office:value-type="string" office:value="GROWTH_FAST">
            <text:p>GROWTH_FAST</text:p>
          </table:table-cell>
          <table:table-cell office:value-type="string" office:value="MEGA_PUNCH, MEGA_KICK, TOXIC, BODY_SLAM, TAKE_DOWN, DOUBLE_EDGE, BUBBLEBEAM, WATER_GUN, ICE_BEAM, BLIZZARD, HYPER_BEAM, SUBMISSION, COUNTER, SEISMIC_TOSS, SOLARBEAM, THUNDERBOLT, THUNDER, PSYCHIC_M, TELEPORT, MIMIC, DOUBLE_TEAM, REFLECT, BIDE, METRONOME, FIRE_BLAST, SKULL_BASH, REST, THUNDER_WAVE, PSYWAVE, TRI_ATTACK, SUBSTITUTE, STRENGTH, FLASH">
            <text:p>MEGA_PUNCH, MEGA_KICK, TOXIC, BODY_SLAM, TAKE_DOWN, DOUBLE_EDGE, BUBBLEBEAM, WATER_GUN, ICE_BEAM, BLIZZARD, HYPER_BEAM, SUBMISSION, COUNTER, SEISMIC_TOSS, SOLARBEAM, THUNDERBOLT, THUNDER, PSYCHIC_M, TELEPORT, MIMIC, DOUBLE_TEAM, REFLECT, BIDE, METRONOME, FIRE_BLAST, SKULL_BASH, REST, THUNDER_WAVE, PSYWAVE, TRI_ATTACK, SUBSTITUTE, STRENGTH, FL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19, $AA, $20">
            <text:p>SFX_CRY_19, $AA, $20</text:p>
          </table:table-cell>
          <table:table-cell office:value-type="string" office:value="ICON_FAIRY">
            <text:p>ICON_FAIRY</text:p>
          </table:table-cell>
          <table:table-cell office:value-type="string" office:value="PAL_PINKMON">
            <text:p>PAL_PINKMON</text:p>
          </table:table-cell>
          <table:table-cell office:value-type="string" office:value="FAIRY">
            <text:p>FAIRY</text:p>
          </table:table-cell>
          <table:table-cell office:value-type="string" office:value="13">
            <text:p>13</text:p>
          </table:table-cell>
          <table:table-cell office:value-type="string" office:value="399">
            <text:p>399</text:p>
          </table:table-cell>
          <table:table-cell office:value-type="string" office:value="They appear to be very protective of their own world. It is a kind of fairy, rarely seen by people">
            <text:p>They appear to be very protective of their own world. It is a kind of fairy, rarely seen by people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VULPIX">
            <text:p>VULPIX</text:p>
          </table:table-cell>
          <table:table-cell office:value-type="string" office:value="vulpix">
            <text:p>vulpix</text:p>
          </table:table-cell>
          <table:table-cell office:value-type="string" office:value="Vulpix">
            <text:p>Vulpix</text:p>
          </table:table-cell>
          <table:table-cell office:value-type="string" office:value="38">
            <text:p>38</text:p>
          </table:table-cell>
          <table:table-cell office:value-type="string" office:value="41">
            <text:p>41</text:p>
          </table:table-cell>
          <table:table-cell office:value-type="string" office:value="40">
            <text:p>40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190">
            <text:p>190</text:p>
          </table:table-cell>
          <table:table-cell office:value-type="string" office:value="63">
            <text:p>63</text:p>
          </table:table-cell>
          <table:table-cell office:value-type="string" office:value="EMBER, LEER, NO_MOVE, NO_MOVE">
            <text:p>EMBER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DIG, MIMIC, DOUBLE_TEAM, REFLECT, BIDE, FIRE_BLAST, SWIFT, SKULL_BASH, REST, SUBSTITUTE">
            <text:p>TOXIC, BODY_SLAM, TAKE_DOWN, DOUBLE_EDGE, DIG, MIMIC, DOUBLE_TEAM, REFLECT, BIDE, FIRE_BLAST, SWIFT, SKULL_BASH, REST, SUBSTITUTE</text:p>
          </table:table-cell>
          <table:table-cell office:value-type="string" office:value="EV_ITEM, FIRE_STONE, 1, NINETALES">
            <text:p>EV_ITEM, FIRE_STONE, 1, NINETALES</text:p>
          </table:table-cell>
          <table:table-cell office:value-type="string" office:value="16 QUICK_ATTACK - 28 CONFUSE_RAY - 35 FLAMETHROWER - 42 FIRE_SPIN">
            <text:p>16 QUICK_ATTACK - 28 CONFUSE_RAY - 35 FLAMETHROWER - 42 FIRE_SPIN</text:p>
          </table:table-cell>
          <table:table-cell office:value-type="string" office:value="SFX_CRY_24, $4F, $10">
            <text:p>SFX_CRY_24, $4F, $10</text:p>
          </table:table-cell>
          <table:table-cell office:value-type="string" office:value="ICON_QUADRUPED">
            <text:p>ICON_QUADRUPED</text:p>
          </table:table-cell>
          <table:table-cell office:value-type="string" office:value="PAL_REDMON">
            <text:p>PAL_REDMON</text:p>
          </table:table-cell>
          <table:table-cell office:value-type="string" office:value="FOX">
            <text:p>FOX</text:p>
          </table:table-cell>
          <table:table-cell office:value-type="string" office:value="6">
            <text:p>6</text:p>
          </table:table-cell>
          <table:table-cell office:value-type="string" office:value="100">
            <text:p>100</text:p>
          </table:table-cell>
          <table:table-cell office:value-type="string" office:value="Both its fur and its tails are beautiful. As it grows, the tails split and form more tails">
            <text:p>Both its fur and its tails are beautiful. As it grows, the tails split and form more tail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NINETALES">
            <text:p>NINETALES</text:p>
          </table:table-cell>
          <table:table-cell office:value-type="string" office:value="ninetales">
            <text:p>ninetales</text:p>
          </table:table-cell>
          <table:table-cell office:value-type="string" office:value="Ninetales">
            <text:p>Ninetales</text:p>
          </table:table-cell>
          <table:table-cell office:value-type="string" office:value="73">
            <text:p>73</text:p>
          </table:table-cell>
          <table:table-cell office:value-type="string" office:value="76">
            <text:p>76</text:p>
          </table:table-cell>
          <table:table-cell office:value-type="string" office:value="75">
            <text:p>75</text:p>
          </table:table-cell>
          <table:table-cell office:value-type="string" office:value="100">
            <text:p>100</text:p>
          </table:table-cell>
          <table:table-cell office:value-type="string" office:value="100">
            <text:p>100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75">
            <text:p>75</text:p>
          </table:table-cell>
          <table:table-cell office:value-type="string" office:value="178">
            <text:p>178</text:p>
          </table:table-cell>
          <table:table-cell office:value-type="string" office:value="EMBER, LEER, QUICK_ATTACK, TACKLE">
            <text:p>EMBER, LEER, QUICK_ATTACK, TACKL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DIG, MIMIC, DOUBLE_TEAM, REFLECT, BIDE, FIRE_BLAST, SWIFT, SKULL_BASH, REST, SUBSTITUTE">
            <text:p>TOXIC, BODY_SLAM, TAKE_DOWN, DOUBLE_EDGE, HYPER_BEAM, DIG, MIMIC, DOUBLE_TEAM, REFLECT, BIDE, FIRE_BLAST, SWIFT, SKULL_BASH, REST, SUBSTITU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24, $88, $60">
            <text:p>SFX_CRY_24, $88, $60</text:p>
          </table:table-cell>
          <table:table-cell office:value-type="string" office:value="ICON_QUADRUPED">
            <text:p>ICON_QUADRUPED</text:p>
          </table:table-cell>
          <table:table-cell office:value-type="string" office:value="PAL_YELLOWMON">
            <text:p>PAL_YELLOWMON</text:p>
          </table:table-cell>
          <table:table-cell office:value-type="string" office:value="FOX">
            <text:p>FOX</text:p>
          </table:table-cell>
          <table:table-cell office:value-type="string" office:value="11">
            <text:p>11</text:p>
          </table:table-cell>
          <table:table-cell office:value-type="string" office:value="200">
            <text:p>200</text:p>
          </table:table-cell>
          <table:table-cell office:value-type="string" office:value="According to an enduring legend, 9 noble saints were united and reincarnated as this #MON">
            <text:p>According to an enduring legend, 9 noble saints were united and reincarnated as this #MON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JIGGLYPUFF">
            <text:p>JIGGLYPUFF</text:p>
          </table:table-cell>
          <table:table-cell office:value-type="string" office:value="jigglypuff">
            <text:p>jigglypuff</text:p>
          </table:table-cell>
          <table:table-cell office:value-type="string" office:value="Jigglypuff">
            <text:p>Jigglypuff</text:p>
          </table:table-cell>
          <table:table-cell office:value-type="string" office:value="115">
            <text:p>115</text:p>
          </table:table-cell>
          <table:table-cell office:value-type="string" office:value="45">
            <text:p>45</text:p>
          </table:table-cell>
          <table:table-cell office:value-type="string" office:value="20">
            <text:p>20</text:p>
          </table:table-cell>
          <table:table-cell office:value-type="string" office:value="25">
            <text:p>25</text:p>
          </table:table-cell>
          <table:table-cell office:value-type="string" office:value="20">
            <text:p>2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170">
            <text:p>170</text:p>
          </table:table-cell>
          <table:table-cell office:value-type="string" office:value="76">
            <text:p>76</text:p>
          </table:table-cell>
          <table:table-cell office:value-type="string" office:value="SING, NO_MOVE, NO_MOVE, NO_MOVE">
            <text:p>SING, NO_MOVE, NO_MOVE, NO_MOVE</text:p>
          </table:table-cell>
          <table:table-cell office:value-type="string" office:value="GROWTH_FAST">
            <text:p>GROWTH_FAST</text:p>
          </table:table-cell>
          <table:table-cell office:value-type="string" office:value="MEGA_PUNCH, MEGA_KICK, TOXIC, BODY_SLAM, TAKE_DOWN, DOUBLE_EDGE, BUBBLEBEAM, WATER_GUN, ICE_BEAM, BLIZZARD, SUBMISSION, COUNTER, SEISMIC_TOSS, SOLARBEAM, THUNDERBOLT, THUNDER, PSYCHIC_M, TELEPORT, MIMIC, DOUBLE_TEAM, REFLECT, BIDE, FIRE_BLAST, SKULL_BASH, REST, THUNDER_WAVE, PSYWAVE, TRI_ATTACK, SUBSTITUTE, STRENGTH, FLASH">
            <text:p>MEGA_PUNCH, MEGA_KICK, TOXIC, BODY_SLAM, TAKE_DOWN, DOUBLE_EDGE, BUBBLEBEAM, WATER_GUN, ICE_BEAM, BLIZZARD, SUBMISSION, COUNTER, SEISMIC_TOSS, SOLARBEAM, THUNDERBOLT, THUNDER, PSYCHIC_M, TELEPORT, MIMIC, DOUBLE_TEAM, REFLECT, BIDE, FIRE_BLAST, SKULL_BASH, REST, THUNDER_WAVE, PSYWAVE, TRI_ATTACK, SUBSTITUTE, STRENGTH, FLASH</text:p>
          </table:table-cell>
          <table:table-cell office:value-type="string" office:value="EV_ITEM, MOON_STONE, 1, WIGGLYTUFF">
            <text:p>EV_ITEM, MOON_STONE, 1, WIGGLYTUFF</text:p>
          </table:table-cell>
          <table:table-cell office:value-type="string" office:value="9 POUND - 14 DISABLE - 19 DEFENSE_CURL - 29 REST - 34 BODY_SLAM - 39 DOUBLE_EDGE">
            <text:p>9 POUND - 14 DISABLE - 19 DEFENSE_CURL - 29 REST - 34 BODY_SLAM - 39 DOUBLE_EDGE</text:p>
          </table:table-cell>
          <table:table-cell office:value-type="string" office:value="SFX_CRY_0E, $FF, $35">
            <text:p>SFX_CRY_0E, $FF, $35</text:p>
          </table:table-cell>
          <table:table-cell office:value-type="string" office:value="ICON_FAIRY">
            <text:p>ICON_FAIRY</text:p>
          </table:table-cell>
          <table:table-cell office:value-type="string" office:value="PAL_PINKMON">
            <text:p>PAL_PINKMON</text:p>
          </table:table-cell>
          <table:table-cell office:value-type="string" office:value="BALLOON">
            <text:p>BALLOON</text:p>
          </table:table-cell>
          <table:table-cell office:value-type="string" office:value="5">
            <text:p>5</text:p>
          </table:table-cell>
          <table:table-cell office:value-type="string" office:value="54">
            <text:p>54</text:p>
          </table:table-cell>
          <table:table-cell office:value-type="string" office:value="Uses its alluring eyes to enrapture its foe. It then sings a pleasing melody that lulls the foe to sleep">
            <text:p>Uses its alluring eyes to enrapture its foe. It then sings a pleasing melody that lulls the foe to sleep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WIGGLYTUFF">
            <text:p>WIGGLYTUFF</text:p>
          </table:table-cell>
          <table:table-cell office:value-type="string" office:value="wigglytuff">
            <text:p>wigglytuff</text:p>
          </table:table-cell>
          <table:table-cell office:value-type="string" office:value="Wigglytuff">
            <text:p>Wigglytuff</text:p>
          </table:table-cell>
          <table:table-cell office:value-type="string" office:value="140">
            <text:p>140</text:p>
          </table:table-cell>
          <table:table-cell office:value-type="string" office:value="70">
            <text:p>70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45">
            <text:p>45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50">
            <text:p>50</text:p>
          </table:table-cell>
          <table:table-cell office:value-type="string" office:value="109">
            <text:p>109</text:p>
          </table:table-cell>
          <table:table-cell office:value-type="string" office:value="SING, DISABLE, DEFENSE_CURL, FURY_SWIPES">
            <text:p>SING, DISABLE, DEFENSE_CURL, FURY_SWIPES</text:p>
          </table:table-cell>
          <table:table-cell office:value-type="string" office:value="GROWTH_FAST">
            <text:p>GROWTH_FAST</text:p>
          </table:table-cell>
          <table:table-cell office:value-type="string" office:value="MEGA_PUNCH, MEGA_KICK, TOXIC, BODY_SLAM, TAKE_DOWN, DOUBLE_EDGE, BUBBLEBEAM, WATER_GUN, ICE_BEAM, BLIZZARD, HYPER_BEAM, SUBMISSION, COUNTER, SEISMIC_TOSS, SOLARBEAM, THUNDERBOLT, THUNDER, PSYCHIC_M, TELEPORT, MIMIC, DOUBLE_TEAM, REFLECT, BIDE, FIRE_BLAST, SKULL_BASH, REST, THUNDER_WAVE, PSYWAVE, TRI_ATTACK, SUBSTITUTE, STRENGTH, FLASH">
            <text:p>MEGA_PUNCH, MEGA_KICK, TOXIC, BODY_SLAM, TAKE_DOWN, DOUBLE_EDGE, BUBBLEBEAM, WATER_GUN, ICE_BEAM, BLIZZARD, HYPER_BEAM, SUBMISSION, COUNTER, SEISMIC_TOSS, SOLARBEAM, THUNDERBOLT, THUNDER, PSYCHIC_M, TELEPORT, MIMIC, DOUBLE_TEAM, REFLECT, BIDE, FIRE_BLAST, SKULL_BASH, REST, THUNDER_WAVE, PSYWAVE, TRI_ATTACK, SUBSTITUTE, STRENGTH, FL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0E, $68, $60">
            <text:p>SFX_CRY_0E, $68, $60</text:p>
          </table:table-cell>
          <table:table-cell office:value-type="string" office:value="ICON_FAIRY">
            <text:p>ICON_FAIRY</text:p>
          </table:table-cell>
          <table:table-cell office:value-type="string" office:value="PAL_PINKMON">
            <text:p>PAL_PINKMON</text:p>
          </table:table-cell>
          <table:table-cell office:value-type="string" office:value="BALLOON">
            <text:p>BALLOON</text:p>
          </table:table-cell>
          <table:table-cell office:value-type="string" office:value="10">
            <text:p>10</text:p>
          </table:table-cell>
          <table:table-cell office:value-type="string" office:value="118">
            <text:p>118</text:p>
          </table:table-cell>
          <table:table-cell office:value-type="string" office:value="Its body is full of elasticity. By inhaling deeply, it can continue to inflate itself without limit">
            <text:p>Its body is full of elasticity. By inhaling deeply, it can continue to inflate itself without limit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ZUBAT">
            <text:p>ZUBAT</text:p>
          </table:table-cell>
          <table:table-cell office:value-type="string" office:value="zubat">
            <text:p>zubat</text:p>
          </table:table-cell>
          <table:table-cell office:value-type="string" office:value="Zubat">
            <text:p>Zubat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35">
            <text:p>35</text:p>
          </table:table-cell>
          <table:table-cell office:value-type="string" office:value="40">
            <text:p>40</text:p>
          </table:table-cell>
          <table:table-cell office:value-type="string" office:value="55">
            <text:p>55</text:p>
          </table:table-cell>
          <table:table-cell office:value-type="string" office:value="POISON">
            <text:p>POISON</text:p>
          </table:table-cell>
          <table:table-cell office:value-type="string" office:value="FLYING">
            <text:p>FLYING</text:p>
          </table:table-cell>
          <table:table-cell office:value-type="string" office:value="255">
            <text:p>255</text:p>
          </table:table-cell>
          <table:table-cell office:value-type="string" office:value="54">
            <text:p>54</text:p>
          </table:table-cell>
          <table:table-cell office:value-type="string" office:value="LEECH_LIFE, NO_MOVE, NO_MOVE, NO_MOVE">
            <text:p>LEECH_LIFE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MEGA_DRAIN, MIMIC, DOUBLE_TEAM, BIDE, SWIFT, REST, SUBSTITUTE">
            <text:p>TOXIC, TAKE_DOWN, DOUBLE_EDGE, MEGA_DRAIN, MIMIC, DOUBLE_TEAM, BIDE, SWIFT, REST, SUBSTITUTE</text:p>
          </table:table-cell>
          <table:table-cell office:value-type="string" office:value="EV_LEVEL, 22, GOLBAT">
            <text:p>EV_LEVEL, 22, GOLBAT</text:p>
          </table:table-cell>
          <table:table-cell office:value-type="string" office:value="10 SUPERSONIC - 15 BITE - 21 CONFUSE_RAY - 28 WING_ATTACK - 36 HAZE">
            <text:p>10 SUPERSONIC - 15 BITE - 21 CONFUSE_RAY - 28 WING_ATTACK - 36 HAZE</text:p>
          </table:table-cell>
          <table:table-cell office:value-type="string" office:value="SFX_CRY_1D, $E0, $80">
            <text:p>SFX_CRY_1D, $E0, $8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BAT">
            <text:p>BAT</text:p>
          </table:table-cell>
          <table:table-cell office:value-type="string" office:value="8">
            <text:p>8</text:p>
          </table:table-cell>
          <table:table-cell office:value-type="string" office:value="77">
            <text:p>77</text:p>
          </table:table-cell>
          <table:table-cell office:value-type="string" office:value="Emits ultrasonic cries while it flies. They act as a sonar used to check for ob-jects in its way">
            <text:p>Emits ultrasonic cries while it flies. They act as a sonar used to check for ob-jects in its way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GOLBAT">
            <text:p>GOLBAT</text:p>
          </table:table-cell>
          <table:table-cell office:value-type="string" office:value="golbat">
            <text:p>golbat</text:p>
          </table:table-cell>
          <table:table-cell office:value-type="string" office:value="Golbat">
            <text:p>Golbat</text:p>
          </table:table-cell>
          <table:table-cell office:value-type="string" office:value="75">
            <text:p>75</text:p>
          </table:table-cell>
          <table:table-cell office:value-type="string" office:value="80">
            <text:p>80</text:p>
          </table:table-cell>
          <table:table-cell office:value-type="string" office:value="70">
            <text:p>70</text:p>
          </table:table-cell>
          <table:table-cell office:value-type="string" office:value="75">
            <text:p>75</text:p>
          </table:table-cell>
          <table:table-cell office:value-type="string" office:value="90">
            <text:p>90</text:p>
          </table:table-cell>
          <table:table-cell office:value-type="string" office:value="POISON">
            <text:p>POISON</text:p>
          </table:table-cell>
          <table:table-cell office:value-type="string" office:value="FLYING">
            <text:p>FLYING</text:p>
          </table:table-cell>
          <table:table-cell office:value-type="string" office:value="90">
            <text:p>90</text:p>
          </table:table-cell>
          <table:table-cell office:value-type="string" office:value="171">
            <text:p>171</text:p>
          </table:table-cell>
          <table:table-cell office:value-type="string" office:value="LEECH_LIFE, SCREECH, BITE, NO_MOVE">
            <text:p>LEECH_LIFE, SCREECH, BIT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HYPER_BEAM, MEGA_DRAIN, MIMIC, DOUBLE_TEAM, BIDE, SWIFT, REST, SUBSTITUTE">
            <text:p>TOXIC, TAKE_DOWN, DOUBLE_EDGE, HYPER_BEAM, MEGA_DRAIN, MIMIC, DOUBLE_TEAM, BIDE, SWIFT, REST, SUBSTITUTE</text:p>
          </table:table-cell>
          <table:table-cell office:value-type="string" office:value="">
            <text:p/>
          </table:table-cell>
          <table:table-cell office:value-type="string" office:value="10 SUPERSONIC - 15 BITE - 21 CONFUSE_RAY - 32 WING_ATTACK - 43 HAZE">
            <text:p>10 SUPERSONIC - 15 BITE - 21 CONFUSE_RAY - 32 WING_ATTACK - 43 HAZE</text:p>
          </table:table-cell>
          <table:table-cell office:value-type="string" office:value="SFX_CRY_1D, $FA, $80">
            <text:p>SFX_CRY_1D, $FA, $8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BAT">
            <text:p>BAT</text:p>
          </table:table-cell>
          <table:table-cell office:value-type="string" office:value="16">
            <text:p>16</text:p>
          </table:table-cell>
          <table:table-cell office:value-type="string" office:value="549">
            <text:p>549</text:p>
          </table:table-cell>
          <table:table-cell office:value-type="string" office:value="It attacks in a stealthy manner, without warning. Its sharp fangs are used to bite and suck blood">
            <text:p>It attacks in a stealthy manner, without warning. Its sharp fangs are used to bite and suck blood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ODDISH">
            <text:p>ODDISH</text:p>
          </table:table-cell>
          <table:table-cell office:value-type="string" office:value="oddish">
            <text:p>oddish</text:p>
          </table:table-cell>
          <table:table-cell office:value-type="string" office:value="Oddish">
            <text:p>Oddish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55">
            <text:p>55</text:p>
          </table:table-cell>
          <table:table-cell office:value-type="string" office:value="75">
            <text:p>75</text:p>
          </table:table-cell>
          <table:table-cell office:value-type="string" office:value="30">
            <text:p>3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255">
            <text:p>255</text:p>
          </table:table-cell>
          <table:table-cell office:value-type="string" office:value="78">
            <text:p>78</text:p>
          </table:table-cell>
          <table:table-cell office:value-type="string" office:value="ABSORB, NO_MOVE, NO_MOVE, NO_MOVE">
            <text:p>ABSORB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TAKE_DOWN, DOUBLE_EDGE, MEGA_DRAIN, SOLARBEAM, MIMIC, DOUBLE_TEAM, REFLECT, BIDE, REST, SUBSTITUTE, CUT">
            <text:p>SWORDS_DANCE, TOXIC, TAKE_DOWN, DOUBLE_EDGE, MEGA_DRAIN, SOLARBEAM, MIMIC, DOUBLE_TEAM, REFLECT, BIDE, REST, SUBSTITUTE, CUT</text:p>
          </table:table-cell>
          <table:table-cell office:value-type="string" office:value="EV_LEVEL, 21, GLOOM">
            <text:p>EV_LEVEL, 21, GLOOM</text:p>
          </table:table-cell>
          <table:table-cell office:value-type="string" office:value="15 POISONPOWDER - 17 STUN_SPORE - 19 SLEEP_POWDER - 24 ACID - 33 PETAL_DANCE - 46 SOLARBEAM">
            <text:p>15 POISONPOWDER - 17 STUN_SPORE - 19 SLEEP_POWDER - 24 ACID - 33 PETAL_DANCE - 46 SOLARBEAM</text:p>
          </table:table-cell>
          <table:table-cell office:value-type="string" office:value="SFX_CRY_08, $DD, $01">
            <text:p>SFX_CRY_08, $DD, $01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WEED">
            <text:p>WEED</text:p>
          </table:table-cell>
          <table:table-cell office:value-type="string" office:value="5">
            <text:p>5</text:p>
          </table:table-cell>
          <table:table-cell office:value-type="string" office:value="54">
            <text:p>54</text:p>
          </table:table-cell>
          <table:table-cell office:value-type="string" office:value="It may be mistaken for a clump of weeds. If you try to yank it out of the ground, it shrieks horribly">
            <text:p>It may be mistaken for a clump of weeds. If you try to yank it out of the ground, it shrieks horribly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GLOOM">
            <text:p>GLOOM</text:p>
          </table:table-cell>
          <table:table-cell office:value-type="string" office:value="gloom">
            <text:p>gloom</text:p>
          </table:table-cell>
          <table:table-cell office:value-type="string" office:value="Gloom">
            <text:p>Gloom</text:p>
          </table:table-cell>
          <table:table-cell office:value-type="string" office:value="60">
            <text:p>60</text:p>
          </table:table-cell>
          <table:table-cell office:value-type="string" office:value="65">
            <text:p>65</text:p>
          </table:table-cell>
          <table:table-cell office:value-type="string" office:value="70">
            <text:p>70</text:p>
          </table:table-cell>
          <table:table-cell office:value-type="string" office:value="85">
            <text:p>85</text:p>
          </table:table-cell>
          <table:table-cell office:value-type="string" office:value="40">
            <text:p>4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120">
            <text:p>120</text:p>
          </table:table-cell>
          <table:table-cell office:value-type="string" office:value="132">
            <text:p>132</text:p>
          </table:table-cell>
          <table:table-cell office:value-type="string" office:value="ABSORB, POISONPOWDER, STUN_SPORE, NO_MOVE">
            <text:p>ABSORB, POISONPOWDER, STUN_SPOR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TAKE_DOWN, DOUBLE_EDGE, MEGA_DRAIN, SOLARBEAM, MIMIC, DOUBLE_TEAM, REFLECT, BIDE, REST, SUBSTITUTE, CUT">
            <text:p>SWORDS_DANCE, TOXIC, TAKE_DOWN, DOUBLE_EDGE, MEGA_DRAIN, SOLARBEAM, MIMIC, DOUBLE_TEAM, REFLECT, BIDE, REST, SUBSTITUTE, CUT</text:p>
          </table:table-cell>
          <table:table-cell office:value-type="string" office:value="EV_ITEM, LEAF_STONE, 1, VILEPLUME">
            <text:p>EV_ITEM, LEAF_STONE, 1, VILEPLUME</text:p>
          </table:table-cell>
          <table:table-cell office:value-type="string" office:value="15 POISONPOWDER - 17 STUN_SPORE - 19 SLEEP_POWDER - 28 ACID - 38 PETAL_DANCE - 52 SOLARBEAM">
            <text:p>15 POISONPOWDER - 17 STUN_SPORE - 19 SLEEP_POWDER - 28 ACID - 38 PETAL_DANCE - 52 SOLARBEAM</text:p>
          </table:table-cell>
          <table:table-cell office:value-type="string" office:value="SFX_CRY_08, $AA, $40">
            <text:p>SFX_CRY_08, $AA, $40</text:p>
          </table:table-cell>
          <table:table-cell office:value-type="string" office:value="ICON_GRASS">
            <text:p>ICON_GRASS</text:p>
          </table:table-cell>
          <table:table-cell office:value-type="string" office:value="PAL_REDMON">
            <text:p>PAL_REDMON</text:p>
          </table:table-cell>
          <table:table-cell office:value-type="string" office:value="WEED">
            <text:p>WEED</text:p>
          </table:table-cell>
          <table:table-cell office:value-type="string" office:value="8">
            <text:p>8</text:p>
          </table:table-cell>
          <table:table-cell office:value-type="string" office:value="86">
            <text:p>86</text:p>
          </table:table-cell>
          <table:table-cell office:value-type="string" office:value="Smells incredibly foul! However, around 1 out of 1,000 people enjoy sniffing its nose-bending stink">
            <text:p>Smells incredibly foul! However, around 1 out of 1,000 people enjoy sniffing its nose-bending stink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VILEPLUME">
            <text:p>VILEPLUME</text:p>
          </table:table-cell>
          <table:table-cell office:value-type="string" office:value="vileplume">
            <text:p>vileplume</text:p>
          </table:table-cell>
          <table:table-cell office:value-type="string" office:value="Vileplume">
            <text:p>Vileplume</text:p>
          </table:table-cell>
          <table:table-cell office:value-type="string" office:value="75">
            <text:p>75</text:p>
          </table:table-cell>
          <table:table-cell office:value-type="string" office:value="80">
            <text:p>80</text:p>
          </table:table-cell>
          <table:table-cell office:value-type="string" office:value="85">
            <text:p>85</text:p>
          </table:table-cell>
          <table:table-cell office:value-type="string" office:value="100">
            <text:p>100</text:p>
          </table:table-cell>
          <table:table-cell office:value-type="string" office:value="50">
            <text:p>5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184">
            <text:p>184</text:p>
          </table:table-cell>
          <table:table-cell office:value-type="string" office:value="STUN_SPORE, SLEEP_POWDER, ACID, PETAL_DANCE">
            <text:p>STUN_SPORE, SLEEP_POWDER, ACID, PETAL_DANC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BODY_SLAM, TAKE_DOWN, DOUBLE_EDGE, HYPER_BEAM, MEGA_DRAIN, SOLARBEAM, MIMIC, DOUBLE_TEAM, REFLECT, BIDE, REST, SUBSTITUTE, CUT">
            <text:p>SWORDS_DANCE, TOXIC, BODY_SLAM, TAKE_DOWN, DOUBLE_EDGE, HYPER_BEAM, MEGA_DRAIN, SOLARBEAM, MIMIC, DOUBLE_TEAM, REFLECT, BIDE, REST, SUBSTITUTE, CUT</text:p>
          </table:table-cell>
          <table:table-cell office:value-type="string" office:value="">
            <text:p/>
          </table:table-cell>
          <table:table-cell office:value-type="string" office:value="15 POISONPOWDER - 17 STUN_SPORE - 19 SLEEP_POWDER">
            <text:p>15 POISONPOWDER - 17 STUN_SPORE - 19 SLEEP_POWDER</text:p>
          </table:table-cell>
          <table:table-cell office:value-type="string" office:value="SFX_CRY_23, $22, $FF">
            <text:p>SFX_CRY_23, $22, $FF</text:p>
          </table:table-cell>
          <table:table-cell office:value-type="string" office:value="ICON_GRASS">
            <text:p>ICON_GRASS</text:p>
          </table:table-cell>
          <table:table-cell office:value-type="string" office:value="PAL_REDMON">
            <text:p>PAL_REDMON</text:p>
          </table:table-cell>
          <table:table-cell office:value-type="string" office:value="FLOWER">
            <text:p>FLOWER</text:p>
          </table:table-cell>
          <table:table-cell office:value-type="string" office:value="12">
            <text:p>12</text:p>
          </table:table-cell>
          <table:table-cell office:value-type="string" office:value="186">
            <text:p>186</text:p>
          </table:table-cell>
          <table:table-cell office:value-type="string" office:value="Flaps its broad flower petals to scatter its poisonous pollen. The flapping sound is very loud">
            <text:p>Flaps its broad flower petals to scatter its poisonous pollen. The flapping sound is very loud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PARAS">
            <text:p>PARAS</text:p>
          </table:table-cell>
          <table:table-cell office:value-type="string" office:value="paras">
            <text:p>paras</text:p>
          </table:table-cell>
          <table:table-cell office:value-type="string" office:value="Paras">
            <text:p>Paras</text:p>
          </table:table-cell>
          <table:table-cell office:value-type="string" office:value="35">
            <text:p>35</text:p>
          </table:table-cell>
          <table:table-cell office:value-type="string" office:value="70">
            <text:p>70</text:p>
          </table:table-cell>
          <table:table-cell office:value-type="string" office:value="55">
            <text:p>55</text:p>
          </table:table-cell>
          <table:table-cell office:value-type="string" office:value="55">
            <text:p>55</text:p>
          </table:table-cell>
          <table:table-cell office:value-type="string" office:value="25">
            <text:p>25</text:p>
          </table:table-cell>
          <table:table-cell office:value-type="string" office:value="BUG">
            <text:p>BUG</text:p>
          </table:table-cell>
          <table:table-cell office:value-type="string" office:value="GRASS">
            <text:p>GRASS</text:p>
          </table:table-cell>
          <table:table-cell office:value-type="string" office:value="190">
            <text:p>190</text:p>
          </table:table-cell>
          <table:table-cell office:value-type="string" office:value="70">
            <text:p>70</text:p>
          </table:table-cell>
          <table:table-cell office:value-type="string" office:value="SCRATCH, NO_MOVE, NO_MOVE, NO_MOVE">
            <text:p>SCRATCH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MEGA_DRAIN, SOLARBEAM, DIG, MIMIC, DOUBLE_TEAM, REFLECT, BIDE, SKULL_BASH, REST, SUBSTITUTE, CUT">
            <text:p>SWORDS_DANCE, TOXIC, BODY_SLAM, TAKE_DOWN, DOUBLE_EDGE, MEGA_DRAIN, SOLARBEAM, DIG, MIMIC, DOUBLE_TEAM, REFLECT, BIDE, SKULL_BASH, REST, SUBSTITUTE, CUT</text:p>
          </table:table-cell>
          <table:table-cell office:value-type="string" office:value="EV_LEVEL, 24, PARASECT">
            <text:p>EV_LEVEL, 24, PARASECT</text:p>
          </table:table-cell>
          <table:table-cell office:value-type="string" office:value="13 STUN_SPORE - 20 LEECH_LIFE - 27 SPORE - 34 SLASH - 41 GROWTH">
            <text:p>13 STUN_SPORE - 20 LEECH_LIFE - 27 SPORE - 34 SLASH - 41 GROWTH</text:p>
          </table:table-cell>
          <table:table-cell office:value-type="string" office:value="SFX_CRY_1E, $42, $FF">
            <text:p>SFX_CRY_1E, $42, $FF</text:p>
          </table:table-cell>
          <table:table-cell office:value-type="string" office:value="ICON_BUG">
            <text:p>ICON_BUG</text:p>
          </table:table-cell>
          <table:table-cell office:value-type="string" office:value="PAL_REDMON">
            <text:p>PAL_REDMON</text:p>
          </table:table-cell>
          <table:table-cell office:value-type="string" office:value="MUSHROOM">
            <text:p>MUSHROOM</text:p>
          </table:table-cell>
          <table:table-cell office:value-type="string" office:value="3">
            <text:p>3</text:p>
          </table:table-cell>
          <table:table-cell office:value-type="string" office:value="54">
            <text:p>54</text:p>
          </table:table-cell>
          <table:table-cell office:value-type="string" office:value="Burrows under the ground to gnaw on tree roots. The mushrooms on its back absorb most of the nutrition">
            <text:p>Burrows under the ground to gnaw on tree roots. The mushrooms on its back absorb most of the nutrition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PARASECT">
            <text:p>PARASECT</text:p>
          </table:table-cell>
          <table:table-cell office:value-type="string" office:value="parasect">
            <text:p>parasect</text:p>
          </table:table-cell>
          <table:table-cell office:value-type="string" office:value="Parasect">
            <text:p>Parasect</text:p>
          </table:table-cell>
          <table:table-cell office:value-type="string" office:value="60">
            <text:p>60</text:p>
          </table:table-cell>
          <table:table-cell office:value-type="string" office:value="95">
            <text:p>95</text:p>
          </table:table-cell>
          <table:table-cell office:value-type="string" office:value="80">
            <text:p>80</text:p>
          </table:table-cell>
          <table:table-cell office:value-type="string" office:value="80">
            <text:p>80</text:p>
          </table:table-cell>
          <table:table-cell office:value-type="string" office:value="30">
            <text:p>30</text:p>
          </table:table-cell>
          <table:table-cell office:value-type="string" office:value="BUG">
            <text:p>BUG</text:p>
          </table:table-cell>
          <table:table-cell office:value-type="string" office:value="GRASS">
            <text:p>GRASS</text:p>
          </table:table-cell>
          <table:table-cell office:value-type="string" office:value="75">
            <text:p>75</text:p>
          </table:table-cell>
          <table:table-cell office:value-type="string" office:value="128">
            <text:p>128</text:p>
          </table:table-cell>
          <table:table-cell office:value-type="string" office:value="SCRATCH, STUN_SPORE, LEECH_LIFE, NO_MOVE">
            <text:p>SCRATCH, STUN_SPORE, LEECH_LIF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HYPER_BEAM, MEGA_DRAIN, SOLARBEAM, DIG, MIMIC, DOUBLE_TEAM, REFLECT, BIDE, SKULL_BASH, REST, SUBSTITUTE, CUT">
            <text:p>SWORDS_DANCE, TOXIC, BODY_SLAM, TAKE_DOWN, DOUBLE_EDGE, HYPER_BEAM, MEGA_DRAIN, SOLARBEAM, DIG, MIMIC, DOUBLE_TEAM, REFLECT, BIDE, SKULL_BASH, REST, SUBSTITUTE, CUT</text:p>
          </table:table-cell>
          <table:table-cell office:value-type="string" office:value="">
            <text:p/>
          </table:table-cell>
          <table:table-cell office:value-type="string" office:value="13 STUN_SPORE - 20 LEECH_LIFE - 30 SPORE - 39 SLASH - 48 GROWTH">
            <text:p>13 STUN_SPORE - 20 LEECH_LIFE - 30 SPORE - 39 SLASH - 48 GROWTH</text:p>
          </table:table-cell>
          <table:table-cell office:value-type="string" office:value="SFX_CRY_1E, $42, $FF">
            <text:p>SFX_CRY_1E, $42, $FF</text:p>
          </table:table-cell>
          <table:table-cell office:value-type="string" office:value="ICON_BUG">
            <text:p>ICON_BUG</text:p>
          </table:table-cell>
          <table:table-cell office:value-type="string" office:value="PAL_REDMON">
            <text:p>PAL_REDMON</text:p>
          </table:table-cell>
          <table:table-cell office:value-type="string" office:value="MUSHROOM">
            <text:p>MUSHROOM</text:p>
          </table:table-cell>
          <table:table-cell office:value-type="string" office:value="10">
            <text:p>10</text:p>
          </table:table-cell>
          <table:table-cell office:value-type="string" office:value="295">
            <text:p>295</text:p>
          </table:table-cell>
          <table:table-cell office:value-type="string" office:value="The bug host is drained of energy by the mushrooms on its back. They appear to do all the thinking">
            <text:p>The bug host is drained of energy by the mushrooms on its back. They appear to do all the thinking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VENONAT">
            <text:p>VENONAT</text:p>
          </table:table-cell>
          <table:table-cell office:value-type="string" office:value="venonat">
            <text:p>venonat</text:p>
          </table:table-cell>
          <table:table-cell office:value-type="string" office:value="Venonat">
            <text:p>Venonat</text:p>
          </table:table-cell>
          <table:table-cell office:value-type="string" office:value="60">
            <text:p>60</text:p>
          </table:table-cell>
          <table:table-cell office:value-type="string" office:value="55">
            <text:p>55</text:p>
          </table:table-cell>
          <table:table-cell office:value-type="string" office:value="50">
            <text:p>50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BUG">
            <text:p>BUG</text:p>
          </table:table-cell>
          <table:table-cell office:value-type="string" office:value="POISON">
            <text:p>POISON</text:p>
          </table:table-cell>
          <table:table-cell office:value-type="string" office:value="190">
            <text:p>190</text:p>
          </table:table-cell>
          <table:table-cell office:value-type="string" office:value="75">
            <text:p>75</text:p>
          </table:table-cell>
          <table:table-cell office:value-type="string" office:value="TACKLE, DISABLE, NO_MOVE, NO_MOVE">
            <text:p>TACKLE, DISABL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MEGA_DRAIN, SOLARBEAM, PSYCHIC_M, MIMIC, DOUBLE_TEAM, REFLECT, BIDE, REST, PSYWAVE, SUBSTITUTE, FLASH">
            <text:p>TOXIC, TAKE_DOWN, DOUBLE_EDGE, MEGA_DRAIN, SOLARBEAM, PSYCHIC_M, MIMIC, DOUBLE_TEAM, REFLECT, BIDE, REST, PSYWAVE, SUBSTITUTE, FLASH</text:p>
          </table:table-cell>
          <table:table-cell office:value-type="string" office:value="EV_LEVEL, 31, VENOMOTH">
            <text:p>EV_LEVEL, 31, VENOMOTH</text:p>
          </table:table-cell>
          <table:table-cell office:value-type="string" office:value="11 SUPERSONIC - 19 CONFUSION - 22 POISONPOWDER - 27 LEECH_LIFE - 30 STUN_SPORE - 35 PSYBEAM - 38 SLEEP_POWDER - 43 PSYCHIC_M">
            <text:p>11 SUPERSONIC - 19 CONFUSION - 22 POISONPOWDER - 27 LEECH_LIFE - 30 STUN_SPORE - 35 PSYBEAM - 38 SLEEP_POWDER - 43 PSYCHIC_M</text:p>
          </table:table-cell>
          <table:table-cell office:value-type="string" office:value="SFX_CRY_1A, $44, $40">
            <text:p>SFX_CRY_1A, $44, $40</text:p>
          </table:table-cell>
          <table:table-cell office:value-type="string" office:value="ICON_BUG">
            <text:p>ICON_BUG</text:p>
          </table:table-cell>
          <table:table-cell office:value-type="string" office:value="PAL_PURPLEMON">
            <text:p>PAL_PURPLEMON</text:p>
          </table:table-cell>
          <table:table-cell office:value-type="string" office:value="INSECT">
            <text:p>INSECT</text:p>
          </table:table-cell>
          <table:table-cell office:value-type="string" office:value="10">
            <text:p>10</text:p>
          </table:table-cell>
          <table:table-cell office:value-type="string" office:value="299">
            <text:p>299</text:p>
          </table:table-cell>
          <table:table-cell office:value-type="string" office:value="Its large eyes act as radars. In a bright place, you can see that they are clusters of many tiny eyes">
            <text:p>Its large eyes act as radars. In a bright place, you can see that they are clusters of many tiny eye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VENOMOTH">
            <text:p>VENOMOTH</text:p>
          </table:table-cell>
          <table:table-cell office:value-type="string" office:value="venomoth">
            <text:p>venomoth</text:p>
          </table:table-cell>
          <table:table-cell office:value-type="string" office:value="Venomoth">
            <text:p>Venomoth</text:p>
          </table:table-cell>
          <table:table-cell office:value-type="string" office:value="70">
            <text:p>70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90">
            <text:p>90</text:p>
          </table:table-cell>
          <table:table-cell office:value-type="string" office:value="90">
            <text:p>90</text:p>
          </table:table-cell>
          <table:table-cell office:value-type="string" office:value="BUG">
            <text:p>BUG</text:p>
          </table:table-cell>
          <table:table-cell office:value-type="string" office:value="POISON">
            <text:p>POISON</text:p>
          </table:table-cell>
          <table:table-cell office:value-type="string" office:value="75">
            <text:p>75</text:p>
          </table:table-cell>
          <table:table-cell office:value-type="string" office:value="138">
            <text:p>138</text:p>
          </table:table-cell>
          <table:table-cell office:value-type="string" office:value="TACKLE, DISABLE, SUPERSONIC, CONFUSION">
            <text:p>TACKLE, DISABLE, SUPERSONIC, CONFUSION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HYPER_BEAM, MEGA_DRAIN, SOLARBEAM, PSYCHIC_M, TELEPORT, MIMIC, DOUBLE_TEAM, REFLECT, BIDE, SWIFT, REST, PSYWAVE, SUBSTITUTE, FLASH">
            <text:p>TOXIC, TAKE_DOWN, DOUBLE_EDGE, HYPER_BEAM, MEGA_DRAIN, SOLARBEAM, PSYCHIC_M, TELEPORT, MIMIC, DOUBLE_TEAM, REFLECT, BIDE, SWIFT, REST, PSYWAVE, SUBSTITUTE, FLASH</text:p>
          </table:table-cell>
          <table:table-cell office:value-type="string" office:value="">
            <text:p/>
          </table:table-cell>
          <table:table-cell office:value-type="string" office:value="22 POISONPOWDER - 27 LEECH_LIFE - 30 STUN_SPORE - 38 PSYBEAM - 43 SLEEP_POWDER - 50 PSYCHIC_M">
            <text:p>22 POISONPOWDER - 27 LEECH_LIFE - 30 STUN_SPORE - 38 PSYBEAM - 43 SLEEP_POWDER - 50 PSYCHIC_M</text:p>
          </table:table-cell>
          <table:table-cell office:value-type="string" office:value="SFX_CRY_1A, $29, $80">
            <text:p>SFX_CRY_1A, $29, $80</text:p>
          </table:table-cell>
          <table:table-cell office:value-type="string" office:value="ICON_BUG">
            <text:p>ICON_BUG</text:p>
          </table:table-cell>
          <table:table-cell office:value-type="string" office:value="PAL_PURPLEMON">
            <text:p>PAL_PURPLEMON</text:p>
          </table:table-cell>
          <table:table-cell office:value-type="string" office:value="POISONMOTH">
            <text:p>POISONMOTH</text:p>
          </table:table-cell>
          <table:table-cell office:value-type="string" office:value="15">
            <text:p>15</text:p>
          </table:table-cell>
          <table:table-cell office:value-type="string" office:value="127">
            <text:p>127</text:p>
          </table:table-cell>
          <table:table-cell office:value-type="string" office:value="The powdery scales on its wings are hard to remove. They also contain poison that leaks out on contact">
            <text:p>The powdery scales on its wings are hard to remove. They also contain poison that leaks out on contact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DIGLETT">
            <text:p>DIGLETT</text:p>
          </table:table-cell>
          <table:table-cell office:value-type="string" office:value="diglett">
            <text:p>diglett</text:p>
          </table:table-cell>
          <table:table-cell office:value-type="string" office:value="Diglett">
            <text:p>Diglett</text:p>
          </table:table-cell>
          <table:table-cell office:value-type="string" office:value="10">
            <text:p>10</text:p>
          </table:table-cell>
          <table:table-cell office:value-type="string" office:value="55">
            <text:p>55</text:p>
          </table:table-cell>
          <table:table-cell office:value-type="string" office:value="25">
            <text:p>25</text:p>
          </table:table-cell>
          <table:table-cell office:value-type="string" office:value="45">
            <text:p>45</text:p>
          </table:table-cell>
          <table:table-cell office:value-type="string" office:value="95">
            <text:p>95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255">
            <text:p>255</text:p>
          </table:table-cell>
          <table:table-cell office:value-type="string" office:value="81">
            <text:p>81</text:p>
          </table:table-cell>
          <table:table-cell office:value-type="string" office:value="SCRATCH, NO_MOVE, NO_MOVE, NO_MOVE">
            <text:p>SCRATCH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EARTHQUAKE, FISSURE, DIG, MIMIC, DOUBLE_TEAM, BIDE, REST, ROCK_SLIDE, SUBSTITUTE, CUT">
            <text:p>TOXIC, BODY_SLAM, TAKE_DOWN, DOUBLE_EDGE, EARTHQUAKE, FISSURE, DIG, MIMIC, DOUBLE_TEAM, BIDE, REST, ROCK_SLIDE, SUBSTITUTE, CUT</text:p>
          </table:table-cell>
          <table:table-cell office:value-type="string" office:value="EV_LEVEL, 26, DUGTRIO">
            <text:p>EV_LEVEL, 26, DUGTRIO</text:p>
          </table:table-cell>
          <table:table-cell office:value-type="string" office:value="15 GROWL - 19 DIG - 24 SAND_ATTACK - 31 SLASH - 40 EARTHQUAKE">
            <text:p>15 GROWL - 19 DIG - 24 SAND_ATTACK - 31 SLASH - 40 EARTHQUAKE</text:p>
          </table:table-cell>
          <table:table-cell office:value-type="string" office:value="SFX_CRY_0B, $AA, $01">
            <text:p>SFX_CRY_0B, $AA, $01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MOLE">
            <text:p>MOLE</text:p>
          </table:table-cell>
          <table:table-cell office:value-type="string" office:value="2">
            <text:p>2</text:p>
          </table:table-cell>
          <table:table-cell office:value-type="string" office:value="9">
            <text:p>9</text:p>
          </table:table-cell>
          <table:table-cell office:value-type="string" office:value="It prefers dark places. It spends most of its time underground, though it may pop up in caves">
            <text:p>It prefers dark places. It spends most of its time underground, though it may pop up in cave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DUGTRIO">
            <text:p>DUGTRIO</text:p>
          </table:table-cell>
          <table:table-cell office:value-type="string" office:value="dugtrio">
            <text:p>dugtrio</text:p>
          </table:table-cell>
          <table:table-cell office:value-type="string" office:value="Dugtrio">
            <text:p>Dugtrio</text:p>
          </table:table-cell>
          <table:table-cell office:value-type="string" office:value="35">
            <text:p>35</text:p>
          </table:table-cell>
          <table:table-cell office:value-type="string" office:value="80">
            <text:p>80</text:p>
          </table:table-cell>
          <table:table-cell office:value-type="string" office:value="50">
            <text:p>50</text:p>
          </table:table-cell>
          <table:table-cell office:value-type="string" office:value="70">
            <text:p>70</text:p>
          </table:table-cell>
          <table:table-cell office:value-type="string" office:value="120">
            <text:p>120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50">
            <text:p>50</text:p>
          </table:table-cell>
          <table:table-cell office:value-type="string" office:value="153">
            <text:p>153</text:p>
          </table:table-cell>
          <table:table-cell office:value-type="string" office:value="SCRATCH, GROWL, DIG, NO_MOVE">
            <text:p>SCRATCH, GROWL, DIG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EARTHQUAKE, FISSURE, DIG, MIMIC, DOUBLE_TEAM, BIDE, REST, ROCK_SLIDE, SUBSTITUTE, CUT">
            <text:p>TOXIC, BODY_SLAM, TAKE_DOWN, DOUBLE_EDGE, HYPER_BEAM, EARTHQUAKE, FISSURE, DIG, MIMIC, DOUBLE_TEAM, BIDE, REST, ROCK_SLIDE, SUBSTITUTE, CUT</text:p>
          </table:table-cell>
          <table:table-cell office:value-type="string" office:value="">
            <text:p/>
          </table:table-cell>
          <table:table-cell office:value-type="string" office:value="15 GROWL - 19 DIG - 24 SAND_ATTACK - 35 SLASH - 47 EARTHQUAKE">
            <text:p>15 GROWL - 19 DIG - 24 SAND_ATTACK - 35 SLASH - 47 EARTHQUAKE</text:p>
          </table:table-cell>
          <table:table-cell office:value-type="string" office:value="SFX_CRY_0B, $2A, $10">
            <text:p>SFX_CRY_0B, $2A, $1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MOLE">
            <text:p>MOLE</text:p>
          </table:table-cell>
          <table:table-cell office:value-type="string" office:value="7">
            <text:p>7</text:p>
          </table:table-cell>
          <table:table-cell office:value-type="string" office:value="331">
            <text:p>331</text:p>
          </table:table-cell>
          <table:table-cell office:value-type="string" office:value="A team of triplets that can burrow over 60 MPH. Due to this, some people think it's an earthquake">
            <text:p>A team of triplets that can burrow over 60 MPH. Due to this, some people think it's an earthquake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MEOWTH">
            <text:p>MEOWTH</text:p>
          </table:table-cell>
          <table:table-cell office:value-type="string" office:value="meowth">
            <text:p>meowth</text:p>
          </table:table-cell>
          <table:table-cell office:value-type="string" office:value="Meowth">
            <text:p>Meowth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35">
            <text:p>35</text:p>
          </table:table-cell>
          <table:table-cell office:value-type="string" office:value="40">
            <text:p>40</text:p>
          </table:table-cell>
          <table:table-cell office:value-type="string" office:value="90">
            <text:p>9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255">
            <text:p>255</text:p>
          </table:table-cell>
          <table:table-cell office:value-type="string" office:value="69">
            <text:p>69</text:p>
          </table:table-cell>
          <table:table-cell office:value-type="string" office:value="SCRATCH, GROWL, NO_MOVE, NO_MOVE">
            <text:p>SCRATCH, GROWL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PAY_DAY, THUNDERBOLT, THUNDER, MIMIC, DOUBLE_TEAM, BIDE, SWIFT, SKULL_BASH, REST, SUBSTITUTE">
            <text:p>TOXIC, BODY_SLAM, TAKE_DOWN, DOUBLE_EDGE, BUBBLEBEAM, WATER_GUN, PAY_DAY, THUNDERBOLT, THUNDER, MIMIC, DOUBLE_TEAM, BIDE, SWIFT, SKULL_BASH, REST, SUBSTITUTE</text:p>
          </table:table-cell>
          <table:table-cell office:value-type="string" office:value="EV_LEVEL, 28, PERSIAN">
            <text:p>EV_LEVEL, 28, PERSIAN</text:p>
          </table:table-cell>
          <table:table-cell office:value-type="string" office:value="12 BITE - 17 PAY_DAY - 24 SCREECH - 33 FURY_SWIPES - 44 SLASH">
            <text:p>12 BITE - 17 PAY_DAY - 24 SCREECH - 33 FURY_SWIPES - 44 SLASH</text:p>
          </table:table-cell>
          <table:table-cell office:value-type="string" office:value="SFX_CRY_19, $77, $10">
            <text:p>SFX_CRY_19, $77, $10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SCRATCHCAT">
            <text:p>SCRATCHCAT</text:p>
          </table:table-cell>
          <table:table-cell office:value-type="string" office:value="4">
            <text:p>4</text:p>
          </table:table-cell>
          <table:table-cell office:value-type="string" office:value="41">
            <text:p>41</text:p>
          </table:table-cell>
          <table:table-cell office:value-type="string" office:value="Appears to be more active at night. It loves round and shiny things. It can't stop from picking them up">
            <text:p>Appears to be more active at night. It loves round and shiny things. It can't stop from picking them up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PERSIAN">
            <text:p>PERSIAN</text:p>
          </table:table-cell>
          <table:table-cell office:value-type="string" office:value="persian">
            <text:p>persian</text:p>
          </table:table-cell>
          <table:table-cell office:value-type="string" office:value="Persian">
            <text:p>Persian</text:p>
          </table:table-cell>
          <table:table-cell office:value-type="string" office:value="65">
            <text:p>65</text:p>
          </table:table-cell>
          <table:table-cell office:value-type="string" office:value="70">
            <text:p>70</text:p>
          </table:table-cell>
          <table:table-cell office:value-type="string" office:value="60">
            <text:p>60</text:p>
          </table:table-cell>
          <table:table-cell office:value-type="string" office:value="65">
            <text:p>65</text:p>
          </table:table-cell>
          <table:table-cell office:value-type="string" office:value="115">
            <text:p>115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90">
            <text:p>90</text:p>
          </table:table-cell>
          <table:table-cell office:value-type="string" office:value="148">
            <text:p>148</text:p>
          </table:table-cell>
          <table:table-cell office:value-type="string" office:value="SCRATCH, GROWL, BITE, SCREECH">
            <text:p>SCRATCH, GROWL, BITE, SCREECH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HYPER_BEAM, PAY_DAY, THUNDERBOLT, THUNDER, MIMIC, DOUBLE_TEAM, BIDE, SWIFT, SKULL_BASH, REST, SUBSTITUTE">
            <text:p>TOXIC, BODY_SLAM, TAKE_DOWN, DOUBLE_EDGE, BUBBLEBEAM, WATER_GUN, HYPER_BEAM, PAY_DAY, THUNDERBOLT, THUNDER, MIMIC, DOUBLE_TEAM, BIDE, SWIFT, SKULL_BASH, REST, SUBSTITUTE</text:p>
          </table:table-cell>
          <table:table-cell office:value-type="string" office:value="">
            <text:p/>
          </table:table-cell>
          <table:table-cell office:value-type="string" office:value="12 BITE - 17 PAY_DAY - 24 SCREECH - 37 FURY_SWIPES - 51 SLASH">
            <text:p>12 BITE - 17 PAY_DAY - 24 SCREECH - 37 FURY_SWIPES - 51 SLASH</text:p>
          </table:table-cell>
          <table:table-cell office:value-type="string" office:value="SFX_CRY_19, $99, $FF">
            <text:p>SFX_CRY_19, $99, $FF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CLASSY CAT">
            <text:p>CLASSY CAT</text:p>
          </table:table-cell>
          <table:table-cell office:value-type="string" office:value="10">
            <text:p>10</text:p>
          </table:table-cell>
          <table:table-cell office:value-type="string" office:value="322">
            <text:p>322</text:p>
          </table:table-cell>
          <table:table-cell office:value-type="string" office:value="The gem in its forehead glows on its own! It walks with all the grace and elegance of a proud queen">
            <text:p>The gem in its forehead glows on its own! It walks with all the grace and elegance of a proud queen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PSYDUCK">
            <text:p>PSYDUCK</text:p>
          </table:table-cell>
          <table:table-cell office:value-type="string" office:value="psyduck">
            <text:p>psyduck</text:p>
          </table:table-cell>
          <table:table-cell office:value-type="string" office:value="Psyduck">
            <text:p>Psyduck</text:p>
          </table:table-cell>
          <table:table-cell office:value-type="string" office:value="50">
            <text:p>50</text:p>
          </table:table-cell>
          <table:table-cell office:value-type="string" office:value="52">
            <text:p>52</text:p>
          </table:table-cell>
          <table:table-cell office:value-type="string" office:value="48">
            <text:p>48</text:p>
          </table:table-cell>
          <table:table-cell office:value-type="string" office:value="50">
            <text:p>50</text:p>
          </table:table-cell>
          <table:table-cell office:value-type="string" office:value="55">
            <text:p>5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190">
            <text:p>190</text:p>
          </table:table-cell>
          <table:table-cell office:value-type="string" office:value="80">
            <text:p>80</text:p>
          </table:table-cell>
          <table:table-cell office:value-type="string" office:value="SCRATCH, NO_MOVE, NO_MOVE, NO_MOVE">
            <text:p>SCRATCH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PAY_DAY, SUBMISSION, COUNTER, SEISMIC_TOSS, DIG, MIMIC, DOUBLE_TEAM, BIDE, SWIFT, SKULL_BASH, REST, SUBSTITUTE, SURF, STRENGTH">
            <text:p>MEGA_PUNCH, MEGA_KICK, TOXIC, BODY_SLAM, TAKE_DOWN, DOUBLE_EDGE, BUBBLEBEAM, WATER_GUN, ICE_BEAM, BLIZZARD, PAY_DAY, SUBMISSION, COUNTER, SEISMIC_TOSS, DIG, MIMIC, DOUBLE_TEAM, BIDE, SWIFT, SKULL_BASH, REST, SUBSTITUTE, SURF, STRENGTH</text:p>
          </table:table-cell>
          <table:table-cell office:value-type="string" office:value="EV_LEVEL, 33, GOLDUCK">
            <text:p>EV_LEVEL, 33, GOLDUCK</text:p>
          </table:table-cell>
          <table:table-cell office:value-type="string" office:value="31 DISABLE - 36 CONFUSION - 43 FURY_SWIPES - 52 HYDRO_PUMP">
            <text:p>31 DISABLE - 36 CONFUSION - 43 FURY_SWIPES - 52 HYDRO_PUMP</text:p>
          </table:table-cell>
          <table:table-cell office:value-type="string" office:value="SFX_CRY_21, $20, $60">
            <text:p>SFX_CRY_21, $20, $60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DUCK">
            <text:p>DUCK</text:p>
          </table:table-cell>
          <table:table-cell office:value-type="string" office:value="8">
            <text:p>8</text:p>
          </table:table-cell>
          <table:table-cell office:value-type="string" office:value="195">
            <text:p>195</text:p>
          </table:table-cell>
          <table:table-cell office:value-type="string" office:value="Always tormented by headaches. It uses psychic powers, but it is not known if it intends to do so">
            <text:p>Always tormented by headaches. It uses psychic powers, but it is not known if it intends to do so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GOLDUCK">
            <text:p>GOLDUCK</text:p>
          </table:table-cell>
          <table:table-cell office:value-type="string" office:value="golduck">
            <text:p>golduck</text:p>
          </table:table-cell>
          <table:table-cell office:value-type="string" office:value="Golduck">
            <text:p>Golduck</text:p>
          </table:table-cell>
          <table:table-cell office:value-type="string" office:value="80">
            <text:p>80</text:p>
          </table:table-cell>
          <table:table-cell office:value-type="string" office:value="82">
            <text:p>82</text:p>
          </table:table-cell>
          <table:table-cell office:value-type="string" office:value="78">
            <text:p>78</text:p>
          </table:table-cell>
          <table:table-cell office:value-type="string" office:value="80">
            <text:p>80</text:p>
          </table:table-cell>
          <table:table-cell office:value-type="string" office:value="85">
            <text:p>8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75">
            <text:p>75</text:p>
          </table:table-cell>
          <table:table-cell office:value-type="string" office:value="174">
            <text:p>174</text:p>
          </table:table-cell>
          <table:table-cell office:value-type="string" office:value="SCRATCH, LEER, DISABLE, NO_MOVE">
            <text:p>SCRATCH, LEER, DISABL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HYPER_BEAM, PAY_DAY, SUBMISSION, COUNTER, SEISMIC_TOSS, DIG, MIMIC, DOUBLE_TEAM, BIDE, SWIFT, SKULL_BASH, REST, SUBSTITUTE, SURF, STRENGTH">
            <text:p>MEGA_PUNCH, MEGA_KICK, TOXIC, BODY_SLAM, TAKE_DOWN, DOUBLE_EDGE, BUBBLEBEAM, WATER_GUN, ICE_BEAM, BLIZZARD, HYPER_BEAM, PAY_DAY, SUBMISSION, COUNTER, SEISMIC_TOSS, DIG, MIMIC, DOUBLE_TEAM, BIDE, SWIFT, SKULL_BASH, REST, SUBSTITUTE, SURF, STRENGTH</text:p>
          </table:table-cell>
          <table:table-cell office:value-type="string" office:value="">
            <text:p/>
          </table:table-cell>
          <table:table-cell office:value-type="string" office:value="31 DISABLE - 39 CONFUSION - 48 FURY_SWIPES - 59 HYDRO_PUMP">
            <text:p>31 DISABLE - 39 CONFUSION - 48 FURY_SWIPES - 59 HYDRO_PUMP</text:p>
          </table:table-cell>
          <table:table-cell office:value-type="string" office:value="SFX_CRY_21, $FF, $40">
            <text:p>SFX_CRY_21, $FF, $40</text:p>
          </table:table-cell>
          <table:table-cell office:value-type="string" office:value="ICON_MON">
            <text:p>ICON_MON</text:p>
          </table:table-cell>
          <table:table-cell office:value-type="string" office:value="PAL_CYANMON">
            <text:p>PAL_CYANMON</text:p>
          </table:table-cell>
          <table:table-cell office:value-type="string" office:value="DUCK">
            <text:p>DUCK</text:p>
          </table:table-cell>
          <table:table-cell office:value-type="string" office:value="17">
            <text:p>17</text:p>
          </table:table-cell>
          <table:table-cell office:value-type="string" office:value="767">
            <text:p>767</text:p>
          </table:table-cell>
          <table:table-cell office:value-type="string" office:value="Its slim and long limbs end in broad flippers. They are used for swim-ming gracefully in lakes">
            <text:p>Its slim and long limbs end in broad flippers. They are used for swim-ming gracefully in lake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MANKEY">
            <text:p>MANKEY</text:p>
          </table:table-cell>
          <table:table-cell office:value-type="string" office:value="mankey">
            <text:p>mankey</text:p>
          </table:table-cell>
          <table:table-cell office:value-type="string" office:value="Mankey">
            <text:p>Mankey</text:p>
          </table:table-cell>
          <table:table-cell office:value-type="string" office:value="40">
            <text:p>40</text:p>
          </table:table-cell>
          <table:table-cell office:value-type="string" office:value="80">
            <text:p>80</text:p>
          </table:table-cell>
          <table:table-cell office:value-type="string" office:value="35">
            <text:p>35</text:p>
          </table:table-cell>
          <table:table-cell office:value-type="string" office:value="35">
            <text:p>35</text:p>
          </table:table-cell>
          <table:table-cell office:value-type="string" office:value="70">
            <text:p>70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190">
            <text:p>190</text:p>
          </table:table-cell>
          <table:table-cell office:value-type="string" office:value="74">
            <text:p>74</text:p>
          </table:table-cell>
          <table:table-cell office:value-type="string" office:value="SCRATCH, LEER, NO_MOVE, NO_MOVE">
            <text:p>SCRATCH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PAY_DAY, SUBMISSION, COUNTER, SEISMIC_TOSS, THUNDERBOLT, THUNDER, DIG, MIMIC, DOUBLE_TEAM, BIDE, METRONOME, SWIFT, SKULL_BASH, REST, ROCK_SLIDE, SUBSTITUTE, STRENGTH">
            <text:p>MEGA_PUNCH, MEGA_KICK, TOXIC, BODY_SLAM, TAKE_DOWN, DOUBLE_EDGE, PAY_DAY, SUBMISSION, COUNTER, SEISMIC_TOSS, THUNDERBOLT, THUNDER, DIG, MIMIC, DOUBLE_TEAM, BIDE, METRONOME, SWIFT, SKULL_BASH, REST, ROCK_SLIDE, SUBSTITUTE, STRENGTH</text:p>
          </table:table-cell>
          <table:table-cell office:value-type="string" office:value="EV_LEVEL, 28, PRIMEAPE">
            <text:p>EV_LEVEL, 28, PRIMEAPE</text:p>
          </table:table-cell>
          <table:table-cell office:value-type="string" office:value="9 LOW_KICK - 15 KARATE_CHOP - 21 FURY_SWIPES - 27 FOCUS_ENERGY - 33 SEISMIC_TOSS - 39 THRASH - 45 SCREECH">
            <text:p>9 LOW_KICK - 15 KARATE_CHOP - 21 FURY_SWIPES - 27 FOCUS_ENERGY - 33 SEISMIC_TOSS - 39 THRASH - 45 SCREECH</text:p>
          </table:table-cell>
          <table:table-cell office:value-type="string" office:value="SFX_CRY_0A, $DD, $60">
            <text:p>SFX_CRY_0A, $DD, $6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PIG MONKEY">
            <text:p>PIG MONKEY</text:p>
          </table:table-cell>
          <table:table-cell office:value-type="string" office:value="5">
            <text:p>5</text:p>
          </table:table-cell>
          <table:table-cell office:value-type="string" office:value="281">
            <text:p>281</text:p>
          </table:table-cell>
          <table:table-cell office:value-type="string" office:value="An agile #MON that lives in trees. It angers easily and will not hesitate to attack anything">
            <text:p>An agile #MON that lives in trees. It angers easily and will not hesitate to attack anything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PRIMEAPE">
            <text:p>PRIMEAPE</text:p>
          </table:table-cell>
          <table:table-cell office:value-type="string" office:value="primeape">
            <text:p>primeape</text:p>
          </table:table-cell>
          <table:table-cell office:value-type="string" office:value="Primeape">
            <text:p>Primeape</text:p>
          </table:table-cell>
          <table:table-cell office:value-type="string" office:value="65">
            <text:p>65</text:p>
          </table:table-cell>
          <table:table-cell office:value-type="string" office:value="105">
            <text:p>105</text:p>
          </table:table-cell>
          <table:table-cell office:value-type="string" office:value="60">
            <text:p>60</text:p>
          </table:table-cell>
          <table:table-cell office:value-type="string" office:value="60">
            <text:p>60</text:p>
          </table:table-cell>
          <table:table-cell office:value-type="string" office:value="95">
            <text:p>95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75">
            <text:p>75</text:p>
          </table:table-cell>
          <table:table-cell office:value-type="string" office:value="149">
            <text:p>149</text:p>
          </table:table-cell>
          <table:table-cell office:value-type="string" office:value="SCRATCH, LEER, LOW_KICK, KARATE_CHOP">
            <text:p>SCRATCH, LEER, LOW_KICK, KARATE_CHOP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PAY_DAY, SUBMISSION, COUNTER, SEISMIC_TOSS, THUNDERBOLT, THUNDER, DIG, MIMIC, DOUBLE_TEAM, BIDE, METRONOME, SWIFT, SKULL_BASH, REST, ROCK_SLIDE, SUBSTITUTE, STRENGTH">
            <text:p>MEGA_PUNCH, MEGA_KICK, TOXIC, BODY_SLAM, TAKE_DOWN, DOUBLE_EDGE, HYPER_BEAM, PAY_DAY, SUBMISSION, COUNTER, SEISMIC_TOSS, THUNDERBOLT, THUNDER, DIG, MIMIC, DOUBLE_TEAM, BIDE, METRONOME, SWIFT, SKULL_BASH, REST, ROCK_SLIDE, SUBSTITUTE, STRENGTH</text:p>
          </table:table-cell>
          <table:table-cell office:value-type="string" office:value="">
            <text:p/>
          </table:table-cell>
          <table:table-cell office:value-type="string" office:value="9 LOW_KICK - 15 KARATE_CHOP - 21 FURY_SWIPES - 27 FOCUS_ENERGY - 37 SEISMIC_TOSS - 46 THRASH - 45 SCREECH">
            <text:p>9 LOW_KICK - 15 KARATE_CHOP - 21 FURY_SWIPES - 27 FOCUS_ENERGY - 37 SEISMIC_TOSS - 46 THRASH - 45 SCREECH</text:p>
          </table:table-cell>
          <table:table-cell office:value-type="string" office:value="SFX_CRY_0A, $AF, $40">
            <text:p>SFX_CRY_0A, $AF, $4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PIG MONKEY">
            <text:p>PIG MONKEY</text:p>
          </table:table-cell>
          <table:table-cell office:value-type="string" office:value="10">
            <text:p>10</text:p>
          </table:table-cell>
          <table:table-cell office:value-type="string" office:value="322">
            <text:p>322</text:p>
          </table:table-cell>
          <table:table-cell office:value-type="string" office:value="It stops being angry only when nobody else is around. To view this moment is very difficult">
            <text:p>It stops being angry only when nobody else is around. To view this moment is very difficult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GROWLITHE">
            <text:p>GROWLITHE</text:p>
          </table:table-cell>
          <table:table-cell office:value-type="string" office:value="growlithe">
            <text:p>growlithe</text:p>
          </table:table-cell>
          <table:table-cell office:value-type="string" office:value="Growlithe">
            <text:p>Growlithe</text:p>
          </table:table-cell>
          <table:table-cell office:value-type="string" office:value="55">
            <text:p>55</text:p>
          </table:table-cell>
          <table:table-cell office:value-type="string" office:value="70">
            <text:p>70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60">
            <text:p>60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190">
            <text:p>190</text:p>
          </table:table-cell>
          <table:table-cell office:value-type="string" office:value="91">
            <text:p>91</text:p>
          </table:table-cell>
          <table:table-cell office:value-type="string" office:value="BITE, TACKLE, NO_MOVE, NO_MOVE">
            <text:p>BITE, TACKL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BODY_SLAM, TAKE_DOWN, DOUBLE_EDGE, DRAGON_RAGE, DIG, MIMIC, DOUBLE_TEAM, REFLECT, BIDE, FIRE_BLAST, SWIFT, SKULL_BASH, REST, SUBSTITUTE">
            <text:p>TOXIC, BODY_SLAM, TAKE_DOWN, DOUBLE_EDGE, DRAGON_RAGE, DIG, MIMIC, DOUBLE_TEAM, REFLECT, BIDE, FIRE_BLAST, SWIFT, SKULL_BASH, REST, SUBSTITUTE</text:p>
          </table:table-cell>
          <table:table-cell office:value-type="string" office:value="EV_ITEM, FIRE_STONE, 1, ARCANINE">
            <text:p>EV_ITEM, FIRE_STONE, 1, ARCANINE</text:p>
          </table:table-cell>
          <table:table-cell office:value-type="string" office:value="18 EMBER - 23 LEER - 30 TAKE_DOWN - 39 AGILITY - 50 FLAMETHROWER">
            <text:p>18 EMBER - 23 LEER - 30 TAKE_DOWN - 39 AGILITY - 50 FLAMETHROWER</text:p>
          </table:table-cell>
          <table:table-cell office:value-type="string" office:value="SFX_CRY_1F, $20, $40">
            <text:p>SFX_CRY_1F, $20, $40</text:p>
          </table:table-cell>
          <table:table-cell office:value-type="string" office:value="ICON_QUADRUPED">
            <text:p>ICON_QUADRUPED</text:p>
          </table:table-cell>
          <table:table-cell office:value-type="string" office:value="PAL_BROWNMON">
            <text:p>PAL_BROWNMON</text:p>
          </table:table-cell>
          <table:table-cell office:value-type="string" office:value="PUPPY">
            <text:p>PUPPY</text:p>
          </table:table-cell>
          <table:table-cell office:value-type="string" office:value="7">
            <text:p>7</text:p>
          </table:table-cell>
          <table:table-cell office:value-type="string" office:value="191">
            <text:p>191</text:p>
          </table:table-cell>
          <table:table-cell office:value-type="string" office:value="A #MON with a friendly nature. However, it will bark fiercely at anything invading its territory">
            <text:p>A #MON with a friendly nature. However, it will bark fiercely at anything invading its territory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ARCANINE">
            <text:p>ARCANINE</text:p>
          </table:table-cell>
          <table:table-cell office:value-type="string" office:value="arcanine">
            <text:p>arcanine</text:p>
          </table:table-cell>
          <table:table-cell office:value-type="string" office:value="Arcanine">
            <text:p>Arcanine</text:p>
          </table:table-cell>
          <table:table-cell office:value-type="string" office:value="90">
            <text:p>90</text:p>
          </table:table-cell>
          <table:table-cell office:value-type="string" office:value="110">
            <text:p>110</text:p>
          </table:table-cell>
          <table:table-cell office:value-type="string" office:value="80">
            <text:p>80</text:p>
          </table:table-cell>
          <table:table-cell office:value-type="string" office:value="80">
            <text:p>80</text:p>
          </table:table-cell>
          <table:table-cell office:value-type="string" office:value="95">
            <text:p>95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75">
            <text:p>75</text:p>
          </table:table-cell>
          <table:table-cell office:value-type="string" office:value="213">
            <text:p>213</text:p>
          </table:table-cell>
          <table:table-cell office:value-type="string" office:value="TACKLE, EMBER, LEER, TAKE_DOWN">
            <text:p>TACKLE, EMBER, LEER, TAKE_DOWN</text:p>
          </table:table-cell>
          <table:table-cell office:value-type="string" office:value="GROWTH_SLOW">
            <text:p>GROWTH_SLOW</text:p>
          </table:table-cell>
          <table:table-cell office:value-type="string" office:value="TOXIC, BODY_SLAM, TAKE_DOWN, DOUBLE_EDGE, HYPER_BEAM, DRAGON_RAGE, DIG, TELEPORT, MIMIC, DOUBLE_TEAM, REFLECT, BIDE, FIRE_BLAST, SWIFT, SKULL_BASH, REST, SUBSTITUTE">
            <text:p>TOXIC, BODY_SLAM, TAKE_DOWN, DOUBLE_EDGE, HYPER_BEAM, DRAGON_RAGE, DIG, TELEPORT, MIMIC, DOUBLE_TEAM, REFLECT, BIDE, FIRE_BLAST, SWIFT, SKULL_BASH, REST, SUBSTITU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15, $00, $80">
            <text:p>SFX_CRY_15, $00, $80</text:p>
          </table:table-cell>
          <table:table-cell office:value-type="string" office:value="ICON_QUADRUPED">
            <text:p>ICON_QUADRUPED</text:p>
          </table:table-cell>
          <table:table-cell office:value-type="string" office:value="PAL_REDMON">
            <text:p>PAL_REDMON</text:p>
          </table:table-cell>
          <table:table-cell office:value-type="string" office:value="LEGENDARY">
            <text:p>LEGENDARY</text:p>
          </table:table-cell>
          <table:table-cell office:value-type="string" office:value="19">
            <text:p>19</text:p>
          </table:table-cell>
          <table:table-cell office:value-type="string" office:value="1551">
            <text:p>1551</text:p>
          </table:table-cell>
          <table:table-cell office:value-type="string" office:value="A legendary #-MON in China. Many people are charmed by its grace and beauty while running">
            <text:p>A legendary #-MON in China. Many people are charmed by its grace and beauty while running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POLIWAG">
            <text:p>POLIWAG</text:p>
          </table:table-cell>
          <table:table-cell office:value-type="string" office:value="poliwag">
            <text:p>poliwag</text:p>
          </table:table-cell>
          <table:table-cell office:value-type="string" office:value="Poliwag">
            <text:p>Poliwag</text:p>
          </table:table-cell>
          <table:table-cell office:value-type="string" office:value="40">
            <text:p>40</text:p>
          </table:table-cell>
          <table:table-cell office:value-type="string" office:value="50">
            <text:p>50</text:p>
          </table:table-cell>
          <table:table-cell office:value-type="string" office:value="40">
            <text:p>40</text:p>
          </table:table-cell>
          <table:table-cell office:value-type="string" office:value="40">
            <text:p>40</text:p>
          </table:table-cell>
          <table:table-cell office:value-type="string" office:value="90">
            <text:p>9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55">
            <text:p>255</text:p>
          </table:table-cell>
          <table:table-cell office:value-type="string" office:value="77">
            <text:p>77</text:p>
          </table:table-cell>
          <table:table-cell office:value-type="string" office:value="BUBBLE, NO_MOVE, NO_MOVE, NO_MOVE">
            <text:p>BUBBLE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BODY_SLAM, TAKE_DOWN, DOUBLE_EDGE, BUBBLEBEAM, WATER_GUN, ICE_BEAM, BLIZZARD, PSYCHIC_M, MIMIC, DOUBLE_TEAM, BIDE, SKULL_BASH, REST, PSYWAVE, SUBSTITUTE, SURF">
            <text:p>TOXIC, BODY_SLAM, TAKE_DOWN, DOUBLE_EDGE, BUBBLEBEAM, WATER_GUN, ICE_BEAM, BLIZZARD, PSYCHIC_M, MIMIC, DOUBLE_TEAM, BIDE, SKULL_BASH, REST, PSYWAVE, SUBSTITUTE, SURF</text:p>
          </table:table-cell>
          <table:table-cell office:value-type="string" office:value="EV_LEVEL, 25, POLIWHIRL">
            <text:p>EV_LEVEL, 25, POLIWHIRL</text:p>
          </table:table-cell>
          <table:table-cell office:value-type="string" office:value="16 HYPNOSIS - 19 WATER_GUN - 31 BODY_SLAM - 38 AMNESIA - 45 HYDRO_PUMP">
            <text:p>16 HYPNOSIS - 19 WATER_GUN - 31 BODY_SLAM - 38 AMNESIA - 45 HYDRO_PUMP</text:p>
          </table:table-cell>
          <table:table-cell office:value-type="string" office:value="SFX_CRY_0E, $FF, $FF">
            <text:p>SFX_CRY_0E, $FF, $FF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TADPOLE">
            <text:p>TADPOLE</text:p>
          </table:table-cell>
          <table:table-cell office:value-type="string" office:value="6">
            <text:p>6</text:p>
          </table:table-cell>
          <table:table-cell office:value-type="string" office:value="122">
            <text:p>122</text:p>
          </table:table-cell>
          <table:table-cell office:value-type="string" office:value="The direction of the spiral on the belly differs by area. It is more adept at swimming than walking">
            <text:p>The direction of the spiral on the belly differs by area. It is more adept at swimming than walking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POLIWHIRL">
            <text:p>POLIWHIRL</text:p>
          </table:table-cell>
          <table:table-cell office:value-type="string" office:value="poliwhirl">
            <text:p>poliwhirl</text:p>
          </table:table-cell>
          <table:table-cell office:value-type="string" office:value="Poliwhirl">
            <text:p>Poliwhirl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50">
            <text:p>50</text:p>
          </table:table-cell>
          <table:table-cell office:value-type="string" office:value="90">
            <text:p>9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120">
            <text:p>120</text:p>
          </table:table-cell>
          <table:table-cell office:value-type="string" office:value="131">
            <text:p>131</text:p>
          </table:table-cell>
          <table:table-cell office:value-type="string" office:value="BUBBLE, HYPNOSIS, WATER_GUN, NO_MOVE">
            <text:p>BUBBLE, HYPNOSIS, WATER_GUN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BUBBLEBEAM, WATER_GUN, ICE_BEAM, BLIZZARD, SUBMISSION, COUNTER, SEISMIC_TOSS, EARTHQUAKE, FISSURE, PSYCHIC_M, MIMIC, DOUBLE_TEAM, BIDE, METRONOME, SKULL_BASH, REST, PSYWAVE, SUBSTITUTE, SURF, STRENGTH">
            <text:p>MEGA_PUNCH, MEGA_KICK, TOXIC, BODY_SLAM, TAKE_DOWN, DOUBLE_EDGE, BUBBLEBEAM, WATER_GUN, ICE_BEAM, BLIZZARD, SUBMISSION, COUNTER, SEISMIC_TOSS, EARTHQUAKE, FISSURE, PSYCHIC_M, MIMIC, DOUBLE_TEAM, BIDE, METRONOME, SKULL_BASH, REST, PSYWAVE, SUBSTITUTE, SURF, STRENGTH</text:p>
          </table:table-cell>
          <table:table-cell office:value-type="string" office:value="EV_ITEM, WATER_STONE, 1, POLIWRATH">
            <text:p>EV_ITEM, WATER_STONE, 1, POLIWRATH</text:p>
          </table:table-cell>
          <table:table-cell office:value-type="string" office:value="16 HYPNOSIS - 19 WATER_GUN - 33 BODY_SLAM - 41 AMNESIA - 49 HYDRO_PUMP">
            <text:p>16 HYPNOSIS - 19 WATER_GUN - 33 BODY_SLAM - 41 AMNESIA - 49 HYDRO_PUMP</text:p>
          </table:table-cell>
          <table:table-cell office:value-type="string" office:value="SFX_CRY_0E, $77, $60">
            <text:p>SFX_CRY_0E, $77, $60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TADPOLE">
            <text:p>TADPOLE</text:p>
          </table:table-cell>
          <table:table-cell office:value-type="string" office:value="10">
            <text:p>10</text:p>
          </table:table-cell>
          <table:table-cell office:value-type="string" office:value="200">
            <text:p>200</text:p>
          </table:table-cell>
          <table:table-cell office:value-type="string" office:value="Under attack, it uses its belly  spiral to put the foe to sleep. It then makes its escape">
            <text:p>Under attack, it uses its belly  spiral to put the foe to sleep. It then makes its escape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POLIWRATH">
            <text:p>POLIWRATH</text:p>
          </table:table-cell>
          <table:table-cell office:value-type="string" office:value="poliwrath">
            <text:p>poliwrath</text:p>
          </table:table-cell>
          <table:table-cell office:value-type="string" office:value="Poliwrath">
            <text:p>Poliwrath</text:p>
          </table:table-cell>
          <table:table-cell office:value-type="string" office:value="90">
            <text:p>90</text:p>
          </table:table-cell>
          <table:table-cell office:value-type="string" office:value="85">
            <text:p>85</text:p>
          </table:table-cell>
          <table:table-cell office:value-type="string" office:value="95">
            <text:p>95</text:p>
          </table:table-cell>
          <table:table-cell office:value-type="string" office:value="70">
            <text:p>70</text:p>
          </table:table-cell>
          <table:table-cell office:value-type="string" office:value="70">
            <text:p>70</text:p>
          </table:table-cell>
          <table:table-cell office:value-type="string" office:value="WATER">
            <text:p>WATER</text:p>
          </table:table-cell>
          <table:table-cell office:value-type="string" office:value="FIGHTING">
            <text:p>FIGHTING</text:p>
          </table:table-cell>
          <table:table-cell office:value-type="string" office:value="45">
            <text:p>45</text:p>
          </table:table-cell>
          <table:table-cell office:value-type="string" office:value="185">
            <text:p>185</text:p>
          </table:table-cell>
          <table:table-cell office:value-type="string" office:value="HYPNOSIS, WATER_GUN, FURY_SWIPES, BODY_SLAM">
            <text:p>HYPNOSIS, WATER_GUN, FURY_SWIPES, BODY_SLAM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BUBBLEBEAM, WATER_GUN, ICE_BEAM, BLIZZARD, HYPER_BEAM, SUBMISSION, COUNTER, SEISMIC_TOSS, EARTHQUAKE, FISSURE, PSYCHIC_M, MIMIC, DOUBLE_TEAM, BIDE, METRONOME, SKULL_BASH, REST, PSYWAVE, SUBSTITUTE, SURF, STRENGTH">
            <text:p>MEGA_PUNCH, MEGA_KICK, TOXIC, BODY_SLAM, TAKE_DOWN, DOUBLE_EDGE, BUBBLEBEAM, WATER_GUN, ICE_BEAM, BLIZZARD, HYPER_BEAM, SUBMISSION, COUNTER, SEISMIC_TOSS, EARTHQUAKE, FISSURE, PSYCHIC_M, MIMIC, DOUBLE_TEAM, BIDE, METRONOME, SKULL_BASH, REST, PSYWAVE, SUBSTITUTE, SURF, STRENGTH</text:p>
          </table:table-cell>
          <table:table-cell office:value-type="string" office:value="">
            <text:p/>
          </table:table-cell>
          <table:table-cell office:value-type="string" office:value="16 HYPNOSIS - 19 WATER_GUN">
            <text:p>16 HYPNOSIS - 19 WATER_GUN</text:p>
          </table:table-cell>
          <table:table-cell office:value-type="string" office:value="SFX_CRY_0E, $00, $FF">
            <text:p>SFX_CRY_0E, $00, $FF</text:p>
          </table:table-cell>
          <table:table-cell office:value-type="string" office:value="ICON_MON">
            <text:p>ICON_MON</text:p>
          </table:table-cell>
          <table:table-cell office:value-type="string" office:value="PAL_BLUEMON">
            <text:p>PAL_BLUEMON</text:p>
          </table:table-cell>
          <table:table-cell office:value-type="string" office:value="TADPOLE">
            <text:p>TADPOLE</text:p>
          </table:table-cell>
          <table:table-cell office:value-type="string" office:value="13">
            <text:p>13</text:p>
          </table:table-cell>
          <table:table-cell office:value-type="string" office:value="540">
            <text:p>540</text:p>
          </table:table-cell>
          <table:table-cell office:value-type="string" office:value="Swims powerfully using all the muscles in its body. It can even overtake champion swimmers">
            <text:p>Swims powerfully using all the muscles in its body. It can even overtake champion swimmer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ABRA">
            <text:p>ABRA</text:p>
          </table:table-cell>
          <table:table-cell office:value-type="string" office:value="abra">
            <text:p>abra</text:p>
          </table:table-cell>
          <table:table-cell office:value-type="string" office:value="Abra">
            <text:p>Abra</text:p>
          </table:table-cell>
          <table:table-cell office:value-type="string" office:value="25">
            <text:p>25</text:p>
          </table:table-cell>
          <table:table-cell office:value-type="string" office:value="20">
            <text:p>20</text:p>
          </table:table-cell>
          <table:table-cell office:value-type="string" office:value="15">
            <text:p>15</text:p>
          </table:table-cell>
          <table:table-cell office:value-type="string" office:value="105">
            <text:p>105</text:p>
          </table:table-cell>
          <table:table-cell office:value-type="string" office:value="90">
            <text:p>90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200">
            <text:p>200</text:p>
          </table:table-cell>
          <table:table-cell office:value-type="string" office:value="73">
            <text:p>73</text:p>
          </table:table-cell>
          <table:table-cell office:value-type="string" office:value="TELEPORT, NO_MOVE, NO_MOVE, NO_MOVE">
            <text:p>TELEPORT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SUBMISSION, COUNTER, SEISMIC_TOSS, PSYCHIC_M, TELEPORT, MIMIC, DOUBLE_TEAM, REFLECT, BIDE, METRONOME, SKULL_BASH, REST, THUNDER_WAVE, PSYWAVE, TRI_ATTACK, SUBSTITUTE, FLASH">
            <text:p>MEGA_PUNCH, MEGA_KICK, TOXIC, BODY_SLAM, TAKE_DOWN, DOUBLE_EDGE, SUBMISSION, COUNTER, SEISMIC_TOSS, PSYCHIC_M, TELEPORT, MIMIC, DOUBLE_TEAM, REFLECT, BIDE, METRONOME, SKULL_BASH, REST, THUNDER_WAVE, PSYWAVE, TRI_ATTACK, SUBSTITUTE, FLASH</text:p>
          </table:table-cell>
          <table:table-cell office:value-type="string" office:value="EV_LEVEL, 16, KADABRA">
            <text:p>EV_LEVEL, 16, KADABRA</text:p>
          </table:table-cell>
          <table:table-cell office:value-type="string" office:value="">
            <text:p/>
          </table:table-cell>
          <table:table-cell office:value-type="string" office:value="SFX_CRY_1C, $C0, $01">
            <text:p>SFX_CRY_1C, $C0, $01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PSI">
            <text:p>PSI</text:p>
          </table:table-cell>
          <table:table-cell office:value-type="string" office:value="9">
            <text:p>9</text:p>
          </table:table-cell>
          <table:table-cell office:value-type="string" office:value="195">
            <text:p>195</text:p>
          </table:table-cell>
          <table:table-cell office:value-type="string" office:value="Sleeps 18 hours a day. If it senses danger, it will teleport itself to safety even as it sleeps">
            <text:p>Sleeps 18 hours a day. If it senses danger, it will teleport itself to safety even as it sleep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KADABRA">
            <text:p>KADABRA</text:p>
          </table:table-cell>
          <table:table-cell office:value-type="string" office:value="kadabra">
            <text:p>kadabra</text:p>
          </table:table-cell>
          <table:table-cell office:value-type="string" office:value="Kadabra">
            <text:p>Kadabra</text:p>
          </table:table-cell>
          <table:table-cell office:value-type="string" office:value="40">
            <text:p>40</text:p>
          </table:table-cell>
          <table:table-cell office:value-type="string" office:value="35">
            <text:p>35</text:p>
          </table:table-cell>
          <table:table-cell office:value-type="string" office:value="30">
            <text:p>30</text:p>
          </table:table-cell>
          <table:table-cell office:value-type="string" office:value="120">
            <text:p>120</text:p>
          </table:table-cell>
          <table:table-cell office:value-type="string" office:value="105">
            <text:p>105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100">
            <text:p>100</text:p>
          </table:table-cell>
          <table:table-cell office:value-type="string" office:value="145">
            <text:p>145</text:p>
          </table:table-cell>
          <table:table-cell office:value-type="string" office:value="TELEPORT, CONFUSION, NO_MOVE, NO_MOVE">
            <text:p>TELEPORT, CONFUSION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SUBMISSION, COUNTER, SEISMIC_TOSS, DIG, PSYCHIC_M, TELEPORT, MIMIC, DOUBLE_TEAM, REFLECT, BIDE, METRONOME, SKULL_BASH, REST, THUNDER_WAVE, PSYWAVE, TRI_ATTACK, SUBSTITUTE, FLASH">
            <text:p>MEGA_PUNCH, MEGA_KICK, TOXIC, BODY_SLAM, TAKE_DOWN, DOUBLE_EDGE, SUBMISSION, COUNTER, SEISMIC_TOSS, DIG, PSYCHIC_M, TELEPORT, MIMIC, DOUBLE_TEAM, REFLECT, BIDE, METRONOME, SKULL_BASH, REST, THUNDER_WAVE, PSYWAVE, TRI_ATTACK, SUBSTITUTE, FLASH</text:p>
          </table:table-cell>
          <table:table-cell office:value-type="string" office:value="EV_TRADE, 1, ALAKAZAM">
            <text:p>EV_TRADE, 1, ALAKAZAM</text:p>
          </table:table-cell>
          <table:table-cell office:value-type="string" office:value="16 CONFUSION - 20 DISABLE - 27 PSYBEAM - 31 RECOVER - 38 PSYCHIC_M - 42 REFLECT">
            <text:p>16 CONFUSION - 20 DISABLE - 27 PSYBEAM - 31 RECOVER - 38 PSYCHIC_M - 42 REFLECT</text:p>
          </table:table-cell>
          <table:table-cell office:value-type="string" office:value="SFX_CRY_1C, $A8, $C0">
            <text:p>SFX_CRY_1C, $A8, $C0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PSI">
            <text:p>PSI</text:p>
          </table:table-cell>
          <table:table-cell office:value-type="string" office:value="13">
            <text:p>13</text:p>
          </table:table-cell>
          <table:table-cell office:value-type="string" office:value="567">
            <text:p>567</text:p>
          </table:table-cell>
          <table:table-cell office:value-type="string" office:value="Many odd things happen if this #MON is close by. For example, it makes clocks run backwards">
            <text:p>Many odd things happen if this #MON is close by. For example, it makes clocks run backward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ALAKAZAM">
            <text:p>ALAKAZAM</text:p>
          </table:table-cell>
          <table:table-cell office:value-type="string" office:value="alakazam">
            <text:p>alakazam</text:p>
          </table:table-cell>
          <table:table-cell office:value-type="string" office:value="Alakazam">
            <text:p>Alakazam</text:p>
          </table:table-cell>
          <table:table-cell office:value-type="string" office:value="55">
            <text:p>55</text:p>
          </table:table-cell>
          <table:table-cell office:value-type="string" office:value="50">
            <text:p>50</text:p>
          </table:table-cell>
          <table:table-cell office:value-type="string" office:value="45">
            <text:p>45</text:p>
          </table:table-cell>
          <table:table-cell office:value-type="string" office:value="135">
            <text:p>135</text:p>
          </table:table-cell>
          <table:table-cell office:value-type="string" office:value="120">
            <text:p>120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50">
            <text:p>50</text:p>
          </table:table-cell>
          <table:table-cell office:value-type="string" office:value="186">
            <text:p>186</text:p>
          </table:table-cell>
          <table:table-cell office:value-type="string" office:value="TELEPORT, CONFUSION, NO_MOVE, NO_MOVE">
            <text:p>TELEPORT, CONFUSION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HYPER_BEAM, SUBMISSION, COUNTER, SEISMIC_TOSS, DIG, PSYCHIC_M, TELEPORT, MIMIC, DOUBLE_TEAM, REFLECT, BIDE, METRONOME, SKULL_BASH, REST, THUNDER_WAVE, PSYWAVE, TRI_ATTACK, SUBSTITUTE, FLASH">
            <text:p>MEGA_PUNCH, MEGA_KICK, TOXIC, BODY_SLAM, TAKE_DOWN, DOUBLE_EDGE, HYPER_BEAM, SUBMISSION, COUNTER, SEISMIC_TOSS, DIG, PSYCHIC_M, TELEPORT, MIMIC, DOUBLE_TEAM, REFLECT, BIDE, METRONOME, SKULL_BASH, REST, THUNDER_WAVE, PSYWAVE, TRI_ATTACK, SUBSTITUTE, FLASH</text:p>
          </table:table-cell>
          <table:table-cell office:value-type="string" office:value="">
            <text:p/>
          </table:table-cell>
          <table:table-cell office:value-type="string" office:value="16 CONFUSION - 20 DISABLE - 27 PSYBEAM - 31 RECOVER - 38 PSYCHIC_M - 42 REFLECT">
            <text:p>16 CONFUSION - 20 DISABLE - 27 PSYBEAM - 31 RECOVER - 38 PSYCHIC_M - 42 REFLECT</text:p>
          </table:table-cell>
          <table:table-cell office:value-type="string" office:value="SFX_CRY_1C, $98, $FF">
            <text:p>SFX_CRY_1C, $98, $FF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PSI">
            <text:p>PSI</text:p>
          </table:table-cell>
          <table:table-cell office:value-type="string" office:value="15">
            <text:p>15</text:p>
          </table:table-cell>
          <table:table-cell office:value-type="string" office:value="481">
            <text:p>481</text:p>
          </table:table-cell>
          <table:table-cell office:value-type="string" office:value="A #MON that can memorize anything. It never forgets what it learns--that's why this #MON is smart">
            <text:p>A #MON that can memorize anything. It never forgets what it learns--that's why this #MON is smart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MACHOP">
            <text:p>MACHOP</text:p>
          </table:table-cell>
          <table:table-cell office:value-type="string" office:value="machop">
            <text:p>machop</text:p>
          </table:table-cell>
          <table:table-cell office:value-type="string" office:value="Machop">
            <text:p>Machop</text:p>
          </table:table-cell>
          <table:table-cell office:value-type="string" office:value="70">
            <text:p>70</text:p>
          </table:table-cell>
          <table:table-cell office:value-type="string" office:value="80">
            <text:p>80</text:p>
          </table:table-cell>
          <table:table-cell office:value-type="string" office:value="50">
            <text:p>50</text:p>
          </table:table-cell>
          <table:table-cell office:value-type="string" office:value="35">
            <text:p>35</text:p>
          </table:table-cell>
          <table:table-cell office:value-type="string" office:value="35">
            <text:p>35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180">
            <text:p>180</text:p>
          </table:table-cell>
          <table:table-cell office:value-type="string" office:value="88">
            <text:p>88</text:p>
          </table:table-cell>
          <table:table-cell office:value-type="string" office:value="KARATE_CHOP, NO_MOVE, NO_MOVE, NO_MOVE">
            <text:p>KARATE_CHOP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SUBMISSION, COUNTER, SEISMIC_TOSS, EARTHQUAKE, FISSURE, DIG, MIMIC, DOUBLE_TEAM, BIDE, METRONOME, FIRE_BLAST, SKULL_BASH, REST, ROCK_SLIDE, SUBSTITUTE, STRENGTH">
            <text:p>MEGA_PUNCH, MEGA_KICK, TOXIC, BODY_SLAM, TAKE_DOWN, DOUBLE_EDGE, SUBMISSION, COUNTER, SEISMIC_TOSS, EARTHQUAKE, FISSURE, DIG, MIMIC, DOUBLE_TEAM, BIDE, METRONOME, FIRE_BLAST, SKULL_BASH, REST, ROCK_SLIDE, SUBSTITUTE, STRENGTH</text:p>
          </table:table-cell>
          <table:table-cell office:value-type="string" office:value="EV_LEVEL, 28, MACHOKE">
            <text:p>EV_LEVEL, 28, MACHOKE</text:p>
          </table:table-cell>
          <table:table-cell office:value-type="string" office:value="20 LOW_KICK - 25 LEER - 32 FOCUS_ENERGY - 39 SEISMIC_TOSS - 46 SUBMISSION">
            <text:p>20 LOW_KICK - 25 LEER - 32 FOCUS_ENERGY - 39 SEISMIC_TOSS - 46 SUBMISSION</text:p>
          </table:table-cell>
          <table:table-cell office:value-type="string" office:value="SFX_CRY_1F, $EE, $01">
            <text:p>SFX_CRY_1F, $EE, $01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SUPERPOWER">
            <text:p>SUPERPOWER</text:p>
          </table:table-cell>
          <table:table-cell office:value-type="string" office:value="8">
            <text:p>8</text:p>
          </table:table-cell>
          <table:table-cell office:value-type="string" office:value="195">
            <text:p>195</text:p>
          </table:table-cell>
          <table:table-cell office:value-type="string" office:value="Very powerful in spite of its small size. Its mastery of many types of martial arts makes it very tough">
            <text:p>Very powerful in spite of its small size. Its mastery of many types of martial arts makes it very tough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MACHOKE">
            <text:p>MACHOKE</text:p>
          </table:table-cell>
          <table:table-cell office:value-type="string" office:value="machoke">
            <text:p>machoke</text:p>
          </table:table-cell>
          <table:table-cell office:value-type="string" office:value="Machoke">
            <text:p>Machoke</text:p>
          </table:table-cell>
          <table:table-cell office:value-type="string" office:value="80">
            <text:p>80</text:p>
          </table:table-cell>
          <table:table-cell office:value-type="string" office:value="100">
            <text:p>100</text:p>
          </table:table-cell>
          <table:table-cell office:value-type="string" office:value="70">
            <text:p>70</text:p>
          </table:table-cell>
          <table:table-cell office:value-type="string" office:value="50">
            <text:p>50</text:p>
          </table:table-cell>
          <table:table-cell office:value-type="string" office:value="45">
            <text:p>45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90">
            <text:p>90</text:p>
          </table:table-cell>
          <table:table-cell office:value-type="string" office:value="146">
            <text:p>146</text:p>
          </table:table-cell>
          <table:table-cell office:value-type="string" office:value="KARATE_CHOP, LOW_KICK, LEER, NO_MOVE">
            <text:p>KARATE_CHOP, LOW_KICK, LEER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SUBMISSION, COUNTER, SEISMIC_TOSS, EARTHQUAKE, FISSURE, DIG, MIMIC, DOUBLE_TEAM, BIDE, METRONOME, FIRE_BLAST, SKULL_BASH, REST, ROCK_SLIDE, SUBSTITUTE, STRENGTH">
            <text:p>MEGA_PUNCH, MEGA_KICK, TOXIC, BODY_SLAM, TAKE_DOWN, DOUBLE_EDGE, SUBMISSION, COUNTER, SEISMIC_TOSS, EARTHQUAKE, FISSURE, DIG, MIMIC, DOUBLE_TEAM, BIDE, METRONOME, FIRE_BLAST, SKULL_BASH, REST, ROCK_SLIDE, SUBSTITUTE, STRENGTH</text:p>
          </table:table-cell>
          <table:table-cell office:value-type="string" office:value="EV_TRADE, 1, MACHAMP">
            <text:p>EV_TRADE, 1, MACHAMP</text:p>
          </table:table-cell>
          <table:table-cell office:value-type="string" office:value="20 LOW_KICK - 25 LEER - 36 FOCUS_ENERGY - 44 SEISMIC_TOSS - 52 SUBMISSION">
            <text:p>20 LOW_KICK - 25 LEER - 36 FOCUS_ENERGY - 44 SEISMIC_TOSS - 52 SUBMISSION</text:p>
          </table:table-cell>
          <table:table-cell office:value-type="string" office:value="SFX_CRY_1F, $48, $60">
            <text:p>SFX_CRY_1F, $48, $6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SUPERPOWER">
            <text:p>SUPERPOWER</text:p>
          </table:table-cell>
          <table:table-cell office:value-type="string" office:value="15">
            <text:p>15</text:p>
          </table:table-cell>
          <table:table-cell office:value-type="string" office:value="703">
            <text:p>703</text:p>
          </table:table-cell>
          <table:table-cell office:value-type="string" office:value="The belt around its waist holds back its energy. Without it, this #MON would be unstoppable">
            <text:p>The belt around its waist holds back its energy. Without it, this #MON would be unstoppable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MACHAMP">
            <text:p>MACHAMP</text:p>
          </table:table-cell>
          <table:table-cell office:value-type="string" office:value="machamp">
            <text:p>machamp</text:p>
          </table:table-cell>
          <table:table-cell office:value-type="string" office:value="Machamp">
            <text:p>Machamp</text:p>
          </table:table-cell>
          <table:table-cell office:value-type="string" office:value="90">
            <text:p>90</text:p>
          </table:table-cell>
          <table:table-cell office:value-type="string" office:value="130">
            <text:p>130</text:p>
          </table:table-cell>
          <table:table-cell office:value-type="string" office:value="80">
            <text:p>80</text:p>
          </table:table-cell>
          <table:table-cell office:value-type="string" office:value="65">
            <text:p>65</text:p>
          </table:table-cell>
          <table:table-cell office:value-type="string" office:value="55">
            <text:p>55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45">
            <text:p>45</text:p>
          </table:table-cell>
          <table:table-cell office:value-type="string" office:value="193">
            <text:p>193</text:p>
          </table:table-cell>
          <table:table-cell office:value-type="string" office:value="KARATE_CHOP, LOW_KICK, LEER, NO_MOVE">
            <text:p>KARATE_CHOP, LOW_KICK, LEER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HYPER_BEAM, SUBMISSION, COUNTER, SEISMIC_TOSS, EARTHQUAKE, FISSURE, DIG, MIMIC, DOUBLE_TEAM, BIDE, METRONOME, FIRE_BLAST, SKULL_BASH, REST, ROCK_SLIDE, SUBSTITUTE, STRENGTH">
            <text:p>MEGA_PUNCH, MEGA_KICK, TOXIC, BODY_SLAM, TAKE_DOWN, DOUBLE_EDGE, HYPER_BEAM, SUBMISSION, COUNTER, SEISMIC_TOSS, EARTHQUAKE, FISSURE, DIG, MIMIC, DOUBLE_TEAM, BIDE, METRONOME, FIRE_BLAST, SKULL_BASH, REST, ROCK_SLIDE, SUBSTITUTE, STRENGTH</text:p>
          </table:table-cell>
          <table:table-cell office:value-type="string" office:value="">
            <text:p/>
          </table:table-cell>
          <table:table-cell office:value-type="string" office:value="20 LOW_KICK - 25 LEER - 36 FOCUS_ENERGY - 44 SEISMIC_TOSS - 52 SUBMISSION">
            <text:p>20 LOW_KICK - 25 LEER - 36 FOCUS_ENERGY - 44 SEISMIC_TOSS - 52 SUBMISSION</text:p>
          </table:table-cell>
          <table:table-cell office:value-type="string" office:value="SFX_CRY_1F, $08, $C0">
            <text:p>SFX_CRY_1F, $08, $C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SUPERPOWER">
            <text:p>SUPERPOWER</text:p>
          </table:table-cell>
          <table:table-cell office:value-type="string" office:value="16">
            <text:p>16</text:p>
          </table:table-cell>
          <table:table-cell office:value-type="string" office:value="1302">
            <text:p>1302</text:p>
          </table:table-cell>
          <table:table-cell office:value-type="string" office:value="One arm alone can move mountains. Using all four arms, this #MON fires off awesome punches">
            <text:p>One arm alone can move mountains. Using all four arms, this #MON fires off awesome punche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BELLSPROUT">
            <text:p>BELLSPROUT</text:p>
          </table:table-cell>
          <table:table-cell office:value-type="string" office:value="bellsprout">
            <text:p>bellsprout</text:p>
          </table:table-cell>
          <table:table-cell office:value-type="string" office:value="Bellsprout">
            <text:p>Bellsprout</text:p>
          </table:table-cell>
          <table:table-cell office:value-type="string" office:value="50">
            <text:p>50</text:p>
          </table:table-cell>
          <table:table-cell office:value-type="string" office:value="75">
            <text:p>75</text:p>
          </table:table-cell>
          <table:table-cell office:value-type="string" office:value="35">
            <text:p>35</text:p>
          </table:table-cell>
          <table:table-cell office:value-type="string" office:value="70">
            <text:p>70</text:p>
          </table:table-cell>
          <table:table-cell office:value-type="string" office:value="40">
            <text:p>4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255">
            <text:p>255</text:p>
          </table:table-cell>
          <table:table-cell office:value-type="string" office:value="84">
            <text:p>84</text:p>
          </table:table-cell>
          <table:table-cell office:value-type="string" office:value="VINE_WHIP, GROWTH, NO_MOVE, NO_MOVE">
            <text:p>VINE_WHIP, GROWTH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TAKE_DOWN, DOUBLE_EDGE, MEGA_DRAIN, SOLARBEAM, MIMIC, DOUBLE_TEAM, REFLECT, BIDE, REST, SUBSTITUTE, CUT">
            <text:p>SWORDS_DANCE, TOXIC, TAKE_DOWN, DOUBLE_EDGE, MEGA_DRAIN, SOLARBEAM, MIMIC, DOUBLE_TEAM, REFLECT, BIDE, REST, SUBSTITUTE, CUT</text:p>
          </table:table-cell>
          <table:table-cell office:value-type="string" office:value="EV_LEVEL, 21, WEEPINBELL">
            <text:p>EV_LEVEL, 21, WEEPINBELL</text:p>
          </table:table-cell>
          <table:table-cell office:value-type="string" office:value="13 WRAP - 15 POISONPOWDER - 18 SLEEP_POWDER - 21 STUN_SPORE - 26 ACID - 33 RAZOR_LEAF - 42 SLAM">
            <text:p>13 WRAP - 15 POISONPOWDER - 18 SLEEP_POWDER - 21 STUN_SPORE - 26 ACID - 33 RAZOR_LEAF - 42 SLAM</text:p>
          </table:table-cell>
          <table:table-cell office:value-type="string" office:value="SFX_CRY_21, $55, $01">
            <text:p>SFX_CRY_21, $55, $01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FLOWER">
            <text:p>FLOWER</text:p>
          </table:table-cell>
          <table:table-cell office:value-type="string" office:value="7">
            <text:p>7</text:p>
          </table:table-cell>
          <table:table-cell office:value-type="string" office:value="41">
            <text:p>41</text:p>
          </table:table-cell>
          <table:table-cell office:value-type="string" office:value="Prefers hot and humid places. It ensnares tiny insects with its vines and devours them">
            <text:p>Prefers hot and humid places. It ensnares tiny insects with its vines and devours them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WEEPINBELL">
            <text:p>WEEPINBELL</text:p>
          </table:table-cell>
          <table:table-cell office:value-type="string" office:value="weepinbell">
            <text:p>weepinbell</text:p>
          </table:table-cell>
          <table:table-cell office:value-type="string" office:value="Weepinbell">
            <text:p>Weepinbell</text:p>
          </table:table-cell>
          <table:table-cell office:value-type="string" office:value="65">
            <text:p>65</text:p>
          </table:table-cell>
          <table:table-cell office:value-type="string" office:value="90">
            <text:p>90</text:p>
          </table:table-cell>
          <table:table-cell office:value-type="string" office:value="50">
            <text:p>50</text:p>
          </table:table-cell>
          <table:table-cell office:value-type="string" office:value="85">
            <text:p>85</text:p>
          </table:table-cell>
          <table:table-cell office:value-type="string" office:value="55">
            <text:p>55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120">
            <text:p>120</text:p>
          </table:table-cell>
          <table:table-cell office:value-type="string" office:value="151">
            <text:p>151</text:p>
          </table:table-cell>
          <table:table-cell office:value-type="string" office:value="VINE_WHIP, GROWTH, WRAP, NO_MOVE">
            <text:p>VINE_WHIP, GROWTH, WRAP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TAKE_DOWN, DOUBLE_EDGE, MEGA_DRAIN, SOLARBEAM, MIMIC, DOUBLE_TEAM, REFLECT, BIDE, REST, SUBSTITUTE, CUT">
            <text:p>SWORDS_DANCE, TOXIC, TAKE_DOWN, DOUBLE_EDGE, MEGA_DRAIN, SOLARBEAM, MIMIC, DOUBLE_TEAM, REFLECT, BIDE, REST, SUBSTITUTE, CUT</text:p>
          </table:table-cell>
          <table:table-cell office:value-type="string" office:value="EV_ITEM, LEAF_STONE, 1, VICTREEBEL">
            <text:p>EV_ITEM, LEAF_STONE, 1, VICTREEBEL</text:p>
          </table:table-cell>
          <table:table-cell office:value-type="string" office:value="13 WRAP - 15 POISONPOWDER - 18 SLEEP_POWDER - 23 STUN_SPORE - 29 ACID - 38 RAZOR_LEAF - 49 SLAM">
            <text:p>13 WRAP - 15 POISONPOWDER - 18 SLEEP_POWDER - 23 STUN_SPORE - 29 ACID - 38 RAZOR_LEAF - 49 SLAM</text:p>
          </table:table-cell>
          <table:table-cell office:value-type="string" office:value="SFX_CRY_25, $44, $20">
            <text:p>SFX_CRY_25, $44, $20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FLYCATCHER">
            <text:p>FLYCATCHER</text:p>
          </table:table-cell>
          <table:table-cell office:value-type="string" office:value="10">
            <text:p>10</text:p>
          </table:table-cell>
          <table:table-cell office:value-type="string" office:value="64">
            <text:p>64</text:p>
          </table:table-cell>
          <table:table-cell office:value-type="string" office:value="When hungry, it swallows anything that moves. Its hapless prey is melted inside by strong acids">
            <text:p>When hungry, it swallows anything that moves. Its hapless prey is melted inside by strong acid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VICTREEBEL">
            <text:p>VICTREEBEL</text:p>
          </table:table-cell>
          <table:table-cell office:value-type="string" office:value="victreebel">
            <text:p>victreebel</text:p>
          </table:table-cell>
          <table:table-cell office:value-type="string" office:value="Victreebel">
            <text:p>Victreebel</text:p>
          </table:table-cell>
          <table:table-cell office:value-type="string" office:value="80">
            <text:p>80</text:p>
          </table:table-cell>
          <table:table-cell office:value-type="string" office:value="105">
            <text:p>105</text:p>
          </table:table-cell>
          <table:table-cell office:value-type="string" office:value="65">
            <text:p>65</text:p>
          </table:table-cell>
          <table:table-cell office:value-type="string" office:value="100">
            <text:p>100</text:p>
          </table:table-cell>
          <table:table-cell office:value-type="string" office:value="70">
            <text:p>70</text:p>
          </table:table-cell>
          <table:table-cell office:value-type="string" office:value="GRASS">
            <text:p>GRASS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191">
            <text:p>191</text:p>
          </table:table-cell>
          <table:table-cell office:value-type="string" office:value="SLEEP_POWDER, STUN_SPORE, ACID, RAZOR_LEAF">
            <text:p>SLEEP_POWDER, STUN_SPORE, ACID, RAZOR_LEAF</text:p>
          </table:table-cell>
          <table:table-cell office:value-type="string" office:value="GROWTH_MEDIUM_SLOW">
            <text:p>GROWTH_MEDIUM_SLOW</text:p>
          </table:table-cell>
          <table:table-cell office:value-type="string" office:value="SWORDS_DANCE, TOXIC, BODY_SLAM, TAKE_DOWN, DOUBLE_EDGE, HYPER_BEAM, MEGA_DRAIN, SOLARBEAM, MIMIC, DOUBLE_TEAM, REFLECT, BIDE, REST, SUBSTITUTE, CUT">
            <text:p>SWORDS_DANCE, TOXIC, BODY_SLAM, TAKE_DOWN, DOUBLE_EDGE, HYPER_BEAM, MEGA_DRAIN, SOLARBEAM, MIMIC, DOUBLE_TEAM, REFLECT, BIDE, REST, SUBSTITUTE, CUT</text:p>
          </table:table-cell>
          <table:table-cell office:value-type="string" office:value="">
            <text:p/>
          </table:table-cell>
          <table:table-cell office:value-type="string" office:value="13 WRAP - 15 POISONPOWDER - 18 SLEEP_POWDER">
            <text:p>13 WRAP - 15 POISONPOWDER - 18 SLEEP_POWDER</text:p>
          </table:table-cell>
          <table:table-cell office:value-type="string" office:value="SFX_CRY_25, $66, $CC">
            <text:p>SFX_CRY_25, $66, $CC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FLYCATCHER">
            <text:p>FLYCATCHER</text:p>
          </table:table-cell>
          <table:table-cell office:value-type="string" office:value="17">
            <text:p>17</text:p>
          </table:table-cell>
          <table:table-cell office:value-type="string" office:value="154">
            <text:p>154</text:p>
          </table:table-cell>
          <table:table-cell office:value-type="string" office:value="Lures prey with the sweet aroma of honey. Swallowed whole, the prey is melted in a day, bones and all">
            <text:p>Lures prey with the sweet aroma of honey. Swallowed whole, the prey is melted in a day, bones and all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TENTACOOL">
            <text:p>TENTACOOL</text:p>
          </table:table-cell>
          <table:table-cell office:value-type="string" office:value="tentacool">
            <text:p>tentacool</text:p>
          </table:table-cell>
          <table:table-cell office:value-type="string" office:value="Tentacool">
            <text:p>Tentacool</text:p>
          </table:table-cell>
          <table:table-cell office:value-type="string" office:value="40">
            <text:p>40</text:p>
          </table:table-cell>
          <table:table-cell office:value-type="string" office:value="40">
            <text:p>40</text:p>
          </table:table-cell>
          <table:table-cell office:value-type="string" office:value="35">
            <text:p>35</text:p>
          </table:table-cell>
          <table:table-cell office:value-type="string" office:value="100">
            <text:p>100</text:p>
          </table:table-cell>
          <table:table-cell office:value-type="string" office:value="70">
            <text:p>70</text:p>
          </table:table-cell>
          <table:table-cell office:value-type="string" office:value="WATER">
            <text:p>WATER</text:p>
          </table:table-cell>
          <table:table-cell office:value-type="string" office:value="POISON">
            <text:p>POISON</text:p>
          </table:table-cell>
          <table:table-cell office:value-type="string" office:value="190">
            <text:p>190</text:p>
          </table:table-cell>
          <table:table-cell office:value-type="string" office:value="105">
            <text:p>105</text:p>
          </table:table-cell>
          <table:table-cell office:value-type="string" office:value="ACID, NO_MOVE, NO_MOVE, NO_MOVE">
            <text:p>ACID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SWORDS_DANCE, TOXIC, TAKE_DOWN, DOUBLE_EDGE, BUBBLEBEAM, WATER_GUN, ICE_BEAM, BLIZZARD, MEGA_DRAIN, MIMIC, DOUBLE_TEAM, REFLECT, BIDE, SKULL_BASH, REST, SUBSTITUTE, CUT, SURF">
            <text:p>SWORDS_DANCE, TOXIC, TAKE_DOWN, DOUBLE_EDGE, BUBBLEBEAM, WATER_GUN, ICE_BEAM, BLIZZARD, MEGA_DRAIN, MIMIC, DOUBLE_TEAM, REFLECT, BIDE, SKULL_BASH, REST, SUBSTITUTE, CUT, SURF</text:p>
          </table:table-cell>
          <table:table-cell office:value-type="string" office:value="EV_LEVEL, 30, TENTACRUEL">
            <text:p>EV_LEVEL, 30, TENTACRUEL</text:p>
          </table:table-cell>
          <table:table-cell office:value-type="string" office:value="7 SUPERSONIC - 13 WRAP - 18 POISON_STING - 22 WATER_GUN - 33 BARRIER - 40 SCREECH - 48 HYDRO_PUMP">
            <text:p>7 SUPERSONIC - 13 WRAP - 18 POISON_STING - 22 WATER_GUN - 33 BARRIER - 40 SCREECH - 48 HYDRO_PUMP</text:p>
          </table:table-cell>
          <table:table-cell office:value-type="string" office:value="SFX_CRY_1A, $00, $80">
            <text:p>SFX_CRY_1A, $00, $8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JELLYFISH">
            <text:p>JELLYFISH</text:p>
          </table:table-cell>
          <table:table-cell office:value-type="string" office:value="9">
            <text:p>9</text:p>
          </table:table-cell>
          <table:table-cell office:value-type="string" office:value="454">
            <text:p>454</text:p>
          </table:table-cell>
          <table:table-cell office:value-type="string" office:value="It can sometimes be found all dry and shriveled up on a beach. Toss it back into the sea to revive it">
            <text:p>It can sometimes be found all dry and shriveled up on a beach. Toss it back into the sea to revive it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TENTACRUEL">
            <text:p>TENTACRUEL</text:p>
          </table:table-cell>
          <table:table-cell office:value-type="string" office:value="tentacruel">
            <text:p>tentacruel</text:p>
          </table:table-cell>
          <table:table-cell office:value-type="string" office:value="Tentacruel">
            <text:p>Tentacruel</text:p>
          </table:table-cell>
          <table:table-cell office:value-type="string" office:value="80">
            <text:p>80</text:p>
          </table:table-cell>
          <table:table-cell office:value-type="string" office:value="70">
            <text:p>70</text:p>
          </table:table-cell>
          <table:table-cell office:value-type="string" office:value="65">
            <text:p>65</text:p>
          </table:table-cell>
          <table:table-cell office:value-type="string" office:value="120">
            <text:p>120</text:p>
          </table:table-cell>
          <table:table-cell office:value-type="string" office:value="100">
            <text:p>100</text:p>
          </table:table-cell>
          <table:table-cell office:value-type="string" office:value="WATER">
            <text:p>WATER</text:p>
          </table:table-cell>
          <table:table-cell office:value-type="string" office:value="POISON">
            <text:p>POISON</text:p>
          </table:table-cell>
          <table:table-cell office:value-type="string" office:value="60">
            <text:p>60</text:p>
          </table:table-cell>
          <table:table-cell office:value-type="string" office:value="205">
            <text:p>205</text:p>
          </table:table-cell>
          <table:table-cell office:value-type="string" office:value="ACID, SUPERSONIC, WRAP, NO_MOVE">
            <text:p>ACID, SUPERSONIC, WRAP, NO_MOVE</text:p>
          </table:table-cell>
          <table:table-cell office:value-type="string" office:value="GROWTH_SLOW">
            <text:p>GROWTH_SLOW</text:p>
          </table:table-cell>
          <table:table-cell office:value-type="string" office:value="SWORDS_DANCE, TOXIC, TAKE_DOWN, DOUBLE_EDGE, BUBBLEBEAM, WATER_GUN, ICE_BEAM, BLIZZARD, HYPER_BEAM, MEGA_DRAIN, MIMIC, DOUBLE_TEAM, REFLECT, BIDE, SKULL_BASH, REST, SUBSTITUTE, CUT, SURF">
            <text:p>SWORDS_DANCE, TOXIC, TAKE_DOWN, DOUBLE_EDGE, BUBBLEBEAM, WATER_GUN, ICE_BEAM, BLIZZARD, HYPER_BEAM, MEGA_DRAIN, MIMIC, DOUBLE_TEAM, REFLECT, BIDE, SKULL_BASH, REST, SUBSTITUTE, CUT, SURF</text:p>
          </table:table-cell>
          <table:table-cell office:value-type="string" office:value="">
            <text:p/>
          </table:table-cell>
          <table:table-cell office:value-type="string" office:value="7 SUPERSONIC - 13 WRAP - 18 POISON_STING - 22 WATER_GUN - 35 BARRIER - 43 SCREECH - 50 HYDRO_PUMP">
            <text:p>7 SUPERSONIC - 13 WRAP - 18 POISON_STING - 22 WATER_GUN - 35 BARRIER - 43 SCREECH - 50 HYDRO_PUMP</text:p>
          </table:table-cell>
          <table:table-cell office:value-type="string" office:value="SFX_CRY_1A, $EE, $FF">
            <text:p>SFX_CRY_1A, $EE, $FF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JELLYFISH">
            <text:p>JELLYFISH</text:p>
          </table:table-cell>
          <table:table-cell office:value-type="string" office:value="16">
            <text:p>16</text:p>
          </table:table-cell>
          <table:table-cell office:value-type="string" office:value="549">
            <text:p>549</text:p>
          </table:table-cell>
          <table:table-cell office:value-type="string" office:value="Its 80 tentacles can stretch and contract freely. They wrap around prey and weaken it with poison">
            <text:p>Its 80 tentacles can stretch and contract freely. They wrap around prey and weaken it with poison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GEODUDE">
            <text:p>GEODUDE</text:p>
          </table:table-cell>
          <table:table-cell office:value-type="string" office:value="geodude">
            <text:p>geodude</text:p>
          </table:table-cell>
          <table:table-cell office:value-type="string" office:value="Geodude">
            <text:p>Geodude</text:p>
          </table:table-cell>
          <table:table-cell office:value-type="string" office:value="40">
            <text:p>40</text:p>
          </table:table-cell>
          <table:table-cell office:value-type="string" office:value="80">
            <text:p>80</text:p>
          </table:table-cell>
          <table:table-cell office:value-type="string" office:value="100">
            <text:p>100</text:p>
          </table:table-cell>
          <table:table-cell office:value-type="string" office:value="30">
            <text:p>30</text:p>
          </table:table-cell>
          <table:table-cell office:value-type="string" office:value="20">
            <text:p>20</text:p>
          </table:table-cell>
          <table:table-cell office:value-type="string" office:value="ROCK">
            <text:p>ROCK</text:p>
          </table:table-cell>
          <table:table-cell office:value-type="string" office:value="GROUND">
            <text:p>GROUND</text:p>
          </table:table-cell>
          <table:table-cell office:value-type="string" office:value="255">
            <text:p>255</text:p>
          </table:table-cell>
          <table:table-cell office:value-type="string" office:value="86">
            <text:p>86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TOXIC, BODY_SLAM, TAKE_DOWN, DOUBLE_EDGE, SUBMISSION, COUNTER, SEISMIC_TOSS, EARTHQUAKE, FISSURE, DIG, MIMIC, DOUBLE_TEAM, BIDE, METRONOME, SELFDESTRUCT, FIRE_BLAST, REST, EXPLOSION, ROCK_SLIDE, SUBSTITUTE, STRENGTH">
            <text:p>MEGA_PUNCH, TOXIC, BODY_SLAM, TAKE_DOWN, DOUBLE_EDGE, SUBMISSION, COUNTER, SEISMIC_TOSS, EARTHQUAKE, FISSURE, DIG, MIMIC, DOUBLE_TEAM, BIDE, METRONOME, SELFDESTRUCT, FIRE_BLAST, REST, EXPLOSION, ROCK_SLIDE, SUBSTITUTE, STRENGTH</text:p>
          </table:table-cell>
          <table:table-cell office:value-type="string" office:value="EV_LEVEL, 25, GRAVELER">
            <text:p>EV_LEVEL, 25, GRAVELER</text:p>
          </table:table-cell>
          <table:table-cell office:value-type="string" office:value="11 DEFENSE_CURL - 16 ROCK_THROW - 21 SELFDESTRUCT - 26 HARDEN - 31 EARTHQUAKE - 36 EXPLOSION">
            <text:p>11 DEFENSE_CURL - 16 ROCK_THROW - 21 SELFDESTRUCT - 26 HARDEN - 31 EARTHQUAKE - 36 EXPLOSION</text:p>
          </table:table-cell>
          <table:table-cell office:value-type="string" office:value="SFX_CRY_24, $F0, $10">
            <text:p>SFX_CRY_24, $F0, $1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ROCK">
            <text:p>ROCK</text:p>
          </table:table-cell>
          <table:table-cell office:value-type="string" office:value="4">
            <text:p>4</text:p>
          </table:table-cell>
          <table:table-cell office:value-type="string" office:value="200">
            <text:p>200</text:p>
          </table:table-cell>
          <table:table-cell office:value-type="string" office:value="Commonly found near mountain trails, etc. If you step on one by accident, it gets angry">
            <text:p>Commonly found near mountain trails, etc. If you step on one by accident, it gets angry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GRAVELER">
            <text:p>GRAVELER</text:p>
          </table:table-cell>
          <table:table-cell office:value-type="string" office:value="graveler">
            <text:p>graveler</text:p>
          </table:table-cell>
          <table:table-cell office:value-type="string" office:value="Graveler">
            <text:p>Graveler</text:p>
          </table:table-cell>
          <table:table-cell office:value-type="string" office:value="55">
            <text:p>55</text:p>
          </table:table-cell>
          <table:table-cell office:value-type="string" office:value="95">
            <text:p>95</text:p>
          </table:table-cell>
          <table:table-cell office:value-type="string" office:value="115">
            <text:p>115</text:p>
          </table:table-cell>
          <table:table-cell office:value-type="string" office:value="45">
            <text:p>45</text:p>
          </table:table-cell>
          <table:table-cell office:value-type="string" office:value="35">
            <text:p>35</text:p>
          </table:table-cell>
          <table:table-cell office:value-type="string" office:value="ROCK">
            <text:p>ROCK</text:p>
          </table:table-cell>
          <table:table-cell office:value-type="string" office:value="GROUND">
            <text:p>GROUND</text:p>
          </table:table-cell>
          <table:table-cell office:value-type="string" office:value="120">
            <text:p>120</text:p>
          </table:table-cell>
          <table:table-cell office:value-type="string" office:value="134">
            <text:p>134</text:p>
          </table:table-cell>
          <table:table-cell office:value-type="string" office:value="TACKLE, DEFENSE_CURL, NO_MOVE, NO_MOVE">
            <text:p>TACKLE, DEFENSE_CURL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TOXIC, BODY_SLAM, TAKE_DOWN, DOUBLE_EDGE, SUBMISSION, COUNTER, SEISMIC_TOSS, EARTHQUAKE, FISSURE, DIG, MIMIC, DOUBLE_TEAM, BIDE, METRONOME, SELFDESTRUCT, FIRE_BLAST, REST, EXPLOSION, ROCK_SLIDE, SUBSTITUTE, STRENGTH">
            <text:p>MEGA_PUNCH, TOXIC, BODY_SLAM, TAKE_DOWN, DOUBLE_EDGE, SUBMISSION, COUNTER, SEISMIC_TOSS, EARTHQUAKE, FISSURE, DIG, MIMIC, DOUBLE_TEAM, BIDE, METRONOME, SELFDESTRUCT, FIRE_BLAST, REST, EXPLOSION, ROCK_SLIDE, SUBSTITUTE, STRENGTH</text:p>
          </table:table-cell>
          <table:table-cell office:value-type="string" office:value="EV_TRADE, 1, GOLEM">
            <text:p>EV_TRADE, 1, GOLEM</text:p>
          </table:table-cell>
          <table:table-cell office:value-type="string" office:value="11 DEFENSE_CURL - 16 ROCK_THROW - 21 SELFDESTRUCT - 29 HARDEN - 36 EARTHQUAKE - 43 EXPLOSION">
            <text:p>11 DEFENSE_CURL - 16 ROCK_THROW - 21 SELFDESTRUCT - 29 HARDEN - 36 EARTHQUAKE - 43 EXPLOSION</text:p>
          </table:table-cell>
          <table:table-cell office:value-type="string" office:value="SFX_CRY_24, $00, $80">
            <text:p>SFX_CRY_24, $00, $8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ROCK">
            <text:p>ROCK</text:p>
          </table:table-cell>
          <table:table-cell office:value-type="string" office:value="10">
            <text:p>10</text:p>
          </table:table-cell>
          <table:table-cell office:value-type="string" office:value="1052">
            <text:p>1052</text:p>
          </table:table-cell>
          <table:table-cell office:value-type="string" office:value="Often seen rolling down mountain trails. Obstacles are just things to roll straight over, not avoid">
            <text:p>Often seen rolling down mountain trails. Obstacles are just things to roll straight over, not avoid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GOLEM">
            <text:p>GOLEM</text:p>
          </table:table-cell>
          <table:table-cell office:value-type="string" office:value="golem">
            <text:p>golem</text:p>
          </table:table-cell>
          <table:table-cell office:value-type="string" office:value="Golem">
            <text:p>Golem</text:p>
          </table:table-cell>
          <table:table-cell office:value-type="string" office:value="80">
            <text:p>80</text:p>
          </table:table-cell>
          <table:table-cell office:value-type="string" office:value="110">
            <text:p>110</text:p>
          </table:table-cell>
          <table:table-cell office:value-type="string" office:value="130">
            <text:p>130</text:p>
          </table:table-cell>
          <table:table-cell office:value-type="string" office:value="55">
            <text:p>55</text:p>
          </table:table-cell>
          <table:table-cell office:value-type="string" office:value="45">
            <text:p>45</text:p>
          </table:table-cell>
          <table:table-cell office:value-type="string" office:value="ROCK">
            <text:p>ROCK</text:p>
          </table:table-cell>
          <table:table-cell office:value-type="string" office:value="GROUND">
            <text:p>GROUND</text:p>
          </table:table-cell>
          <table:table-cell office:value-type="string" office:value="45">
            <text:p>45</text:p>
          </table:table-cell>
          <table:table-cell office:value-type="string" office:value="177">
            <text:p>177</text:p>
          </table:table-cell>
          <table:table-cell office:value-type="string" office:value="TACKLE, DEFENSE_CURL, NO_MOVE, NO_MOVE">
            <text:p>TACKLE, DEFENSE_CURL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HYPER_BEAM, SUBMISSION, COUNTER, SEISMIC_TOSS, EARTHQUAKE, FISSURE, DIG, MIMIC, DOUBLE_TEAM, BIDE, METRONOME, SELFDESTRUCT, FIRE_BLAST, REST, EXPLOSION, ROCK_SLIDE, SUBSTITUTE, STRENGTH">
            <text:p>MEGA_PUNCH, MEGA_KICK, TOXIC, BODY_SLAM, TAKE_DOWN, DOUBLE_EDGE, HYPER_BEAM, SUBMISSION, COUNTER, SEISMIC_TOSS, EARTHQUAKE, FISSURE, DIG, MIMIC, DOUBLE_TEAM, BIDE, METRONOME, SELFDESTRUCT, FIRE_BLAST, REST, EXPLOSION, ROCK_SLIDE, SUBSTITUTE, STRENGTH</text:p>
          </table:table-cell>
          <table:table-cell office:value-type="string" office:value="">
            <text:p/>
          </table:table-cell>
          <table:table-cell office:value-type="string" office:value="11 DEFENSE_CURL - 16 ROCK_THROW - 21 SELFDESTRUCT - 29 HARDEN - 36 EARTHQUAKE - 43 EXPLOSION">
            <text:p>11 DEFENSE_CURL - 16 ROCK_THROW - 21 SELFDESTRUCT - 29 HARDEN - 36 EARTHQUAKE - 43 EXPLOSION</text:p>
          </table:table-cell>
          <table:table-cell office:value-type="string" office:value="SFX_CRY_12, $E0, $40">
            <text:p>SFX_CRY_12, $E0, $4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MEGATON">
            <text:p>MEGATON</text:p>
          </table:table-cell>
          <table:table-cell office:value-type="string" office:value="14">
            <text:p>14</text:p>
          </table:table-cell>
          <table:table-cell office:value-type="string" office:value="3003">
            <text:p>3003</text:p>
          </table:table-cell>
          <table:table-cell office:value-type="string" office:value="Once it sheds its skin, its body turns tender and whitish. Its hide hardens when it's exposed to air">
            <text:p>Once it sheds its skin, its body turns tender and whitish. Its hide hardens when it's exposed to air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PONYTA">
            <text:p>PONYTA</text:p>
          </table:table-cell>
          <table:table-cell office:value-type="string" office:value="ponyta">
            <text:p>ponyta</text:p>
          </table:table-cell>
          <table:table-cell office:value-type="string" office:value="Ponyta">
            <text:p>Ponyta</text:p>
          </table:table-cell>
          <table:table-cell office:value-type="string" office:value="50">
            <text:p>50</text:p>
          </table:table-cell>
          <table:table-cell office:value-type="string" office:value="85">
            <text:p>85</text:p>
          </table:table-cell>
          <table:table-cell office:value-type="string" office:value="55">
            <text:p>55</text:p>
          </table:table-cell>
          <table:table-cell office:value-type="string" office:value="65">
            <text:p>65</text:p>
          </table:table-cell>
          <table:table-cell office:value-type="string" office:value="90">
            <text:p>90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190">
            <text:p>190</text:p>
          </table:table-cell>
          <table:table-cell office:value-type="string" office:value="152">
            <text:p>152</text:p>
          </table:table-cell>
          <table:table-cell office:value-type="string" office:value="EMBER, NO_MOVE, NO_MOVE, NO_MOVE">
            <text:p>EMBER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BODY_SLAM, TAKE_DOWN, DOUBLE_EDGE, MIMIC, DOUBLE_TEAM, REFLECT, BIDE, FIRE_BLAST, SWIFT, SKULL_BASH, REST, SUBSTITUTE">
            <text:p>TOXIC, HORN_DRILL, BODY_SLAM, TAKE_DOWN, DOUBLE_EDGE, MIMIC, DOUBLE_TEAM, REFLECT, BIDE, FIRE_BLAST, SWIFT, SKULL_BASH, REST, SUBSTITUTE</text:p>
          </table:table-cell>
          <table:table-cell office:value-type="string" office:value="EV_LEVEL, 40, RAPIDASH">
            <text:p>EV_LEVEL, 40, RAPIDASH</text:p>
          </table:table-cell>
          <table:table-cell office:value-type="string" office:value="32 STOMP - 35 GROWL - 39 FIRE_SPIN - 43 TAKE_DOWN - 48 AGILITY">
            <text:p>32 STOMP - 35 GROWL - 39 FIRE_SPIN - 43 TAKE_DOWN - 48 AGILITY</text:p>
          </table:table-cell>
          <table:table-cell office:value-type="string" office:value="SFX_CRY_25, $00, $80">
            <text:p>SFX_CRY_25, $00, $80</text:p>
          </table:table-cell>
          <table:table-cell office:value-type="string" office:value="ICON_QUADRUPED">
            <text:p>ICON_QUADRUPED</text:p>
          </table:table-cell>
          <table:table-cell office:value-type="string" office:value="PAL_REDMON">
            <text:p>PAL_REDMON</text:p>
          </table:table-cell>
          <table:table-cell office:value-type="string" office:value="FIRE HORSE">
            <text:p>FIRE HORSE</text:p>
          </table:table-cell>
          <table:table-cell office:value-type="string" office:value="10">
            <text:p>10</text:p>
          </table:table-cell>
          <table:table-cell office:value-type="string" office:value="299">
            <text:p>299</text:p>
          </table:table-cell>
          <table:table-cell office:value-type="string" office:value="Capable of jumping incredibly high. Its hooves and sturdy legs absorb the impact of a hard landing">
            <text:p>Capable of jumping incredibly high. Its hooves and sturdy legs absorb the impact of a hard landing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RAPIDASH">
            <text:p>RAPIDASH</text:p>
          </table:table-cell>
          <table:table-cell office:value-type="string" office:value="rapidash">
            <text:p>rapidash</text:p>
          </table:table-cell>
          <table:table-cell office:value-type="string" office:value="Rapidash">
            <text:p>Rapidash</text:p>
          </table:table-cell>
          <table:table-cell office:value-type="string" office:value="65">
            <text:p>65</text:p>
          </table:table-cell>
          <table:table-cell office:value-type="string" office:value="100">
            <text:p>100</text:p>
          </table:table-cell>
          <table:table-cell office:value-type="string" office:value="70">
            <text:p>70</text:p>
          </table:table-cell>
          <table:table-cell office:value-type="string" office:value="80">
            <text:p>80</text:p>
          </table:table-cell>
          <table:table-cell office:value-type="string" office:value="105">
            <text:p>105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60">
            <text:p>60</text:p>
          </table:table-cell>
          <table:table-cell office:value-type="string" office:value="192">
            <text:p>192</text:p>
          </table:table-cell>
          <table:table-cell office:value-type="string" office:value="EMBER, LEER, STOMP, GROWL">
            <text:p>EMBER, LEER, STOMP, GROWL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BODY_SLAM, TAKE_DOWN, DOUBLE_EDGE, HYPER_BEAM, MIMIC, DOUBLE_TEAM, REFLECT, BIDE, FIRE_BLAST, SWIFT, SKULL_BASH, REST, SUBSTITUTE">
            <text:p>TOXIC, HORN_DRILL, BODY_SLAM, TAKE_DOWN, DOUBLE_EDGE, HYPER_BEAM, MIMIC, DOUBLE_TEAM, REFLECT, BIDE, FIRE_BLAST, SWIFT, SKULL_BASH, REST, SUBSTITUTE</text:p>
          </table:table-cell>
          <table:table-cell office:value-type="string" office:value="">
            <text:p/>
          </table:table-cell>
          <table:table-cell office:value-type="string" office:value="32 STOMP - 35 GROWL - 39 FIRE_SPIN - 47 TAKE_DOWN - 55 AGILITY">
            <text:p>32 STOMP - 35 GROWL - 39 FIRE_SPIN - 47 TAKE_DOWN - 55 AGILITY</text:p>
          </table:table-cell>
          <table:table-cell office:value-type="string" office:value="SFX_CRY_25, $20, $C0">
            <text:p>SFX_CRY_25, $20, $C0</text:p>
          </table:table-cell>
          <table:table-cell office:value-type="string" office:value="ICON_QUADRUPED">
            <text:p>ICON_QUADRUPED</text:p>
          </table:table-cell>
          <table:table-cell office:value-type="string" office:value="PAL_REDMON">
            <text:p>PAL_REDMON</text:p>
          </table:table-cell>
          <table:table-cell office:value-type="string" office:value="FIRE HORSE">
            <text:p>FIRE HORSE</text:p>
          </table:table-cell>
          <table:table-cell office:value-type="string" office:value="17">
            <text:p>17</text:p>
          </table:table-cell>
          <table:table-cell office:value-type="string" office:value="948">
            <text:p>948</text:p>
          </table:table-cell>
          <table:table-cell office:value-type="string" office:value="Just loves to run. If it sees some-thing faster than itself, it will give chase at top speed">
            <text:p>Just loves to run. If it sees some-thing faster than itself, it will give chase at top speed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SLOWPOKE">
            <text:p>SLOWPOKE</text:p>
          </table:table-cell>
          <table:table-cell office:value-type="string" office:value="slowpoke">
            <text:p>slowpoke</text:p>
          </table:table-cell>
          <table:table-cell office:value-type="string" office:value="Slowpoke">
            <text:p>Slowpoke</text:p>
          </table:table-cell>
          <table:table-cell office:value-type="string" office:value="90">
            <text:p>90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40">
            <text:p>40</text:p>
          </table:table-cell>
          <table:table-cell office:value-type="string" office:value="15">
            <text:p>15</text:p>
          </table:table-cell>
          <table:table-cell office:value-type="string" office:value="WATER">
            <text:p>WATER</text:p>
          </table:table-cell>
          <table:table-cell office:value-type="string" office:value="PSYCHIC_TYPE">
            <text:p>PSYCHIC_TYPE</text:p>
          </table:table-cell>
          <table:table-cell office:value-type="string" office:value="190">
            <text:p>190</text:p>
          </table:table-cell>
          <table:table-cell office:value-type="string" office:value="99">
            <text:p>99</text:p>
          </table:table-cell>
          <table:table-cell office:value-type="string" office:value="CONFUSION, NO_MOVE, NO_MOVE, NO_MOVE">
            <text:p>CONFUSION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ICE_BEAM, BLIZZARD, PAY_DAY, EARTHQUAKE, FISSURE, DIG, PSYCHIC_M, TELEPORT, MIMIC, DOUBLE_TEAM, REFLECT, BIDE, FIRE_BLAST, SWIFT, SKULL_BASH, REST, THUNDER_WAVE, PSYWAVE, TRI_ATTACK, SUBSTITUTE, SURF, STRENGTH, FLASH">
            <text:p>TOXIC, BODY_SLAM, TAKE_DOWN, DOUBLE_EDGE, BUBBLEBEAM, WATER_GUN, ICE_BEAM, BLIZZARD, PAY_DAY, EARTHQUAKE, FISSURE, DIG, PSYCHIC_M, TELEPORT, MIMIC, DOUBLE_TEAM, REFLECT, BIDE, FIRE_BLAST, SWIFT, SKULL_BASH, REST, THUNDER_WAVE, PSYWAVE, TRI_ATTACK, SUBSTITUTE, SURF, STRENGTH, FLASH</text:p>
          </table:table-cell>
          <table:table-cell office:value-type="string" office:value="EV_LEVEL, 37, SLOWBRO">
            <text:p>EV_LEVEL, 37, SLOWBRO</text:p>
          </table:table-cell>
          <table:table-cell office:value-type="string" office:value="18 DISABLE - 22 HEADBUTT - 27 GROWL - 33 WATER_GUN - 40 AMNESIA - 48 PSYCHIC_M">
            <text:p>18 DISABLE - 22 HEADBUTT - 27 GROWL - 33 WATER_GUN - 40 AMNESIA - 48 PSYCHIC_M</text:p>
          </table:table-cell>
          <table:table-cell office:value-type="string" office:value="SFX_CRY_02, $00, $80">
            <text:p>SFX_CRY_02, $00, $80</text:p>
          </table:table-cell>
          <table:table-cell office:value-type="string" office:value="ICON_QUADRUPED">
            <text:p>ICON_QUADRUPED</text:p>
          </table:table-cell>
          <table:table-cell office:value-type="string" office:value="PAL_PINKMON">
            <text:p>PAL_PINKMON</text:p>
          </table:table-cell>
          <table:table-cell office:value-type="string" office:value="DOPEY">
            <text:p>DOPEY</text:p>
          </table:table-cell>
          <table:table-cell office:value-type="string" office:value="12">
            <text:p>12</text:p>
          </table:table-cell>
          <table:table-cell office:value-type="string" office:value="358">
            <text:p>358</text:p>
          </table:table-cell>
          <table:table-cell office:value-type="string" office:value="Incredibly slow and sluggish. It is quite content to loll about without worrying about the time">
            <text:p>Incredibly slow and sluggish. It is quite content to loll about without worrying about the time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SLOWBRO">
            <text:p>SLOWBRO</text:p>
          </table:table-cell>
          <table:table-cell office:value-type="string" office:value="slowbro">
            <text:p>slowbro</text:p>
          </table:table-cell>
          <table:table-cell office:value-type="string" office:value="Slowbro">
            <text:p>Slowbro</text:p>
          </table:table-cell>
          <table:table-cell office:value-type="string" office:value="95">
            <text:p>95</text:p>
          </table:table-cell>
          <table:table-cell office:value-type="string" office:value="75">
            <text:p>75</text:p>
          </table:table-cell>
          <table:table-cell office:value-type="string" office:value="110">
            <text:p>110</text:p>
          </table:table-cell>
          <table:table-cell office:value-type="string" office:value="80">
            <text:p>80</text:p>
          </table:table-cell>
          <table:table-cell office:value-type="string" office:value="30">
            <text:p>30</text:p>
          </table:table-cell>
          <table:table-cell office:value-type="string" office:value="WATER">
            <text:p>WATER</text:p>
          </table:table-cell>
          <table:table-cell office:value-type="string" office:value="PSYCHIC_TYPE">
            <text:p>PSYCHIC_TYPE</text:p>
          </table:table-cell>
          <table:table-cell office:value-type="string" office:value="75">
            <text:p>75</text:p>
          </table:table-cell>
          <table:table-cell office:value-type="string" office:value="164">
            <text:p>164</text:p>
          </table:table-cell>
          <table:table-cell office:value-type="string" office:value="CONFUSION, DISABLE, HEADBUTT, NO_MOVE">
            <text:p>CONFUSION, DISABLE, HEADBUTT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HYPER_BEAM, PAY_DAY, SUBMISSION, COUNTER, SEISMIC_TOSS, EARTHQUAKE, FISSURE, DIG, PSYCHIC_M, TELEPORT, MIMIC, DOUBLE_TEAM, REFLECT, BIDE, FIRE_BLAST, SWIFT, SKULL_BASH, REST, THUNDER_WAVE, PSYWAVE, TRI_ATTACK, SUBSTITUTE, SURF, STRENGTH, FLASH">
            <text:p>MEGA_PUNCH, MEGA_KICK, TOXIC, BODY_SLAM, TAKE_DOWN, DOUBLE_EDGE, BUBBLEBEAM, WATER_GUN, ICE_BEAM, BLIZZARD, HYPER_BEAM, PAY_DAY, SUBMISSION, COUNTER, SEISMIC_TOSS, EARTHQUAKE, FISSURE, DIG, PSYCHIC_M, TELEPORT, MIMIC, DOUBLE_TEAM, REFLECT, BIDE, FIRE_BLAST, SWIFT, SKULL_BASH, REST, THUNDER_WAVE, PSYWAVE, TRI_ATTACK, SUBSTITUTE, SURF, STRENGTH, FLASH</text:p>
          </table:table-cell>
          <table:table-cell office:value-type="string" office:value="">
            <text:p/>
          </table:table-cell>
          <table:table-cell office:value-type="string" office:value="18 DISABLE - 22 HEADBUTT - 27 GROWL - 33 WATER_GUN - 37 DEFENSE_CURL - 44 AMNESIA - 55 PSYCHIC_M">
            <text:p>18 DISABLE - 22 HEADBUTT - 27 GROWL - 33 WATER_GUN - 37 DEFENSE_CURL - 44 AMNESIA - 55 PSYCHIC_M</text:p>
          </table:table-cell>
          <table:table-cell office:value-type="string" office:value="SFX_CRY_1F, $00, $80">
            <text:p>SFX_CRY_1F, $00, $80</text:p>
          </table:table-cell>
          <table:table-cell office:value-type="string" office:value="ICON_MON">
            <text:p>ICON_MON</text:p>
          </table:table-cell>
          <table:table-cell office:value-type="string" office:value="PAL_PINKMON">
            <text:p>PAL_PINKMON</text:p>
          </table:table-cell>
          <table:table-cell office:value-type="string" office:value="HERMITCRAB">
            <text:p>HERMITCRAB</text:p>
          </table:table-cell>
          <table:table-cell office:value-type="string" office:value="16">
            <text:p>16</text:p>
          </table:table-cell>
          <table:table-cell office:value-type="string" office:value="785">
            <text:p>785</text:p>
          </table:table-cell>
          <table:table-cell office:value-type="string" office:value="Lives lazily by the sea. If the SHELLDER on its tail comes off, it becomes a SLOWPOKE again">
            <text:p>Lives lazily by the sea. If the SHELLDER on its tail comes off, it becomes a SLOWPOKE again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MAGNEMITE">
            <text:p>MAGNEMITE</text:p>
          </table:table-cell>
          <table:table-cell office:value-type="string" office:value="magnemite">
            <text:p>magnemite</text:p>
          </table:table-cell>
          <table:table-cell office:value-type="string" office:value="Magnemite">
            <text:p>Magnemite</text:p>
          </table:table-cell>
          <table:table-cell office:value-type="string" office:value="25">
            <text:p>25</text:p>
          </table:table-cell>
          <table:table-cell office:value-type="string" office:value="35">
            <text:p>35</text:p>
          </table:table-cell>
          <table:table-cell office:value-type="string" office:value="70">
            <text:p>70</text:p>
          </table:table-cell>
          <table:table-cell office:value-type="string" office:value="95">
            <text:p>95</text:p>
          </table:table-cell>
          <table:table-cell office:value-type="string" office:value="45">
            <text:p>45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190">
            <text:p>190</text:p>
          </table:table-cell>
          <table:table-cell office:value-type="string" office:value="89">
            <text:p>89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THUNDERBOLT, THUNDER, TELEPORT, MIMIC, DOUBLE_TEAM, REFLECT, BIDE, SWIFT, REST, THUNDER_WAVE, SUBSTITUTE, FLASH">
            <text:p>TOXIC, TAKE_DOWN, DOUBLE_EDGE, THUNDERBOLT, THUNDER, TELEPORT, MIMIC, DOUBLE_TEAM, REFLECT, BIDE, SWIFT, REST, THUNDER_WAVE, SUBSTITUTE, FLASH</text:p>
          </table:table-cell>
          <table:table-cell office:value-type="string" office:value="EV_LEVEL, 30, MAGNETON">
            <text:p>EV_LEVEL, 30, MAGNETON</text:p>
          </table:table-cell>
          <table:table-cell office:value-type="string" office:value="21 SONICBOOM - 25 THUNDERSHOCK - 29 SUPERSONIC - 35 THUNDER_WAVE - 41 SWIFT - 47 SCREECH">
            <text:p>21 SONICBOOM - 25 THUNDERSHOCK - 29 SUPERSONIC - 35 THUNDER_WAVE - 41 SWIFT - 47 SCREECH</text:p>
          </table:table-cell>
          <table:table-cell office:value-type="string" office:value="SFX_CRY_1C, $80, $60">
            <text:p>SFX_CRY_1C, $80, $60</text:p>
          </table:table-cell>
          <table:table-cell office:value-type="string" office:value="ICON_BALL">
            <text:p>ICON_BALL</text:p>
          </table:table-cell>
          <table:table-cell office:value-type="string" office:value="PAL_GREYMON">
            <text:p>PAL_GREYMON</text:p>
          </table:table-cell>
          <table:table-cell office:value-type="string" office:value="MAGNET">
            <text:p>MAGNET</text:p>
          </table:table-cell>
          <table:table-cell office:value-type="string" office:value="3">
            <text:p>3</text:p>
          </table:table-cell>
          <table:table-cell office:value-type="string" office:value="59">
            <text:p>59</text:p>
          </table:table-cell>
          <table:table-cell office:value-type="string" office:value="It is born with the ability to defy gravity. It floats in air on powerful electro-magnetic waves">
            <text:p>It is born with the ability to defy gravity. It floats in air on powerful electro-magnetic wave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MAGNETON">
            <text:p>MAGNETON</text:p>
          </table:table-cell>
          <table:table-cell office:value-type="string" office:value="magneton">
            <text:p>magneton</text:p>
          </table:table-cell>
          <table:table-cell office:value-type="string" office:value="Magneton">
            <text:p>Magneton</text:p>
          </table:table-cell>
          <table:table-cell office:value-type="string" office:value="50">
            <text:p>50</text:p>
          </table:table-cell>
          <table:table-cell office:value-type="string" office:value="60">
            <text:p>60</text:p>
          </table:table-cell>
          <table:table-cell office:value-type="string" office:value="95">
            <text:p>95</text:p>
          </table:table-cell>
          <table:table-cell office:value-type="string" office:value="120">
            <text:p>120</text:p>
          </table:table-cell>
          <table:table-cell office:value-type="string" office:value="70">
            <text:p>7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60">
            <text:p>60</text:p>
          </table:table-cell>
          <table:table-cell office:value-type="string" office:value="161">
            <text:p>161</text:p>
          </table:table-cell>
          <table:table-cell office:value-type="string" office:value="TACKLE, SONICBOOM, THUNDERSHOCK, NO_MOVE">
            <text:p>TACKLE, SONICBOOM, THUNDERSHOCK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HYPER_BEAM, THUNDERBOLT, THUNDER, TELEPORT, MIMIC, DOUBLE_TEAM, REFLECT, BIDE, SWIFT, REST, THUNDER_WAVE, SUBSTITUTE, FLASH">
            <text:p>TOXIC, TAKE_DOWN, DOUBLE_EDGE, HYPER_BEAM, THUNDERBOLT, THUNDER, TELEPORT, MIMIC, DOUBLE_TEAM, REFLECT, BIDE, SWIFT, REST, THUNDER_WAVE, SUBSTITUTE, FLASH</text:p>
          </table:table-cell>
          <table:table-cell office:value-type="string" office:value="">
            <text:p/>
          </table:table-cell>
          <table:table-cell office:value-type="string" office:value="21 SONICBOOM - 25 THUNDERSHOCK - 29 SUPERSONIC - 38 THUNDER_WAVE - 46 SWIFT - 54 SCREECH">
            <text:p>21 SONICBOOM - 25 THUNDERSHOCK - 29 SUPERSONIC - 38 THUNDER_WAVE - 46 SWIFT - 54 SCREECH</text:p>
          </table:table-cell>
          <table:table-cell office:value-type="string" office:value="SFX_CRY_1C, $20, $C0">
            <text:p>SFX_CRY_1C, $20, $C0</text:p>
          </table:table-cell>
          <table:table-cell office:value-type="string" office:value="ICON_BALL">
            <text:p>ICON_BALL</text:p>
          </table:table-cell>
          <table:table-cell office:value-type="string" office:value="PAL_GREYMON">
            <text:p>PAL_GREYMON</text:p>
          </table:table-cell>
          <table:table-cell office:value-type="string" office:value="MAGNET">
            <text:p>MAGNET</text:p>
          </table:table-cell>
          <table:table-cell office:value-type="string" office:value="10">
            <text:p>10</text:p>
          </table:table-cell>
          <table:table-cell office:value-type="string" office:value="599">
            <text:p>599</text:p>
          </table:table-cell>
          <table:table-cell office:value-type="string" office:value="Generates strange radio signals. It raises the tem-perature by 2C degrees within a kilometer">
            <text:p>Generates strange radio signals. It raises the tem-perature by 2C degrees within a kilometer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FARFETCHD">
            <text:p>FARFETCHD</text:p>
          </table:table-cell>
          <table:table-cell office:value-type="string" office:value="farfetchd">
            <text:p>farfetchd</text:p>
          </table:table-cell>
          <table:table-cell office:value-type="string" office:value="Farfetchd">
            <text:p>Farfetchd</text:p>
          </table:table-cell>
          <table:table-cell office:value-type="string" office:value="52">
            <text:p>52</text:p>
          </table:table-cell>
          <table:table-cell office:value-type="string" office:value="65">
            <text:p>65</text:p>
          </table:table-cell>
          <table:table-cell office:value-type="string" office:value="55">
            <text:p>55</text:p>
          </table:table-cell>
          <table:table-cell office:value-type="string" office:value="58">
            <text:p>58</text:p>
          </table:table-cell>
          <table:table-cell office:value-type="string" office:value="60">
            <text:p>60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94">
            <text:p>94</text:p>
          </table:table-cell>
          <table:table-cell office:value-type="string" office:value="PECK, SAND_ATTACK, NO_MOVE, NO_MOVE">
            <text:p>PECK, SAND_ATTACK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MIMIC, DOUBLE_TEAM, REFLECT, BIDE, SWIFT, SKULL_BASH, REST, SUBSTITUTE, CUT, FLY">
            <text:p>SWORDS_DANCE, TOXIC, BODY_SLAM, TAKE_DOWN, DOUBLE_EDGE, MIMIC, DOUBLE_TEAM, REFLECT, BIDE, SWIFT, SKULL_BASH, REST, SUBSTITUTE, CUT, FLY</text:p>
          </table:table-cell>
          <table:table-cell office:value-type="string" office:value="">
            <text:p/>
          </table:table-cell>
          <table:table-cell office:value-type="string" office:value="7 LEER - 15 FURY_ATTACK - 23 SWORDS_DANCE - 31 AGILITY - 39 SLASH">
            <text:p>7 LEER - 15 FURY_ATTACK - 23 SWORDS_DANCE - 31 AGILITY - 39 SLASH</text:p>
          </table:table-cell>
          <table:table-cell office:value-type="string" office:value="SFX_CRY_10, $DD, $01">
            <text:p>SFX_CRY_10, $DD, $01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WILD DUCK">
            <text:p>WILD DUCK</text:p>
          </table:table-cell>
          <table:table-cell office:value-type="string" office:value="8">
            <text:p>8</text:p>
          </table:table-cell>
          <table:table-cell office:value-type="string" office:value="150">
            <text:p>150</text:p>
          </table:table-cell>
          <table:table-cell office:value-type="string" office:value="Lives where reedy plants grow. They are rarely seen, so it's thought their numbers are decreasing">
            <text:p>Lives where reedy plants grow. They are rarely seen, so it's thought their numbers are decreasing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DODUO">
            <text:p>DODUO</text:p>
          </table:table-cell>
          <table:table-cell office:value-type="string" office:value="doduo">
            <text:p>doduo</text:p>
          </table:table-cell>
          <table:table-cell office:value-type="string" office:value="Doduo">
            <text:p>Doduo</text:p>
          </table:table-cell>
          <table:table-cell office:value-type="string" office:value="35">
            <text:p>35</text:p>
          </table:table-cell>
          <table:table-cell office:value-type="string" office:value="85">
            <text:p>85</text:p>
          </table:table-cell>
          <table:table-cell office:value-type="string" office:value="45">
            <text:p>45</text:p>
          </table:table-cell>
          <table:table-cell office:value-type="string" office:value="35">
            <text:p>35</text:p>
          </table:table-cell>
          <table:table-cell office:value-type="string" office:value="75">
            <text:p>75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190">
            <text:p>190</text:p>
          </table:table-cell>
          <table:table-cell office:value-type="string" office:value="96">
            <text:p>96</text:p>
          </table:table-cell>
          <table:table-cell office:value-type="string" office:value="PECK, NO_MOVE, NO_MOVE, NO_MOVE">
            <text:p>PECK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MIMIC, DOUBLE_TEAM, REFLECT, BIDE, SKULL_BASH, SKY_ATTACK, REST, TRI_ATTACK, SUBSTITUTE, FLY">
            <text:p>TOXIC, BODY_SLAM, TAKE_DOWN, DOUBLE_EDGE, MIMIC, DOUBLE_TEAM, REFLECT, BIDE, SKULL_BASH, SKY_ATTACK, REST, TRI_ATTACK, SUBSTITUTE, FLY</text:p>
          </table:table-cell>
          <table:table-cell office:value-type="string" office:value="EV_LEVEL, 31, DODRIO">
            <text:p>EV_LEVEL, 31, DODRIO</text:p>
          </table:table-cell>
          <table:table-cell office:value-type="string" office:value="20 GROWL - 24 FURY_ATTACK - 30 DRILL_PECK - 40 TRI_ATTACK - 44 AGILITY">
            <text:p>20 GROWL - 24 FURY_ATTACK - 30 DRILL_PECK - 40 TRI_ATTACK - 44 AGILITY</text:p>
          </table:table-cell>
          <table:table-cell office:value-type="string" office:value="SFX_CRY_0B, $BB, $01">
            <text:p>SFX_CRY_0B, $BB, $01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TWIN BIRD">
            <text:p>TWIN BIRD</text:p>
          </table:table-cell>
          <table:table-cell office:value-type="string" office:value="14">
            <text:p>14</text:p>
          </table:table-cell>
          <table:table-cell office:value-type="string" office:value="390">
            <text:p>390</text:p>
          </table:table-cell>
          <table:table-cell office:value-type="string" office:value="Its short wings make flying dif-ficult. Instead, this #MON runs at high speed on developed legs">
            <text:p>Its short wings make flying dif-ficult. Instead, this #MON runs at high speed on developed le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DODRIO">
            <text:p>DODRIO</text:p>
          </table:table-cell>
          <table:table-cell office:value-type="string" office:value="dodrio">
            <text:p>dodrio</text:p>
          </table:table-cell>
          <table:table-cell office:value-type="string" office:value="Dodrio">
            <text:p>Dodrio</text:p>
          </table:table-cell>
          <table:table-cell office:value-type="string" office:value="60">
            <text:p>60</text:p>
          </table:table-cell>
          <table:table-cell office:value-type="string" office:value="110">
            <text:p>110</text:p>
          </table:table-cell>
          <table:table-cell office:value-type="string" office:value="70">
            <text:p>70</text:p>
          </table:table-cell>
          <table:table-cell office:value-type="string" office:value="60">
            <text:p>60</text:p>
          </table:table-cell>
          <table:table-cell office:value-type="string" office:value="100">
            <text:p>100</text:p>
          </table:table-cell>
          <table:table-cell office:value-type="string" office:value="NORMAL">
            <text:p>NORMAL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158">
            <text:p>158</text:p>
          </table:table-cell>
          <table:table-cell office:value-type="string" office:value="PECK, GROWL, FURY_ATTACK, NO_MOVE">
            <text:p>PECK, GROWL, FURY_ATTACK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MIMIC, DOUBLE_TEAM, REFLECT, BIDE, SKULL_BASH, SKY_ATTACK, REST, TRI_ATTACK, SUBSTITUTE, FLY">
            <text:p>TOXIC, BODY_SLAM, TAKE_DOWN, DOUBLE_EDGE, HYPER_BEAM, MIMIC, DOUBLE_TEAM, REFLECT, BIDE, SKULL_BASH, SKY_ATTACK, REST, TRI_ATTACK, SUBSTITUTE, FLY</text:p>
          </table:table-cell>
          <table:table-cell office:value-type="string" office:value="">
            <text:p/>
          </table:table-cell>
          <table:table-cell office:value-type="string" office:value="20 GROWL - 24 FURY_ATTACK - 30 DRILL_PECK - 45 TRI_ATTACK - 51 AGILITY">
            <text:p>20 GROWL - 24 FURY_ATTACK - 30 DRILL_PECK - 45 TRI_ATTACK - 51 AGILITY</text:p>
          </table:table-cell>
          <table:table-cell office:value-type="string" office:value="SFX_CRY_0B, $99, $20">
            <text:p>SFX_CRY_0B, $99, $20</text:p>
          </table:table-cell>
          <table:table-cell office:value-type="string" office:value="ICON_BIRD">
            <text:p>ICON_BIRD</text:p>
          </table:table-cell>
          <table:table-cell office:value-type="string" office:value="PAL_BROWNMON">
            <text:p>PAL_BROWNMON</text:p>
          </table:table-cell>
          <table:table-cell office:value-type="string" office:value="TRIPLEBIRD">
            <text:p>TRIPLEBIRD</text:p>
          </table:table-cell>
          <table:table-cell office:value-type="string" office:value="18">
            <text:p>18</text:p>
          </table:table-cell>
          <table:table-cell office:value-type="string" office:value="853">
            <text:p>853</text:p>
          </table:table-cell>
          <table:table-cell office:value-type="string" office:value="One of DODUO's 2 heads splits to form a unique species. It runs close to 40 MPH in prairies">
            <text:p>One of DODUO's 2 heads splits to form a unique species. It runs close to 40 MPH in prairie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SEEL">
            <text:p>SEEL</text:p>
          </table:table-cell>
          <table:table-cell office:value-type="string" office:value="seel">
            <text:p>seel</text:p>
          </table:table-cell>
          <table:table-cell office:value-type="string" office:value="Seel">
            <text:p>Seel</text:p>
          </table:table-cell>
          <table:table-cell office:value-type="string" office:value="65">
            <text:p>65</text:p>
          </table:table-cell>
          <table:table-cell office:value-type="string" office:value="45">
            <text:p>45</text:p>
          </table:table-cell>
          <table:table-cell office:value-type="string" office:value="55">
            <text:p>55</text:p>
          </table:table-cell>
          <table:table-cell office:value-type="string" office:value="70">
            <text:p>70</text:p>
          </table:table-cell>
          <table:table-cell office:value-type="string" office:value="45">
            <text:p>4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190">
            <text:p>190</text:p>
          </table:table-cell>
          <table:table-cell office:value-type="string" office:value="100">
            <text:p>100</text:p>
          </table:table-cell>
          <table:table-cell office:value-type="string" office:value="HEADBUTT, NO_MOVE, NO_MOVE, NO_MOVE">
            <text:p>HEADBUTT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BODY_SLAM, TAKE_DOWN, DOUBLE_EDGE, BUBBLEBEAM, WATER_GUN, ICE_BEAM, BLIZZARD, PAY_DAY, MIMIC, DOUBLE_TEAM, BIDE, SKULL_BASH, REST, SUBSTITUTE, SURF, STRENGTH">
            <text:p>TOXIC, HORN_DRILL, BODY_SLAM, TAKE_DOWN, DOUBLE_EDGE, BUBBLEBEAM, WATER_GUN, ICE_BEAM, BLIZZARD, PAY_DAY, MIMIC, DOUBLE_TEAM, BIDE, SKULL_BASH, REST, SUBSTITUTE, SURF, STRENGTH</text:p>
          </table:table-cell>
          <table:table-cell office:value-type="string" office:value="EV_LEVEL, 34, DEWGONG">
            <text:p>EV_LEVEL, 34, DEWGONG</text:p>
          </table:table-cell>
          <table:table-cell office:value-type="string" office:value="30 GROWL - 35 AURORA_BEAM - 40 REST - 45 TAKE_DOWN - 50 ICE_BEAM">
            <text:p>30 GROWL - 35 AURORA_BEAM - 40 REST - 45 TAKE_DOWN - 50 ICE_BEAM</text:p>
          </table:table-cell>
          <table:table-cell office:value-type="string" office:value="SFX_CRY_0C, $88, $C0">
            <text:p>SFX_CRY_0C, $88, $C0</text:p>
          </table:table-cell>
          <table:table-cell office:value-type="string" office:value="ICON_WATER">
            <text:p>ICON_WATER</text:p>
          </table:table-cell>
          <table:table-cell office:value-type="string" office:value="PAL_BLUEMON">
            <text:p>PAL_BLUEMON</text:p>
          </table:table-cell>
          <table:table-cell office:value-type="string" office:value="SEA LION">
            <text:p>SEA LION</text:p>
          </table:table-cell>
          <table:table-cell office:value-type="string" office:value="11">
            <text:p>11</text:p>
          </table:table-cell>
          <table:table-cell office:value-type="string" office:value="898">
            <text:p>898</text:p>
          </table:table-cell>
          <table:table-cell office:value-type="string" office:value="Loves freezing cold conditions. Relishes swimming in a frigid cli-mate of around -10C degrees">
            <text:p>Loves freezing cold conditions. Relishes swimming in a frigid cli-mate of around -10C degree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DEWGONG">
            <text:p>DEWGONG</text:p>
          </table:table-cell>
          <table:table-cell office:value-type="string" office:value="dewgong">
            <text:p>dewgong</text:p>
          </table:table-cell>
          <table:table-cell office:value-type="string" office:value="Dewgong">
            <text:p>Dewgong</text:p>
          </table:table-cell>
          <table:table-cell office:value-type="string" office:value="90">
            <text:p>90</text:p>
          </table:table-cell>
          <table:table-cell office:value-type="string" office:value="70">
            <text:p>70</text:p>
          </table:table-cell>
          <table:table-cell office:value-type="string" office:value="80">
            <text:p>80</text:p>
          </table:table-cell>
          <table:table-cell office:value-type="string" office:value="95">
            <text:p>95</text:p>
          </table:table-cell>
          <table:table-cell office:value-type="string" office:value="70">
            <text:p>70</text:p>
          </table:table-cell>
          <table:table-cell office:value-type="string" office:value="WATER">
            <text:p>WATER</text:p>
          </table:table-cell>
          <table:table-cell office:value-type="string" office:value="ICE">
            <text:p>ICE</text:p>
          </table:table-cell>
          <table:table-cell office:value-type="string" office:value="75">
            <text:p>75</text:p>
          </table:table-cell>
          <table:table-cell office:value-type="string" office:value="176">
            <text:p>176</text:p>
          </table:table-cell>
          <table:table-cell office:value-type="string" office:value="HEADBUTT, GROWL, AURORA_BEAM, NO_MOVE">
            <text:p>HEADBUTT, GROWL, AURORA_BEAM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BODY_SLAM, TAKE_DOWN, DOUBLE_EDGE, BUBBLEBEAM, WATER_GUN, ICE_BEAM, BLIZZARD, HYPER_BEAM, PAY_DAY, MIMIC, DOUBLE_TEAM, BIDE, SKULL_BASH, REST, SUBSTITUTE, SURF, STRENGTH">
            <text:p>TOXIC, HORN_DRILL, BODY_SLAM, TAKE_DOWN, DOUBLE_EDGE, BUBBLEBEAM, WATER_GUN, ICE_BEAM, BLIZZARD, HYPER_BEAM, PAY_DAY, MIMIC, DOUBLE_TEAM, BIDE, SKULL_BASH, REST, SUBSTITUTE, SURF, STRENGTH</text:p>
          </table:table-cell>
          <table:table-cell office:value-type="string" office:value="">
            <text:p/>
          </table:table-cell>
          <table:table-cell office:value-type="string" office:value="30 GROWL - 35 AURORA_BEAM - 44 REST - 50 TAKE_DOWN - 56 ICE_BEAM">
            <text:p>30 GROWL - 35 AURORA_BEAM - 44 REST - 50 TAKE_DOWN - 56 ICE_BEAM</text:p>
          </table:table-cell>
          <table:table-cell office:value-type="string" office:value="SFX_CRY_0C, $23, $FF">
            <text:p>SFX_CRY_0C, $23, $FF</text:p>
          </table:table-cell>
          <table:table-cell office:value-type="string" office:value="ICON_WATER">
            <text:p>ICON_WATER</text:p>
          </table:table-cell>
          <table:table-cell office:value-type="string" office:value="PAL_BLUEMON">
            <text:p>PAL_BLUEMON</text:p>
          </table:table-cell>
          <table:table-cell office:value-type="string" office:value="SEA LION">
            <text:p>SEA LION</text:p>
          </table:table-cell>
          <table:table-cell office:value-type="string" office:value="17">
            <text:p>17</text:p>
          </table:table-cell>
          <table:table-cell office:value-type="string" office:value="1202">
            <text:p>1202</text:p>
          </table:table-cell>
          <table:table-cell office:value-type="string" office:value="Its entire body is a snowy-white. Unharmed by even intense cold, it swims powerfully in icy waters">
            <text:p>Its entire body is a snowy-white. Unharmed by even intense cold, it swims powerfully in icy water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GRIMER">
            <text:p>GRIMER</text:p>
          </table:table-cell>
          <table:table-cell office:value-type="string" office:value="grimer">
            <text:p>grimer</text:p>
          </table:table-cell>
          <table:table-cell office:value-type="string" office:value="Grimer">
            <text:p>Grimer</text:p>
          </table:table-cell>
          <table:table-cell office:value-type="string" office:value="80">
            <text:p>80</text:p>
          </table:table-cell>
          <table:table-cell office:value-type="string" office:value="80">
            <text:p>80</text:p>
          </table:table-cell>
          <table:table-cell office:value-type="string" office:value="50">
            <text:p>50</text:p>
          </table:table-cell>
          <table:table-cell office:value-type="string" office:value="40">
            <text:p>40</text:p>
          </table:table-cell>
          <table:table-cell office:value-type="string" office:value="25">
            <text:p>25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190">
            <text:p>190</text:p>
          </table:table-cell>
          <table:table-cell office:value-type="string" office:value="90">
            <text:p>90</text:p>
          </table:table-cell>
          <table:table-cell office:value-type="string" office:value="POUND, DISABLE, NO_MOVE, NO_MOVE">
            <text:p>POUND, DISABL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MEGA_DRAIN, THUNDERBOLT, THUNDER, MIMIC, DOUBLE_TEAM, BIDE, SELFDESTRUCT, FIRE_BLAST, REST, EXPLOSION, SUBSTITUTE">
            <text:p>TOXIC, BODY_SLAM, MEGA_DRAIN, THUNDERBOLT, THUNDER, MIMIC, DOUBLE_TEAM, BIDE, SELFDESTRUCT, FIRE_BLAST, REST, EXPLOSION, SUBSTITUTE</text:p>
          </table:table-cell>
          <table:table-cell office:value-type="string" office:value="EV_LEVEL, 38, MUK">
            <text:p>EV_LEVEL, 38, MUK</text:p>
          </table:table-cell>
          <table:table-cell office:value-type="string" office:value="30 POISON_GAS - 33 MINIMIZE - 37 SLUDGE - 42 HARDEN - 48 SCREECH - 55 ACID_ARMOR">
            <text:p>30 POISON_GAS - 33 MINIMIZE - 37 SLUDGE - 42 HARDEN - 48 SCREECH - 55 ACID_ARMOR</text:p>
          </table:table-cell>
          <table:table-cell office:value-type="string" office:value="SFX_CRY_05, $00, $80">
            <text:p>SFX_CRY_05, $00, $8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SLUDGE">
            <text:p>SLUDGE</text:p>
          </table:table-cell>
          <table:table-cell office:value-type="string" office:value="9">
            <text:p>9</text:p>
          </table:table-cell>
          <table:table-cell office:value-type="string" office:value="299">
            <text:p>299</text:p>
          </table:table-cell>
          <table:table-cell office:value-type="string" office:value="Made of hardened sludge. It smells too putrid to touch. Even weeds won't grow in its path">
            <text:p>Made of hardened sludge. It smells too putrid to touch. Even weeds won't grow in its path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MUK">
            <text:p>MUK</text:p>
          </table:table-cell>
          <table:table-cell office:value-type="string" office:value="muk">
            <text:p>muk</text:p>
          </table:table-cell>
          <table:table-cell office:value-type="string" office:value="Muk">
            <text:p>Muk</text:p>
          </table:table-cell>
          <table:table-cell office:value-type="string" office:value="105">
            <text:p>105</text:p>
          </table:table-cell>
          <table:table-cell office:value-type="string" office:value="105">
            <text:p>105</text:p>
          </table:table-cell>
          <table:table-cell office:value-type="string" office:value="75">
            <text:p>75</text:p>
          </table:table-cell>
          <table:table-cell office:value-type="string" office:value="65">
            <text:p>65</text:p>
          </table:table-cell>
          <table:table-cell office:value-type="string" office:value="50">
            <text:p>50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75">
            <text:p>75</text:p>
          </table:table-cell>
          <table:table-cell office:value-type="string" office:value="157">
            <text:p>157</text:p>
          </table:table-cell>
          <table:table-cell office:value-type="string" office:value="POUND, DISABLE, POISON_GAS, NO_MOVE">
            <text:p>POUND, DISABLE, POISON_GAS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HYPER_BEAM, MEGA_DRAIN, THUNDERBOLT, THUNDER, MIMIC, DOUBLE_TEAM, BIDE, SELFDESTRUCT, FIRE_BLAST, REST, EXPLOSION, SUBSTITUTE">
            <text:p>TOXIC, BODY_SLAM, HYPER_BEAM, MEGA_DRAIN, THUNDERBOLT, THUNDER, MIMIC, DOUBLE_TEAM, BIDE, SELFDESTRUCT, FIRE_BLAST, REST, EXPLOSION, SUBSTITUTE</text:p>
          </table:table-cell>
          <table:table-cell office:value-type="string" office:value="">
            <text:p/>
          </table:table-cell>
          <table:table-cell office:value-type="string" office:value="30 POISON_GAS - 33 MINIMIZE - 37 SLUDGE - 45 HARDEN - 53 SCREECH - 60 ACID_ARMOR">
            <text:p>30 POISON_GAS - 33 MINIMIZE - 37 SLUDGE - 45 HARDEN - 53 SCREECH - 60 ACID_ARMOR</text:p>
          </table:table-cell>
          <table:table-cell office:value-type="string" office:value="SFX_CRY_07, $EF, $FF">
            <text:p>SFX_CRY_07, $EF, $FF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SLUDGE">
            <text:p>SLUDGE</text:p>
          </table:table-cell>
          <table:table-cell office:value-type="string" office:value="12">
            <text:p>12</text:p>
          </table:table-cell>
          <table:table-cell office:value-type="string" office:value="299">
            <text:p>299</text:p>
          </table:table-cell>
          <table:table-cell office:value-type="string" office:value="Smells so awful, it can cause fainting. Through degeneration, it lost its sense of smell">
            <text:p>Smells so awful, it can cause fainting. Through degeneration, it lost its sense of smell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HELLDER">
            <text:p>SHELLDER</text:p>
          </table:table-cell>
          <table:table-cell office:value-type="string" office:value="shellder">
            <text:p>shellder</text:p>
          </table:table-cell>
          <table:table-cell office:value-type="string" office:value="Shellder">
            <text:p>Shellder</text:p>
          </table:table-cell>
          <table:table-cell office:value-type="string" office:value="30">
            <text:p>30</text:p>
          </table:table-cell>
          <table:table-cell office:value-type="string" office:value="65">
            <text:p>65</text:p>
          </table:table-cell>
          <table:table-cell office:value-type="string" office:value="100">
            <text:p>100</text:p>
          </table:table-cell>
          <table:table-cell office:value-type="string" office:value="45">
            <text:p>45</text:p>
          </table:table-cell>
          <table:table-cell office:value-type="string" office:value="40">
            <text:p>4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190">
            <text:p>190</text:p>
          </table:table-cell>
          <table:table-cell office:value-type="string" office:value="97">
            <text:p>97</text:p>
          </table:table-cell>
          <table:table-cell office:value-type="string" office:value="TACKLE, DEFENSE_CURL, NO_MOVE, NO_MOVE">
            <text:p>TACKLE, DEFENSE_CURL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BUBBLEBEAM, WATER_GUN, ICE_BEAM, BLIZZARD, TELEPORT, MIMIC, DOUBLE_TEAM, REFLECT, BIDE, SELFDESTRUCT, SWIFT, REST, EXPLOSION, TRI_ATTACK, SUBSTITUTE, SURF">
            <text:p>TOXIC, TAKE_DOWN, DOUBLE_EDGE, BUBBLEBEAM, WATER_GUN, ICE_BEAM, BLIZZARD, TELEPORT, MIMIC, DOUBLE_TEAM, REFLECT, BIDE, SELFDESTRUCT, SWIFT, REST, EXPLOSION, TRI_ATTACK, SUBSTITUTE, SURF</text:p>
          </table:table-cell>
          <table:table-cell office:value-type="string" office:value="EV_ITEM, WATER_STONE, 1, CLOYSTER">
            <text:p>EV_ITEM, WATER_STONE, 1, CLOYSTER</text:p>
          </table:table-cell>
          <table:table-cell office:value-type="string" office:value="18 SUPERSONIC - 23 CLAMP - 30 AURORA_BEAM - 39 LEER - 50 ICE_BEAM">
            <text:p>18 SUPERSONIC - 23 CLAMP - 30 AURORA_BEAM - 39 LEER - 50 ICE_BEAM</text:p>
          </table:table-cell>
          <table:table-cell office:value-type="string" office:value="SFX_CRY_18, $00, $80">
            <text:p>SFX_CRY_18, $00, $80</text:p>
          </table:table-cell>
          <table:table-cell office:value-type="string" office:value="ICON_HELIX">
            <text:p>ICON_HELIX</text:p>
          </table:table-cell>
          <table:table-cell office:value-type="string" office:value="PAL_GREYMON">
            <text:p>PAL_GREYMON</text:p>
          </table:table-cell>
          <table:table-cell office:value-type="string" office:value="BIVALVE">
            <text:p>BIVALVE</text:p>
          </table:table-cell>
          <table:table-cell office:value-type="string" office:value="3">
            <text:p>3</text:p>
          </table:table-cell>
          <table:table-cell office:value-type="string" office:value="41">
            <text:p>41</text:p>
          </table:table-cell>
          <table:table-cell office:value-type="string" office:value="The shell can withstand any attack. However, when it is open, the tender body is exposed">
            <text:p>The shell can withstand any attack. However, when it is open, the tender body is exposed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CLOYSTER">
            <text:p>CLOYSTER</text:p>
          </table:table-cell>
          <table:table-cell office:value-type="string" office:value="cloyster">
            <text:p>cloyster</text:p>
          </table:table-cell>
          <table:table-cell office:value-type="string" office:value="Cloyster">
            <text:p>Cloyster</text:p>
          </table:table-cell>
          <table:table-cell office:value-type="string" office:value="50">
            <text:p>50</text:p>
          </table:table-cell>
          <table:table-cell office:value-type="string" office:value="95">
            <text:p>95</text:p>
          </table:table-cell>
          <table:table-cell office:value-type="string" office:value="180">
            <text:p>180</text:p>
          </table:table-cell>
          <table:table-cell office:value-type="string" office:value="85">
            <text:p>85</text:p>
          </table:table-cell>
          <table:table-cell office:value-type="string" office:value="70">
            <text:p>70</text:p>
          </table:table-cell>
          <table:table-cell office:value-type="string" office:value="WATER">
            <text:p>WATER</text:p>
          </table:table-cell>
          <table:table-cell office:value-type="string" office:value="ICE">
            <text:p>ICE</text:p>
          </table:table-cell>
          <table:table-cell office:value-type="string" office:value="60">
            <text:p>60</text:p>
          </table:table-cell>
          <table:table-cell office:value-type="string" office:value="203">
            <text:p>203</text:p>
          </table:table-cell>
          <table:table-cell office:value-type="string" office:value="DEFENSE_CURL, SUPERSONIC, CLAMP, AURORA_BEAM">
            <text:p>DEFENSE_CURL, SUPERSONIC, CLAMP, AURORA_BEAM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BUBBLEBEAM, WATER_GUN, ICE_BEAM, BLIZZARD, HYPER_BEAM, TELEPORT, MIMIC, DOUBLE_TEAM, REFLECT, BIDE, SELFDESTRUCT, SWIFT, REST, EXPLOSION, TRI_ATTACK, SUBSTITUTE, SURF">
            <text:p>TOXIC, TAKE_DOWN, DOUBLE_EDGE, BUBBLEBEAM, WATER_GUN, ICE_BEAM, BLIZZARD, HYPER_BEAM, TELEPORT, MIMIC, DOUBLE_TEAM, REFLECT, BIDE, SELFDESTRUCT, SWIFT, REST, EXPLOSION, TRI_ATTACK, SUBSTITUTE, SURF</text:p>
          </table:table-cell>
          <table:table-cell office:value-type="string" office:value="">
            <text:p/>
          </table:table-cell>
          <table:table-cell office:value-type="string" office:value="50 SPIKE_CANNON">
            <text:p>50 SPIKE_CANNON</text:p>
          </table:table-cell>
          <table:table-cell office:value-type="string" office:value="SFX_CRY_18, $6F, $E0">
            <text:p>SFX_CRY_18, $6F, $E0</text:p>
          </table:table-cell>
          <table:table-cell office:value-type="string" office:value="ICON_HELIX">
            <text:p>ICON_HELIX</text:p>
          </table:table-cell>
          <table:table-cell office:value-type="string" office:value="PAL_GREYMON">
            <text:p>PAL_GREYMON</text:p>
          </table:table-cell>
          <table:table-cell office:value-type="string" office:value="BIVALVE">
            <text:p>BIVALVE</text:p>
          </table:table-cell>
          <table:table-cell office:value-type="string" office:value="15">
            <text:p>15</text:p>
          </table:table-cell>
          <table:table-cell office:value-type="string" office:value="1324">
            <text:p>1324</text:p>
          </table:table-cell>
          <table:table-cell office:value-type="string" office:value="For protection, it uses its harder-than-diamonds shell. It also shoots spikes from the shell">
            <text:p>For protection, it uses its harder-than-diamonds shell. It also shoots spikes from the shell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GASTLY">
            <text:p>GASTLY</text:p>
          </table:table-cell>
          <table:table-cell office:value-type="string" office:value="gastly">
            <text:p>gastly</text:p>
          </table:table-cell>
          <table:table-cell office:value-type="string" office:value="Gastly">
            <text:p>Gastly</text:p>
          </table:table-cell>
          <table:table-cell office:value-type="string" office:value="30">
            <text:p>30</text:p>
          </table:table-cell>
          <table:table-cell office:value-type="string" office:value="35">
            <text:p>35</text:p>
          </table:table-cell>
          <table:table-cell office:value-type="string" office:value="30">
            <text:p>30</text:p>
          </table:table-cell>
          <table:table-cell office:value-type="string" office:value="100">
            <text:p>100</text:p>
          </table:table-cell>
          <table:table-cell office:value-type="string" office:value="80">
            <text:p>80</text:p>
          </table:table-cell>
          <table:table-cell office:value-type="string" office:value="GHOST">
            <text:p>GHOST</text:p>
          </table:table-cell>
          <table:table-cell office:value-type="string" office:value="POISON">
            <text:p>POISON</text:p>
          </table:table-cell>
          <table:table-cell office:value-type="string" office:value="190">
            <text:p>190</text:p>
          </table:table-cell>
          <table:table-cell office:value-type="string" office:value="95">
            <text:p>95</text:p>
          </table:table-cell>
          <table:table-cell office:value-type="string" office:value="LICK, CONFUSE_RAY, NIGHT_SHADE, NO_MOVE">
            <text:p>LICK, CONFUSE_RAY, NIGHT_SHAD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MEGA_DRAIN, THUNDERBOLT, THUNDER, PSYCHIC_M, MIMIC, DOUBLE_TEAM, BIDE, SELFDESTRUCT, DREAM_EATER, REST, PSYWAVE, EXPLOSION, SUBSTITUTE">
            <text:p>TOXIC, MEGA_DRAIN, THUNDERBOLT, THUNDER, PSYCHIC_M, MIMIC, DOUBLE_TEAM, BIDE, SELFDESTRUCT, DREAM_EATER, REST, PSYWAVE, EXPLOSION, SUBSTITUTE</text:p>
          </table:table-cell>
          <table:table-cell office:value-type="string" office:value="EV_LEVEL, 25, HAUNTER">
            <text:p>EV_LEVEL, 25, HAUNTER</text:p>
          </table:table-cell>
          <table:table-cell office:value-type="string" office:value="27 HYPNOSIS - 35 DREAM_EATER">
            <text:p>27 HYPNOSIS - 35 DREAM_EATER</text:p>
          </table:table-cell>
          <table:table-cell office:value-type="string" office:value="SFX_CRY_1C, $00, $80">
            <text:p>SFX_CRY_1C, $00, $8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GAS">
            <text:p>GAS</text:p>
          </table:table-cell>
          <table:table-cell office:value-type="string" office:value="13">
            <text:p>13</text:p>
          </table:table-cell>
          <table:table-cell office:value-type="string" office:value="1">
            <text:p>1</text:p>
          </table:table-cell>
          <table:table-cell office:value-type="string" office:value="Said to appear in decrepit, deserted buildings. It has no real shape as it appears to be made of a gas">
            <text:p>Said to appear in decrepit, deserted buildings. It has no real shape as it appears to be made of a ga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HAUNTER">
            <text:p>HAUNTER</text:p>
          </table:table-cell>
          <table:table-cell office:value-type="string" office:value="haunter">
            <text:p>haunter</text:p>
          </table:table-cell>
          <table:table-cell office:value-type="string" office:value="Haunter">
            <text:p>Haunter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45">
            <text:p>45</text:p>
          </table:table-cell>
          <table:table-cell office:value-type="string" office:value="115">
            <text:p>115</text:p>
          </table:table-cell>
          <table:table-cell office:value-type="string" office:value="95">
            <text:p>95</text:p>
          </table:table-cell>
          <table:table-cell office:value-type="string" office:value="GHOST">
            <text:p>GHOST</text:p>
          </table:table-cell>
          <table:table-cell office:value-type="string" office:value="POISON">
            <text:p>POISON</text:p>
          </table:table-cell>
          <table:table-cell office:value-type="string" office:value="90">
            <text:p>90</text:p>
          </table:table-cell>
          <table:table-cell office:value-type="string" office:value="126">
            <text:p>126</text:p>
          </table:table-cell>
          <table:table-cell office:value-type="string" office:value="LICK, CONFUSE_RAY, NIGHT_SHADE, NO_MOVE">
            <text:p>LICK, CONFUSE_RAY, NIGHT_SHAD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TOXIC, MEGA_DRAIN, THUNDERBOLT, THUNDER, PSYCHIC_M, MIMIC, DOUBLE_TEAM, BIDE, SELFDESTRUCT, DREAM_EATER, REST, PSYWAVE, EXPLOSION, SUBSTITUTE">
            <text:p>TOXIC, MEGA_DRAIN, THUNDERBOLT, THUNDER, PSYCHIC_M, MIMIC, DOUBLE_TEAM, BIDE, SELFDESTRUCT, DREAM_EATER, REST, PSYWAVE, EXPLOSION, SUBSTITUTE</text:p>
          </table:table-cell>
          <table:table-cell office:value-type="string" office:value="EV_TRADE, 1, GENGAR">
            <text:p>EV_TRADE, 1, GENGAR</text:p>
          </table:table-cell>
          <table:table-cell office:value-type="string" office:value="29 HYPNOSIS - 38 DREAM_EATER">
            <text:p>29 HYPNOSIS - 38 DREAM_EATER</text:p>
          </table:table-cell>
          <table:table-cell office:value-type="string" office:value="SFX_CRY_1C, $30, $40">
            <text:p>SFX_CRY_1C, $30, $40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GAS">
            <text:p>GAS</text:p>
          </table:table-cell>
          <table:table-cell office:value-type="string" office:value="16">
            <text:p>16</text:p>
          </table:table-cell>
          <table:table-cell office:value-type="string" office:value="1">
            <text:p>1</text:p>
          </table:table-cell>
          <table:table-cell office:value-type="string" office:value="By licking, it saps the victim's life. It causes shaking that won't stop until the victim's demise">
            <text:p>By licking, it saps the victim's life. It causes shaking that won't stop until the victim's demise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GENGAR">
            <text:p>GENGAR</text:p>
          </table:table-cell>
          <table:table-cell office:value-type="string" office:value="gengar">
            <text:p>gengar</text:p>
          </table:table-cell>
          <table:table-cell office:value-type="string" office:value="Gengar">
            <text:p>Gengar</text:p>
          </table:table-cell>
          <table:table-cell office:value-type="string" office:value="60">
            <text:p>60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130">
            <text:p>130</text:p>
          </table:table-cell>
          <table:table-cell office:value-type="string" office:value="110">
            <text:p>110</text:p>
          </table:table-cell>
          <table:table-cell office:value-type="string" office:value="GHOST">
            <text:p>GHOST</text:p>
          </table:table-cell>
          <table:table-cell office:value-type="string" office:value="POISON">
            <text:p>POISON</text:p>
          </table:table-cell>
          <table:table-cell office:value-type="string" office:value="45">
            <text:p>45</text:p>
          </table:table-cell>
          <table:table-cell office:value-type="string" office:value="190">
            <text:p>190</text:p>
          </table:table-cell>
          <table:table-cell office:value-type="string" office:value="LICK, CONFUSE_RAY, NIGHT_SHADE, NO_MOVE">
            <text:p>LICK, CONFUSE_RAY, NIGHT_SHAD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_KICK, TOXIC, BODY_SLAM, TAKE_DOWN, DOUBLE_EDGE, HYPER_BEAM, SUBMISSION, COUNTER, SEISMIC_TOSS, MEGA_DRAIN, THUNDERBOLT, THUNDER, PSYCHIC_M, MIMIC, DOUBLE_TEAM, BIDE, METRONOME, SELFDESTRUCT, SKULL_BASH, DREAM_EATER, REST, PSYWAVE, EXPLOSION, SUBSTITUTE, STRENGTH">
            <text:p>MEGA_PUNCH, MEGA_KICK, TOXIC, BODY_SLAM, TAKE_DOWN, DOUBLE_EDGE, HYPER_BEAM, SUBMISSION, COUNTER, SEISMIC_TOSS, MEGA_DRAIN, THUNDERBOLT, THUNDER, PSYCHIC_M, MIMIC, DOUBLE_TEAM, BIDE, METRONOME, SELFDESTRUCT, SKULL_BASH, DREAM_EATER, REST, PSYWAVE, EXPLOSION, SUBSTITUTE, STRENGTH</text:p>
          </table:table-cell>
          <table:table-cell office:value-type="string" office:value="">
            <text:p/>
          </table:table-cell>
          <table:table-cell office:value-type="string" office:value="29 HYPNOSIS - 38 DREAM_EATER">
            <text:p>29 HYPNOSIS - 38 DREAM_EATER</text:p>
          </table:table-cell>
          <table:table-cell office:value-type="string" office:value="SFX_CRY_07, $00, $FF">
            <text:p>SFX_CRY_07, $00, $FF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SHADOW">
            <text:p>SHADOW</text:p>
          </table:table-cell>
          <table:table-cell office:value-type="string" office:value="15">
            <text:p>15</text:p>
          </table:table-cell>
          <table:table-cell office:value-type="string" office:value="404">
            <text:p>404</text:p>
          </table:table-cell>
          <table:table-cell office:value-type="string" office:value="A GENGAR is close by if you feel a sudden chill. It may be trying to lay a curse on you">
            <text:p>A GENGAR is close by if you feel a sudden chill. It may be trying to lay a curse on you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ONIX">
            <text:p>ONIX</text:p>
          </table:table-cell>
          <table:table-cell office:value-type="string" office:value="onix">
            <text:p>onix</text:p>
          </table:table-cell>
          <table:table-cell office:value-type="string" office:value="Onix">
            <text:p>Onix</text:p>
          </table:table-cell>
          <table:table-cell office:value-type="string" office:value="35">
            <text:p>35</text:p>
          </table:table-cell>
          <table:table-cell office:value-type="string" office:value="45">
            <text:p>45</text:p>
          </table:table-cell>
          <table:table-cell office:value-type="string" office:value="160">
            <text:p>160</text:p>
          </table:table-cell>
          <table:table-cell office:value-type="string" office:value="30">
            <text:p>30</text:p>
          </table:table-cell>
          <table:table-cell office:value-type="string" office:value="70">
            <text:p>70</text:p>
          </table:table-cell>
          <table:table-cell office:value-type="string" office:value="ROCK">
            <text:p>ROCK</text:p>
          </table:table-cell>
          <table:table-cell office:value-type="string" office:value="GROUND">
            <text:p>GROUND</text:p>
          </table:table-cell>
          <table:table-cell office:value-type="string" office:value="45">
            <text:p>45</text:p>
          </table:table-cell>
          <table:table-cell office:value-type="string" office:value="108">
            <text:p>108</text:p>
          </table:table-cell>
          <table:table-cell office:value-type="string" office:value="TACKLE, SCREECH, NO_MOVE, NO_MOVE">
            <text:p>TACKLE, SCREECH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EARTHQUAKE, FISSURE, DIG, MIMIC, DOUBLE_TEAM, BIDE, SELFDESTRUCT, SKULL_BASH, REST, EXPLOSION, ROCK_SLIDE, SUBSTITUTE, STRENGTH">
            <text:p>TOXIC, BODY_SLAM, TAKE_DOWN, DOUBLE_EDGE, EARTHQUAKE, FISSURE, DIG, MIMIC, DOUBLE_TEAM, BIDE, SELFDESTRUCT, SKULL_BASH, REST, EXPLOSION, ROCK_SLIDE, SUBSTITUTE, STRENGTH</text:p>
          </table:table-cell>
          <table:table-cell office:value-type="string" office:value="">
            <text:p/>
          </table:table-cell>
          <table:table-cell office:value-type="string" office:value="15 BIND - 19 ROCK_THROW - 33 SLAM - 43 HARDEN">
            <text:p>15 BIND - 19 ROCK_THROW - 33 SLAM - 43 HARDEN</text:p>
          </table:table-cell>
          <table:table-cell office:value-type="string" office:value="SFX_CRY_17, $FF, $C0">
            <text:p>SFX_CRY_17, $FF, $C0</text:p>
          </table:table-cell>
          <table:table-cell office:value-type="string" office:value="ICON_SNAKE">
            <text:p>ICON_SNAKE</text:p>
          </table:table-cell>
          <table:table-cell office:value-type="string" office:value="PAL_GREYMON">
            <text:p>PAL_GREYMON</text:p>
          </table:table-cell>
          <table:table-cell office:value-type="string" office:value="ROCK SNAKE">
            <text:p>ROCK SNAKE</text:p>
          </table:table-cell>
          <table:table-cell office:value-type="string" office:value="88">
            <text:p>88</text:p>
          </table:table-cell>
          <table:table-cell office:value-type="string" office:value="2100">
            <text:p>2100</text:p>
          </table:table-cell>
          <table:table-cell office:value-type="string" office:value="Burrows at high speed in search of food. The tunnels it leaves are used as homes by DIGLETTs">
            <text:p>Burrows at high speed in search of food. The tunnels it leaves are used as homes by DIGLETT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DROWZEE">
            <text:p>DROWZEE</text:p>
          </table:table-cell>
          <table:table-cell office:value-type="string" office:value="drowzee">
            <text:p>drowzee</text:p>
          </table:table-cell>
          <table:table-cell office:value-type="string" office:value="Drowzee">
            <text:p>Drowzee</text:p>
          </table:table-cell>
          <table:table-cell office:value-type="string" office:value="60">
            <text:p>60</text:p>
          </table:table-cell>
          <table:table-cell office:value-type="string" office:value="48">
            <text:p>48</text:p>
          </table:table-cell>
          <table:table-cell office:value-type="string" office:value="45">
            <text:p>45</text:p>
          </table:table-cell>
          <table:table-cell office:value-type="string" office:value="90">
            <text:p>90</text:p>
          </table:table-cell>
          <table:table-cell office:value-type="string" office:value="42">
            <text:p>42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190">
            <text:p>190</text:p>
          </table:table-cell>
          <table:table-cell office:value-type="string" office:value="102">
            <text:p>102</text:p>
          </table:table-cell>
          <table:table-cell office:value-type="string" office:value="POUND, HYPNOSIS, NO_MOVE, NO_MOVE">
            <text:p>POUND, HYPNOSIS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SUBMISSION, COUNTER, SEISMIC_TOSS, PSYCHIC_M, TELEPORT, MIMIC, DOUBLE_TEAM, REFLECT, BIDE, METRONOME, SKULL_BASH, DREAM_EATER, REST, THUNDER_WAVE, PSYWAVE, TRI_ATTACK, SUBSTITUTE, FLASH">
            <text:p>MEGA_PUNCH, MEGA_KICK, TOXIC, BODY_SLAM, TAKE_DOWN, DOUBLE_EDGE, SUBMISSION, COUNTER, SEISMIC_TOSS, PSYCHIC_M, TELEPORT, MIMIC, DOUBLE_TEAM, REFLECT, BIDE, METRONOME, SKULL_BASH, DREAM_EATER, REST, THUNDER_WAVE, PSYWAVE, TRI_ATTACK, SUBSTITUTE, FLASH</text:p>
          </table:table-cell>
          <table:table-cell office:value-type="string" office:value="EV_LEVEL, 26, HYPNO">
            <text:p>EV_LEVEL, 26, HYPNO</text:p>
          </table:table-cell>
          <table:table-cell office:value-type="string" office:value="12 DISABLE - 17 CONFUSION - 24 HEADBUTT - 29 POISON_GAS - 32 PSYCHIC_M - 37 MEDITATE">
            <text:p>12 DISABLE - 17 CONFUSION - 24 HEADBUTT - 29 POISON_GAS - 32 PSYCHIC_M - 37 MEDITATE</text:p>
          </table:table-cell>
          <table:table-cell office:value-type="string" office:value="SFX_CRY_0D, $88, $20">
            <text:p>SFX_CRY_0D, $88, $20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HYPNOSIS">
            <text:p>HYPNOSIS</text:p>
          </table:table-cell>
          <table:table-cell office:value-type="string" office:value="10">
            <text:p>10</text:p>
          </table:table-cell>
          <table:table-cell office:value-type="string" office:value="322">
            <text:p>322</text:p>
          </table:table-cell>
          <table:table-cell office:value-type="string" office:value="If you sleep by it all the time, it will sometimes show you dreams it has eaten in the past">
            <text:p>If you sleep by it all the time, it will sometimes show you dreams it has eaten in the past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HYPNO">
            <text:p>HYPNO</text:p>
          </table:table-cell>
          <table:table-cell office:value-type="string" office:value="hypno">
            <text:p>hypno</text:p>
          </table:table-cell>
          <table:table-cell office:value-type="string" office:value="Hypno">
            <text:p>Hypno</text:p>
          </table:table-cell>
          <table:table-cell office:value-type="string" office:value="85">
            <text:p>85</text:p>
          </table:table-cell>
          <table:table-cell office:value-type="string" office:value="73">
            <text:p>73</text:p>
          </table:table-cell>
          <table:table-cell office:value-type="string" office:value="70">
            <text:p>70</text:p>
          </table:table-cell>
          <table:table-cell office:value-type="string" office:value="115">
            <text:p>115</text:p>
          </table:table-cell>
          <table:table-cell office:value-type="string" office:value="67">
            <text:p>67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75">
            <text:p>75</text:p>
          </table:table-cell>
          <table:table-cell office:value-type="string" office:value="165">
            <text:p>165</text:p>
          </table:table-cell>
          <table:table-cell office:value-type="string" office:value="POUND, HYPNOSIS, DISABLE, CONFUSION">
            <text:p>POUND, HYPNOSIS, DISABLE, CONFUSION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SUBMISSION, COUNTER, SEISMIC_TOSS, PSYCHIC_M, TELEPORT, MIMIC, DOUBLE_TEAM, REFLECT, BIDE, METRONOME, SKULL_BASH, DREAM_EATER, REST, THUNDER_WAVE, PSYWAVE, TRI_ATTACK, SUBSTITUTE, FLASH">
            <text:p>MEGA_PUNCH, MEGA_KICK, TOXIC, BODY_SLAM, TAKE_DOWN, DOUBLE_EDGE, HYPER_BEAM, SUBMISSION, COUNTER, SEISMIC_TOSS, PSYCHIC_M, TELEPORT, MIMIC, DOUBLE_TEAM, REFLECT, BIDE, METRONOME, SKULL_BASH, DREAM_EATER, REST, THUNDER_WAVE, PSYWAVE, TRI_ATTACK, SUBSTITUTE, FLASH</text:p>
          </table:table-cell>
          <table:table-cell office:value-type="string" office:value="">
            <text:p/>
          </table:table-cell>
          <table:table-cell office:value-type="string" office:value="12 DISABLE - 17 CONFUSION - 24 HEADBUTT - 33 POISON_GAS - 37 PSYCHIC_M - 43 MEDITATE">
            <text:p>12 DISABLE - 17 CONFUSION - 24 HEADBUTT - 33 POISON_GAS - 37 PSYCHIC_M - 43 MEDITATE</text:p>
          </table:table-cell>
          <table:table-cell office:value-type="string" office:value="SFX_CRY_0D, $EE, $40">
            <text:p>SFX_CRY_0D, $EE, $40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HYPNOSIS">
            <text:p>HYPNOSIS</text:p>
          </table:table-cell>
          <table:table-cell office:value-type="string" office:value="16">
            <text:p>16</text:p>
          </table:table-cell>
          <table:table-cell office:value-type="string" office:value="757">
            <text:p>757</text:p>
          </table:table-cell>
          <table:table-cell office:value-type="string" office:value="Avoid eye contact if you come across one. It will try to put you to sleep by using its pendulum">
            <text:p>Avoid eye contact if you come across one. It will try to put you to sleep by using its pendulum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KRABBY">
            <text:p>KRABBY</text:p>
          </table:table-cell>
          <table:table-cell office:value-type="string" office:value="krabby">
            <text:p>krabby</text:p>
          </table:table-cell>
          <table:table-cell office:value-type="string" office:value="Krabby">
            <text:p>Krabby</text:p>
          </table:table-cell>
          <table:table-cell office:value-type="string" office:value="30">
            <text:p>30</text:p>
          </table:table-cell>
          <table:table-cell office:value-type="string" office:value="105">
            <text:p>105</text:p>
          </table:table-cell>
          <table:table-cell office:value-type="string" office:value="90">
            <text:p>90</text:p>
          </table:table-cell>
          <table:table-cell office:value-type="string" office:value="25">
            <text:p>25</text:p>
          </table:table-cell>
          <table:table-cell office:value-type="string" office:value="50">
            <text:p>5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25">
            <text:p>225</text:p>
          </table:table-cell>
          <table:table-cell office:value-type="string" office:value="115">
            <text:p>115</text:p>
          </table:table-cell>
          <table:table-cell office:value-type="string" office:value="BUBBLE, LEER, NO_MOVE, NO_MOVE">
            <text:p>BUBBLE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BUBBLEBEAM, WATER_GUN, ICE_BEAM, BLIZZARD, MIMIC, DOUBLE_TEAM, BIDE, REST, SUBSTITUTE, CUT, SURF, STRENGTH">
            <text:p>SWORDS_DANCE, TOXIC, BODY_SLAM, TAKE_DOWN, DOUBLE_EDGE, BUBBLEBEAM, WATER_GUN, ICE_BEAM, BLIZZARD, MIMIC, DOUBLE_TEAM, BIDE, REST, SUBSTITUTE, CUT, SURF, STRENGTH</text:p>
          </table:table-cell>
          <table:table-cell office:value-type="string" office:value="EV_LEVEL, 28, KINGLER">
            <text:p>EV_LEVEL, 28, KINGLER</text:p>
          </table:table-cell>
          <table:table-cell office:value-type="string" office:value="25 GUILLOTINE - 30 STOMP - 35 CRABHAMMER - 40 HARDEN">
            <text:p>25 GUILLOTINE - 30 STOMP - 35 CRABHAMMER - 40 HARDEN</text:p>
          </table:table-cell>
          <table:table-cell office:value-type="string" office:value="SFX_CRY_20, $20, $E0">
            <text:p>SFX_CRY_20, $20, $E0</text:p>
          </table:table-cell>
          <table:table-cell office:value-type="string" office:value="ICON_WATER">
            <text:p>ICON_WATER</text:p>
          </table:table-cell>
          <table:table-cell office:value-type="string" office:value="PAL_REDMON">
            <text:p>PAL_REDMON</text:p>
          </table:table-cell>
          <table:table-cell office:value-type="string" office:value="RIVER CRAB">
            <text:p>RIVER CRAB</text:p>
          </table:table-cell>
          <table:table-cell office:value-type="string" office:value="4">
            <text:p>4</text:p>
          </table:table-cell>
          <table:table-cell office:value-type="string" office:value="64">
            <text:p>64</text:p>
          </table:table-cell>
          <table:table-cell office:value-type="string" office:value="Its pincers are superb weapons. They sometimes break off during battle, but they grow back fast">
            <text:p>Its pincers are superb weapons. They sometimes break off during battle, but they grow back fast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KINGLER">
            <text:p>KINGLER</text:p>
          </table:table-cell>
          <table:table-cell office:value-type="string" office:value="kingler">
            <text:p>kingler</text:p>
          </table:table-cell>
          <table:table-cell office:value-type="string" office:value="Kingler">
            <text:p>Kingler</text:p>
          </table:table-cell>
          <table:table-cell office:value-type="string" office:value="55">
            <text:p>55</text:p>
          </table:table-cell>
          <table:table-cell office:value-type="string" office:value="130">
            <text:p>130</text:p>
          </table:table-cell>
          <table:table-cell office:value-type="string" office:value="115">
            <text:p>115</text:p>
          </table:table-cell>
          <table:table-cell office:value-type="string" office:value="50">
            <text:p>50</text:p>
          </table:table-cell>
          <table:table-cell office:value-type="string" office:value="75">
            <text:p>7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60">
            <text:p>60</text:p>
          </table:table-cell>
          <table:table-cell office:value-type="string" office:value="206">
            <text:p>206</text:p>
          </table:table-cell>
          <table:table-cell office:value-type="string" office:value="BUBBLE, LEER, TACKLE, NO_MOVE">
            <text:p>BUBBLE, LEER, TACKL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BUBBLEBEAM, WATER_GUN, ICE_BEAM, BLIZZARD, HYPER_BEAM, MIMIC, DOUBLE_TEAM, BIDE, REST, SUBSTITUTE, CUT, SURF, STRENGTH">
            <text:p>SWORDS_DANCE, TOXIC, BODY_SLAM, TAKE_DOWN, DOUBLE_EDGE, BUBBLEBEAM, WATER_GUN, ICE_BEAM, BLIZZARD, HYPER_BEAM, MIMIC, DOUBLE_TEAM, BIDE, REST, SUBSTITUTE, CUT, SURF, STRENGTH</text:p>
          </table:table-cell>
          <table:table-cell office:value-type="string" office:value="">
            <text:p/>
          </table:table-cell>
          <table:table-cell office:value-type="string" office:value="25 GUILLOTINE - 34 STOMP - 42 CRABHAMMER - 49 HARDEN">
            <text:p>25 GUILLOTINE - 34 STOMP - 42 CRABHAMMER - 49 HARDEN</text:p>
          </table:table-cell>
          <table:table-cell office:value-type="string" office:value="SFX_CRY_20, $EE, $E0">
            <text:p>SFX_CRY_20, $EE, $E0</text:p>
          </table:table-cell>
          <table:table-cell office:value-type="string" office:value="ICON_WATER">
            <text:p>ICON_WATER</text:p>
          </table:table-cell>
          <table:table-cell office:value-type="string" office:value="PAL_REDMON">
            <text:p>PAL_REDMON</text:p>
          </table:table-cell>
          <table:table-cell office:value-type="string" office:value="PINCER">
            <text:p>PINCER</text:p>
          </table:table-cell>
          <table:table-cell office:value-type="string" office:value="13">
            <text:p>13</text:p>
          </table:table-cell>
          <table:table-cell office:value-type="string" office:value="599">
            <text:p>599</text:p>
          </table:table-cell>
          <table:table-cell office:value-type="string" office:value="One claw grew massively and as hard as steel. It has 10,000-HP strength. However, it is too heavy">
            <text:p>One claw grew massively and as hard as steel. It has 10,000-HP strength. However, it is too heavy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VOLTORB">
            <text:p>VOLTORB</text:p>
          </table:table-cell>
          <table:table-cell office:value-type="string" office:value="voltorb">
            <text:p>voltorb</text:p>
          </table:table-cell>
          <table:table-cell office:value-type="string" office:value="Voltorb">
            <text:p>Voltorb</text:p>
          </table:table-cell>
          <table:table-cell office:value-type="string" office:value="40">
            <text:p>40</text:p>
          </table:table-cell>
          <table:table-cell office:value-type="string" office:value="30">
            <text:p>30</text:p>
          </table:table-cell>
          <table:table-cell office:value-type="string" office:value="50">
            <text:p>50</text:p>
          </table:table-cell>
          <table:table-cell office:value-type="string" office:value="55">
            <text:p>55</text:p>
          </table:table-cell>
          <table:table-cell office:value-type="string" office:value="100">
            <text:p>10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190">
            <text:p>190</text:p>
          </table:table-cell>
          <table:table-cell office:value-type="string" office:value="103">
            <text:p>103</text:p>
          </table:table-cell>
          <table:table-cell office:value-type="string" office:value="TACKLE, SCREECH, NO_MOVE, NO_MOVE">
            <text:p>TACKLE, SCREECH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THUNDERBOLT, THUNDER, TELEPORT, MIMIC, DOUBLE_TEAM, REFLECT, BIDE, SELFDESTRUCT, SWIFT, REST, THUNDER_WAVE, EXPLOSION, SUBSTITUTE, FLASH">
            <text:p>TOXIC, TAKE_DOWN, THUNDERBOLT, THUNDER, TELEPORT, MIMIC, DOUBLE_TEAM, REFLECT, BIDE, SELFDESTRUCT, SWIFT, REST, THUNDER_WAVE, EXPLOSION, SUBSTITUTE, FLASH</text:p>
          </table:table-cell>
          <table:table-cell office:value-type="string" office:value="EV_LEVEL, 30, ELECTRODE">
            <text:p>EV_LEVEL, 30, ELECTRODE</text:p>
          </table:table-cell>
          <table:table-cell office:value-type="string" office:value="17 SONICBOOM - 22 SELFDESTRUCT - 29 LIGHT_SCREEN - 36 SWIFT - 43 EXPLOSION">
            <text:p>17 SONICBOOM - 22 SELFDESTRUCT - 29 LIGHT_SCREEN - 36 SWIFT - 43 EXPLOSION</text:p>
          </table:table-cell>
          <table:table-cell office:value-type="string" office:value="SFX_CRY_06, $ED, $80">
            <text:p>SFX_CRY_06, $ED, $80</text:p>
          </table:table-cell>
          <table:table-cell office:value-type="string" office:value="ICON_BALL">
            <text:p>ICON_BALL</text:p>
          </table:table-cell>
          <table:table-cell office:value-type="string" office:value="PAL_YELLOWMON">
            <text:p>PAL_YELLOWMON</text:p>
          </table:table-cell>
          <table:table-cell office:value-type="string" office:value="BALL">
            <text:p>BALL</text:p>
          </table:table-cell>
          <table:table-cell office:value-type="string" office:value="5">
            <text:p>5</text:p>
          </table:table-cell>
          <table:table-cell office:value-type="string" office:value="104">
            <text:p>104</text:p>
          </table:table-cell>
          <table:table-cell office:value-type="string" office:value="It is said to camouflage itself as a # BALL. It will self-destruct with very little stimulus">
            <text:p>It is said to camouflage itself as a # BALL. It will self-destruct with very little stimulu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ELECTRODE">
            <text:p>ELECTRODE</text:p>
          </table:table-cell>
          <table:table-cell office:value-type="string" office:value="electrode">
            <text:p>electrode</text:p>
          </table:table-cell>
          <table:table-cell office:value-type="string" office:value="Electrode">
            <text:p>Electrode</text:p>
          </table:table-cell>
          <table:table-cell office:value-type="string" office:value="60">
            <text:p>60</text:p>
          </table:table-cell>
          <table:table-cell office:value-type="string" office:value="50">
            <text:p>50</text:p>
          </table:table-cell>
          <table:table-cell office:value-type="string" office:value="70">
            <text:p>70</text:p>
          </table:table-cell>
          <table:table-cell office:value-type="string" office:value="80">
            <text:p>80</text:p>
          </table:table-cell>
          <table:table-cell office:value-type="string" office:value="140">
            <text:p>14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60">
            <text:p>60</text:p>
          </table:table-cell>
          <table:table-cell office:value-type="string" office:value="150">
            <text:p>150</text:p>
          </table:table-cell>
          <table:table-cell office:value-type="string" office:value="TACKLE, SCREECH, SONICBOOM, NO_MOVE">
            <text:p>TACKLE, SCREECH, SONICBOOM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HYPER_BEAM, THUNDERBOLT, THUNDER, TELEPORT, MIMIC, DOUBLE_TEAM, REFLECT, BIDE, SELFDESTRUCT, SWIFT, SKULL_BASH, REST, THUNDER_WAVE, EXPLOSION, SUBSTITUTE, FLASH">
            <text:p>TOXIC, TAKE_DOWN, HYPER_BEAM, THUNDERBOLT, THUNDER, TELEPORT, MIMIC, DOUBLE_TEAM, REFLECT, BIDE, SELFDESTRUCT, SWIFT, SKULL_BASH, REST, THUNDER_WAVE, EXPLOSION, SUBSTITUTE, FLASH</text:p>
          </table:table-cell>
          <table:table-cell office:value-type="string" office:value="">
            <text:p/>
          </table:table-cell>
          <table:table-cell office:value-type="string" office:value="17 SONICBOOM - 22 SELFDESTRUCT - 29 LIGHT_SCREEN - 40 SWIFT - 50 EXPLOSION">
            <text:p>17 SONICBOOM - 22 SELFDESTRUCT - 29 LIGHT_SCREEN - 40 SWIFT - 50 EXPLOSION</text:p>
          </table:table-cell>
          <table:table-cell office:value-type="string" office:value="SFX_CRY_06, $A8, $90">
            <text:p>SFX_CRY_06, $A8, $90</text:p>
          </table:table-cell>
          <table:table-cell office:value-type="string" office:value="ICON_BALL">
            <text:p>ICON_BALL</text:p>
          </table:table-cell>
          <table:table-cell office:value-type="string" office:value="PAL_YELLOWMON">
            <text:p>PAL_YELLOWMON</text:p>
          </table:table-cell>
          <table:table-cell office:value-type="string" office:value="BALL">
            <text:p>BALL</text:p>
          </table:table-cell>
          <table:table-cell office:value-type="string" office:value="12">
            <text:p>12</text:p>
          </table:table-cell>
          <table:table-cell office:value-type="string" office:value="667">
            <text:p>667</text:p>
          </table:table-cell>
          <table:table-cell office:value-type="string" office:value="Stores electrical energy inside its body. Even the slightest shock could trigger a huge explosion">
            <text:p>Stores electrical energy inside its body. Even the slightest shock could trigger a huge explosion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EXEGGCUTE">
            <text:p>EXEGGCUTE</text:p>
          </table:table-cell>
          <table:table-cell office:value-type="string" office:value="exeggcute">
            <text:p>exeggcute</text:p>
          </table:table-cell>
          <table:table-cell office:value-type="string" office:value="Exeggcute">
            <text:p>Exeggcute</text:p>
          </table:table-cell>
          <table:table-cell office:value-type="string" office:value="60">
            <text:p>60</text:p>
          </table:table-cell>
          <table:table-cell office:value-type="string" office:value="40">
            <text:p>40</text:p>
          </table:table-cell>
          <table:table-cell office:value-type="string" office:value="80">
            <text:p>80</text:p>
          </table:table-cell>
          <table:table-cell office:value-type="string" office:value="60">
            <text:p>60</text:p>
          </table:table-cell>
          <table:table-cell office:value-type="string" office:value="40">
            <text:p>40</text:p>
          </table:table-cell>
          <table:table-cell office:value-type="string" office:value="GRASS">
            <text:p>GRASS</text:p>
          </table:table-cell>
          <table:table-cell office:value-type="string" office:value="PSYCHIC_TYPE">
            <text:p>PSYCHIC_TYPE</text:p>
          </table:table-cell>
          <table:table-cell office:value-type="string" office:value="90">
            <text:p>90</text:p>
          </table:table-cell>
          <table:table-cell office:value-type="string" office:value="98">
            <text:p>98</text:p>
          </table:table-cell>
          <table:table-cell office:value-type="string" office:value="BARRAGE, HYPNOSIS, NO_MOVE, NO_MOVE">
            <text:p>BARRAGE, HYPNOSIS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PSYCHIC_M, TELEPORT, MIMIC, DOUBLE_TEAM, REFLECT, BIDE, SELFDESTRUCT, REST, PSYWAVE, EXPLOSION, SUBSTITUTE">
            <text:p>TOXIC, TAKE_DOWN, DOUBLE_EDGE, PSYCHIC_M, TELEPORT, MIMIC, DOUBLE_TEAM, REFLECT, BIDE, SELFDESTRUCT, REST, PSYWAVE, EXPLOSION, SUBSTITUTE</text:p>
          </table:table-cell>
          <table:table-cell office:value-type="string" office:value="EV_ITEM, LEAF_STONE, 1, EXEGGUTOR">
            <text:p>EV_ITEM, LEAF_STONE, 1, EXEGGUTOR</text:p>
          </table:table-cell>
          <table:table-cell office:value-type="string" office:value="25 REFLECT - 28 LEECH_SEED - 32 STUN_SPORE - 37 POISONPOWDER - 42 SOLARBEAM - 48 SLEEP_POWDER">
            <text:p>25 REFLECT - 28 LEECH_SEED - 32 STUN_SPORE - 37 POISONPOWDER - 42 SOLARBEAM - 48 SLEEP_POWDER</text:p>
          </table:table-cell>
          <table:table-cell office:value-type="string" office:value="SFX_CRY_0B, $00, $80">
            <text:p>SFX_CRY_0B, $00, $80</text:p>
          </table:table-cell>
          <table:table-cell office:value-type="string" office:value="ICON_GRASS">
            <text:p>ICON_GRASS</text:p>
          </table:table-cell>
          <table:table-cell office:value-type="string" office:value="PAL_PINKMON">
            <text:p>PAL_PINKMON</text:p>
          </table:table-cell>
          <table:table-cell office:value-type="string" office:value="EGG">
            <text:p>EGG</text:p>
          </table:table-cell>
          <table:table-cell office:value-type="string" office:value="4">
            <text:p>4</text:p>
          </table:table-cell>
          <table:table-cell office:value-type="string" office:value="27">
            <text:p>27</text:p>
          </table:table-cell>
          <table:table-cell office:value-type="string" office:value="The heads attract each other and spin around. There must be 6 heads for it to maintain balance">
            <text:p>The heads attract each other and spin around. There must be 6 heads for it to maintain balance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EXEGGUTOR">
            <text:p>EXEGGUTOR</text:p>
          </table:table-cell>
          <table:table-cell office:value-type="string" office:value="exeggutor">
            <text:p>exeggutor</text:p>
          </table:table-cell>
          <table:table-cell office:value-type="string" office:value="Exeggutor">
            <text:p>Exeggutor</text:p>
          </table:table-cell>
          <table:table-cell office:value-type="string" office:value="95">
            <text:p>95</text:p>
          </table:table-cell>
          <table:table-cell office:value-type="string" office:value="95">
            <text:p>95</text:p>
          </table:table-cell>
          <table:table-cell office:value-type="string" office:value="85">
            <text:p>85</text:p>
          </table:table-cell>
          <table:table-cell office:value-type="string" office:value="125">
            <text:p>125</text:p>
          </table:table-cell>
          <table:table-cell office:value-type="string" office:value="55">
            <text:p>55</text:p>
          </table:table-cell>
          <table:table-cell office:value-type="string" office:value="GRASS">
            <text:p>GRASS</text:p>
          </table:table-cell>
          <table:table-cell office:value-type="string" office:value="PSYCHIC_TYPE">
            <text:p>PSYCHIC_TYPE</text:p>
          </table:table-cell>
          <table:table-cell office:value-type="string" office:value="45">
            <text:p>45</text:p>
          </table:table-cell>
          <table:table-cell office:value-type="string" office:value="212">
            <text:p>212</text:p>
          </table:table-cell>
          <table:table-cell office:value-type="string" office:value="BARRAGE, HYPNOSIS, NO_MOVE, NO_MOVE">
            <text:p>BARRAGE, HYPNOSIS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HYPER_BEAM, MEGA_DRAIN, SOLARBEAM, PSYCHIC_M, TELEPORT, MIMIC, DOUBLE_TEAM, REFLECT, BIDE, SELFDESTRUCT, REST, PSYWAVE, EXPLOSION, SUBSTITUTE, STRENGTH">
            <text:p>TOXIC, TAKE_DOWN, DOUBLE_EDGE, HYPER_BEAM, MEGA_DRAIN, SOLARBEAM, PSYCHIC_M, TELEPORT, MIMIC, DOUBLE_TEAM, REFLECT, BIDE, SELFDESTRUCT, REST, PSYWAVE, EXPLOSION, SUBSTITUTE, STRENGTH</text:p>
          </table:table-cell>
          <table:table-cell office:value-type="string" office:value="">
            <text:p/>
          </table:table-cell>
          <table:table-cell office:value-type="string" office:value="28 STOMP">
            <text:p>28 STOMP</text:p>
          </table:table-cell>
          <table:table-cell office:value-type="string" office:value="SFX_CRY_0D, $00, $80">
            <text:p>SFX_CRY_0D, $00, $80</text:p>
          </table:table-cell>
          <table:table-cell office:value-type="string" office:value="ICON_GRASS">
            <text:p>ICON_GRASS</text:p>
          </table:table-cell>
          <table:table-cell office:value-type="string" office:value="PAL_GREENMON">
            <text:p>PAL_GREENMON</text:p>
          </table:table-cell>
          <table:table-cell office:value-type="string" office:value="COCONUT">
            <text:p>COCONUT</text:p>
          </table:table-cell>
          <table:table-cell office:value-type="string" office:value="20">
            <text:p>20</text:p>
          </table:table-cell>
          <table:table-cell office:value-type="string" office:value="1202">
            <text:p>1202</text:p>
          </table:table-cell>
          <table:table-cell office:value-type="string" office:value="Its cries are very noisy. This is because each of the 3 heads thinks about whatever it likes">
            <text:p>Its cries are very noisy. This is because each of the 3 heads thinks about whatever it like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CUBONE">
            <text:p>CUBONE</text:p>
          </table:table-cell>
          <table:table-cell office:value-type="string" office:value="cubone">
            <text:p>cubone</text:p>
          </table:table-cell>
          <table:table-cell office:value-type="string" office:value="Cubone">
            <text:p>Cubone</text:p>
          </table:table-cell>
          <table:table-cell office:value-type="string" office:value="50">
            <text:p>50</text:p>
          </table:table-cell>
          <table:table-cell office:value-type="string" office:value="50">
            <text:p>50</text:p>
          </table:table-cell>
          <table:table-cell office:value-type="string" office:value="95">
            <text:p>95</text:p>
          </table:table-cell>
          <table:table-cell office:value-type="string" office:value="40">
            <text:p>40</text:p>
          </table:table-cell>
          <table:table-cell office:value-type="string" office:value="35">
            <text:p>35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190">
            <text:p>190</text:p>
          </table:table-cell>
          <table:table-cell office:value-type="string" office:value="87">
            <text:p>87</text:p>
          </table:table-cell>
          <table:table-cell office:value-type="string" office:value="GROWL, NO_MOVE, NO_MOVE, NO_MOVE">
            <text:p>GROWL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SUBMISSION, COUNTER, SEISMIC_TOSS, EARTHQUAKE, FISSURE, DIG, MIMIC, DOUBLE_TEAM, BIDE, FIRE_BLAST, SKULL_BASH, REST, SUBSTITUTE, STRENGTH">
            <text:p>MEGA_PUNCH, MEGA_KICK, TOXIC, BODY_SLAM, TAKE_DOWN, DOUBLE_EDGE, BUBBLEBEAM, WATER_GUN, ICE_BEAM, BLIZZARD, SUBMISSION, COUNTER, SEISMIC_TOSS, EARTHQUAKE, FISSURE, DIG, MIMIC, DOUBLE_TEAM, BIDE, FIRE_BLAST, SKULL_BASH, REST, SUBSTITUTE, STRENGTH</text:p>
          </table:table-cell>
          <table:table-cell office:value-type="string" office:value="EV_LEVEL, 28, MAROWAK">
            <text:p>EV_LEVEL, 28, MAROWAK</text:p>
          </table:table-cell>
          <table:table-cell office:value-type="string" office:value="10 BONE_CLUB - 18 HEADBUTT - 25 LEER - 31 FOCUS_ENERGY - 38 THRASH - 43 BONEMERANG">
            <text:p>10 BONE_CLUB - 18 HEADBUTT - 25 LEER - 31 FOCUS_ENERGY - 38 THRASH - 43 BONEMERANG</text:p>
          </table:table-cell>
          <table:table-cell office:value-type="string" office:value="SFX_CRY_19, $00, $80">
            <text:p>SFX_CRY_19, $00, $8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LONELY">
            <text:p>LONELY</text:p>
          </table:table-cell>
          <table:table-cell office:value-type="string" office:value="4">
            <text:p>4</text:p>
          </table:table-cell>
          <table:table-cell office:value-type="string" office:value="64">
            <text:p>64</text:p>
          </table:table-cell>
          <table:table-cell office:value-type="string" office:value="Wears the skull of its deceased mother. Its cries echo inside the skull and come out as a sad melody">
            <text:p>Wears the skull of its deceased mother. Its cries echo inside the skull and come out as a sad melody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MAROWAK">
            <text:p>MAROWAK</text:p>
          </table:table-cell>
          <table:table-cell office:value-type="string" office:value="marowak">
            <text:p>marowak</text:p>
          </table:table-cell>
          <table:table-cell office:value-type="string" office:value="Marowak">
            <text:p>Marowak</text:p>
          </table:table-cell>
          <table:table-cell office:value-type="string" office:value="60">
            <text:p>60</text:p>
          </table:table-cell>
          <table:table-cell office:value-type="string" office:value="80">
            <text:p>80</text:p>
          </table:table-cell>
          <table:table-cell office:value-type="string" office:value="110">
            <text:p>110</text:p>
          </table:table-cell>
          <table:table-cell office:value-type="string" office:value="50">
            <text:p>50</text:p>
          </table:table-cell>
          <table:table-cell office:value-type="string" office:value="45">
            <text:p>45</text:p>
          </table:table-cell>
          <table:table-cell office:value-type="string" office:value="GROUND">
            <text:p>GROUND</text:p>
          </table:table-cell>
          <table:table-cell office:value-type="string" office:value="GROUND">
            <text:p>GROUND</text:p>
          </table:table-cell>
          <table:table-cell office:value-type="string" office:value="75">
            <text:p>75</text:p>
          </table:table-cell>
          <table:table-cell office:value-type="string" office:value="124">
            <text:p>124</text:p>
          </table:table-cell>
          <table:table-cell office:value-type="string" office:value="BONE_CLUB, LEER, NO_MOVE, NO_MOVE">
            <text:p>BONE_CLUB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HYPER_BEAM, SUBMISSION, COUNTER, SEISMIC_TOSS, EARTHQUAKE, FISSURE, DIG, MIMIC, DOUBLE_TEAM, BIDE, FIRE_BLAST, SKULL_BASH, REST, SUBSTITUTE, STRENGTH">
            <text:p>MEGA_PUNCH, MEGA_KICK, TOXIC, BODY_SLAM, TAKE_DOWN, DOUBLE_EDGE, BUBBLEBEAM, WATER_GUN, ICE_BEAM, BLIZZARD, HYPER_BEAM, SUBMISSION, COUNTER, SEISMIC_TOSS, EARTHQUAKE, FISSURE, DIG, MIMIC, DOUBLE_TEAM, BIDE, FIRE_BLAST, SKULL_BASH, REST, SUBSTITUTE, STRENGTH</text:p>
          </table:table-cell>
          <table:table-cell office:value-type="string" office:value="">
            <text:p/>
          </table:table-cell>
          <table:table-cell office:value-type="string" office:value="10 BONE_CLUB - 18 HEADBUTT - 25 LEER - 33 FOCUS_ENERGY - 41 THRASH - 48 BONEMERANG">
            <text:p>10 BONE_CLUB - 18 HEADBUTT - 25 LEER - 33 FOCUS_ENERGY - 41 THRASH - 48 BONEMERANG</text:p>
          </table:table-cell>
          <table:table-cell office:value-type="string" office:value="SFX_CRY_08, $4F, $60">
            <text:p>SFX_CRY_08, $4F, $6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BONEKEEPER">
            <text:p>BONEKEEPER</text:p>
          </table:table-cell>
          <table:table-cell office:value-type="string" office:value="10">
            <text:p>10</text:p>
          </table:table-cell>
          <table:table-cell office:value-type="string" office:value="449">
            <text:p>449</text:p>
          </table:table-cell>
          <table:table-cell office:value-type="string" office:value="Small and weak, this #MON is adept with its bone club. It has grown more vicious over the ages">
            <text:p>Small and weak, this #MON is adept with its bone club. It has grown more vicious over the age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HITMONLEE">
            <text:p>HITMONLEE</text:p>
          </table:table-cell>
          <table:table-cell office:value-type="string" office:value="hitmonlee">
            <text:p>hitmonlee</text:p>
          </table:table-cell>
          <table:table-cell office:value-type="string" office:value="Hitmonlee">
            <text:p>Hitmonlee</text:p>
          </table:table-cell>
          <table:table-cell office:value-type="string" office:value="50">
            <text:p>50</text:p>
          </table:table-cell>
          <table:table-cell office:value-type="string" office:value="120">
            <text:p>120</text:p>
          </table:table-cell>
          <table:table-cell office:value-type="string" office:value="53">
            <text:p>53</text:p>
          </table:table-cell>
          <table:table-cell office:value-type="string" office:value="35">
            <text:p>35</text:p>
          </table:table-cell>
          <table:table-cell office:value-type="string" office:value="87">
            <text:p>87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45">
            <text:p>45</text:p>
          </table:table-cell>
          <table:table-cell office:value-type="string" office:value="139">
            <text:p>139</text:p>
          </table:table-cell>
          <table:table-cell office:value-type="string" office:value="DOUBLE_KICK, MEDITATE, NO_MOVE, NO_MOVE">
            <text:p>DOUBLE_KICK, MEDITAT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SUBMISSION, COUNTER, SEISMIC_TOSS, MIMIC, DOUBLE_TEAM, BIDE, METRONOME, SWIFT, SKULL_BASH, REST, SUBSTITUTE, STRENGTH">
            <text:p>MEGA_PUNCH, MEGA_KICK, TOXIC, BODY_SLAM, TAKE_DOWN, DOUBLE_EDGE, SUBMISSION, COUNTER, SEISMIC_TOSS, MIMIC, DOUBLE_TEAM, BIDE, METRONOME, SWIFT, SKULL_BASH, REST, SUBSTITUTE, STRENGTH</text:p>
          </table:table-cell>
          <table:table-cell office:value-type="string" office:value="">
            <text:p/>
          </table:table-cell>
          <table:table-cell office:value-type="string" office:value="33 ROLLING_KICK - 38 JUMP_KICK - 43 FOCUS_ENERGY - 48 HI_JUMP_KICK - 53 MEGA_KICK">
            <text:p>33 ROLLING_KICK - 38 JUMP_KICK - 43 FOCUS_ENERGY - 48 HI_JUMP_KICK - 53 MEGA_KICK</text:p>
          </table:table-cell>
          <table:table-cell office:value-type="string" office:value="SFX_CRY_12, $80, $C0">
            <text:p>SFX_CRY_12, $80, $C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KICKING">
            <text:p>KICKING</text:p>
          </table:table-cell>
          <table:table-cell office:value-type="string" office:value="15">
            <text:p>15</text:p>
          </table:table-cell>
          <table:table-cell office:value-type="string" office:value="499">
            <text:p>499</text:p>
          </table:table-cell>
          <table:table-cell office:value-type="string" office:value="When kicking, the sole of its foot turns as hard as a diamond on im-pact and destroys its enemy">
            <text:p>When kicking, the sole of its foot turns as hard as a diamond on im-pact and destroys its enemy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HITMONCHAN">
            <text:p>HITMONCHAN</text:p>
          </table:table-cell>
          <table:table-cell office:value-type="string" office:value="hitmonchan">
            <text:p>hitmonchan</text:p>
          </table:table-cell>
          <table:table-cell office:value-type="string" office:value="Hitmonchan">
            <text:p>Hitmonchan</text:p>
          </table:table-cell>
          <table:table-cell office:value-type="string" office:value="50">
            <text:p>50</text:p>
          </table:table-cell>
          <table:table-cell office:value-type="string" office:value="105">
            <text:p>105</text:p>
          </table:table-cell>
          <table:table-cell office:value-type="string" office:value="79">
            <text:p>79</text:p>
          </table:table-cell>
          <table:table-cell office:value-type="string" office:value="35">
            <text:p>35</text:p>
          </table:table-cell>
          <table:table-cell office:value-type="string" office:value="76">
            <text:p>76</text:p>
          </table:table-cell>
          <table:table-cell office:value-type="string" office:value="FIGHTING">
            <text:p>FIGHTING</text:p>
          </table:table-cell>
          <table:table-cell office:value-type="string" office:value="FIGHTING">
            <text:p>FIGHTING</text:p>
          </table:table-cell>
          <table:table-cell office:value-type="string" office:value="45">
            <text:p>45</text:p>
          </table:table-cell>
          <table:table-cell office:value-type="string" office:value="140">
            <text:p>140</text:p>
          </table:table-cell>
          <table:table-cell office:value-type="string" office:value="COMET_PUNCH, AGILITY, NO_MOVE, NO_MOVE">
            <text:p>COMET_PUNCH, AGILITY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SUBMISSION, COUNTER, SEISMIC_TOSS, MIMIC, DOUBLE_TEAM, BIDE, METRONOME, SWIFT, SKULL_BASH, REST, SUBSTITUTE, STRENGTH">
            <text:p>MEGA_PUNCH, MEGA_KICK, TOXIC, BODY_SLAM, TAKE_DOWN, DOUBLE_EDGE, SUBMISSION, COUNTER, SEISMIC_TOSS, MIMIC, DOUBLE_TEAM, BIDE, METRONOME, SWIFT, SKULL_BASH, REST, SUBSTITUTE, STRENGTH</text:p>
          </table:table-cell>
          <table:table-cell office:value-type="string" office:value="">
            <text:p/>
          </table:table-cell>
          <table:table-cell office:value-type="string" office:value="33 FIRE_PUNCH - 38 ICE_PUNCH - 43 THUNDERPUNCH - 48 MEGA_PUNCH - 53 COUNTER">
            <text:p>33 FIRE_PUNCH - 38 ICE_PUNCH - 43 THUNDERPUNCH - 48 MEGA_PUNCH - 53 COUNTER</text:p>
          </table:table-cell>
          <table:table-cell office:value-type="string" office:value="SFX_CRY_0C, $EE, $C0">
            <text:p>SFX_CRY_0C, $EE, $C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PUNCHING">
            <text:p>PUNCHING</text:p>
          </table:table-cell>
          <table:table-cell office:value-type="string" office:value="14">
            <text:p>14</text:p>
          </table:table-cell>
          <table:table-cell office:value-type="string" office:value="503">
            <text:p>503</text:p>
          </table:table-cell>
          <table:table-cell office:value-type="string" office:value="Punches in cork-screw fashion. It can punch its way through a concrete wall in the same way as a drill">
            <text:p>Punches in cork-screw fashion. It can punch its way through a concrete wall in the same way as a drill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LICKITUNG">
            <text:p>LICKITUNG</text:p>
          </table:table-cell>
          <table:table-cell office:value-type="string" office:value="lickitung">
            <text:p>lickitung</text:p>
          </table:table-cell>
          <table:table-cell office:value-type="string" office:value="Lickitung">
            <text:p>Lickitung</text:p>
          </table:table-cell>
          <table:table-cell office:value-type="string" office:value="90">
            <text:p>90</text:p>
          </table:table-cell>
          <table:table-cell office:value-type="string" office:value="55">
            <text:p>55</text:p>
          </table:table-cell>
          <table:table-cell office:value-type="string" office:value="75">
            <text:p>75</text:p>
          </table:table-cell>
          <table:table-cell office:value-type="string" office:value="60">
            <text:p>60</text:p>
          </table:table-cell>
          <table:table-cell office:value-type="string" office:value="30">
            <text:p>3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45">
            <text:p>45</text:p>
          </table:table-cell>
          <table:table-cell office:value-type="string" office:value="127">
            <text:p>127</text:p>
          </table:table-cell>
          <table:table-cell office:value-type="string" office:value="WRAP, SUPERSONIC, NO_MOVE, NO_MOVE">
            <text:p>WRAP, SUPERSONIC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SWORDS_DANCE, MEGA_KICK, TOXIC, BODY_SLAM, TAKE_DOWN, DOUBLE_EDGE, BUBBLEBEAM, WATER_GUN, ICE_BEAM, BLIZZARD, HYPER_BEAM, SUBMISSION, COUNTER, SEISMIC_TOSS, THUNDERBOLT, THUNDER, EARTHQUAKE, FISSURE, MIMIC, DOUBLE_TEAM, BIDE, FIRE_BLAST, SKULL_BASH, REST, SUBSTITUTE, CUT, SURF, STRENGTH">
            <text:p>MEGA_PUNCH, SWORDS_DANCE, MEGA_KICK, TOXIC, BODY_SLAM, TAKE_DOWN, DOUBLE_EDGE, BUBBLEBEAM, WATER_GUN, ICE_BEAM, BLIZZARD, HYPER_BEAM, SUBMISSION, COUNTER, SEISMIC_TOSS, THUNDERBOLT, THUNDER, EARTHQUAKE, FISSURE, MIMIC, DOUBLE_TEAM, BIDE, FIRE_BLAST, SKULL_BASH, REST, SUBSTITUTE, CUT, SURF, STRENGTH</text:p>
          </table:table-cell>
          <table:table-cell office:value-type="string" office:value="">
            <text:p/>
          </table:table-cell>
          <table:table-cell office:value-type="string" office:value="7 STOMP - 15 DISABLE - 23 DEFENSE_CURL - 31 SLAM - 39 SCREECH">
            <text:p>7 STOMP - 15 DISABLE - 23 DEFENSE_CURL - 31 SLAM - 39 SCREECH</text:p>
          </table:table-cell>
          <table:table-cell office:value-type="string" office:value="SFX_CRY_0C, $00, $80">
            <text:p>SFX_CRY_0C, $00, $80</text:p>
          </table:table-cell>
          <table:table-cell office:value-type="string" office:value="ICON_MON">
            <text:p>ICON_MON</text:p>
          </table:table-cell>
          <table:table-cell office:value-type="string" office:value="PAL_PINKMON">
            <text:p>PAL_PINKMON</text:p>
          </table:table-cell>
          <table:table-cell office:value-type="string" office:value="LICKING">
            <text:p>LICKING</text:p>
          </table:table-cell>
          <table:table-cell office:value-type="string" office:value="12">
            <text:p>12</text:p>
          </table:table-cell>
          <table:table-cell office:value-type="string" office:value="653">
            <text:p>653</text:p>
          </table:table-cell>
          <table:table-cell office:value-type="string" office:value="Its tongue spans almost 2 m and moves more freely than its forelegs. Its licks can cause paralysis">
            <text:p>Its tongue spans almost 2 m and moves more freely than its forelegs. Its licks can cause paralysi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KOFFING">
            <text:p>KOFFING</text:p>
          </table:table-cell>
          <table:table-cell office:value-type="string" office:value="koffing">
            <text:p>koffing</text:p>
          </table:table-cell>
          <table:table-cell office:value-type="string" office:value="Koffing">
            <text:p>Koffing</text:p>
          </table:table-cell>
          <table:table-cell office:value-type="string" office:value="40">
            <text:p>40</text:p>
          </table:table-cell>
          <table:table-cell office:value-type="string" office:value="65">
            <text:p>65</text:p>
          </table:table-cell>
          <table:table-cell office:value-type="string" office:value="95">
            <text:p>95</text:p>
          </table:table-cell>
          <table:table-cell office:value-type="string" office:value="60">
            <text:p>60</text:p>
          </table:table-cell>
          <table:table-cell office:value-type="string" office:value="35">
            <text:p>35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190">
            <text:p>190</text:p>
          </table:table-cell>
          <table:table-cell office:value-type="string" office:value="114">
            <text:p>114</text:p>
          </table:table-cell>
          <table:table-cell office:value-type="string" office:value="TACKLE, SMOG, NO_MOVE, NO_MOVE">
            <text:p>TACKLE, SMOG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HUNDERBOLT, THUNDER, MIMIC, DOUBLE_TEAM, BIDE, SELFDESTRUCT, FIRE_BLAST, REST, EXPLOSION, SUBSTITUTE">
            <text:p>TOXIC, THUNDERBOLT, THUNDER, MIMIC, DOUBLE_TEAM, BIDE, SELFDESTRUCT, FIRE_BLAST, REST, EXPLOSION, SUBSTITUTE</text:p>
          </table:table-cell>
          <table:table-cell office:value-type="string" office:value="EV_LEVEL, 35, WEEZING">
            <text:p>EV_LEVEL, 35, WEEZING</text:p>
          </table:table-cell>
          <table:table-cell office:value-type="string" office:value="32 SLUDGE - 37 SMOKESCREEN - 40 SELFDESTRUCT - 45 HAZE - 48 EXPLOSION">
            <text:p>32 SLUDGE - 37 SMOKESCREEN - 40 SELFDESTRUCT - 45 HAZE - 48 EXPLOSION</text:p>
          </table:table-cell>
          <table:table-cell office:value-type="string" office:value="SFX_CRY_12, $E6, $DD">
            <text:p>SFX_CRY_12, $E6, $DD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POISON GAS">
            <text:p>POISON GAS</text:p>
          </table:table-cell>
          <table:table-cell office:value-type="string" office:value="6">
            <text:p>6</text:p>
          </table:table-cell>
          <table:table-cell office:value-type="string" office:value="9">
            <text:p>9</text:p>
          </table:table-cell>
          <table:table-cell office:value-type="string" office:value="In hot places, its internal gases could expand and explode without any warning. Be very careful!@@">
            <text:p>In hot places, its internal gases could expand and explode without any warning. Be very careful!@@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WEEZING">
            <text:p>WEEZING</text:p>
          </table:table-cell>
          <table:table-cell office:value-type="string" office:value="weezing">
            <text:p>weezing</text:p>
          </table:table-cell>
          <table:table-cell office:value-type="string" office:value="Weezing">
            <text:p>Weezing</text:p>
          </table:table-cell>
          <table:table-cell office:value-type="string" office:value="65">
            <text:p>65</text:p>
          </table:table-cell>
          <table:table-cell office:value-type="string" office:value="90">
            <text:p>90</text:p>
          </table:table-cell>
          <table:table-cell office:value-type="string" office:value="120">
            <text:p>120</text:p>
          </table:table-cell>
          <table:table-cell office:value-type="string" office:value="85">
            <text:p>85</text:p>
          </table:table-cell>
          <table:table-cell office:value-type="string" office:value="60">
            <text:p>60</text:p>
          </table:table-cell>
          <table:table-cell office:value-type="string" office:value="POISON">
            <text:p>POISON</text:p>
          </table:table-cell>
          <table:table-cell office:value-type="string" office:value="POISON">
            <text:p>POISON</text:p>
          </table:table-cell>
          <table:table-cell office:value-type="string" office:value="60">
            <text:p>60</text:p>
          </table:table-cell>
          <table:table-cell office:value-type="string" office:value="173">
            <text:p>173</text:p>
          </table:table-cell>
          <table:table-cell office:value-type="string" office:value="TACKLE, SMOG, SLUDGE, NO_MOVE">
            <text:p>TACKLE, SMOG, SLUDG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YPER_BEAM, THUNDERBOLT, THUNDER, MIMIC, DOUBLE_TEAM, BIDE, SELFDESTRUCT, FIRE_BLAST, REST, EXPLOSION, SUBSTITUTE">
            <text:p>TOXIC, HYPER_BEAM, THUNDERBOLT, THUNDER, MIMIC, DOUBLE_TEAM, BIDE, SELFDESTRUCT, FIRE_BLAST, REST, EXPLOSION, SUBSTITUTE</text:p>
          </table:table-cell>
          <table:table-cell office:value-type="string" office:value="">
            <text:p/>
          </table:table-cell>
          <table:table-cell office:value-type="string" office:value="32 SLUDGE - 39 SMOKESCREEN - 43 SELFDESTRUCT - 49 HAZE - 53 EXPLOSION">
            <text:p>32 SLUDGE - 39 SMOKESCREEN - 43 SELFDESTRUCT - 49 HAZE - 53 EXPLOSION</text:p>
          </table:table-cell>
          <table:table-cell office:value-type="string" office:value="SFX_CRY_12, $FF, $FF">
            <text:p>SFX_CRY_12, $FF, $FF</text:p>
          </table:table-cell>
          <table:table-cell office:value-type="string" office:value="ICON_MON">
            <text:p>ICON_MON</text:p>
          </table:table-cell>
          <table:table-cell office:value-type="string" office:value="PAL_PURPLEMON">
            <text:p>PAL_PURPLEMON</text:p>
          </table:table-cell>
          <table:table-cell office:value-type="string" office:value="POISON GAS">
            <text:p>POISON GAS</text:p>
          </table:table-cell>
          <table:table-cell office:value-type="string" office:value="12">
            <text:p>12</text:p>
          </table:table-cell>
          <table:table-cell office:value-type="string" office:value="95">
            <text:p>95</text:p>
          </table:table-cell>
          <table:table-cell office:value-type="string" office:value="It lives and grows by absorbing dust, germs and poison gases that are contained in toxic waste and garbage">
            <text:p>It lives and grows by absorbing dust, germs and poison gases that are contained in toxic waste and garbage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RHYHORN">
            <text:p>RHYHORN</text:p>
          </table:table-cell>
          <table:table-cell office:value-type="string" office:value="rhyhorn">
            <text:p>rhyhorn</text:p>
          </table:table-cell>
          <table:table-cell office:value-type="string" office:value="Rhyhorn">
            <text:p>Rhyhorn</text:p>
          </table:table-cell>
          <table:table-cell office:value-type="string" office:value="80">
            <text:p>80</text:p>
          </table:table-cell>
          <table:table-cell office:value-type="string" office:value="85">
            <text:p>85</text:p>
          </table:table-cell>
          <table:table-cell office:value-type="string" office:value="95">
            <text:p>95</text:p>
          </table:table-cell>
          <table:table-cell office:value-type="string" office:value="30">
            <text:p>30</text:p>
          </table:table-cell>
          <table:table-cell office:value-type="string" office:value="25">
            <text:p>25</text:p>
          </table:table-cell>
          <table:table-cell office:value-type="string" office:value="GROUND">
            <text:p>GROUND</text:p>
          </table:table-cell>
          <table:table-cell office:value-type="string" office:value="ROCK">
            <text:p>ROCK</text:p>
          </table:table-cell>
          <table:table-cell office:value-type="string" office:value="120">
            <text:p>120</text:p>
          </table:table-cell>
          <table:table-cell office:value-type="string" office:value="135">
            <text:p>135</text:p>
          </table:table-cell>
          <table:table-cell office:value-type="string" office:value="HORN_ATTACK, NO_MOVE, NO_MOVE, NO_MOVE">
            <text:p>HORN_ATTACK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HORN_DRILL, BODY_SLAM, TAKE_DOWN, DOUBLE_EDGE, THUNDERBOLT, THUNDER, EARTHQUAKE, FISSURE, DIG, MIMIC, DOUBLE_TEAM, BIDE, FIRE_BLAST, SKULL_BASH, REST, ROCK_SLIDE, SUBSTITUTE, STRENGTH">
            <text:p>TOXIC, HORN_DRILL, BODY_SLAM, TAKE_DOWN, DOUBLE_EDGE, THUNDERBOLT, THUNDER, EARTHQUAKE, FISSURE, DIG, MIMIC, DOUBLE_TEAM, BIDE, FIRE_BLAST, SKULL_BASH, REST, ROCK_SLIDE, SUBSTITUTE, STRENGTH</text:p>
          </table:table-cell>
          <table:table-cell office:value-type="string" office:value="EV_LEVEL, 42, RHYDON">
            <text:p>EV_LEVEL, 42, RHYDON</text:p>
          </table:table-cell>
          <table:table-cell office:value-type="string" office:value="30 STOMP - 40 FURY_ATTACK - 45 HORN_DRILL - 50 LEER - 55 TAKE_DOWN">
            <text:p>30 STOMP - 40 FURY_ATTACK - 45 HORN_DRILL - 50 LEER - 55 TAKE_DOWN</text:p>
          </table:table-cell>
          <table:table-cell office:value-type="string" office:value="SFX_CRY_04, $00, $80">
            <text:p>SFX_CRY_04, $00, $80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SPIKES">
            <text:p>SPIKES</text:p>
          </table:table-cell>
          <table:table-cell office:value-type="string" office:value="10">
            <text:p>10</text:p>
          </table:table-cell>
          <table:table-cell office:value-type="string" office:value="1152">
            <text:p>1152</text:p>
          </table:table-cell>
          <table:table-cell office:value-type="string" office:value="A #MON with a one-track mind. Once it charges,  it won't stop running until it falls asleep">
            <text:p>A #MON with a one-track mind. Once it charges,  it won't stop running until it falls asleep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RHYDON">
            <text:p>RHYDON</text:p>
          </table:table-cell>
          <table:table-cell office:value-type="string" office:value="rhydon">
            <text:p>rhydon</text:p>
          </table:table-cell>
          <table:table-cell office:value-type="string" office:value="Rhydon">
            <text:p>Rhydon</text:p>
          </table:table-cell>
          <table:table-cell office:value-type="string" office:value="105">
            <text:p>105</text:p>
          </table:table-cell>
          <table:table-cell office:value-type="string" office:value="130">
            <text:p>130</text:p>
          </table:table-cell>
          <table:table-cell office:value-type="string" office:value="120">
            <text:p>120</text:p>
          </table:table-cell>
          <table:table-cell office:value-type="string" office:value="45">
            <text:p>45</text:p>
          </table:table-cell>
          <table:table-cell office:value-type="string" office:value="40">
            <text:p>40</text:p>
          </table:table-cell>
          <table:table-cell office:value-type="string" office:value="GROUND">
            <text:p>GROUND</text:p>
          </table:table-cell>
          <table:table-cell office:value-type="string" office:value="ROCK">
            <text:p>ROCK</text:p>
          </table:table-cell>
          <table:table-cell office:value-type="string" office:value="60">
            <text:p>60</text:p>
          </table:table-cell>
          <table:table-cell office:value-type="string" office:value="204">
            <text:p>204</text:p>
          </table:table-cell>
          <table:table-cell office:value-type="string" office:value="HORN_ATTACK, STOMP, LEER, FURY_ATTACK">
            <text:p>HORN_ATTACK, STOMP, LEER, FURY_ATTACK</text:p>
          </table:table-cell>
          <table:table-cell office:value-type="string" office:value="GROWTH_SLOW">
            <text:p>GROWTH_SLOW</text:p>
          </table:table-cell>
          <table:table-cell office:value-type="string" office:value="MEGA_PUNCH, MEGA_KICK, TOXIC, HORN_DRILL, BODY_SLAM, TAKE_DOWN, DOUBLE_EDGE, BUBBLEBEAM, WATER_GUN, ICE_BEAM, BLIZZARD, HYPER_BEAM, PAY_DAY, SUBMISSION, COUNTER, SEISMIC_TOSS, THUNDERBOLT, THUNDER, EARTHQUAKE, FISSURE, DIG, MIMIC, DOUBLE_TEAM, BIDE, FIRE_BLAST, SKULL_BASH, REST, ROCK_SLIDE, SUBSTITUTE, SURF, STRENGTH">
            <text:p>MEGA_PUNCH, MEGA_KICK, TOXIC, HORN_DRILL, BODY_SLAM, TAKE_DOWN, DOUBLE_EDGE, BUBBLEBEAM, WATER_GUN, ICE_BEAM, BLIZZARD, HYPER_BEAM, PAY_DAY, SUBMISSION, COUNTER, SEISMIC_TOSS, THUNDERBOLT, THUNDER, EARTHQUAKE, FISSURE, DIG, MIMIC, DOUBLE_TEAM, BIDE, FIRE_BLAST, SKULL_BASH, REST, ROCK_SLIDE, SUBSTITUTE, SURF, STRENGTH</text:p>
          </table:table-cell>
          <table:table-cell office:value-type="string" office:value="">
            <text:p/>
          </table:table-cell>
          <table:table-cell office:value-type="string" office:value="30 STOMP - 40 FURY_ATTACK - 48 HORN_DRILL - 55 LEER - 64 TAKE_DOWN">
            <text:p>30 STOMP - 40 FURY_ATTACK - 48 HORN_DRILL - 55 LEER - 64 TAKE_DOWN</text:p>
          </table:table-cell>
          <table:table-cell office:value-type="string" office:value="SFX_CRY_11, $00, $80">
            <text:p>SFX_CRY_11, $00, $80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DRILL">
            <text:p>DRILL</text:p>
          </table:table-cell>
          <table:table-cell office:value-type="string" office:value="19">
            <text:p>19</text:p>
          </table:table-cell>
          <table:table-cell office:value-type="string" office:value="1202">
            <text:p>1202</text:p>
          </table:table-cell>
          <table:table-cell office:value-type="string" office:value="Walks on its hind legs. Shows signs of intelligence. Its armor-like hide even repels molten lava">
            <text:p>Walks on its hind legs. Shows signs of intelligence. Its armor-like hide even repels molten lava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CHANSEY">
            <text:p>CHANSEY</text:p>
          </table:table-cell>
          <table:table-cell office:value-type="string" office:value="chansey">
            <text:p>chansey</text:p>
          </table:table-cell>
          <table:table-cell office:value-type="string" office:value="Chansey">
            <text:p>Chansey</text:p>
          </table:table-cell>
          <table:table-cell office:value-type="string" office:value="250">
            <text:p>250</text:p>
          </table:table-cell>
          <table:table-cell office:value-type="string" office:value="5">
            <text:p>5</text:p>
          </table:table-cell>
          <table:table-cell office:value-type="string" office:value="5">
            <text:p>5</text:p>
          </table:table-cell>
          <table:table-cell office:value-type="string" office:value="105">
            <text:p>105</text:p>
          </table:table-cell>
          <table:table-cell office:value-type="string" office:value="50">
            <text:p>5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30">
            <text:p>30</text:p>
          </table:table-cell>
          <table:table-cell office:value-type="string" office:value="255">
            <text:p>255</text:p>
          </table:table-cell>
          <table:table-cell office:value-type="string" office:value="POUND, LEER, NO_MOVE, NO_MOVE">
            <text:p>POUND, LEER, NO_MOVE, NO_MOVE</text:p>
          </table:table-cell>
          <table:table-cell office:value-type="string" office:value="GROWTH_FAST">
            <text:p>GROWTH_FAST</text:p>
          </table:table-cell>
          <table:table-cell office:value-type="string" office:value="MEGA_PUNCH, MEGA_KICK, TOXIC, BODY_SLAM, TAKE_DOWN, DOUBLE_EDGE, BUBBLEBEAM, WATER_GUN, ICE_BEAM, BLIZZARD, HYPER_BEAM, SUBMISSION, COUNTER, SEISMIC_TOSS, SOLARBEAM, THUNDERBOLT, THUNDER, PSYCHIC_M, TELEPORT, MIMIC, DOUBLE_TEAM, REFLECT, BIDE, METRONOME, FIRE_BLAST, SKULL_BASH, SOFTBOILED, REST, THUNDER_WAVE, PSYWAVE, TRI_ATTACK, SUBSTITUTE, STRENGTH, FLASH">
            <text:p>MEGA_PUNCH, MEGA_KICK, TOXIC, BODY_SLAM, TAKE_DOWN, DOUBLE_EDGE, BUBBLEBEAM, WATER_GUN, ICE_BEAM, BLIZZARD, HYPER_BEAM, SUBMISSION, COUNTER, SEISMIC_TOSS, SOLARBEAM, THUNDERBOLT, THUNDER, PSYCHIC_M, TELEPORT, MIMIC, DOUBLE_TEAM, REFLECT, BIDE, METRONOME, FIRE_BLAST, SKULL_BASH, SOFTBOILED, REST, THUNDER_WAVE, PSYWAVE, TRI_ATTACK, SUBSTITUTE, STRENGTH, FLASH</text:p>
          </table:table-cell>
          <table:table-cell office:value-type="string" office:value="">
            <text:p/>
          </table:table-cell>
          <table:table-cell office:value-type="string" office:value="24 SING - 30 GROWL - 38 MINIMIZE - 44 DEFENSE_CURL - 48 LIGHT_SCREEN - 54 DOUBLE_EDGE">
            <text:p>24 SING - 30 GROWL - 38 MINIMIZE - 44 DEFENSE_CURL - 48 LIGHT_SCREEN - 54 DOUBLE_EDGE</text:p>
          </table:table-cell>
          <table:table-cell office:value-type="string" office:value="SFX_CRY_14, $0A, $C0">
            <text:p>SFX_CRY_14, $0A, $C0</text:p>
          </table:table-cell>
          <table:table-cell office:value-type="string" office:value="ICON_FAIRY">
            <text:p>ICON_FAIRY</text:p>
          </table:table-cell>
          <table:table-cell office:value-type="string" office:value="PAL_PINKMON">
            <text:p>PAL_PINKMON</text:p>
          </table:table-cell>
          <table:table-cell office:value-type="string" office:value="EGG">
            <text:p>EGG</text:p>
          </table:table-cell>
          <table:table-cell office:value-type="string" office:value="11">
            <text:p>11</text:p>
          </table:table-cell>
          <table:table-cell office:value-type="string" office:value="345">
            <text:p>345</text:p>
          </table:table-cell>
          <table:table-cell office:value-type="string" office:value="A gentle and kind-hearted #MON that shares its nutritious eggs if it sees an injured #MON">
            <text:p>A gentle and kind-hearted #MON that shares its nutritious eggs if it sees an injured #MON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TANGELA">
            <text:p>TANGELA</text:p>
          </table:table-cell>
          <table:table-cell office:value-type="string" office:value="tangela">
            <text:p>tangela</text:p>
          </table:table-cell>
          <table:table-cell office:value-type="string" office:value="Tangela">
            <text:p>Tangela</text:p>
          </table:table-cell>
          <table:table-cell office:value-type="string" office:value="65">
            <text:p>65</text:p>
          </table:table-cell>
          <table:table-cell office:value-type="string" office:value="55">
            <text:p>55</text:p>
          </table:table-cell>
          <table:table-cell office:value-type="string" office:value="115">
            <text:p>115</text:p>
          </table:table-cell>
          <table:table-cell office:value-type="string" office:value="100">
            <text:p>100</text:p>
          </table:table-cell>
          <table:table-cell office:value-type="string" office:value="60">
            <text:p>60</text:p>
          </table:table-cell>
          <table:table-cell office:value-type="string" office:value="GRASS">
            <text:p>GRASS</text:p>
          </table:table-cell>
          <table:table-cell office:value-type="string" office:value="GRASS">
            <text:p>GRASS</text:p>
          </table:table-cell>
          <table:table-cell office:value-type="string" office:value="45">
            <text:p>45</text:p>
          </table:table-cell>
          <table:table-cell office:value-type="string" office:value="166">
            <text:p>166</text:p>
          </table:table-cell>
          <table:table-cell office:value-type="string" office:value="TACKLE, NO_MOVE, NO_MOVE, NO_MOVE ; level 1 learnset - T">
            <text:p>TACKLE, NO_MOVE, NO_MOVE, NO_MOVE ; level 1 learnset - T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BODY_SLAM, TAKE_DOWN, DOUBLE_EDGE, HYPER_BEAM, MEGA_DRAIN, SOLARBEAM, MIMIC, DOUBLE_TEAM, BIDE, SKULL_BASH, REST, SUBSTITUTE, CUT">
            <text:p>SWORDS_DANCE, TOXIC, BODY_SLAM, TAKE_DOWN, DOUBLE_EDGE, HYPER_BEAM, MEGA_DRAIN, SOLARBEAM, MIMIC, DOUBLE_TEAM, BIDE, SKULL_BASH, REST, SUBSTITUTE, CUT</text:p>
          </table:table-cell>
          <table:table-cell office:value-type="string" office:value="">
            <text:p/>
          </table:table-cell>
          <table:table-cell office:value-type="string" office:value="24 BIND - 27 ABSORB - 29 VINE_WHIP - 32 POISONPOWDER - 36 STUN_SPORE - 39 SLEEP_POWDER - 45 SLAM - 48 GROWTH">
            <text:p>24 BIND - 27 ABSORB - 29 VINE_WHIP - 32 POISONPOWDER - 36 STUN_SPORE - 39 SLEEP_POWDER - 45 SLAM - 48 GROWTH</text:p>
          </table:table-cell>
          <table:table-cell office:value-type="string" office:value="SFX_CRY_12, $00, $80">
            <text:p>SFX_CRY_12, $00, $80</text:p>
          </table:table-cell>
          <table:table-cell office:value-type="string" office:value="ICON_GRASS">
            <text:p>ICON_GRASS</text:p>
          </table:table-cell>
          <table:table-cell office:value-type="string" office:value="PAL_BLUEMON">
            <text:p>PAL_BLUEMON</text:p>
          </table:table-cell>
          <table:table-cell office:value-type="string" office:value="VINE">
            <text:p>VINE</text:p>
          </table:table-cell>
          <table:table-cell office:value-type="string" office:value="10">
            <text:p>10</text:p>
          </table:table-cell>
          <table:table-cell office:value-type="string" office:value="349">
            <text:p>349</text:p>
          </table:table-cell>
          <table:table-cell office:value-type="string" office:value="Its identity is obscured by masses of thick, blue vines. The vines are said to never stop growing">
            <text:p>Its identity is obscured by masses of thick, blue vines. The vines are said to never stop growing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KANGASKHAN">
            <text:p>KANGASKHAN</text:p>
          </table:table-cell>
          <table:table-cell office:value-type="string" office:value="kangaskhan">
            <text:p>kangaskhan</text:p>
          </table:table-cell>
          <table:table-cell office:value-type="string" office:value="Kangaskhan">
            <text:p>Kangaskhan</text:p>
          </table:table-cell>
          <table:table-cell office:value-type="string" office:value="105">
            <text:p>105</text:p>
          </table:table-cell>
          <table:table-cell office:value-type="string" office:value="95">
            <text:p>95</text:p>
          </table:table-cell>
          <table:table-cell office:value-type="string" office:value="80">
            <text:p>80</text:p>
          </table:table-cell>
          <table:table-cell office:value-type="string" office:value="40">
            <text:p>40</text:p>
          </table:table-cell>
          <table:table-cell office:value-type="string" office:value="90">
            <text:p>9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45">
            <text:p>45</text:p>
          </table:table-cell>
          <table:table-cell office:value-type="string" office:value="175">
            <text:p>175</text:p>
          </table:table-cell>
          <table:table-cell office:value-type="string" office:value="COMET_PUNCH, TACKLE, NO_MOVE, NO_MOVE">
            <text:p>COMET_PUNCH, TACKL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HYPER_BEAM, SUBMISSION, COUNTER, SEISMIC_TOSS, THUNDERBOLT, THUNDER, EARTHQUAKE, FISSURE, MIMIC, DOUBLE_TEAM, BIDE, FIRE_BLAST, SKULL_BASH, REST, ROCK_SLIDE, SUBSTITUTE, SURF, STRENGTH">
            <text:p>MEGA_PUNCH, MEGA_KICK, TOXIC, BODY_SLAM, TAKE_DOWN, DOUBLE_EDGE, BUBBLEBEAM, WATER_GUN, ICE_BEAM, BLIZZARD, HYPER_BEAM, SUBMISSION, COUNTER, SEISMIC_TOSS, THUNDERBOLT, THUNDER, EARTHQUAKE, FISSURE, MIMIC, DOUBLE_TEAM, BIDE, FIRE_BLAST, SKULL_BASH, REST, ROCK_SLIDE, SUBSTITUTE, SURF, STRENGTH</text:p>
          </table:table-cell>
          <table:table-cell office:value-type="string" office:value="">
            <text:p/>
          </table:table-cell>
          <table:table-cell office:value-type="string" office:value="26 BITE - 36 MEGA_PUNCH - 41 LEER - 46 DIZZY_PUNCH">
            <text:p>26 BITE - 36 MEGA_PUNCH - 41 LEER - 46 DIZZY_PUNCH</text:p>
          </table:table-cell>
          <table:table-cell office:value-type="string" office:value="SFX_CRY_03, $00, $80">
            <text:p>SFX_CRY_03, $00, $80</text:p>
          </table:table-cell>
          <table:table-cell office:value-type="string" office:value="ICON_MON">
            <text:p>ICON_MON</text:p>
          </table:table-cell>
          <table:table-cell office:value-type="string" office:value="PAL_BROWNMON">
            <text:p>PAL_BROWNMON</text:p>
          </table:table-cell>
          <table:table-cell office:value-type="string" office:value="PARENT">
            <text:p>PARENT</text:p>
          </table:table-cell>
          <table:table-cell office:value-type="string" office:value="22">
            <text:p>22</text:p>
          </table:table-cell>
          <table:table-cell office:value-type="string" office:value="798">
            <text:p>798</text:p>
          </table:table-cell>
          <table:table-cell office:value-type="string" office:value="Raises its young in its belly pouch. Won't run from any fight to keep its young protected">
            <text:p>Raises its young in its belly pouch. Won't run from any fight to keep its young protected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HORSEA">
            <text:p>HORSEA</text:p>
          </table:table-cell>
          <table:table-cell office:value-type="string" office:value="horsea">
            <text:p>horsea</text:p>
          </table:table-cell>
          <table:table-cell office:value-type="string" office:value="Horsea">
            <text:p>Horsea</text:p>
          </table:table-cell>
          <table:table-cell office:value-type="string" office:value="30">
            <text:p>30</text:p>
          </table:table-cell>
          <table:table-cell office:value-type="string" office:value="40">
            <text:p>40</text:p>
          </table:table-cell>
          <table:table-cell office:value-type="string" office:value="70">
            <text:p>70</text:p>
          </table:table-cell>
          <table:table-cell office:value-type="string" office:value="70">
            <text:p>70</text:p>
          </table:table-cell>
          <table:table-cell office:value-type="string" office:value="60">
            <text:p>6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25">
            <text:p>225</text:p>
          </table:table-cell>
          <table:table-cell office:value-type="string" office:value="83">
            <text:p>83</text:p>
          </table:table-cell>
          <table:table-cell office:value-type="string" office:value="BUBBLE, NO_MOVE, NO_MOVE, NO_MOVE">
            <text:p>BUBBLE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BUBBLEBEAM, WATER_GUN, ICE_BEAM, BLIZZARD, MIMIC, DOUBLE_TEAM, BIDE, SWIFT, SKULL_BASH, REST, SUBSTITUTE, SURF">
            <text:p>TOXIC, TAKE_DOWN, DOUBLE_EDGE, BUBBLEBEAM, WATER_GUN, ICE_BEAM, BLIZZARD, MIMIC, DOUBLE_TEAM, BIDE, SWIFT, SKULL_BASH, REST, SUBSTITUTE, SURF</text:p>
          </table:table-cell>
          <table:table-cell office:value-type="string" office:value="EV_LEVEL, 32, SEADRA">
            <text:p>EV_LEVEL, 32, SEADRA</text:p>
          </table:table-cell>
          <table:table-cell office:value-type="string" office:value="19 SMOKESCREEN - 24 LEER - 30 WATER_GUN - 37 AGILITY - 45 HYDRO_PUMP">
            <text:p>19 SMOKESCREEN - 24 LEER - 30 WATER_GUN - 37 AGILITY - 45 HYDRO_PUMP</text:p>
          </table:table-cell>
          <table:table-cell office:value-type="string" office:value="SFX_CRY_19, $99, $10">
            <text:p>SFX_CRY_19, $99, $1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DRAGON">
            <text:p>DRAGON</text:p>
          </table:table-cell>
          <table:table-cell office:value-type="string" office:value="4">
            <text:p>4</text:p>
          </table:table-cell>
          <table:table-cell office:value-type="string" office:value="82">
            <text:p>82</text:p>
          </table:table-cell>
          <table:table-cell office:value-type="string" office:value="If it senses any danger, it will vigorously spray water or a special type of ink from its mouth">
            <text:p>If it senses any danger, it will vigorously spray water or a special type of ink from its mouth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SEADRA">
            <text:p>SEADRA</text:p>
          </table:table-cell>
          <table:table-cell office:value-type="string" office:value="seadra">
            <text:p>seadra</text:p>
          </table:table-cell>
          <table:table-cell office:value-type="string" office:value="Seadra">
            <text:p>Seadra</text:p>
          </table:table-cell>
          <table:table-cell office:value-type="string" office:value="55">
            <text:p>55</text:p>
          </table:table-cell>
          <table:table-cell office:value-type="string" office:value="65">
            <text:p>65</text:p>
          </table:table-cell>
          <table:table-cell office:value-type="string" office:value="95">
            <text:p>95</text:p>
          </table:table-cell>
          <table:table-cell office:value-type="string" office:value="95">
            <text:p>95</text:p>
          </table:table-cell>
          <table:table-cell office:value-type="string" office:value="85">
            <text:p>8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75">
            <text:p>75</text:p>
          </table:table-cell>
          <table:table-cell office:value-type="string" office:value="155">
            <text:p>155</text:p>
          </table:table-cell>
          <table:table-cell office:value-type="string" office:value="BUBBLE, SMOKESCREEN, NO_MOVE, NO_MOVE">
            <text:p>BUBBLE, SMOKESCREEN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BUBBLEBEAM, WATER_GUN, ICE_BEAM, BLIZZARD, HYPER_BEAM, MIMIC, DOUBLE_TEAM, BIDE, SWIFT, SKULL_BASH, REST, SUBSTITUTE, SURF">
            <text:p>TOXIC, TAKE_DOWN, DOUBLE_EDGE, BUBBLEBEAM, WATER_GUN, ICE_BEAM, BLIZZARD, HYPER_BEAM, MIMIC, DOUBLE_TEAM, BIDE, SWIFT, SKULL_BASH, REST, SUBSTITUTE, SURF</text:p>
          </table:table-cell>
          <table:table-cell office:value-type="string" office:value="">
            <text:p/>
          </table:table-cell>
          <table:table-cell office:value-type="string" office:value="19 SMOKESCREEN - 24 LEER - 30 WATER_GUN - 41 AGILITY - 52 HYDRO_PUMP">
            <text:p>19 SMOKESCREEN - 24 LEER - 30 WATER_GUN - 41 AGILITY - 52 HYDRO_PUMP</text:p>
          </table:table-cell>
          <table:table-cell office:value-type="string" office:value="SFX_CRY_19, $3C, $01">
            <text:p>SFX_CRY_19, $3C, $01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DRAGON">
            <text:p>DRAGON</text:p>
          </table:table-cell>
          <table:table-cell office:value-type="string" office:value="12">
            <text:p>12</text:p>
          </table:table-cell>
          <table:table-cell office:value-type="string" office:value="249">
            <text:p>249</text:p>
          </table:table-cell>
          <table:table-cell office:value-type="string" office:value="Touching the back fin causes numb-ness. It hooks its tail to coral to stay in place while sleeping">
            <text:p>Touching the back fin causes numb-ness. It hooks its tail to coral to stay in place while sleeping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GOLDEEN">
            <text:p>GOLDEEN</text:p>
          </table:table-cell>
          <table:table-cell office:value-type="string" office:value="goldeen">
            <text:p>goldeen</text:p>
          </table:table-cell>
          <table:table-cell office:value-type="string" office:value="Goldeen">
            <text:p>Goldeen</text:p>
          </table:table-cell>
          <table:table-cell office:value-type="string" office:value="45">
            <text:p>45</text:p>
          </table:table-cell>
          <table:table-cell office:value-type="string" office:value="67">
            <text:p>67</text:p>
          </table:table-cell>
          <table:table-cell office:value-type="string" office:value="60">
            <text:p>60</text:p>
          </table:table-cell>
          <table:table-cell office:value-type="string" office:value="50">
            <text:p>50</text:p>
          </table:table-cell>
          <table:table-cell office:value-type="string" office:value="63">
            <text:p>63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25">
            <text:p>225</text:p>
          </table:table-cell>
          <table:table-cell office:value-type="string" office:value="111">
            <text:p>111</text:p>
          </table:table-cell>
          <table:table-cell office:value-type="string" office:value="PECK, LEER, NO_MOVE, NO_MOVE">
            <text:p>PECK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TAKE_DOWN, DOUBLE_EDGE, BUBBLEBEAM, WATER_GUN, ICE_BEAM, BLIZZARD, MIMIC, DOUBLE_TEAM, BIDE, SWIFT, SKULL_BASH, REST, SUBSTITUTE, SURF">
            <text:p>TOXIC, HORN_DRILL, TAKE_DOWN, DOUBLE_EDGE, BUBBLEBEAM, WATER_GUN, ICE_BEAM, BLIZZARD, MIMIC, DOUBLE_TEAM, BIDE, SWIFT, SKULL_BASH, REST, SUBSTITUTE, SURF</text:p>
          </table:table-cell>
          <table:table-cell office:value-type="string" office:value="EV_LEVEL, 33, SEAKING">
            <text:p>EV_LEVEL, 33, SEAKING</text:p>
          </table:table-cell>
          <table:table-cell office:value-type="string" office:value="19 SUPERSONIC - 24 HORN_ATTACK - 30 FURY_ATTACK - 37 WATERFALL - 45 HORN_DRILL - 54 AGILITY">
            <text:p>19 SUPERSONIC - 24 HORN_ATTACK - 30 FURY_ATTACK - 37 WATERFALL - 45 HORN_DRILL - 54 AGILITY</text:p>
          </table:table-cell>
          <table:table-cell office:value-type="string" office:value="SFX_CRY_16, $80, $40">
            <text:p>SFX_CRY_16, $80, $40</text:p>
          </table:table-cell>
          <table:table-cell office:value-type="string" office:value="ICON_WATER">
            <text:p>ICON_WATER</text:p>
          </table:table-cell>
          <table:table-cell office:value-type="string" office:value="PAL_REDMON">
            <text:p>PAL_REDMON</text:p>
          </table:table-cell>
          <table:table-cell office:value-type="string" office:value="GOLDFISH">
            <text:p>GOLDFISH</text:p>
          </table:table-cell>
          <table:table-cell office:value-type="string" office:value="6">
            <text:p>6</text:p>
          </table:table-cell>
          <table:table-cell office:value-type="string" office:value="150">
            <text:p>150</text:p>
          </table:table-cell>
          <table:table-cell office:value-type="string" office:value="When it is time for them to lay eggs, they can be seen swimming up rivers and falls in large groups">
            <text:p>When it is time for them to lay eggs, they can be seen swimming up rivers and falls in large group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SEAKING">
            <text:p>SEAKING</text:p>
          </table:table-cell>
          <table:table-cell office:value-type="string" office:value="seaking">
            <text:p>seaking</text:p>
          </table:table-cell>
          <table:table-cell office:value-type="string" office:value="Seaking">
            <text:p>Seaking</text:p>
          </table:table-cell>
          <table:table-cell office:value-type="string" office:value="80">
            <text:p>80</text:p>
          </table:table-cell>
          <table:table-cell office:value-type="string" office:value="92">
            <text:p>92</text:p>
          </table:table-cell>
          <table:table-cell office:value-type="string" office:value="65">
            <text:p>65</text:p>
          </table:table-cell>
          <table:table-cell office:value-type="string" office:value="80">
            <text:p>80</text:p>
          </table:table-cell>
          <table:table-cell office:value-type="string" office:value="68">
            <text:p>68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60">
            <text:p>60</text:p>
          </table:table-cell>
          <table:table-cell office:value-type="string" office:value="170">
            <text:p>170</text:p>
          </table:table-cell>
          <table:table-cell office:value-type="string" office:value="PECK, LEER, SUPERSONIC, NO_MOVE">
            <text:p>PECK, LEER, SUPERSONIC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TAKE_DOWN, DOUBLE_EDGE, BUBBLEBEAM, WATER_GUN, ICE_BEAM, BLIZZARD, HYPER_BEAM, MIMIC, DOUBLE_TEAM, BIDE, SWIFT, SKULL_BASH, REST, SUBSTITUTE, SURF">
            <text:p>TOXIC, HORN_DRILL, TAKE_DOWN, DOUBLE_EDGE, BUBBLEBEAM, WATER_GUN, ICE_BEAM, BLIZZARD, HYPER_BEAM, MIMIC, DOUBLE_TEAM, BIDE, SWIFT, SKULL_BASH, REST, SUBSTITUTE, SURF</text:p>
          </table:table-cell>
          <table:table-cell office:value-type="string" office:value="">
            <text:p/>
          </table:table-cell>
          <table:table-cell office:value-type="string" office:value="19 SUPERSONIC - 24 HORN_ATTACK - 30 FURY_ATTACK - 39 WATERFALL - 48 HORN_DRILL - 54 AGILITY">
            <text:p>19 SUPERSONIC - 24 HORN_ATTACK - 30 FURY_ATTACK - 39 WATERFALL - 48 HORN_DRILL - 54 AGILITY</text:p>
          </table:table-cell>
          <table:table-cell office:value-type="string" office:value="SFX_CRY_16, $10, $FF">
            <text:p>SFX_CRY_16, $10, $FF</text:p>
          </table:table-cell>
          <table:table-cell office:value-type="string" office:value="ICON_WATER">
            <text:p>ICON_WATER</text:p>
          </table:table-cell>
          <table:table-cell office:value-type="string" office:value="PAL_REDMON">
            <text:p>PAL_REDMON</text:p>
          </table:table-cell>
          <table:table-cell office:value-type="string" office:value="GOLDFISH">
            <text:p>GOLDFISH</text:p>
          </table:table-cell>
          <table:table-cell office:value-type="string" office:value="13">
            <text:p>13</text:p>
          </table:table-cell>
          <table:table-cell office:value-type="string" office:value="390">
            <text:p>390</text:p>
          </table:table-cell>
          <table:table-cell office:value-type="string" office:value="It is the male's job to make a nest by carving out boulders in a stream using the horn on its head">
            <text:p>It is the male's job to make a nest by carving out boulders in a stream using the horn on its head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STARYU">
            <text:p>STARYU</text:p>
          </table:table-cell>
          <table:table-cell office:value-type="string" office:value="staryu">
            <text:p>staryu</text:p>
          </table:table-cell>
          <table:table-cell office:value-type="string" office:value="Staryu">
            <text:p>Staryu</text:p>
          </table:table-cell>
          <table:table-cell office:value-type="string" office:value="30">
            <text:p>30</text:p>
          </table:table-cell>
          <table:table-cell office:value-type="string" office:value="45">
            <text:p>45</text:p>
          </table:table-cell>
          <table:table-cell office:value-type="string" office:value="55">
            <text:p>55</text:p>
          </table:table-cell>
          <table:table-cell office:value-type="string" office:value="70">
            <text:p>70</text:p>
          </table:table-cell>
          <table:table-cell office:value-type="string" office:value="85">
            <text:p>8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25">
            <text:p>225</text:p>
          </table:table-cell>
          <table:table-cell office:value-type="string" office:value="106">
            <text:p>106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BUBBLEBEAM, WATER_GUN, ICE_BEAM, BLIZZARD, THUNDERBOLT, THUNDER, PSYCHIC_M, TELEPORT, MIMIC, DOUBLE_TEAM, REFLECT, BIDE, SWIFT, SKULL_BASH, REST, THUNDER_WAVE, PSYWAVE, TRI_ATTACK, SUBSTITUTE, SURF, FLASH">
            <text:p>TOXIC, TAKE_DOWN, DOUBLE_EDGE, BUBBLEBEAM, WATER_GUN, ICE_BEAM, BLIZZARD, THUNDERBOLT, THUNDER, PSYCHIC_M, TELEPORT, MIMIC, DOUBLE_TEAM, REFLECT, BIDE, SWIFT, SKULL_BASH, REST, THUNDER_WAVE, PSYWAVE, TRI_ATTACK, SUBSTITUTE, SURF, FLASH</text:p>
          </table:table-cell>
          <table:table-cell office:value-type="string" office:value="EV_ITEM, WATER_STONE, 1, STARMIE">
            <text:p>EV_ITEM, WATER_STONE, 1, STARMIE</text:p>
          </table:table-cell>
          <table:table-cell office:value-type="string" office:value="17 WATER_GUN - 22 HARDEN - 27 RECOVER - 32 SWIFT - 37 MINIMIZE - 42 LIGHT_SCREEN - 47 HYDRO_PUMP">
            <text:p>17 WATER_GUN - 22 HARDEN - 27 RECOVER - 32 SWIFT - 37 MINIMIZE - 42 LIGHT_SCREEN - 47 HYDRO_PUMP</text:p>
          </table:table-cell>
          <table:table-cell office:value-type="string" office:value="SFX_CRY_1E, $02, $20">
            <text:p>SFX_CRY_1E, $02, $20</text:p>
          </table:table-cell>
          <table:table-cell office:value-type="string" office:value="ICON_HELIX">
            <text:p>ICON_HELIX</text:p>
          </table:table-cell>
          <table:table-cell office:value-type="string" office:value="PAL_REDMON">
            <text:p>PAL_REDMON</text:p>
          </table:table-cell>
          <table:table-cell office:value-type="string" office:value="STARSHAPE">
            <text:p>STARSHAPE</text:p>
          </table:table-cell>
          <table:table-cell office:value-type="string" office:value="8">
            <text:p>8</text:p>
          </table:table-cell>
          <table:table-cell office:value-type="string" office:value="345">
            <text:p>345</text:p>
          </table:table-cell>
          <table:table-cell office:value-type="string" office:value="As long as the center section is unharmed, it can grow back fully even if it is chopped to bits">
            <text:p>As long as the center section is unharmed, it can grow back fully even if it is chopped to bit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STARMIE">
            <text:p>STARMIE</text:p>
          </table:table-cell>
          <table:table-cell office:value-type="string" office:value="starmie">
            <text:p>starmie</text:p>
          </table:table-cell>
          <table:table-cell office:value-type="string" office:value="Starmie">
            <text:p>Starmie</text:p>
          </table:table-cell>
          <table:table-cell office:value-type="string" office:value="60">
            <text:p>60</text:p>
          </table:table-cell>
          <table:table-cell office:value-type="string" office:value="75">
            <text:p>75</text:p>
          </table:table-cell>
          <table:table-cell office:value-type="string" office:value="85">
            <text:p>85</text:p>
          </table:table-cell>
          <table:table-cell office:value-type="string" office:value="100">
            <text:p>100</text:p>
          </table:table-cell>
          <table:table-cell office:value-type="string" office:value="115">
            <text:p>115</text:p>
          </table:table-cell>
          <table:table-cell office:value-type="string" office:value="WATER">
            <text:p>WATER</text:p>
          </table:table-cell>
          <table:table-cell office:value-type="string" office:value="PSYCHIC_TYPE">
            <text:p>PSYCHIC_TYPE</text:p>
          </table:table-cell>
          <table:table-cell office:value-type="string" office:value="60">
            <text:p>60</text:p>
          </table:table-cell>
          <table:table-cell office:value-type="string" office:value="207">
            <text:p>207</text:p>
          </table:table-cell>
          <table:table-cell office:value-type="string" office:value="TACKLE, WATER_GUN, HARDEN, NO_MOVE">
            <text:p>TACKLE, WATER_GUN, HARDEN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BUBBLEBEAM, WATER_GUN, ICE_BEAM, BLIZZARD, HYPER_BEAM, THUNDERBOLT, THUNDER, PSYCHIC_M, TELEPORT, MIMIC, DOUBLE_TEAM, REFLECT, BIDE, SWIFT, SKULL_BASH, REST, THUNDER_WAVE, PSYWAVE, TRI_ATTACK, SUBSTITUTE, SURF, FLASH">
            <text:p>TOXIC, TAKE_DOWN, DOUBLE_EDGE, BUBBLEBEAM, WATER_GUN, ICE_BEAM, BLIZZARD, HYPER_BEAM, THUNDERBOLT, THUNDER, PSYCHIC_M, TELEPORT, MIMIC, DOUBLE_TEAM, REFLECT, BIDE, SWIFT, SKULL_BASH, REST, THUNDER_WAVE, PSYWAVE, TRI_ATTACK, SUBSTITUTE, SURF, FL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1E, $00, $80">
            <text:p>SFX_CRY_1E, $00, $80</text:p>
          </table:table-cell>
          <table:table-cell office:value-type="string" office:value="ICON_HELIX">
            <text:p>ICON_HELIX</text:p>
          </table:table-cell>
          <table:table-cell office:value-type="string" office:value="PAL_GREYMON">
            <text:p>PAL_GREYMON</text:p>
          </table:table-cell>
          <table:table-cell office:value-type="string" office:value="MYSTERIOUS">
            <text:p>MYSTERIOUS</text:p>
          </table:table-cell>
          <table:table-cell office:value-type="string" office:value="11">
            <text:p>11</text:p>
          </table:table-cell>
          <table:table-cell office:value-type="string" office:value="798">
            <text:p>798</text:p>
          </table:table-cell>
          <table:table-cell office:value-type="string" office:value="The center section is named the core. People think it is communicating when it glows in 7 colors">
            <text:p>The center section is named the core. People think it is communicating when it glows in 7 color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MR_MIME">
            <text:p>MR_MIME</text:p>
          </table:table-cell>
          <table:table-cell office:value-type="string" office:value="mrmime">
            <text:p>mrmime</text:p>
          </table:table-cell>
          <table:table-cell office:value-type="string" office:value="MrMime">
            <text:p>MrMime</text:p>
          </table:table-cell>
          <table:table-cell office:value-type="string" office:value="40">
            <text:p>40</text:p>
          </table:table-cell>
          <table:table-cell office:value-type="string" office:value="45">
            <text:p>45</text:p>
          </table:table-cell>
          <table:table-cell office:value-type="string" office:value="65">
            <text:p>65</text:p>
          </table:table-cell>
          <table:table-cell office:value-type="string" office:value="100">
            <text:p>100</text:p>
          </table:table-cell>
          <table:table-cell office:value-type="string" office:value="90">
            <text:p>90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45">
            <text:p>45</text:p>
          </table:table-cell>
          <table:table-cell office:value-type="string" office:value="136">
            <text:p>136</text:p>
          </table:table-cell>
          <table:table-cell office:value-type="string" office:value="CONFUSION, BARRIER, NO_MOVE, NO_MOVE">
            <text:p>CONFUSION, BARRI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SUBMISSION, COUNTER, SEISMIC_TOSS, SOLARBEAM, THUNDERBOLT, THUNDER, PSYCHIC_M, TELEPORT, MIMIC, DOUBLE_TEAM, REFLECT, BIDE, METRONOME, SKULL_BASH, REST, THUNDER_WAVE, PSYWAVE, SUBSTITUTE, FLASH">
            <text:p>MEGA_PUNCH, MEGA_KICK, TOXIC, BODY_SLAM, TAKE_DOWN, DOUBLE_EDGE, HYPER_BEAM, SUBMISSION, COUNTER, SEISMIC_TOSS, SOLARBEAM, THUNDERBOLT, THUNDER, PSYCHIC_M, TELEPORT, MIMIC, DOUBLE_TEAM, REFLECT, BIDE, METRONOME, SKULL_BASH, REST, THUNDER_WAVE, PSYWAVE, SUBSTITUTE, FLASH</text:p>
          </table:table-cell>
          <table:table-cell office:value-type="string" office:value="">
            <text:p/>
          </table:table-cell>
          <table:table-cell office:value-type="string" office:value="15 CONFUSION - 23 LIGHT_SCREEN - 39 MEDITATE - 47 SUBSTITUTE">
            <text:p>15 CONFUSION - 23 LIGHT_SCREEN - 39 MEDITATE - 47 SUBSTITUTE</text:p>
          </table:table-cell>
          <table:table-cell office:value-type="string" office:value="SFX_CRY_20, $08, $40">
            <text:p>SFX_CRY_20, $08, $40</text:p>
          </table:table-cell>
          <table:table-cell office:value-type="string" office:value="ICON_MON">
            <text:p>ICON_MON</text:p>
          </table:table-cell>
          <table:table-cell office:value-type="string" office:value="PAL_PINKMON">
            <text:p>PAL_PINKMON</text:p>
          </table:table-cell>
          <table:table-cell office:value-type="string" office:value="BARRIER">
            <text:p>BARRIER</text:p>
          </table:table-cell>
          <table:table-cell office:value-type="string" office:value="13">
            <text:p>13</text:p>
          </table:table-cell>
          <table:table-cell office:value-type="string" office:value="544">
            <text:p>544</text:p>
          </table:table-cell>
          <table:table-cell office:value-type="string" office:value="Always practices its pantomime act. It makes enemies believe something exists that really doesn't">
            <text:p>Always practices its pantomime act. It makes enemies believe something exists that really doesn't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SCYTHER">
            <text:p>SCYTHER</text:p>
          </table:table-cell>
          <table:table-cell office:value-type="string" office:value="scyther">
            <text:p>scyther</text:p>
          </table:table-cell>
          <table:table-cell office:value-type="string" office:value="Scyther">
            <text:p>Scyther</text:p>
          </table:table-cell>
          <table:table-cell office:value-type="string" office:value="70">
            <text:p>70</text:p>
          </table:table-cell>
          <table:table-cell office:value-type="string" office:value="110">
            <text:p>110</text:p>
          </table:table-cell>
          <table:table-cell office:value-type="string" office:value="80">
            <text:p>80</text:p>
          </table:table-cell>
          <table:table-cell office:value-type="string" office:value="55">
            <text:p>55</text:p>
          </table:table-cell>
          <table:table-cell office:value-type="string" office:value="105">
            <text:p>105</text:p>
          </table:table-cell>
          <table:table-cell office:value-type="string" office:value="BUG">
            <text:p>BUG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187">
            <text:p>187</text:p>
          </table:table-cell>
          <table:table-cell office:value-type="string" office:value="QUICK_ATTACK, NO_MOVE, NO_MOVE, NO_MOVE">
            <text:p>QUICK_ATTACK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TOXIC, TAKE_DOWN, DOUBLE_EDGE, HYPER_BEAM, MIMIC, DOUBLE_TEAM, BIDE, SWIFT, SKULL_BASH, REST, SUBSTITUTE, CUT">
            <text:p>SWORDS_DANCE, TOXIC, TAKE_DOWN, DOUBLE_EDGE, HYPER_BEAM, MIMIC, DOUBLE_TEAM, BIDE, SWIFT, SKULL_BASH, REST, SUBSTITUTE, CUT</text:p>
          </table:table-cell>
          <table:table-cell office:value-type="string" office:value="">
            <text:p/>
          </table:table-cell>
          <table:table-cell office:value-type="string" office:value="17 LEER - 20 FOCUS_ENERGY - 24 DOUBLE_TEAM - 29 SLASH - 35 SWORDS_DANCE - 42 AGILITY - 50 WING_ATTACK">
            <text:p>17 LEER - 20 FOCUS_ENERGY - 24 DOUBLE_TEAM - 29 SLASH - 35 SWORDS_DANCE - 42 AGILITY - 50 WING_ATTACK</text:p>
          </table:table-cell>
          <table:table-cell office:value-type="string" office:value="SFX_CRY_16, $00, $80">
            <text:p>SFX_CRY_16, $00, $80</text:p>
          </table:table-cell>
          <table:table-cell office:value-type="string" office:value="ICON_BUG">
            <text:p>ICON_BUG</text:p>
          </table:table-cell>
          <table:table-cell office:value-type="string" office:value="PAL_GREENMON">
            <text:p>PAL_GREENMON</text:p>
          </table:table-cell>
          <table:table-cell office:value-type="string" office:value="MANTIS">
            <text:p>MANTIS</text:p>
          </table:table-cell>
          <table:table-cell office:value-type="string" office:value="15">
            <text:p>15</text:p>
          </table:table-cell>
          <table:table-cell office:value-type="string" office:value="558">
            <text:p>558</text:p>
          </table:table-cell>
          <table:table-cell office:value-type="string" office:value="Leaps out of tall grass and slices prey with its scythes. The move-ment looks like that of a ninja">
            <text:p>Leaps out of tall grass and slices prey with its scythes. The move-ment looks like that of a ninja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JYNX">
            <text:p>JYNX</text:p>
          </table:table-cell>
          <table:table-cell office:value-type="string" office:value="jynx">
            <text:p>jynx</text:p>
          </table:table-cell>
          <table:table-cell office:value-type="string" office:value="Jynx">
            <text:p>Jynx</text:p>
          </table:table-cell>
          <table:table-cell office:value-type="string" office:value="65">
            <text:p>65</text:p>
          </table:table-cell>
          <table:table-cell office:value-type="string" office:value="50">
            <text:p>50</text:p>
          </table:table-cell>
          <table:table-cell office:value-type="string" office:value="35">
            <text:p>35</text:p>
          </table:table-cell>
          <table:table-cell office:value-type="string" office:value="95">
            <text:p>95</text:p>
          </table:table-cell>
          <table:table-cell office:value-type="string" office:value="95">
            <text:p>95</text:p>
          </table:table-cell>
          <table:table-cell office:value-type="string" office:value="ICE">
            <text:p>ICE</text:p>
          </table:table-cell>
          <table:table-cell office:value-type="string" office:value="PSYCHIC_TYPE">
            <text:p>PSYCHIC_TYPE</text:p>
          </table:table-cell>
          <table:table-cell office:value-type="string" office:value="45">
            <text:p>45</text:p>
          </table:table-cell>
          <table:table-cell office:value-type="string" office:value="137">
            <text:p>137</text:p>
          </table:table-cell>
          <table:table-cell office:value-type="string" office:value="POUND, LOVELY_KISS, NO_MOVE, NO_MOVE">
            <text:p>POUND, LOVELY_KISS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BUBBLEBEAM, WATER_GUN, ICE_BEAM, BLIZZARD, HYPER_BEAM, SUBMISSION, COUNTER, SEISMIC_TOSS, PSYCHIC_M, TELEPORT, MIMIC, DOUBLE_TEAM, REFLECT, BIDE, METRONOME, SKULL_BASH, REST, PSYWAVE, SUBSTITUTE">
            <text:p>MEGA_PUNCH, MEGA_KICK, TOXIC, BODY_SLAM, TAKE_DOWN, DOUBLE_EDGE, BUBBLEBEAM, WATER_GUN, ICE_BEAM, BLIZZARD, HYPER_BEAM, SUBMISSION, COUNTER, SEISMIC_TOSS, PSYCHIC_M, TELEPORT, MIMIC, DOUBLE_TEAM, REFLECT, BIDE, METRONOME, SKULL_BASH, REST, PSYWAVE, SUBSTITUTE</text:p>
          </table:table-cell>
          <table:table-cell office:value-type="string" office:value="">
            <text:p/>
          </table:table-cell>
          <table:table-cell office:value-type="string" office:value="18 LICK - 31 ICE_PUNCH - 39 BODY_SLAM - 47 THRASH - 58 BLIZZARD">
            <text:p>18 LICK - 31 ICE_PUNCH - 39 BODY_SLAM - 47 THRASH - 58 BLIZZARD</text:p>
          </table:table-cell>
          <table:table-cell office:value-type="string" office:value="SFX_CRY_0D, $FF, $FF">
            <text:p>SFX_CRY_0D, $FF, $FF</text:p>
          </table:table-cell>
          <table:table-cell office:value-type="string" office:value="ICON_MON">
            <text:p>ICON_MON</text:p>
          </table:table-cell>
          <table:table-cell office:value-type="string" office:value="PAL_MEWMON">
            <text:p>PAL_MEWMON</text:p>
          </table:table-cell>
          <table:table-cell office:value-type="string" office:value="HUMANSHAPE">
            <text:p>HUMANSHAPE</text:p>
          </table:table-cell>
          <table:table-cell office:value-type="string" office:value="14">
            <text:p>14</text:p>
          </table:table-cell>
          <table:table-cell office:value-type="string" office:value="408">
            <text:p>408</text:p>
          </table:table-cell>
          <table:table-cell office:value-type="string" office:value="Appears to move to a rhythm of its own, as if it were dancing. It wiggles its hips as it walks">
            <text:p>Appears to move to a rhythm of its own, as if it were dancing. It wiggles its hips as it walk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LECTABUZZ">
            <text:p>ELECTABUZZ</text:p>
          </table:table-cell>
          <table:table-cell office:value-type="string" office:value="electabuzz">
            <text:p>electabuzz</text:p>
          </table:table-cell>
          <table:table-cell office:value-type="string" office:value="Electabuzz">
            <text:p>Electabuzz</text:p>
          </table:table-cell>
          <table:table-cell office:value-type="string" office:value="65">
            <text:p>65</text:p>
          </table:table-cell>
          <table:table-cell office:value-type="string" office:value="83">
            <text:p>83</text:p>
          </table:table-cell>
          <table:table-cell office:value-type="string" office:value="57">
            <text:p>57</text:p>
          </table:table-cell>
          <table:table-cell office:value-type="string" office:value="85">
            <text:p>85</text:p>
          </table:table-cell>
          <table:table-cell office:value-type="string" office:value="105">
            <text:p>105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45">
            <text:p>45</text:p>
          </table:table-cell>
          <table:table-cell office:value-type="string" office:value="156">
            <text:p>156</text:p>
          </table:table-cell>
          <table:table-cell office:value-type="string" office:value="QUICK_ATTACK, LEER, NO_MOVE, NO_MOVE">
            <text:p>QUICK_ATTACK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SUBMISSION, COUNTER, SEISMIC_TOSS, THUNDERBOLT, THUNDER, PSYCHIC_M, TELEPORT, MIMIC, DOUBLE_TEAM, REFLECT, BIDE, METRONOME, SWIFT, SKULL_BASH, REST, THUNDER_WAVE, PSYWAVE, SUBSTITUTE, STRENGTH, FLASH">
            <text:p>MEGA_PUNCH, MEGA_KICK, TOXIC, BODY_SLAM, TAKE_DOWN, DOUBLE_EDGE, HYPER_BEAM, SUBMISSION, COUNTER, SEISMIC_TOSS, THUNDERBOLT, THUNDER, PSYCHIC_M, TELEPORT, MIMIC, DOUBLE_TEAM, REFLECT, BIDE, METRONOME, SWIFT, SKULL_BASH, REST, THUNDER_WAVE, PSYWAVE, SUBSTITUTE, STRENGTH, FLASH</text:p>
          </table:table-cell>
          <table:table-cell office:value-type="string" office:value="">
            <text:p/>
          </table:table-cell>
          <table:table-cell office:value-type="string" office:value="34 THUNDERSHOCK - 37 SCREECH - 42 THUNDERPUNCH - 49 LIGHT_SCREEN - 54 THUNDER">
            <text:p>34 THUNDERSHOCK - 37 SCREECH - 42 THUNDERPUNCH - 49 LIGHT_SCREEN - 54 THUNDER</text:p>
          </table:table-cell>
          <table:table-cell office:value-type="string" office:value="SFX_CRY_06, $8F, $FF">
            <text:p>SFX_CRY_06, $8F, $FF</text:p>
          </table:table-cell>
          <table:table-cell office:value-type="string" office:value="ICON_MON">
            <text:p>ICON_MON</text:p>
          </table:table-cell>
          <table:table-cell office:value-type="string" office:value="PAL_YELLOWMON">
            <text:p>PAL_YELLOWMON</text:p>
          </table:table-cell>
          <table:table-cell office:value-type="string" office:value="ELECTRIC">
            <text:p>ELECTRIC</text:p>
          </table:table-cell>
          <table:table-cell office:value-type="string" office:value="11">
            <text:p>11</text:p>
          </table:table-cell>
          <table:table-cell office:value-type="string" office:value="299">
            <text:p>299</text:p>
          </table:table-cell>
          <table:table-cell office:value-type="string" office:value="If a major power outage occurs, it is certain that this #MON has eaten electricity at a power plant">
            <text:p>If a major power outage occurs, it is certain that this #MON has eaten electricity at a power plant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MAGMAR">
            <text:p>MAGMAR</text:p>
          </table:table-cell>
          <table:table-cell office:value-type="string" office:value="magmar">
            <text:p>magmar</text:p>
          </table:table-cell>
          <table:table-cell office:value-type="string" office:value="Magmar">
            <text:p>Magmar</text:p>
          </table:table-cell>
          <table:table-cell office:value-type="string" office:value="65">
            <text:p>65</text:p>
          </table:table-cell>
          <table:table-cell office:value-type="string" office:value="95">
            <text:p>95</text:p>
          </table:table-cell>
          <table:table-cell office:value-type="string" office:value="57">
            <text:p>57</text:p>
          </table:table-cell>
          <table:table-cell office:value-type="string" office:value="85">
            <text:p>85</text:p>
          </table:table-cell>
          <table:table-cell office:value-type="string" office:value="93">
            <text:p>93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45">
            <text:p>45</text:p>
          </table:table-cell>
          <table:table-cell office:value-type="string" office:value="167">
            <text:p>167</text:p>
          </table:table-cell>
          <table:table-cell office:value-type="string" office:value="EMBER, NO_MOVE, NO_MOVE, NO_MOVE">
            <text:p>EMBER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MEGA_PUNCH, MEGA_KICK, TOXIC, BODY_SLAM, TAKE_DOWN, DOUBLE_EDGE, HYPER_BEAM, SUBMISSION, COUNTER, SEISMIC_TOSS, PSYCHIC_M, TELEPORT, MIMIC, DOUBLE_TEAM, BIDE, METRONOME, FIRE_BLAST, SKULL_BASH, REST, PSYWAVE, SUBSTITUTE, STRENGTH">
            <text:p>MEGA_PUNCH, MEGA_KICK, TOXIC, BODY_SLAM, TAKE_DOWN, DOUBLE_EDGE, HYPER_BEAM, SUBMISSION, COUNTER, SEISMIC_TOSS, PSYCHIC_M, TELEPORT, MIMIC, DOUBLE_TEAM, BIDE, METRONOME, FIRE_BLAST, SKULL_BASH, REST, PSYWAVE, SUBSTITUTE, STRENGTH</text:p>
          </table:table-cell>
          <table:table-cell office:value-type="string" office:value="">
            <text:p/>
          </table:table-cell>
          <table:table-cell office:value-type="string" office:value="36 LEER - 39 CONFUSE_RAY - 43 FIRE_PUNCH - 48 SMOKESCREEN - 52 SMOG - 55 FLAMETHROWER">
            <text:p>36 LEER - 39 CONFUSE_RAY - 43 FIRE_PUNCH - 48 SMOKESCREEN - 52 SMOG - 55 FLAMETHROWER</text:p>
          </table:table-cell>
          <table:table-cell office:value-type="string" office:value="SFX_CRY_04, $FF, $30">
            <text:p>SFX_CRY_04, $FF, $30</text:p>
          </table:table-cell>
          <table:table-cell office:value-type="string" office:value="ICON_MON">
            <text:p>ICON_MON</text:p>
          </table:table-cell>
          <table:table-cell office:value-type="string" office:value="PAL_REDMON">
            <text:p>PAL_REDMON</text:p>
          </table:table-cell>
          <table:table-cell office:value-type="string" office:value="SPITFIRE">
            <text:p>SPITFIRE</text:p>
          </table:table-cell>
          <table:table-cell office:value-type="string" office:value="13">
            <text:p>13</text:p>
          </table:table-cell>
          <table:table-cell office:value-type="string" office:value="445">
            <text:p>445</text:p>
          </table:table-cell>
          <table:table-cell office:value-type="string" office:value="Born in an active volcano. Its body is always cloaked in flames, so it looks like a big ball of fire">
            <text:p>Born in an active volcano. Its body is always cloaked in flames, so it looks like a big ball of fire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PINSIR">
            <text:p>PINSIR</text:p>
          </table:table-cell>
          <table:table-cell office:value-type="string" office:value="pinsir">
            <text:p>pinsir</text:p>
          </table:table-cell>
          <table:table-cell office:value-type="string" office:value="Pinsir">
            <text:p>Pinsir</text:p>
          </table:table-cell>
          <table:table-cell office:value-type="string" office:value="65">
            <text:p>65</text:p>
          </table:table-cell>
          <table:table-cell office:value-type="string" office:value="125">
            <text:p>125</text:p>
          </table:table-cell>
          <table:table-cell office:value-type="string" office:value="100">
            <text:p>100</text:p>
          </table:table-cell>
          <table:table-cell office:value-type="string" office:value="55">
            <text:p>55</text:p>
          </table:table-cell>
          <table:table-cell office:value-type="string" office:value="85">
            <text:p>85</text:p>
          </table:table-cell>
          <table:table-cell office:value-type="string" office:value="BUG">
            <text:p>BUG</text:p>
          </table:table-cell>
          <table:table-cell office:value-type="string" office:value="BUG">
            <text:p>BUG</text:p>
          </table:table-cell>
          <table:table-cell office:value-type="string" office:value="45">
            <text:p>45</text:p>
          </table:table-cell>
          <table:table-cell office:value-type="string" office:value="200">
            <text:p>200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SWORDS_DANCE, TOXIC, BODY_SLAM, TAKE_DOWN, DOUBLE_EDGE, HYPER_BEAM, SUBMISSION, SEISMIC_TOSS, MIMIC, DOUBLE_TEAM, BIDE, REST, SUBSTITUTE, CUT, STRENGTH">
            <text:p>SWORDS_DANCE, TOXIC, BODY_SLAM, TAKE_DOWN, DOUBLE_EDGE, HYPER_BEAM, SUBMISSION, SEISMIC_TOSS, MIMIC, DOUBLE_TEAM, BIDE, REST, SUBSTITUTE, CUT, STRENGTH</text:p>
          </table:table-cell>
          <table:table-cell office:value-type="string" office:value="">
            <text:p/>
          </table:table-cell>
          <table:table-cell office:value-type="string" office:value="21 BIND - 25 SEISMIC_TOSS - 30 GUILLOTINE - 36 FOCUS_ENERGY - 43 HARDEN - 49 SLASH - 54 SWORDS_DANCE">
            <text:p>21 BIND - 25 SEISMIC_TOSS - 30 GUILLOTINE - 36 FOCUS_ENERGY - 43 HARDEN - 49 SLASH - 54 SWORDS_DANCE</text:p>
          </table:table-cell>
          <table:table-cell office:value-type="string" office:value="SFX_CRY_14, $00, $80">
            <text:p>SFX_CRY_14, $00, $80</text:p>
          </table:table-cell>
          <table:table-cell office:value-type="string" office:value="ICON_BUG">
            <text:p>ICON_BUG</text:p>
          </table:table-cell>
          <table:table-cell office:value-type="string" office:value="PAL_BROWNMON">
            <text:p>PAL_BROWNMON</text:p>
          </table:table-cell>
          <table:table-cell office:value-type="string" office:value="STAGBEETLE">
            <text:p>STAGBEETLE</text:p>
          </table:table-cell>
          <table:table-cell office:value-type="string" office:value="15">
            <text:p>15</text:p>
          </table:table-cell>
          <table:table-cell office:value-type="string" office:value="549">
            <text:p>549</text:p>
          </table:table-cell>
          <table:table-cell office:value-type="string" office:value="Grips its prey in its pincers and squeezes hard! It can't move if it's cold, so it lives in warm places">
            <text:p>Grips its prey in its pincers and squeezes hard! It can't move if it's cold, so it lives in warm place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TAUROS">
            <text:p>TAUROS</text:p>
          </table:table-cell>
          <table:table-cell office:value-type="string" office:value="tauros">
            <text:p>tauros</text:p>
          </table:table-cell>
          <table:table-cell office:value-type="string" office:value="Tauros">
            <text:p>Tauros</text:p>
          </table:table-cell>
          <table:table-cell office:value-type="string" office:value="75">
            <text:p>75</text:p>
          </table:table-cell>
          <table:table-cell office:value-type="string" office:value="100">
            <text:p>100</text:p>
          </table:table-cell>
          <table:table-cell office:value-type="string" office:value="95">
            <text:p>95</text:p>
          </table:table-cell>
          <table:table-cell office:value-type="string" office:value="70">
            <text:p>70</text:p>
          </table:table-cell>
          <table:table-cell office:value-type="string" office:value="110">
            <text:p>11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45">
            <text:p>45</text:p>
          </table:table-cell>
          <table:table-cell office:value-type="string" office:value="211">
            <text:p>211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HORN_DRILL, BODY_SLAM, TAKE_DOWN, DOUBLE_EDGE, ICE_BEAM, BLIZZARD, HYPER_BEAM, THUNDERBOLT, THUNDER, EARTHQUAKE, FISSURE, MIMIC, DOUBLE_TEAM, BIDE, FIRE_BLAST, SKULL_BASH, REST, SUBSTITUTE, STRENGTH">
            <text:p>TOXIC, HORN_DRILL, BODY_SLAM, TAKE_DOWN, DOUBLE_EDGE, ICE_BEAM, BLIZZARD, HYPER_BEAM, THUNDERBOLT, THUNDER, EARTHQUAKE, FISSURE, MIMIC, DOUBLE_TEAM, BIDE, FIRE_BLAST, SKULL_BASH, REST, SUBSTITUTE, STRENGTH</text:p>
          </table:table-cell>
          <table:table-cell office:value-type="string" office:value="">
            <text:p/>
          </table:table-cell>
          <table:table-cell office:value-type="string" office:value="21 STOMP - 35 LEER - 51 TAKE_DOWN">
            <text:p>21 STOMP - 35 LEER - 51 TAKE_DOWN</text:p>
          </table:table-cell>
          <table:table-cell office:value-type="string" office:value="SFX_CRY_1D, $11, $40">
            <text:p>SFX_CRY_1D, $11, $40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WILD BULL">
            <text:p>WILD BULL</text:p>
          </table:table-cell>
          <table:table-cell office:value-type="string" office:value="14">
            <text:p>14</text:p>
          </table:table-cell>
          <table:table-cell office:value-type="string" office:value="885">
            <text:p>885</text:p>
          </table:table-cell>
          <table:table-cell office:value-type="string" office:value="A rowdy #MON with a lot of stamina. Once running, it won't stop until it hits something">
            <text:p>A rowdy #MON with a lot of stamina. Once running, it won't stop until it hits something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MAGIKARP">
            <text:p>MAGIKARP</text:p>
          </table:table-cell>
          <table:table-cell office:value-type="string" office:value="magikarp">
            <text:p>magikarp</text:p>
          </table:table-cell>
          <table:table-cell office:value-type="string" office:value="Magikarp">
            <text:p>Magikarp</text:p>
          </table:table-cell>
          <table:table-cell office:value-type="string" office:value="20">
            <text:p>20</text:p>
          </table:table-cell>
          <table:table-cell office:value-type="string" office:value="10">
            <text:p>10</text:p>
          </table:table-cell>
          <table:table-cell office:value-type="string" office:value="55">
            <text:p>55</text:p>
          </table:table-cell>
          <table:table-cell office:value-type="string" office:value="20">
            <text:p>20</text:p>
          </table:table-cell>
          <table:table-cell office:value-type="string" office:value="80">
            <text:p>80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255">
            <text:p>255</text:p>
          </table:table-cell>
          <table:table-cell office:value-type="string" office:value="20">
            <text:p>20</text:p>
          </table:table-cell>
          <table:table-cell office:value-type="string" office:value="SPLASH, NO_MOVE, NO_MOVE, NO_MOVE">
            <text:p>SPLASH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">
            <text:p/>
          </table:table-cell>
          <table:table-cell office:value-type="string" office:value="EV_LEVEL, 20, GYARADOS">
            <text:p>EV_LEVEL, 20, GYARADOS</text:p>
          </table:table-cell>
          <table:table-cell office:value-type="string" office:value="15 TACKLE - 100 ANCESTOR_PWR">
            <text:p>15 TACKLE - 100 ANCESTOR_PWR</text:p>
          </table:table-cell>
          <table:table-cell office:value-type="string" office:value="SFX_CRY_17, $80, $00">
            <text:p>SFX_CRY_17, $80, $00</text:p>
          </table:table-cell>
          <table:table-cell office:value-type="string" office:value="ICON_WATER">
            <text:p>ICON_WATER</text:p>
          </table:table-cell>
          <table:table-cell office:value-type="string" office:value="PAL_REDMON">
            <text:p>PAL_REDMON</text:p>
          </table:table-cell>
          <table:table-cell office:value-type="string" office:value="FISH">
            <text:p>FISH</text:p>
          </table:table-cell>
          <table:table-cell office:value-type="string" office:value="9">
            <text:p>9</text:p>
          </table:table-cell>
          <table:table-cell office:value-type="string" office:value="100">
            <text:p>100</text:p>
          </table:table-cell>
          <table:table-cell office:value-type="string" office:value="Famous for being very unreliable. It can be found swimming in seas, lakes, rivers and shallow puddles">
            <text:p>Famous for being very unreliable. It can be found swimming in seas, lakes, rivers and shallow puddle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GYARADOS">
            <text:p>GYARADOS</text:p>
          </table:table-cell>
          <table:table-cell office:value-type="string" office:value="gyarados">
            <text:p>gyarados</text:p>
          </table:table-cell>
          <table:table-cell office:value-type="string" office:value="Gyarados">
            <text:p>Gyarados</text:p>
          </table:table-cell>
          <table:table-cell office:value-type="string" office:value="95">
            <text:p>95</text:p>
          </table:table-cell>
          <table:table-cell office:value-type="string" office:value="125">
            <text:p>125</text:p>
          </table:table-cell>
          <table:table-cell office:value-type="string" office:value="79">
            <text:p>79</text:p>
          </table:table-cell>
          <table:table-cell office:value-type="string" office:value="100">
            <text:p>100</text:p>
          </table:table-cell>
          <table:table-cell office:value-type="string" office:value="81">
            <text:p>81</text:p>
          </table:table-cell>
          <table:table-cell office:value-type="string" office:value="WATER">
            <text:p>WATER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214">
            <text:p>214</text:p>
          </table:table-cell>
          <table:table-cell office:value-type="string" office:value="TACKLE, NO_MOVE, NO_MOVE, NO_MOVE">
            <text:p>TACKLE, NO_MOVE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BODY_SLAM, TAKE_DOWN, DOUBLE_EDGE, BUBBLEBEAM, WATER_GUN, ICE_BEAM, BLIZZARD, HYPER_BEAM, DRAGON_RAGE, THUNDERBOLT, THUNDER, MIMIC, DOUBLE_TEAM, REFLECT, BIDE, FIRE_BLAST, SKULL_BASH, REST, SUBSTITUTE, SURF, STRENGTH">
            <text:p>TOXIC, BODY_SLAM, TAKE_DOWN, DOUBLE_EDGE, BUBBLEBEAM, WATER_GUN, ICE_BEAM, BLIZZARD, HYPER_BEAM, DRAGON_RAGE, THUNDERBOLT, THUNDER, MIMIC, DOUBLE_TEAM, REFLECT, BIDE, FIRE_BLAST, SKULL_BASH, REST, SUBSTITUTE, SURF, STRENGTH</text:p>
          </table:table-cell>
          <table:table-cell office:value-type="string" office:value="">
            <text:p/>
          </table:table-cell>
          <table:table-cell office:value-type="string" office:value="20 BITE - 25 DRAGON_RAGE - 32 LEER - 41 HYDRO_PUMP - 52 HYPER_BEAM">
            <text:p>20 BITE - 25 DRAGON_RAGE - 32 LEER - 41 HYDRO_PUMP - 52 HYPER_BEAM</text:p>
          </table:table-cell>
          <table:table-cell office:value-type="string" office:value="SFX_CRY_17, $00, $80">
            <text:p>SFX_CRY_17, $00, $80</text:p>
          </table:table-cell>
          <table:table-cell office:value-type="string" office:value="ICON_SNAKE">
            <text:p>ICON_SNAKE</text:p>
          </table:table-cell>
          <table:table-cell office:value-type="string" office:value="PAL_BLUEMON">
            <text:p>PAL_BLUEMON</text:p>
          </table:table-cell>
          <table:table-cell office:value-type="string" office:value="ATROCIOUS">
            <text:p>ATROCIOUS</text:p>
          </table:table-cell>
          <table:table-cell office:value-type="string" office:value="65">
            <text:p>65</text:p>
          </table:table-cell>
          <table:table-cell office:value-type="string" office:value="2350">
            <text:p>2350</text:p>
          </table:table-cell>
          <table:table-cell office:value-type="string" office:value="Brutally vicious and enormously destructive. Known for totally destroying cities in ancient times">
            <text:p>Brutally vicious and enormously destructive. Known for totally destroying cities in ancient time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LAPRAS">
            <text:p>LAPRAS</text:p>
          </table:table-cell>
          <table:table-cell office:value-type="string" office:value="lapras">
            <text:p>lapras</text:p>
          </table:table-cell>
          <table:table-cell office:value-type="string" office:value="Lapras">
            <text:p>Lapras</text:p>
          </table:table-cell>
          <table:table-cell office:value-type="string" office:value="130">
            <text:p>130</text:p>
          </table:table-cell>
          <table:table-cell office:value-type="string" office:value="85">
            <text:p>85</text:p>
          </table:table-cell>
          <table:table-cell office:value-type="string" office:value="80">
            <text:p>80</text:p>
          </table:table-cell>
          <table:table-cell office:value-type="string" office:value="95">
            <text:p>95</text:p>
          </table:table-cell>
          <table:table-cell office:value-type="string" office:value="60">
            <text:p>60</text:p>
          </table:table-cell>
          <table:table-cell office:value-type="string" office:value="WATER">
            <text:p>WATER</text:p>
          </table:table-cell>
          <table:table-cell office:value-type="string" office:value="ICE">
            <text:p>ICE</text:p>
          </table:table-cell>
          <table:table-cell office:value-type="string" office:value="45">
            <text:p>45</text:p>
          </table:table-cell>
          <table:table-cell office:value-type="string" office:value="219">
            <text:p>219</text:p>
          </table:table-cell>
          <table:table-cell office:value-type="string" office:value="WATER_GUN, GROWL, NO_MOVE, NO_MOVE">
            <text:p>WATER_GUN, GROWL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HORN_DRILL, BODY_SLAM, TAKE_DOWN, DOUBLE_EDGE, BUBBLEBEAM, WATER_GUN, ICE_BEAM, BLIZZARD, HYPER_BEAM, SOLARBEAM, DRAGON_RAGE, THUNDERBOLT, THUNDER, PSYCHIC_M, MIMIC, DOUBLE_TEAM, REFLECT, BIDE, SKULL_BASH, REST, PSYWAVE, SUBSTITUTE, SURF, STRENGTH">
            <text:p>TOXIC, HORN_DRILL, BODY_SLAM, TAKE_DOWN, DOUBLE_EDGE, BUBBLEBEAM, WATER_GUN, ICE_BEAM, BLIZZARD, HYPER_BEAM, SOLARBEAM, DRAGON_RAGE, THUNDERBOLT, THUNDER, PSYCHIC_M, MIMIC, DOUBLE_TEAM, REFLECT, BIDE, SKULL_BASH, REST, PSYWAVE, SUBSTITUTE, SURF, STRENGTH</text:p>
          </table:table-cell>
          <table:table-cell office:value-type="string" office:value="">
            <text:p/>
          </table:table-cell>
          <table:table-cell office:value-type="string" office:value="16 SING - 20 MIST - 25 BODY_SLAM - 31 CONFUSE_RAY - 38 ICE_BEAM - 46 HYDRO_PUMP">
            <text:p>16 SING - 20 MIST - 25 BODY_SLAM - 31 CONFUSE_RAY - 38 ICE_BEAM - 46 HYDRO_PUMP</text:p>
          </table:table-cell>
          <table:table-cell office:value-type="string" office:value="SFX_CRY_1B, $00, $80">
            <text:p>SFX_CRY_1B, $00, $80</text:p>
          </table:table-cell>
          <table:table-cell office:value-type="string" office:value="ICON_WATER">
            <text:p>ICON_WATER</text:p>
          </table:table-cell>
          <table:table-cell office:value-type="string" office:value="PAL_CYANMON">
            <text:p>PAL_CYANMON</text:p>
          </table:table-cell>
          <table:table-cell office:value-type="string" office:value="TRANSPORT">
            <text:p>TRANSPORT</text:p>
          </table:table-cell>
          <table:table-cell office:value-type="string" office:value="25">
            <text:p>25</text:p>
          </table:table-cell>
          <table:table-cell office:value-type="string" office:value="2200">
            <text:p>2200</text:p>
          </table:table-cell>
          <table:table-cell office:value-type="string" office:value="A gentle soul that can read the minds of people. It can ferry people across the sea on its back">
            <text:p>A gentle soul that can read the minds of people. It can ferry people across the sea on its back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DITTO">
            <text:p>DITTO</text:p>
          </table:table-cell>
          <table:table-cell office:value-type="string" office:value="ditto">
            <text:p>ditto</text:p>
          </table:table-cell>
          <table:table-cell office:value-type="string" office:value="Ditto">
            <text:p>Ditto</text:p>
          </table:table-cell>
          <table:table-cell office:value-type="string" office:value="48">
            <text:p>48</text:p>
          </table:table-cell>
          <table:table-cell office:value-type="string" office:value="48">
            <text:p>48</text:p>
          </table:table-cell>
          <table:table-cell office:value-type="string" office:value="48">
            <text:p>48</text:p>
          </table:table-cell>
          <table:table-cell office:value-type="string" office:value="48">
            <text:p>48</text:p>
          </table:table-cell>
          <table:table-cell office:value-type="string" office:value="48">
            <text:p>48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35">
            <text:p>35</text:p>
          </table:table-cell>
          <table:table-cell office:value-type="string" office:value="61">
            <text:p>61</text:p>
          </table:table-cell>
          <table:table-cell office:value-type="string" office:value="TRANSFORM, NO_MOVE, NO_MOVE, NO_MOVE">
            <text:p>TRANSFORM, NO_MOVE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FX_CRY_0E, $FF, $FF">
            <text:p>SFX_CRY_0E, $FF, $FF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TRANSFORM">
            <text:p>TRANSFORM</text:p>
          </table:table-cell>
          <table:table-cell office:value-type="string" office:value="3">
            <text:p>3</text:p>
          </table:table-cell>
          <table:table-cell office:value-type="string" office:value="41">
            <text:p>41</text:p>
          </table:table-cell>
          <table:table-cell office:value-type="string" office:value="When it spots an enemy, its body transfigures into an almost perfect copy of its oppo-nent">
            <text:p>When it spots an enemy, its body transfigures into an almost perfect copy of its oppo-nent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EVEE">
            <text:p>EEVEE</text:p>
          </table:table-cell>
          <table:table-cell office:value-type="string" office:value="eevee">
            <text:p>eevee</text:p>
          </table:table-cell>
          <table:table-cell office:value-type="string" office:value="Eevee">
            <text:p>Eevee</text:p>
          </table:table-cell>
          <table:table-cell office:value-type="string" office:value="55">
            <text:p>55</text:p>
          </table:table-cell>
          <table:table-cell office:value-type="string" office:value="55">
            <text:p>55</text:p>
          </table:table-cell>
          <table:table-cell office:value-type="string" office:value="50">
            <text:p>50</text:p>
          </table:table-cell>
          <table:table-cell office:value-type="string" office:value="65">
            <text:p>65</text:p>
          </table:table-cell>
          <table:table-cell office:value-type="string" office:value="55">
            <text:p>55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45">
            <text:p>45</text:p>
          </table:table-cell>
          <table:table-cell office:value-type="string" office:value="92">
            <text:p>92</text:p>
          </table:table-cell>
          <table:table-cell office:value-type="string" office:value="TACKLE, LEER, NO_MOVE, NO_MOVE">
            <text:p>TACKLE, LEER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MIMIC, DOUBLE_TEAM, REFLECT, BIDE, SWIFT, SKULL_BASH, REST, SUBSTITUTE">
            <text:p>TOXIC, BODY_SLAM, TAKE_DOWN, DOUBLE_EDGE, MIMIC, DOUBLE_TEAM, REFLECT, BIDE, SWIFT, SKULL_BASH, REST, SUBSTITUTE</text:p>
          </table:table-cell>
          <table:table-cell office:value-type="string" office:value="EV_ITEM, FIRE_STONE, 1, FLAREON - EV_ITEM, THUNDER_STONE, 1, JOLTEON - EV_ITEM, WATER_STONE, 1, VAPOREON">
            <text:p>EV_ITEM, FIRE_STONE, 1, FLAREON - EV_ITEM, THUNDER_STONE, 1, JOLTEON - EV_ITEM, WATER_STONE, 1, VAPOREON</text:p>
          </table:table-cell>
          <table:table-cell office:value-type="string" office:value="8 SAND_ATTACK - 16 GROWL - 23 QUICK_ATTACK - 30 BITE - 36 FOCUS_ENERGY - 42 TAKE_DOWN">
            <text:p>8 SAND_ATTACK - 16 GROWL - 23 QUICK_ATTACK - 30 BITE - 36 FOCUS_ENERGY - 42 TAKE_DOWN</text:p>
          </table:table-cell>
          <table:table-cell office:value-type="string" office:value="SFX_CRY_1A, $88, $60">
            <text:p>SFX_CRY_1A, $88, $60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EVOLUTION">
            <text:p>EVOLUTION</text:p>
          </table:table-cell>
          <table:table-cell office:value-type="string" office:value="3">
            <text:p>3</text:p>
          </table:table-cell>
          <table:table-cell office:value-type="string" office:value="64">
            <text:p>64</text:p>
          </table:table-cell>
          <table:table-cell office:value-type="string" office:value="Its genetic code is unstable, so it could evolve in a variety of ways. There are only a few alive">
            <text:p>Its genetic code is unstable, so it could evolve in a variety of ways. There are only a few alive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VAPOREON">
            <text:p>VAPOREON</text:p>
          </table:table-cell>
          <table:table-cell office:value-type="string" office:value="vaporeon">
            <text:p>vaporeon</text:p>
          </table:table-cell>
          <table:table-cell office:value-type="string" office:value="Vaporeon">
            <text:p>Vaporeon</text:p>
          </table:table-cell>
          <table:table-cell office:value-type="string" office:value="130">
            <text:p>130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110">
            <text:p>110</text:p>
          </table:table-cell>
          <table:table-cell office:value-type="string" office:value="65">
            <text:p>65</text:p>
          </table:table-cell>
          <table:table-cell office:value-type="string" office:value="WATER">
            <text:p>WATER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196">
            <text:p>196</text:p>
          </table:table-cell>
          <table:table-cell office:value-type="string" office:value="TACKLE, LEER, QUICK_ATTACK, WATER_GUN">
            <text:p>TACKLE, LEER, QUICK_ATTACK, WATER_GUN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ICE_BEAM, BLIZZARD, HYPER_BEAM, MIMIC, DOUBLE_TEAM, REFLECT, BIDE, SWIFT, SKULL_BASH, REST, SUBSTITUTE, SURF">
            <text:p>TOXIC, BODY_SLAM, TAKE_DOWN, DOUBLE_EDGE, BUBBLEBEAM, WATER_GUN, ICE_BEAM, BLIZZARD, HYPER_BEAM, MIMIC, DOUBLE_TEAM, REFLECT, BIDE, SWIFT, SKULL_BASH, REST, SUBSTITUTE, SURF</text:p>
          </table:table-cell>
          <table:table-cell office:value-type="string" office:value="">
            <text:p/>
          </table:table-cell>
          <table:table-cell office:value-type="string" office:value="8 SAND_ATTACK - 16 WATER_GUN - 23 QUICK_ATTACK - 30 BITE - 36 AURORA_BEAM - 42 HAZE - 42 MIST - 47 ACID_ARMOR - 52 HYDRO_PUMP">
            <text:p>8 SAND_ATTACK - 16 WATER_GUN - 23 QUICK_ATTACK - 30 BITE - 36 AURORA_BEAM - 42 HAZE - 42 MIST - 47 ACID_ARMOR - 52 HYDRO_PUMP</text:p>
          </table:table-cell>
          <table:table-cell office:value-type="string" office:value="SFX_CRY_1A, $AA, $FF">
            <text:p>SFX_CRY_1A, $AA, $FF</text:p>
          </table:table-cell>
          <table:table-cell office:value-type="string" office:value="ICON_QUADRUPED">
            <text:p>ICON_QUADRUPED</text:p>
          </table:table-cell>
          <table:table-cell office:value-type="string" office:value="PAL_CYANMON">
            <text:p>PAL_CYANMON</text:p>
          </table:table-cell>
          <table:table-cell office:value-type="string" office:value="BUBBLE JET">
            <text:p>BUBBLE JET</text:p>
          </table:table-cell>
          <table:table-cell office:value-type="string" office:value="10">
            <text:p>10</text:p>
          </table:table-cell>
          <table:table-cell office:value-type="string" office:value="290">
            <text:p>290</text:p>
          </table:table-cell>
          <table:table-cell office:value-type="string" office:value="Its cell structure is similar to water molecules. It will melt away and become invis-ible in water">
            <text:p>Its cell structure is similar to water molecules. It will melt away and become invis-ible in water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JOLTEON">
            <text:p>JOLTEON</text:p>
          </table:table-cell>
          <table:table-cell office:value-type="string" office:value="jolteon">
            <text:p>jolteon</text:p>
          </table:table-cell>
          <table:table-cell office:value-type="string" office:value="Jolteon">
            <text:p>Jolteon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110">
            <text:p>110</text:p>
          </table:table-cell>
          <table:table-cell office:value-type="string" office:value="130">
            <text:p>130</text:p>
          </table:table-cell>
          <table:table-cell office:value-type="string" office:value="ELECTRIC">
            <text:p>ELECTRIC</text:p>
          </table:table-cell>
          <table:table-cell office:value-type="string" office:value="ELECTRIC">
            <text:p>ELECTRIC</text:p>
          </table:table-cell>
          <table:table-cell office:value-type="string" office:value="45">
            <text:p>45</text:p>
          </table:table-cell>
          <table:table-cell office:value-type="string" office:value="197">
            <text:p>197</text:p>
          </table:table-cell>
          <table:table-cell office:value-type="string" office:value="TACKLE, LEER, QUICK_ATTACK, THUNDERSHOCK">
            <text:p>TACKLE, LEER, QUICK_ATTACK, THUNDERSHOCK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THUNDERBOLT, THUNDER, MIMIC, DOUBLE_TEAM, REFLECT, BIDE, SWIFT, SKULL_BASH, REST, THUNDER_WAVE, SUBSTITUTE, FLASH">
            <text:p>TOXIC, BODY_SLAM, TAKE_DOWN, DOUBLE_EDGE, HYPER_BEAM, THUNDERBOLT, THUNDER, MIMIC, DOUBLE_TEAM, REFLECT, BIDE, SWIFT, SKULL_BASH, REST, THUNDER_WAVE, SUBSTITUTE, FLASH</text:p>
          </table:table-cell>
          <table:table-cell office:value-type="string" office:value="">
            <text:p/>
          </table:table-cell>
          <table:table-cell office:value-type="string" office:value="8 SAND_ATTACK - 16 THUNDERSHOCK - 23 QUICK_ATTACK - 30 DOUBLE_KICK - 36 PIN_MISSILE - 42 THUNDER_WAVE - 47 AGILITY - 52 THUNDER">
            <text:p>8 SAND_ATTACK - 16 THUNDERSHOCK - 23 QUICK_ATTACK - 30 DOUBLE_KICK - 36 PIN_MISSILE - 42 THUNDER_WAVE - 47 AGILITY - 52 THUNDER</text:p>
          </table:table-cell>
          <table:table-cell office:value-type="string" office:value="SFX_CRY_1A, $3D, $80">
            <text:p>SFX_CRY_1A, $3D, $80</text:p>
          </table:table-cell>
          <table:table-cell office:value-type="string" office:value="ICON_QUADRUPED">
            <text:p>ICON_QUADRUPED</text:p>
          </table:table-cell>
          <table:table-cell office:value-type="string" office:value="PAL_YELLOWMON">
            <text:p>PAL_YELLOWMON</text:p>
          </table:table-cell>
          <table:table-cell office:value-type="string" office:value="LIGHTNING">
            <text:p>LIGHTNING</text:p>
          </table:table-cell>
          <table:table-cell office:value-type="string" office:value="8">
            <text:p>8</text:p>
          </table:table-cell>
          <table:table-cell office:value-type="string" office:value="245">
            <text:p>245</text:p>
          </table:table-cell>
          <table:table-cell office:value-type="string" office:value="A sensitive #-MON that easily becomes sad or angry. Every time its mood changes, it charges power">
            <text:p>A sensitive #-MON that easily becomes sad or angry. Every time its mood changes, it charges power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FLAREON">
            <text:p>FLAREON</text:p>
          </table:table-cell>
          <table:table-cell office:value-type="string" office:value="flareon">
            <text:p>flareon</text:p>
          </table:table-cell>
          <table:table-cell office:value-type="string" office:value="Flareon">
            <text:p>Flareon</text:p>
          </table:table-cell>
          <table:table-cell office:value-type="string" office:value="65">
            <text:p>65</text:p>
          </table:table-cell>
          <table:table-cell office:value-type="string" office:value="130">
            <text:p>130</text:p>
          </table:table-cell>
          <table:table-cell office:value-type="string" office:value="60">
            <text:p>60</text:p>
          </table:table-cell>
          <table:table-cell office:value-type="string" office:value="110">
            <text:p>110</text:p>
          </table:table-cell>
          <table:table-cell office:value-type="string" office:value="65">
            <text:p>65</text:p>
          </table:table-cell>
          <table:table-cell office:value-type="string" office:value="FIRE">
            <text:p>FIRE</text:p>
          </table:table-cell>
          <table:table-cell office:value-type="string" office:value="FIRE">
            <text:p>FIRE</text:p>
          </table:table-cell>
          <table:table-cell office:value-type="string" office:value="45">
            <text:p>45</text:p>
          </table:table-cell>
          <table:table-cell office:value-type="string" office:value="198">
            <text:p>198</text:p>
          </table:table-cell>
          <table:table-cell office:value-type="string" office:value="TACKLE, LEER, QUICK_ATTACK, EMBER">
            <text:p>TACKLE, LEER, QUICK_ATTACK, EMBER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HYPER_BEAM, MIMIC, DOUBLE_TEAM, REFLECT, BIDE, FIRE_BLAST, SWIFT, SKULL_BASH, REST, SUBSTITUTE">
            <text:p>TOXIC, BODY_SLAM, TAKE_DOWN, DOUBLE_EDGE, HYPER_BEAM, MIMIC, DOUBLE_TEAM, REFLECT, BIDE, FIRE_BLAST, SWIFT, SKULL_BASH, REST, SUBSTITUTE</text:p>
          </table:table-cell>
          <table:table-cell office:value-type="string" office:value="">
            <text:p/>
          </table:table-cell>
          <table:table-cell office:value-type="string" office:value="8 SAND_ATTACK - 16 EMBER - 23 QUICK_ATTACK - 30 BITE - 36 FIRE_SPIN - 42 SMOG - 47 LEER - 52 FLAMETHROWER">
            <text:p>8 SAND_ATTACK - 16 EMBER - 23 QUICK_ATTACK - 30 BITE - 36 FIRE_SPIN - 42 SMOG - 47 LEER - 52 FLAMETHROWER</text:p>
          </table:table-cell>
          <table:table-cell office:value-type="string" office:value="SFX_CRY_1A, $10, $20">
            <text:p>SFX_CRY_1A, $10, $20</text:p>
          </table:table-cell>
          <table:table-cell office:value-type="string" office:value="ICON_QUADRUPED">
            <text:p>ICON_QUADRUPED</text:p>
          </table:table-cell>
          <table:table-cell office:value-type="string" office:value="PAL_REDMON">
            <text:p>PAL_REDMON</text:p>
          </table:table-cell>
          <table:table-cell office:value-type="string" office:value="FLAME">
            <text:p>FLAME</text:p>
          </table:table-cell>
          <table:table-cell office:value-type="string" office:value="9">
            <text:p>9</text:p>
          </table:table-cell>
          <table:table-cell office:value-type="string" office:value="249">
            <text:p>249</text:p>
          </table:table-cell>
          <table:table-cell office:value-type="string" office:value="It has a flame chamber inside its body. It inhales, then blows out fire that is over 1600C degrees">
            <text:p>It has a flame chamber inside its body. It inhales, then blows out fire that is over 1600C degree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PORYGON">
            <text:p>PORYGON</text:p>
          </table:table-cell>
          <table:table-cell office:value-type="string" office:value="porygon">
            <text:p>porygon</text:p>
          </table:table-cell>
          <table:table-cell office:value-type="string" office:value="Porygon">
            <text:p>Porygon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70">
            <text:p>70</text:p>
          </table:table-cell>
          <table:table-cell office:value-type="string" office:value="75">
            <text:p>75</text:p>
          </table:table-cell>
          <table:table-cell office:value-type="string" office:value="40">
            <text:p>4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45">
            <text:p>45</text:p>
          </table:table-cell>
          <table:table-cell office:value-type="string" office:value="130">
            <text:p>130</text:p>
          </table:table-cell>
          <table:table-cell office:value-type="string" office:value="TACKLE, SWORDS_DANCE, CONVERSION, NO_MOVE">
            <text:p>TACKLE, SWORDS_DANCE, CONVERSION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TAKE_DOWN, DOUBLE_EDGE, ICE_BEAM, BLIZZARD, HYPER_BEAM, THUNDERBOLT, THUNDER, PSYCHIC_M, TELEPORT, MIMIC, DOUBLE_TEAM, REFLECT, BIDE, SWIFT, SKULL_BASH, REST, THUNDER_WAVE, PSYWAVE, TRI_ATTACK, SUBSTITUTE, FLASH">
            <text:p>TOXIC, TAKE_DOWN, DOUBLE_EDGE, ICE_BEAM, BLIZZARD, HYPER_BEAM, THUNDERBOLT, THUNDER, PSYCHIC_M, TELEPORT, MIMIC, DOUBLE_TEAM, REFLECT, BIDE, SWIFT, SKULL_BASH, REST, THUNDER_WAVE, PSYWAVE, TRI_ATTACK, SUBSTITUTE, FLASH</text:p>
          </table:table-cell>
          <table:table-cell office:value-type="string" office:value="">
            <text:p/>
          </table:table-cell>
          <table:table-cell office:value-type="string" office:value="23 PSYBEAM - 28 RECOVER - 35 AGILITY - 42 TRI_ATTACK">
            <text:p>23 PSYBEAM - 28 RECOVER - 35 AGILITY - 42 TRI_ATTACK</text:p>
          </table:table-cell>
          <table:table-cell office:value-type="string" office:value="SFX_CRY_25, $AA, $FF">
            <text:p>SFX_CRY_25, $AA, $FF</text:p>
          </table:table-cell>
          <table:table-cell office:value-type="string" office:value="ICON_MON">
            <text:p>ICON_MON</text:p>
          </table:table-cell>
          <table:table-cell office:value-type="string" office:value="PAL_GREYMON">
            <text:p>PAL_GREYMON</text:p>
          </table:table-cell>
          <table:table-cell office:value-type="string" office:value="VIRTUAL">
            <text:p>VIRTUAL</text:p>
          </table:table-cell>
          <table:table-cell office:value-type="string" office:value="8">
            <text:p>8</text:p>
          </table:table-cell>
          <table:table-cell office:value-type="string" office:value="363">
            <text:p>363</text:p>
          </table:table-cell>
          <table:table-cell office:value-type="string" office:value="The only #MON people anticipate can fly into space. None has managed the feat yet, however">
            <text:p>The only #MON people anticipate can fly into space. None has managed the feat yet, however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OMANYTE">
            <text:p>OMANYTE</text:p>
          </table:table-cell>
          <table:table-cell office:value-type="string" office:value="omanyte">
            <text:p>omanyte</text:p>
          </table:table-cell>
          <table:table-cell office:value-type="string" office:value="Omanyte">
            <text:p>Omanyte</text:p>
          </table:table-cell>
          <table:table-cell office:value-type="string" office:value="35">
            <text:p>35</text:p>
          </table:table-cell>
          <table:table-cell office:value-type="string" office:value="40">
            <text:p>40</text:p>
          </table:table-cell>
          <table:table-cell office:value-type="string" office:value="100">
            <text:p>100</text:p>
          </table:table-cell>
          <table:table-cell office:value-type="string" office:value="90">
            <text:p>90</text:p>
          </table:table-cell>
          <table:table-cell office:value-type="string" office:value="35">
            <text:p>35</text:p>
          </table:table-cell>
          <table:table-cell office:value-type="string" office:value="ROCK">
            <text:p>ROCK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120">
            <text:p>120</text:p>
          </table:table-cell>
          <table:table-cell office:value-type="string" office:value="WATER_GUN, DEFENSE_CURL, NO_MOVE, NO_MOVE">
            <text:p>WATER_GUN, DEFENSE_CURL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ICE_BEAM, BLIZZARD, MIMIC, DOUBLE_TEAM, REFLECT, BIDE, REST, SUBSTITUTE, SURF">
            <text:p>TOXIC, BODY_SLAM, TAKE_DOWN, DOUBLE_EDGE, BUBBLEBEAM, WATER_GUN, ICE_BEAM, BLIZZARD, MIMIC, DOUBLE_TEAM, REFLECT, BIDE, REST, SUBSTITUTE, SURF</text:p>
          </table:table-cell>
          <table:table-cell office:value-type="string" office:value="EV_LEVEL, 40, OMASTAR">
            <text:p>EV_LEVEL, 40, OMASTAR</text:p>
          </table:table-cell>
          <table:table-cell office:value-type="string" office:value="34 HORN_ATTACK - 39 LEER - 46 SPIKE_CANNON - 53 HYDRO_PUMP">
            <text:p>34 HORN_ATTACK - 39 LEER - 46 SPIKE_CANNON - 53 HYDRO_PUMP</text:p>
          </table:table-cell>
          <table:table-cell office:value-type="string" office:value="SFX_CRY_1F, $F0, $01">
            <text:p>SFX_CRY_1F, $F0, $01</text:p>
          </table:table-cell>
          <table:table-cell office:value-type="string" office:value="ICON_HELIX">
            <text:p>ICON_HELIX</text:p>
          </table:table-cell>
          <table:table-cell office:value-type="string" office:value="PAL_BLUEMON">
            <text:p>PAL_BLUEMON</text:p>
          </table:table-cell>
          <table:table-cell office:value-type="string" office:value="SPIRAL">
            <text:p>SPIRAL</text:p>
          </table:table-cell>
          <table:table-cell office:value-type="string" office:value="4">
            <text:p>4</text:p>
          </table:table-cell>
          <table:table-cell office:value-type="string" office:value="77">
            <text:p>77</text:p>
          </table:table-cell>
          <table:table-cell office:value-type="string" office:value="An ancient #MON that was recovered from a fossil. It swims by cleverly twisting its 10 tentacles about">
            <text:p>An ancient #MON that was recovered from a fossil. It swims by cleverly twisting its 10 tentacles about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OMASTAR">
            <text:p>OMASTAR</text:p>
          </table:table-cell>
          <table:table-cell office:value-type="string" office:value="omastar">
            <text:p>omastar</text:p>
          </table:table-cell>
          <table:table-cell office:value-type="string" office:value="Omastar">
            <text:p>Omastar</text:p>
          </table:table-cell>
          <table:table-cell office:value-type="string" office:value="70">
            <text:p>70</text:p>
          </table:table-cell>
          <table:table-cell office:value-type="string" office:value="60">
            <text:p>60</text:p>
          </table:table-cell>
          <table:table-cell office:value-type="string" office:value="125">
            <text:p>125</text:p>
          </table:table-cell>
          <table:table-cell office:value-type="string" office:value="115">
            <text:p>115</text:p>
          </table:table-cell>
          <table:table-cell office:value-type="string" office:value="55">
            <text:p>55</text:p>
          </table:table-cell>
          <table:table-cell office:value-type="string" office:value="ROCK">
            <text:p>ROCK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199">
            <text:p>199</text:p>
          </table:table-cell>
          <table:table-cell office:value-type="string" office:value="WATER_GUN, DEFENSE_CURL, HORN_ATTACK, NO_MOVE">
            <text:p>WATER_GUN, DEFENSE_CURL, HORN_ATTACK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HORN_DRILL, BODY_SLAM, TAKE_DOWN, DOUBLE_EDGE, BUBBLEBEAM, WATER_GUN, ICE_BEAM, BLIZZARD, HYPER_BEAM, SUBMISSION, SEISMIC_TOSS, MIMIC, DOUBLE_TEAM, REFLECT, BIDE, SKULL_BASH, REST, SUBSTITUTE, SURF">
            <text:p>TOXIC, HORN_DRILL, BODY_SLAM, TAKE_DOWN, DOUBLE_EDGE, BUBBLEBEAM, WATER_GUN, ICE_BEAM, BLIZZARD, HYPER_BEAM, SUBMISSION, SEISMIC_TOSS, MIMIC, DOUBLE_TEAM, REFLECT, BIDE, SKULL_BASH, REST, SUBSTITUTE, SURF</text:p>
          </table:table-cell>
          <table:table-cell office:value-type="string" office:value="">
            <text:p/>
          </table:table-cell>
          <table:table-cell office:value-type="string" office:value="34 HORN_ATTACK - 39 LEER - 44 SPIKE_CANNON - 49 HYDRO_PUMP">
            <text:p>34 HORN_ATTACK - 39 LEER - 44 SPIKE_CANNON - 49 HYDRO_PUMP</text:p>
          </table:table-cell>
          <table:table-cell office:value-type="string" office:value="SFX_CRY_1F, $FF, $40">
            <text:p>SFX_CRY_1F, $FF, $40</text:p>
          </table:table-cell>
          <table:table-cell office:value-type="string" office:value="ICON_HELIX">
            <text:p>ICON_HELIX</text:p>
          </table:table-cell>
          <table:table-cell office:value-type="string" office:value="PAL_BLUEMON">
            <text:p>PAL_BLUEMON</text:p>
          </table:table-cell>
          <table:table-cell office:value-type="string" office:value="SPIRAL">
            <text:p>SPIRAL</text:p>
          </table:table-cell>
          <table:table-cell office:value-type="string" office:value="10">
            <text:p>10</text:p>
          </table:table-cell>
          <table:table-cell office:value-type="string" office:value="349">
            <text:p>349</text:p>
          </table:table-cell>
          <table:table-cell office:value-type="string" office:value="Sharp beaks ring its mouth. Its shell was too big for it to move freely, so it became extinct">
            <text:p>Sharp beaks ring its mouth. Its shell was too big for it to move freely, so it became extinct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KABUTO">
            <text:p>KABUTO</text:p>
          </table:table-cell>
          <table:table-cell office:value-type="string" office:value="kabuto">
            <text:p>kabuto</text:p>
          </table:table-cell>
          <table:table-cell office:value-type="string" office:value="Kabuto">
            <text:p>Kabuto</text:p>
          </table:table-cell>
          <table:table-cell office:value-type="string" office:value="30">
            <text:p>30</text:p>
          </table:table-cell>
          <table:table-cell office:value-type="string" office:value="80">
            <text:p>80</text:p>
          </table:table-cell>
          <table:table-cell office:value-type="string" office:value="90">
            <text:p>90</text:p>
          </table:table-cell>
          <table:table-cell office:value-type="string" office:value="45">
            <text:p>45</text:p>
          </table:table-cell>
          <table:table-cell office:value-type="string" office:value="55">
            <text:p>55</text:p>
          </table:table-cell>
          <table:table-cell office:value-type="string" office:value="ROCK">
            <text:p>ROCK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119">
            <text:p>119</text:p>
          </table:table-cell>
          <table:table-cell office:value-type="string" office:value="SCRATCH, HARDEN, NO_MOVE, NO_MOVE">
            <text:p>SCRATCH, HARDEN, NO_MOVE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TOXIC, BODY_SLAM, TAKE_DOWN, DOUBLE_EDGE, BUBBLEBEAM, WATER_GUN, ICE_BEAM, BLIZZARD, MIMIC, DOUBLE_TEAM, REFLECT, BIDE, REST, SUBSTITUTE, SURF">
            <text:p>TOXIC, BODY_SLAM, TAKE_DOWN, DOUBLE_EDGE, BUBBLEBEAM, WATER_GUN, ICE_BEAM, BLIZZARD, MIMIC, DOUBLE_TEAM, REFLECT, BIDE, REST, SUBSTITUTE, SURF</text:p>
          </table:table-cell>
          <table:table-cell office:value-type="string" office:value="EV_LEVEL, 40, KABUTOPS">
            <text:p>EV_LEVEL, 40, KABUTOPS</text:p>
          </table:table-cell>
          <table:table-cell office:value-type="string" office:value="34 ABSORB - 39 SLASH - 44 LEER - 49 HYDRO_PUMP">
            <text:p>34 ABSORB - 39 SLASH - 44 LEER - 49 HYDRO_PUMP</text:p>
          </table:table-cell>
          <table:table-cell office:value-type="string" office:value="SFX_CRY_16, $BB, $40">
            <text:p>SFX_CRY_16, $BB, $40</text:p>
          </table:table-cell>
          <table:table-cell office:value-type="string" office:value="ICON_HELIX">
            <text:p>ICON_HELIX</text:p>
          </table:table-cell>
          <table:table-cell office:value-type="string" office:value="PAL_BROWNMON">
            <text:p>PAL_BROWNMON</text:p>
          </table:table-cell>
          <table:table-cell office:value-type="string" office:value="SHELLFISH">
            <text:p>SHELLFISH</text:p>
          </table:table-cell>
          <table:table-cell office:value-type="string" office:value="5">
            <text:p>5</text:p>
          </table:table-cell>
          <table:table-cell office:value-type="string" office:value="113">
            <text:p>113</text:p>
          </table:table-cell>
          <table:table-cell office:value-type="string" office:value="A #MON that was recovered from a fossil. It uses the eyes on its back while hiding on the sea floor">
            <text:p>A #MON that was recovered from a fossil. It uses the eyes on its back while hiding on the sea floor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KABUTOPS">
            <text:p>KABUTOPS</text:p>
          </table:table-cell>
          <table:table-cell office:value-type="string" office:value="kabutops">
            <text:p>kabutops</text:p>
          </table:table-cell>
          <table:table-cell office:value-type="string" office:value="Kabutops">
            <text:p>Kabutops</text:p>
          </table:table-cell>
          <table:table-cell office:value-type="string" office:value="60">
            <text:p>60</text:p>
          </table:table-cell>
          <table:table-cell office:value-type="string" office:value="115">
            <text:p>115</text:p>
          </table:table-cell>
          <table:table-cell office:value-type="string" office:value="105">
            <text:p>105</text:p>
          </table:table-cell>
          <table:table-cell office:value-type="string" office:value="70">
            <text:p>70</text:p>
          </table:table-cell>
          <table:table-cell office:value-type="string" office:value="80">
            <text:p>80</text:p>
          </table:table-cell>
          <table:table-cell office:value-type="string" office:value="ROCK">
            <text:p>ROCK</text:p>
          </table:table-cell>
          <table:table-cell office:value-type="string" office:value="WATER">
            <text:p>WATER</text:p>
          </table:table-cell>
          <table:table-cell office:value-type="string" office:value="45">
            <text:p>45</text:p>
          </table:table-cell>
          <table:table-cell office:value-type="string" office:value="201">
            <text:p>201</text:p>
          </table:table-cell>
          <table:table-cell office:value-type="string" office:value="SCRATCH, HARDEN, ABSORB, NO_MOVE">
            <text:p>SCRATCH, HARDEN, ABSORB, NO_MOVE</text:p>
          </table:table-cell>
          <table:table-cell office:value-type="string" office:value="GROWTH_MEDIUM_FAST">
            <text:p>GROWTH_MEDIUM_FAST</text:p>
          </table:table-cell>
          <table:table-cell office:value-type="string" office:value="SWORDS_DANCE, MEGA_KICK, TOXIC, BODY_SLAM, TAKE_DOWN, DOUBLE_EDGE, BUBBLEBEAM, WATER_GUN, ICE_BEAM, BLIZZARD, HYPER_BEAM, SUBMISSION, SEISMIC_TOSS, MIMIC, DOUBLE_TEAM, REFLECT, BIDE, SKULL_BASH, REST, SUBSTITUTE, CUT, SURF">
            <text:p>SWORDS_DANCE, MEGA_KICK, TOXIC, BODY_SLAM, TAKE_DOWN, DOUBLE_EDGE, BUBBLEBEAM, WATER_GUN, ICE_BEAM, BLIZZARD, HYPER_BEAM, SUBMISSION, SEISMIC_TOSS, MIMIC, DOUBLE_TEAM, REFLECT, BIDE, SKULL_BASH, REST, SUBSTITUTE, CUT, SURF</text:p>
          </table:table-cell>
          <table:table-cell office:value-type="string" office:value="">
            <text:p/>
          </table:table-cell>
          <table:table-cell office:value-type="string" office:value="34 ABSORB - 39 SLASH - 46 LEER - 53 HYDRO_PUMP">
            <text:p>34 ABSORB - 39 SLASH - 46 LEER - 53 HYDRO_PUMP</text:p>
          </table:table-cell>
          <table:table-cell office:value-type="string" office:value="SFX_CRY_18, $EE, $01">
            <text:p>SFX_CRY_18, $EE, $01</text:p>
          </table:table-cell>
          <table:table-cell office:value-type="string" office:value="ICON_HELIX">
            <text:p>ICON_HELIX</text:p>
          </table:table-cell>
          <table:table-cell office:value-type="string" office:value="PAL_BROWNMON">
            <text:p>PAL_BROWNMON</text:p>
          </table:table-cell>
          <table:table-cell office:value-type="string" office:value="SHELLFISH">
            <text:p>SHELLFISH</text:p>
          </table:table-cell>
          <table:table-cell office:value-type="string" office:value="13">
            <text:p>13</text:p>
          </table:table-cell>
          <table:table-cell office:value-type="string" office:value="404">
            <text:p>404</text:p>
          </table:table-cell>
          <table:table-cell office:value-type="string" office:value="A slim and fast swimmer. It slices its prey with its sharp sickles and drinks the body fluids">
            <text:p>A slim and fast swimmer. It slices its prey with its sharp sickles and drinks the body fluid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AERODACTYL">
            <text:p>AERODACTYL</text:p>
          </table:table-cell>
          <table:table-cell office:value-type="string" office:value="aerodactyl">
            <text:p>aerodactyl</text:p>
          </table:table-cell>
          <table:table-cell office:value-type="string" office:value="Aerodactyl">
            <text:p>Aerodactyl</text:p>
          </table:table-cell>
          <table:table-cell office:value-type="string" office:value="80">
            <text:p>80</text:p>
          </table:table-cell>
          <table:table-cell office:value-type="string" office:value="105">
            <text:p>105</text:p>
          </table:table-cell>
          <table:table-cell office:value-type="string" office:value="65">
            <text:p>65</text:p>
          </table:table-cell>
          <table:table-cell office:value-type="string" office:value="60">
            <text:p>60</text:p>
          </table:table-cell>
          <table:table-cell office:value-type="string" office:value="130">
            <text:p>130</text:p>
          </table:table-cell>
          <table:table-cell office:value-type="string" office:value="ROCK">
            <text:p>ROCK</text:p>
          </table:table-cell>
          <table:table-cell office:value-type="string" office:value="FLYING">
            <text:p>FLYING</text:p>
          </table:table-cell>
          <table:table-cell office:value-type="string" office:value="45">
            <text:p>45</text:p>
          </table:table-cell>
          <table:table-cell office:value-type="string" office:value="202">
            <text:p>202</text:p>
          </table:table-cell>
          <table:table-cell office:value-type="string" office:value="WING_ATTACK, AGILITY, NO_MOVE, NO_MOVE">
            <text:p>WING_ATTACK, AGILITY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HYPER_BEAM, DRAGON_RAGE, MIMIC, DOUBLE_TEAM, REFLECT, BIDE, FIRE_BLAST, SWIFT, SKY_ATTACK, REST, SUBSTITUTE, FLY">
            <text:p>TOXIC, TAKE_DOWN, DOUBLE_EDGE, HYPER_BEAM, DRAGON_RAGE, MIMIC, DOUBLE_TEAM, REFLECT, BIDE, FIRE_BLAST, SWIFT, SKY_ATTACK, REST, SUBSTITUTE, FLY</text:p>
          </table:table-cell>
          <table:table-cell office:value-type="string" office:value="">
            <text:p/>
          </table:table-cell>
          <table:table-cell office:value-type="string" office:value="33 SUPERSONIC - 38 BITE - 45 TAKE_DOWN - 54 HYPER_BEAM">
            <text:p>33 SUPERSONIC - 38 BITE - 45 TAKE_DOWN - 54 HYPER_BEAM</text:p>
          </table:table-cell>
          <table:table-cell office:value-type="string" office:value="SFX_CRY_23, $20, $F0">
            <text:p>SFX_CRY_23, $20, $F0</text:p>
          </table:table-cell>
          <table:table-cell office:value-type="string" office:value="ICON_BIRD">
            <text:p>ICON_BIRD</text:p>
          </table:table-cell>
          <table:table-cell office:value-type="string" office:value="PAL_GREYMON">
            <text:p>PAL_GREYMON</text:p>
          </table:table-cell>
          <table:table-cell office:value-type="string" office:value="FOSSIL">
            <text:p>FOSSIL</text:p>
          </table:table-cell>
          <table:table-cell office:value-type="string" office:value="18">
            <text:p>18</text:p>
          </table:table-cell>
          <table:table-cell office:value-type="string" office:value="590">
            <text:p>590</text:p>
          </table:table-cell>
          <table:table-cell office:value-type="string" office:value="A savage #MON that died out in ancient times. It was resurrected using DNA taken from amber">
            <text:p>A savage #MON that died out in ancient times. It was resurrected using DNA taken from amber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SNORLAX">
            <text:p>SNORLAX</text:p>
          </table:table-cell>
          <table:table-cell office:value-type="string" office:value="snorlax">
            <text:p>snorlax</text:p>
          </table:table-cell>
          <table:table-cell office:value-type="string" office:value="Snorlax">
            <text:p>Snorlax</text:p>
          </table:table-cell>
          <table:table-cell office:value-type="string" office:value="160">
            <text:p>160</text:p>
          </table:table-cell>
          <table:table-cell office:value-type="string" office:value="110">
            <text:p>110</text:p>
          </table:table-cell>
          <table:table-cell office:value-type="string" office:value="65">
            <text:p>65</text:p>
          </table:table-cell>
          <table:table-cell office:value-type="string" office:value="65">
            <text:p>65</text:p>
          </table:table-cell>
          <table:table-cell office:value-type="string" office:value="30">
            <text:p>3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25">
            <text:p>25</text:p>
          </table:table-cell>
          <table:table-cell office:value-type="string" office:value="154">
            <text:p>154</text:p>
          </table:table-cell>
          <table:table-cell office:value-type="string" office:value="HEADBUTT, AMNESIA, REST, NO_MOVE">
            <text:p>HEADBUTT, AMNESIA, REST, NO_MOVE</text:p>
          </table:table-cell>
          <table:table-cell office:value-type="string" office:value="GROWTH_SLOW">
            <text:p>GROWTH_SLOW</text:p>
          </table:table-cell>
          <table:table-cell office:value-type="string" office:value="MEGA_PUNCH, MEGA_KICK, TOXIC, BODY_SLAM, TAKE_DOWN, DOUBLE_EDGE, BUBBLEBEAM, WATER_GUN, ICE_BEAM, BLIZZARD, HYPER_BEAM, PAY_DAY, SUBMISSION, COUNTER, SEISMIC_TOSS, SOLARBEAM, THUNDERBOLT, THUNDER, EARTHQUAKE, FISSURE, PSYCHIC_M, MIMIC, DOUBLE_TEAM, REFLECT, BIDE, METRONOME, SELFDESTRUCT, FIRE_BLAST, SKULL_BASH, REST, PSYWAVE, ROCK_SLIDE, SUBSTITUTE, SURF, STRENGTH">
            <text:p>MEGA_PUNCH, MEGA_KICK, TOXIC, BODY_SLAM, TAKE_DOWN, DOUBLE_EDGE, BUBBLEBEAM, WATER_GUN, ICE_BEAM, BLIZZARD, HYPER_BEAM, PAY_DAY, SUBMISSION, COUNTER, SEISMIC_TOSS, SOLARBEAM, THUNDERBOLT, THUNDER, EARTHQUAKE, FISSURE, PSYCHIC_M, MIMIC, DOUBLE_TEAM, REFLECT, BIDE, METRONOME, SELFDESTRUCT, FIRE_BLAST, SKULL_BASH, REST, PSYWAVE, ROCK_SLIDE, SUBSTITUTE, SURF, STRENGTH</text:p>
          </table:table-cell>
          <table:table-cell office:value-type="string" office:value="">
            <text:p/>
          </table:table-cell>
          <table:table-cell office:value-type="string" office:value="35 BODY_SLAM - 41 HARDEN - 48 DOUBLE_EDGE - 56 HYPER_BEAM">
            <text:p>35 BODY_SLAM - 41 HARDEN - 48 DOUBLE_EDGE - 56 HYPER_BEAM</text:p>
          </table:table-cell>
          <table:table-cell office:value-type="string" office:value="SFX_CRY_05, $55, $01">
            <text:p>SFX_CRY_05, $55, $01</text:p>
          </table:table-cell>
          <table:table-cell office:value-type="string" office:value="ICON_MON">
            <text:p>ICON_MON</text:p>
          </table:table-cell>
          <table:table-cell office:value-type="string" office:value="PAL_PINKMON">
            <text:p>PAL_PINKMON</text:p>
          </table:table-cell>
          <table:table-cell office:value-type="string" office:value="SLEEPING">
            <text:p>SLEEPING</text:p>
          </table:table-cell>
          <table:table-cell office:value-type="string" office:value="21">
            <text:p>21</text:p>
          </table:table-cell>
          <table:table-cell office:value-type="string" office:value="4599">
            <text:p>4599</text:p>
          </table:table-cell>
          <table:table-cell office:value-type="string" office:value="Will eat anything, even if the food happens to be a little moldy. It never gets an upset stomach">
            <text:p>Will eat anything, even if the food happens to be a little moldy. It never gets an upset stomach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ARTICUNO">
            <text:p>ARTICUNO</text:p>
          </table:table-cell>
          <table:table-cell office:value-type="string" office:value="articuno">
            <text:p>articuno</text:p>
          </table:table-cell>
          <table:table-cell office:value-type="string" office:value="Articuno">
            <text:p>Articuno</text:p>
          </table:table-cell>
          <table:table-cell office:value-type="string" office:value="90">
            <text:p>90</text:p>
          </table:table-cell>
          <table:table-cell office:value-type="string" office:value="85">
            <text:p>85</text:p>
          </table:table-cell>
          <table:table-cell office:value-type="string" office:value="100">
            <text:p>100</text:p>
          </table:table-cell>
          <table:table-cell office:value-type="string" office:value="125">
            <text:p>125</text:p>
          </table:table-cell>
          <table:table-cell office:value-type="string" office:value="85">
            <text:p>85</text:p>
          </table:table-cell>
          <table:table-cell office:value-type="string" office:value="ICE">
            <text:p>ICE</text:p>
          </table:table-cell>
          <table:table-cell office:value-type="string" office:value="FLYING">
            <text:p>FLYING</text:p>
          </table:table-cell>
          <table:table-cell office:value-type="string" office:value="3">
            <text:p>3</text:p>
          </table:table-cell>
          <table:table-cell office:value-type="string" office:value="215">
            <text:p>215</text:p>
          </table:table-cell>
          <table:table-cell office:value-type="string" office:value="PECK, ICE_BEAM, NO_MOVE, NO_MOVE">
            <text:p>PECK, ICE_BEAM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BUBBLEBEAM, WATER_GUN, ICE_BEAM, BLIZZARD, HYPER_BEAM, MIMIC, DOUBLE_TEAM, REFLECT, BIDE, SWIFT, SKY_ATTACK, REST, SUBSTITUTE, FLY">
            <text:p>TOXIC, TAKE_DOWN, DOUBLE_EDGE, BUBBLEBEAM, WATER_GUN, ICE_BEAM, BLIZZARD, HYPER_BEAM, MIMIC, DOUBLE_TEAM, REFLECT, BIDE, SWIFT, SKY_ATTACK, REST, SUBSTITUTE, FLY</text:p>
          </table:table-cell>
          <table:table-cell office:value-type="string" office:value="">
            <text:p/>
          </table:table-cell>
          <table:table-cell office:value-type="string" office:value="51 BLIZZARD - 55 AGILITY - 60 MIST">
            <text:p>51 BLIZZARD - 55 AGILITY - 60 MIST</text:p>
          </table:table-cell>
          <table:table-cell office:value-type="string" office:value="SFX_CRY_09, $80, $40">
            <text:p>SFX_CRY_09, $80, $40</text:p>
          </table:table-cell>
          <table:table-cell office:value-type="string" office:value="ICON_BIRD">
            <text:p>ICON_BIRD</text:p>
          </table:table-cell>
          <table:table-cell office:value-type="string" office:value="PAL_BLUEMON">
            <text:p>PAL_BLUEMON</text:p>
          </table:table-cell>
          <table:table-cell office:value-type="string" office:value="FREEZE">
            <text:p>FREEZE</text:p>
          </table:table-cell>
          <table:table-cell office:value-type="string" office:value="17">
            <text:p>17</text:p>
          </table:table-cell>
          <table:table-cell office:value-type="string" office:value="553">
            <text:p>553</text:p>
          </table:table-cell>
          <table:table-cell office:value-type="string" office:value="A legendary bird #MON. It freezes water that is contained in winter air and makes it snow">
            <text:p>A legendary bird #MON. It freezes water that is contained in winter air and makes it snow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ZAPDOS">
            <text:p>ZAPDOS</text:p>
          </table:table-cell>
          <table:table-cell office:value-type="string" office:value="zapdos">
            <text:p>zapdos</text:p>
          </table:table-cell>
          <table:table-cell office:value-type="string" office:value="Zapdos">
            <text:p>Zapdos</text:p>
          </table:table-cell>
          <table:table-cell office:value-type="string" office:value="90">
            <text:p>90</text:p>
          </table:table-cell>
          <table:table-cell office:value-type="string" office:value="90">
            <text:p>90</text:p>
          </table:table-cell>
          <table:table-cell office:value-type="string" office:value="85">
            <text:p>85</text:p>
          </table:table-cell>
          <table:table-cell office:value-type="string" office:value="125">
            <text:p>125</text:p>
          </table:table-cell>
          <table:table-cell office:value-type="string" office:value="100">
            <text:p>100</text:p>
          </table:table-cell>
          <table:table-cell office:value-type="string" office:value="ELECTRIC">
            <text:p>ELECTRIC</text:p>
          </table:table-cell>
          <table:table-cell office:value-type="string" office:value="FLYING">
            <text:p>FLYING</text:p>
          </table:table-cell>
          <table:table-cell office:value-type="string" office:value="3">
            <text:p>3</text:p>
          </table:table-cell>
          <table:table-cell office:value-type="string" office:value="216">
            <text:p>216</text:p>
          </table:table-cell>
          <table:table-cell office:value-type="string" office:value="THUNDERSHOCK, DRILL_PECK, NO_MOVE, NO_MOVE">
            <text:p>THUNDERSHOCK, DRILL_PECK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HYPER_BEAM, THUNDERBOLT, THUNDER, MIMIC, DOUBLE_TEAM, REFLECT, BIDE, SWIFT, SKY_ATTACK, REST, THUNDER_WAVE, SUBSTITUTE, FLY, FLASH">
            <text:p>TOXIC, TAKE_DOWN, DOUBLE_EDGE, HYPER_BEAM, THUNDERBOLT, THUNDER, MIMIC, DOUBLE_TEAM, REFLECT, BIDE, SWIFT, SKY_ATTACK, REST, THUNDER_WAVE, SUBSTITUTE, FLY, FLASH</text:p>
          </table:table-cell>
          <table:table-cell office:value-type="string" office:value="">
            <text:p/>
          </table:table-cell>
          <table:table-cell office:value-type="string" office:value="51 THUNDER - 55 AGILITY - 60 LIGHT_SCREEN">
            <text:p>51 THUNDER - 55 AGILITY - 60 LIGHT_SCREEN</text:p>
          </table:table-cell>
          <table:table-cell office:value-type="string" office:value="SFX_CRY_18, $FF, $80">
            <text:p>SFX_CRY_18, $FF, $80</text:p>
          </table:table-cell>
          <table:table-cell office:value-type="string" office:value="ICON_BIRD">
            <text:p>ICON_BIRD</text:p>
          </table:table-cell>
          <table:table-cell office:value-type="string" office:value="PAL_YELLOWMON">
            <text:p>PAL_YELLOWMON</text:p>
          </table:table-cell>
          <table:table-cell office:value-type="string" office:value="ELECTRIC">
            <text:p>ELECTRIC</text:p>
          </table:table-cell>
          <table:table-cell office:value-type="string" office:value="16">
            <text:p>16</text:p>
          </table:table-cell>
          <table:table-cell office:value-type="string" office:value="526">
            <text:p>526</text:p>
          </table:table-cell>
          <table:table-cell office:value-type="string" office:value="This legendary bird #MON is said to appear when the sky turns dark and lightning showers down">
            <text:p>This legendary bird #MON is said to appear when the sky turns dark and lightning showers down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MOLTRES">
            <text:p>MOLTRES</text:p>
          </table:table-cell>
          <table:table-cell office:value-type="string" office:value="moltres">
            <text:p>moltres</text:p>
          </table:table-cell>
          <table:table-cell office:value-type="string" office:value="Moltres">
            <text:p>Moltres</text:p>
          </table:table-cell>
          <table:table-cell office:value-type="string" office:value="90">
            <text:p>90</text:p>
          </table:table-cell>
          <table:table-cell office:value-type="string" office:value="100">
            <text:p>100</text:p>
          </table:table-cell>
          <table:table-cell office:value-type="string" office:value="90">
            <text:p>90</text:p>
          </table:table-cell>
          <table:table-cell office:value-type="string" office:value="125">
            <text:p>125</text:p>
          </table:table-cell>
          <table:table-cell office:value-type="string" office:value="90">
            <text:p>90</text:p>
          </table:table-cell>
          <table:table-cell office:value-type="string" office:value="FIRE">
            <text:p>FIRE</text:p>
          </table:table-cell>
          <table:table-cell office:value-type="string" office:value="FLYING">
            <text:p>FLYING</text:p>
          </table:table-cell>
          <table:table-cell office:value-type="string" office:value="3">
            <text:p>3</text:p>
          </table:table-cell>
          <table:table-cell office:value-type="string" office:value="217">
            <text:p>217</text:p>
          </table:table-cell>
          <table:table-cell office:value-type="string" office:value="PECK, FIRE_SPIN, NO_MOVE, NO_MOVE">
            <text:p>PECK, FIRE_SPIN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TAKE_DOWN, DOUBLE_EDGE, HYPER_BEAM, MIMIC, DOUBLE_TEAM, REFLECT, BIDE, FIRE_BLAST, SWIFT, SKY_ATTACK, REST, SUBSTITUTE, FLY">
            <text:p>TOXIC, TAKE_DOWN, DOUBLE_EDGE, HYPER_BEAM, MIMIC, DOUBLE_TEAM, REFLECT, BIDE, FIRE_BLAST, SWIFT, SKY_ATTACK, REST, SUBSTITUTE, FLY</text:p>
          </table:table-cell>
          <table:table-cell office:value-type="string" office:value="">
            <text:p/>
          </table:table-cell>
          <table:table-cell office:value-type="string" office:value="51 LEER - 55 AGILITY - 60 SKY_ATTACK">
            <text:p>51 LEER - 55 AGILITY - 60 SKY_ATTACK</text:p>
          </table:table-cell>
          <table:table-cell office:value-type="string" office:value="SFX_CRY_09, $F8, $40">
            <text:p>SFX_CRY_09, $F8, $40</text:p>
          </table:table-cell>
          <table:table-cell office:value-type="string" office:value="ICON_BIRD">
            <text:p>ICON_BIRD</text:p>
          </table:table-cell>
          <table:table-cell office:value-type="string" office:value="PAL_REDMON">
            <text:p>PAL_REDMON</text:p>
          </table:table-cell>
          <table:table-cell office:value-type="string" office:value="FLAME">
            <text:p>FLAME</text:p>
          </table:table-cell>
          <table:table-cell office:value-type="string" office:value="20">
            <text:p>20</text:p>
          </table:table-cell>
          <table:table-cell office:value-type="string" office:value="599">
            <text:p>599</text:p>
          </table:table-cell>
          <table:table-cell office:value-type="string" office:value="A legendary bird #MON. As it flaps its flaming wings, even the night sky will turn red">
            <text:p>A legendary bird #MON. As it flaps its flaming wings, even the night sky will turn red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DRATINI">
            <text:p>DRATINI</text:p>
          </table:table-cell>
          <table:table-cell office:value-type="string" office:value="dratini">
            <text:p>dratini</text:p>
          </table:table-cell>
          <table:table-cell office:value-type="string" office:value="Dratini">
            <text:p>Dratini</text:p>
          </table:table-cell>
          <table:table-cell office:value-type="string" office:value="41">
            <text:p>41</text:p>
          </table:table-cell>
          <table:table-cell office:value-type="string" office:value="64">
            <text:p>64</text:p>
          </table:table-cell>
          <table:table-cell office:value-type="string" office:value="45">
            <text:p>45</text:p>
          </table:table-cell>
          <table:table-cell office:value-type="string" office:value="50">
            <text:p>50</text:p>
          </table:table-cell>
          <table:table-cell office:value-type="string" office:value="50">
            <text:p>50</text:p>
          </table:table-cell>
          <table:table-cell office:value-type="string" office:value="DRAGON">
            <text:p>DRAGON</text:p>
          </table:table-cell>
          <table:table-cell office:value-type="string" office:value="DRAGON">
            <text:p>DRAGON</text:p>
          </table:table-cell>
          <table:table-cell office:value-type="string" office:value="45">
            <text:p>45</text:p>
          </table:table-cell>
          <table:table-cell office:value-type="string" office:value="67">
            <text:p>67</text:p>
          </table:table-cell>
          <table:table-cell office:value-type="string" office:value="WRAP, LEER, NO_MOVE, NO_MOVE">
            <text:p>WRAP, LEER, NO_MO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BODY_SLAM, TAKE_DOWN, DOUBLE_EDGE, BUBBLEBEAM, WATER_GUN, ICE_BEAM, BLIZZARD, DRAGON_RAGE, THUNDERBOLT, THUNDER, MIMIC, DOUBLE_TEAM, REFLECT, BIDE, FIRE_BLAST, SWIFT, SKULL_BASH, REST, THUNDER_WAVE, SUBSTITUTE, SURF">
            <text:p>TOXIC, BODY_SLAM, TAKE_DOWN, DOUBLE_EDGE, BUBBLEBEAM, WATER_GUN, ICE_BEAM, BLIZZARD, DRAGON_RAGE, THUNDERBOLT, THUNDER, MIMIC, DOUBLE_TEAM, REFLECT, BIDE, FIRE_BLAST, SWIFT, SKULL_BASH, REST, THUNDER_WAVE, SUBSTITUTE, SURF</text:p>
          </table:table-cell>
          <table:table-cell office:value-type="string" office:value="EV_LEVEL, 30, DRAGONAIR">
            <text:p>EV_LEVEL, 30, DRAGONAIR</text:p>
          </table:table-cell>
          <table:table-cell office:value-type="string" office:value="10 THUNDER_WAVE - 20 AGILITY - 30 SLAM - 40 DRAGON_RAGE - 50 HYPER_BEAM">
            <text:p>10 THUNDER_WAVE - 20 AGILITY - 30 SLAM - 40 DRAGON_RAGE - 50 HYPER_BEAM</text:p>
          </table:table-cell>
          <table:table-cell office:value-type="string" office:value="SFX_CRY_0F, $60, $40">
            <text:p>SFX_CRY_0F, $60, $40</text:p>
          </table:table-cell>
          <table:table-cell office:value-type="string" office:value="ICON_SNAKE">
            <text:p>ICON_SNAKE</text:p>
          </table:table-cell>
          <table:table-cell office:value-type="string" office:value="PAL_GREYMON">
            <text:p>PAL_GREYMON</text:p>
          </table:table-cell>
          <table:table-cell office:value-type="string" office:value="DRAGON">
            <text:p>DRAGON</text:p>
          </table:table-cell>
          <table:table-cell office:value-type="string" office:value="18">
            <text:p>18</text:p>
          </table:table-cell>
          <table:table-cell office:value-type="string" office:value="32">
            <text:p>32</text:p>
          </table:table-cell>
          <table:table-cell office:value-type="string" office:value="The existence of this mythical #MON was only recently confirmed by a fisherman who caught one">
            <text:p>The existence of this mythical #MON was only recently confirmed by a fisherman who caught one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DRAGONAIR">
            <text:p>DRAGONAIR</text:p>
          </table:table-cell>
          <table:table-cell office:value-type="string" office:value="dragonair">
            <text:p>dragonair</text:p>
          </table:table-cell>
          <table:table-cell office:value-type="string" office:value="Dragonair">
            <text:p>Dragonair</text:p>
          </table:table-cell>
          <table:table-cell office:value-type="string" office:value="61">
            <text:p>61</text:p>
          </table:table-cell>
          <table:table-cell office:value-type="string" office:value="84">
            <text:p>84</text:p>
          </table:table-cell>
          <table:table-cell office:value-type="string" office:value="65">
            <text:p>65</text:p>
          </table:table-cell>
          <table:table-cell office:value-type="string" office:value="70">
            <text:p>70</text:p>
          </table:table-cell>
          <table:table-cell office:value-type="string" office:value="70">
            <text:p>70</text:p>
          </table:table-cell>
          <table:table-cell office:value-type="string" office:value="DRAGON">
            <text:p>DRAGON</text:p>
          </table:table-cell>
          <table:table-cell office:value-type="string" office:value="DRAGON">
            <text:p>DRAGON</text:p>
          </table:table-cell>
          <table:table-cell office:value-type="string" office:value="27">
            <text:p>27</text:p>
          </table:table-cell>
          <table:table-cell office:value-type="string" office:value="144">
            <text:p>144</text:p>
          </table:table-cell>
          <table:table-cell office:value-type="string" office:value="WRAP, LEER, THUNDER_WAVE, NO_MOVE">
            <text:p>WRAP, LEER, THUNDER_WAVE, NO_MOVE</text:p>
          </table:table-cell>
          <table:table-cell office:value-type="string" office:value="GROWTH_SLOW">
            <text:p>GROWTH_SLOW</text:p>
          </table:table-cell>
          <table:table-cell office:value-type="string" office:value="TOXIC, HORN_DRILL, BODY_SLAM, TAKE_DOWN, DOUBLE_EDGE, BUBBLEBEAM, WATER_GUN, ICE_BEAM, BLIZZARD, DRAGON_RAGE, THUNDERBOLT, THUNDER, MIMIC, DOUBLE_TEAM, REFLECT, BIDE, FIRE_BLAST, SWIFT, SKULL_BASH, REST, THUNDER_WAVE, SUBSTITUTE, SURF">
            <text:p>TOXIC, HORN_DRILL, BODY_SLAM, TAKE_DOWN, DOUBLE_EDGE, BUBBLEBEAM, WATER_GUN, ICE_BEAM, BLIZZARD, DRAGON_RAGE, THUNDERBOLT, THUNDER, MIMIC, DOUBLE_TEAM, REFLECT, BIDE, FIRE_BLAST, SWIFT, SKULL_BASH, REST, THUNDER_WAVE, SUBSTITUTE, SURF</text:p>
          </table:table-cell>
          <table:table-cell office:value-type="string" office:value="EV_LEVEL, 55, DRAGONITE">
            <text:p>EV_LEVEL, 55, DRAGONITE</text:p>
          </table:table-cell>
          <table:table-cell office:value-type="string" office:value="10 THUNDER_WAVE - 20 AGILITY - 35 SLAM - 45 DRAGON_RAGE - 55 HYPER_BEAM">
            <text:p>10 THUNDER_WAVE - 20 AGILITY - 35 SLAM - 45 DRAGON_RAGE - 55 HYPER_BEAM</text:p>
          </table:table-cell>
          <table:table-cell office:value-type="string" office:value="SFX_CRY_0F, $40, $80">
            <text:p>SFX_CRY_0F, $40, $80</text:p>
          </table:table-cell>
          <table:table-cell office:value-type="string" office:value="ICON_SNAKE">
            <text:p>ICON_SNAKE</text:p>
          </table:table-cell>
          <table:table-cell office:value-type="string" office:value="PAL_BLUEMON">
            <text:p>PAL_BLUEMON</text:p>
          </table:table-cell>
          <table:table-cell office:value-type="string" office:value="DRAGON">
            <text:p>DRAGON</text:p>
          </table:table-cell>
          <table:table-cell office:value-type="string" office:value="40">
            <text:p>40</text:p>
          </table:table-cell>
          <table:table-cell office:value-type="string" office:value="163">
            <text:p>163</text:p>
          </table:table-cell>
          <table:table-cell office:value-type="string" office:value="According to a witness, its body was surrounded by a strange aura that gave it a mystical look">
            <text:p>According to a witness, its body was surrounded by a strange aura that gave it a mystical look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DRAGONITE">
            <text:p>DRAGONITE</text:p>
          </table:table-cell>
          <table:table-cell office:value-type="string" office:value="dragonite">
            <text:p>dragonite</text:p>
          </table:table-cell>
          <table:table-cell office:value-type="string" office:value="Dragonite">
            <text:p>Dragonite</text:p>
          </table:table-cell>
          <table:table-cell office:value-type="string" office:value="91">
            <text:p>91</text:p>
          </table:table-cell>
          <table:table-cell office:value-type="string" office:value="134">
            <text:p>134</text:p>
          </table:table-cell>
          <table:table-cell office:value-type="string" office:value="95">
            <text:p>95</text:p>
          </table:table-cell>
          <table:table-cell office:value-type="string" office:value="100">
            <text:p>100</text:p>
          </table:table-cell>
          <table:table-cell office:value-type="string" office:value="80">
            <text:p>80</text:p>
          </table:table-cell>
          <table:table-cell office:value-type="string" office:value="DRAGON">
            <text:p>DRAGON</text:p>
          </table:table-cell>
          <table:table-cell office:value-type="string" office:value="FLYING">
            <text:p>FLYING</text:p>
          </table:table-cell>
          <table:table-cell office:value-type="string" office:value="9">
            <text:p>9</text:p>
          </table:table-cell>
          <table:table-cell office:value-type="string" office:value="218">
            <text:p>218</text:p>
          </table:table-cell>
          <table:table-cell office:value-type="string" office:value="WRAP, LEER, THUNDER_WAVE, AGILITY">
            <text:p>WRAP, LEER, THUNDER_WAVE, AGILITY</text:p>
          </table:table-cell>
          <table:table-cell office:value-type="string" office:value="GROWTH_SLOW">
            <text:p>GROWTH_SLOW</text:p>
          </table:table-cell>
          <table:table-cell office:value-type="string" office:value="TOXIC, HORN_DRILL, BODY_SLAM, TAKE_DOWN, DOUBLE_EDGE, BUBBLEBEAM, WATER_GUN, ICE_BEAM, BLIZZARD, HYPER_BEAM, DRAGON_RAGE, THUNDERBOLT, THUNDER, MIMIC, DOUBLE_TEAM, REFLECT, BIDE, FIRE_BLAST, SWIFT, SKULL_BASH, REST, THUNDER_WAVE, SUBSTITUTE, SURF, STRENGTH">
            <text:p>TOXIC, HORN_DRILL, BODY_SLAM, TAKE_DOWN, DOUBLE_EDGE, BUBBLEBEAM, WATER_GUN, ICE_BEAM, BLIZZARD, HYPER_BEAM, DRAGON_RAGE, THUNDERBOLT, THUNDER, MIMIC, DOUBLE_TEAM, REFLECT, BIDE, FIRE_BLAST, SWIFT, SKULL_BASH, REST, THUNDER_WAVE, SUBSTITUTE, SURF, STRENGTH</text:p>
          </table:table-cell>
          <table:table-cell office:value-type="string" office:value="">
            <text:p/>
          </table:table-cell>
          <table:table-cell office:value-type="string" office:value="10 THUNDER_WAVE - 20 AGILITY - 35 SLAM - 45 DRAGON_RAGE - 60 HYPER_BEAM">
            <text:p>10 THUNDER_WAVE - 20 AGILITY - 35 SLAM - 45 DRAGON_RAGE - 60 HYPER_BEAM</text:p>
          </table:table-cell>
          <table:table-cell office:value-type="string" office:value="SFX_CRY_0F, $3C, $C0">
            <text:p>SFX_CRY_0F, $3C, $C0</text:p>
          </table:table-cell>
          <table:table-cell office:value-type="string" office:value="ICON_SNAKE">
            <text:p>ICON_SNAKE</text:p>
          </table:table-cell>
          <table:table-cell office:value-type="string" office:value="PAL_BROWNMON">
            <text:p>PAL_BROWNMON</text:p>
          </table:table-cell>
          <table:table-cell office:value-type="string" office:value="DRAGON">
            <text:p>DRAGON</text:p>
          </table:table-cell>
          <table:table-cell office:value-type="string" office:value="22">
            <text:p>22</text:p>
          </table:table-cell>
          <table:table-cell office:value-type="string" office:value="2100">
            <text:p>2100</text:p>
          </table:table-cell>
          <table:table-cell office:value-type="string" office:value="It is said that this #MON lives somewhere in the sea and that it flies. However, it is only a rumor">
            <text:p>It is said that this #MON lives somewhere in the sea and that it flies. However, it is only a rumor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MEWTWO">
            <text:p>MEWTWO</text:p>
          </table:table-cell>
          <table:table-cell office:value-type="string" office:value="mewtwo">
            <text:p>mewtwo</text:p>
          </table:table-cell>
          <table:table-cell office:value-type="string" office:value="Mewtwo">
            <text:p>Mewtwo</text:p>
          </table:table-cell>
          <table:table-cell office:value-type="string" office:value="106">
            <text:p>106</text:p>
          </table:table-cell>
          <table:table-cell office:value-type="string" office:value="110">
            <text:p>110</text:p>
          </table:table-cell>
          <table:table-cell office:value-type="string" office:value="90">
            <text:p>90</text:p>
          </table:table-cell>
          <table:table-cell office:value-type="string" office:value="154">
            <text:p>154</text:p>
          </table:table-cell>
          <table:table-cell office:value-type="string" office:value="130">
            <text:p>130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3">
            <text:p>3</text:p>
          </table:table-cell>
          <table:table-cell office:value-type="string" office:value="220">
            <text:p>220</text:p>
          </table:table-cell>
          <table:table-cell office:value-type="string" office:value="CONFUSION, DISABLE, SWIFT, PSYCHIC_M">
            <text:p>CONFUSION, DISABLE, SWIFT, PSYCHIC_M</text:p>
          </table:table-cell>
          <table:table-cell office:value-type="string" office:value="GROWTH_SLOW">
            <text:p>GROWTH_SLOW</text:p>
          </table:table-cell>
          <table:table-cell office:value-type="string" office:value="MEGA_PUNCH, MEGA_KICK, TOXIC, BODY_SLAM, TAKE_DOWN, DOUBLE_EDGE, BUBBLEBEAM, WATER_GUN, ICE_BEAM, BLIZZARD, HYPER_BEAM, SUBMISSION, COUNTER, SEISMIC_TOSS, SOLARBEAM, THUNDERBOLT, THUNDER, PSYCHIC_M, TELEPORT, MIMIC, DOUBLE_TEAM, REFLECT, BIDE, METRONOME, SELFDESTRUCT, FIRE_BLAST, SKULL_BASH, REST, THUNDER_WAVE, PSYWAVE, TRI_ATTACK, SUBSTITUTE, STRENGTH, FLASH">
            <text:p>MEGA_PUNCH, MEGA_KICK, TOXIC, BODY_SLAM, TAKE_DOWN, DOUBLE_EDGE, BUBBLEBEAM, WATER_GUN, ICE_BEAM, BLIZZARD, HYPER_BEAM, SUBMISSION, COUNTER, SEISMIC_TOSS, SOLARBEAM, THUNDERBOLT, THUNDER, PSYCHIC_M, TELEPORT, MIMIC, DOUBLE_TEAM, REFLECT, BIDE, METRONOME, SELFDESTRUCT, FIRE_BLAST, SKULL_BASH, REST, THUNDER_WAVE, PSYWAVE, TRI_ATTACK, SUBSTITUTE, STRENGTH, FLASH</text:p>
          </table:table-cell>
          <table:table-cell office:value-type="string" office:value="">
            <text:p/>
          </table:table-cell>
          <table:table-cell office:value-type="string" office:value="63 BARRIER - 66 PSYCHIC_M - 70 RECOVER - 75 MIST - 81 AMNESIA">
            <text:p>63 BARRIER - 66 PSYCHIC_M - 70 RECOVER - 75 MIST - 81 AMNESIA</text:p>
          </table:table-cell>
          <table:table-cell office:value-type="string" office:value="SFX_CRY_1E, $99, $FF">
            <text:p>SFX_CRY_1E, $99, $FF</text:p>
          </table:table-cell>
          <table:table-cell office:value-type="string" office:value="ICON_MON">
            <text:p>ICON_MON</text:p>
          </table:table-cell>
          <table:table-cell office:value-type="string" office:value="PAL_MEWMON">
            <text:p>PAL_MEWMON</text:p>
          </table:table-cell>
          <table:table-cell office:value-type="string" office:value="GENETIC">
            <text:p>GENETIC</text:p>
          </table:table-cell>
          <table:table-cell office:value-type="string" office:value="20">
            <text:p>20</text:p>
          </table:table-cell>
          <table:table-cell office:value-type="string" office:value="1220">
            <text:p>1220</text:p>
          </table:table-cell>
          <table:table-cell office:value-type="string" office:value="Its DNA is almost the same as MEW's. However, its size and disposition are vastly dif-ferent">
            <text:p>Its DNA is almost the same as MEW's. However, its size and disposition are vastly dif-ferent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MEW">
            <text:p>MEW</text:p>
          </table:table-cell>
          <table:table-cell office:value-type="string" office:value="mew">
            <text:p>mew</text:p>
          </table:table-cell>
          <table:table-cell office:value-type="string" office:value="Mew">
            <text:p>Mew</text:p>
          </table:table-cell>
          <table:table-cell office:value-type="string" office:value="100">
            <text:p>100</text:p>
          </table:table-cell>
          <table:table-cell office:value-type="string" office:value="100">
            <text:p>100</text:p>
          </table:table-cell>
          <table:table-cell office:value-type="string" office:value="100">
            <text:p>100</text:p>
          </table:table-cell>
          <table:table-cell office:value-type="string" office:value="100">
            <text:p>100</text:p>
          </table:table-cell>
          <table:table-cell office:value-type="string" office:value="100">
            <text:p>100</text:p>
          </table:table-cell>
          <table:table-cell office:value-type="string" office:value="PSYCHIC_TYPE">
            <text:p>PSYCHIC_TYPE</text:p>
          </table:table-cell>
          <table:table-cell office:value-type="string" office:value="PSYCHIC_TYPE">
            <text:p>PSYCHIC_TYPE</text:p>
          </table:table-cell>
          <table:table-cell office:value-type="string" office:value="45">
            <text:p>45</text:p>
          </table:table-cell>
          <table:table-cell office:value-type="string" office:value="64">
            <text:p>64</text:p>
          </table:table-cell>
          <table:table-cell office:value-type="string" office:value="POUND, NO_MOVE, NO_MOVE, NO_MOVE">
            <text:p>POUND, NO_MOVE, NO_MOVE, NO_MOVE</text:p>
          </table:table-cell>
          <table:table-cell office:value-type="string" office:value="GROWTH_MEDIUM_SLOW">
            <text:p>GROWTH_MEDIUM_SLOW</text:p>
          </table:table-cell>
          <table:table-cell office:value-type="string" office:value="MEGA_PUNCH, MEGAHORN, SWORDS_DANCE, INFESTATION, MEGA_KICK, TOXIC, HORN_DRILL, BODY_SLAM, TAKE_DOWN, DOUBLE_EDGE, BUBBLEBEAM, WATER_GUN, ICE_BEAM, BLIZZARD, HYPER_BEAM, PAY_DAY, SUBMISSION, COUNTER, SEISMIC_TOSS, FEINT_ATTACK, MEGA_DRAIN, SOLARBEAM, DRAGON_RAGE, THUNDERBOLT, THUNDER, EARTHQUAKE, FISSURE, DIG, PSYCHIC_M, TELEPORT, MIMIC, DOUBLE_TEAM, REFLECT, BIDE, METRONOME, SELFDESTRUCT, X_SCISSOR, FIRE_BLAST, SWIFT, SKULL_BASH, SOFTBOILED, DREAM_EATER, SKY_ATTACK, REST, THUNDER_WAVE, PSYWAVE, EXPLOSION, ROCK_SLIDE, TRI_ATTACK, SUBSTITUTE, CUT, FLY, SURF, STRENGTH, FLASH">
            <text:p>MEGA_PUNCH, MEGAHORN, SWORDS_DANCE, INFESTATION, MEGA_KICK, TOXIC, HORN_DRILL, BODY_SLAM, TAKE_DOWN, DOUBLE_EDGE, BUBBLEBEAM, WATER_GUN, ICE_BEAM, BLIZZARD, HYPER_BEAM, PAY_DAY, SUBMISSION, COUNTER, SEISMIC_TOSS, FEINT_ATTACK, MEGA_DRAIN, SOLARBEAM, DRAGON_RAGE, THUNDERBOLT, THUNDER, EARTHQUAKE, FISSURE, DIG, PSYCHIC_M, TELEPORT, MIMIC, DOUBLE_TEAM, REFLECT, BIDE, METRONOME, SELFDESTRUCT, X_SCISSOR, FIRE_BLAST, SWIFT, SKULL_BASH, SOFTBOILED, DREAM_EATER, SKY_ATTACK, REST, THUNDER_WAVE, PSYWAVE, EXPLOSION, ROCK_SLIDE, TRI_ATTACK, SUBSTITUTE, CUT, FLY, SURF, STRENGTH, FLASH</text:p>
          </table:table-cell>
          <table:table-cell office:value-type="string" office:value="">
            <text:p/>
          </table:table-cell>
          <table:table-cell office:value-type="string" office:value="10 TRANSFORM - 20 MEGA_PUNCH - 30 METRONOME - 40 PSYCHIC_M">
            <text:p>10 TRANSFORM - 20 MEGA_PUNCH - 30 METRONOME - 40 PSYCHIC_M</text:p>
          </table:table-cell>
          <table:table-cell office:value-type="string" office:value="SFX_CRY_1E, $EE, $FF">
            <text:p>SFX_CRY_1E, $EE, $FF</text:p>
          </table:table-cell>
          <table:table-cell office:value-type="string" office:value="ICON_MON">
            <text:p>ICON_MON</text:p>
          </table:table-cell>
          <table:table-cell office:value-type="string" office:value="PAL_MEWMON">
            <text:p>PAL_MEWMON</text:p>
          </table:table-cell>
          <table:table-cell office:value-type="string" office:value="NEW SPECIE">
            <text:p>NEW SPECIE</text:p>
          </table:table-cell>
          <table:table-cell office:value-type="string" office:value="4">
            <text:p>4</text:p>
          </table:table-cell>
          <table:table-cell office:value-type="string" office:value="41">
            <text:p>41</text:p>
          </table:table-cell>
          <table:table-cell office:value-type="string" office:value="When viewed through a micro-scope, this #MON's short, fine, delicate hair can be seen">
            <text:p>When viewed through a micro-scope, this #MON's short, fine, delicate hair can be seen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ARCEUS">
            <text:p>ARCEUS</text:p>
          </table:table-cell>
          <table:table-cell office:value-type="string" office:value="arceus">
            <text:p>arceus</text:p>
          </table:table-cell>
          <table:table-cell office:value-type="string" office:value="Arceus">
            <text:p>Arceus</text:p>
          </table:table-cell>
          <table:table-cell office:value-type="string" office:value="120">
            <text:p>120</text:p>
          </table:table-cell>
          <table:table-cell office:value-type="string" office:value="120">
            <text:p>120</text:p>
          </table:table-cell>
          <table:table-cell office:value-type="string" office:value="120">
            <text:p>120</text:p>
          </table:table-cell>
          <table:table-cell office:value-type="string" office:value="120">
            <text:p>120</text:p>
          </table:table-cell>
          <table:table-cell office:value-type="string" office:value="120">
            <text:p>120</text:p>
          </table:table-cell>
          <table:table-cell office:value-type="string" office:value="NORMAL">
            <text:p>NORMAL</text:p>
          </table:table-cell>
          <table:table-cell office:value-type="string" office:value="NORMAL">
            <text:p>NORMAL</text:p>
          </table:table-cell>
          <table:table-cell office:value-type="string" office:value="3">
            <text:p>3</text:p>
          </table:table-cell>
          <table:table-cell office:value-type="string" office:value="255">
            <text:p>255</text:p>
          </table:table-cell>
          <table:table-cell office:value-type="string" office:value="SEISMIC_TOSS, STOMP, LIGHT_SCREEN, REFLECT">
            <text:p>SEISMIC_TOSS, STOMP, LIGHT_SCREEN, REFLECT</text:p>
          </table:table-cell>
          <table:table-cell office:value-type="string" office:value="GROWTH_SLOW">
            <text:p>GROWTH_SLOW</text:p>
          </table:table-cell>
          <table:table-cell office:value-type="string" office:value="SWORDS_DANCE, MEGA_KICK, TOXIC, BODY_SLAM, TAKE_DOWN, DOUBLE_EDGE, BUBBLEBEAM, WATER_GUN, ICE_BEAM, BLIZZARD, HYPER_BEAM, SUBMISSION, COUNTER, SEISMIC_TOSS, MEGA_DRAIN, SOLARBEAM, DRAGON_RAGE, THUNDERBOLT, THUNDER, EARTHQUAKE, FISSURE, PSYCHIC_M, TELEPORT, MIMIC, DOUBLE_TEAM, REFLECT, BIDE, METRONOME, FIRE_BLAST, SWIFT, DREAM_EATER, REST, THUNDER_WAVE, PSYWAVE, ROCK_SLIDE, TRI_ATTACK, SUBSTITUTE, CUT, SURF, STRENGTH, FLASH">
            <text:p>SWORDS_DANCE, MEGA_KICK, TOXIC, BODY_SLAM, TAKE_DOWN, DOUBLE_EDGE, BUBBLEBEAM, WATER_GUN, ICE_BEAM, BLIZZARD, HYPER_BEAM, SUBMISSION, COUNTER, SEISMIC_TOSS, MEGA_DRAIN, SOLARBEAM, DRAGON_RAGE, THUNDERBOLT, THUNDER, EARTHQUAKE, FISSURE, PSYCHIC_M, TELEPORT, MIMIC, DOUBLE_TEAM, REFLECT, BIDE, METRONOME, FIRE_BLAST, SWIFT, DREAM_EATER, REST, THUNDER_WAVE, PSYWAVE, ROCK_SLIDE, TRI_ATTACK, SUBSTITUTE, CUT, SURF, STRENGTH, FLASH</text:p>
          </table:table-cell>
          <table:table-cell office:value-type="string" office:value="">
            <text:p/>
          </table:table-cell>
          <table:table-cell office:value-type="string" office:value="10 MIST - 20 EARTHQUAKE - 30 SONICBOOM - 40 QUICK_ATTACK - 50 REST - 60 SKY_ATTACK - 70 RECOVER - 80 HYPER_BEAM - 90 EXPLOSION - 100 SPLASH">
            <text:p>10 MIST - 20 EARTHQUAKE - 30 SONICBOOM - 40 QUICK_ATTACK - 50 REST - 60 SKY_ATTACK - 70 RECOVER - 80 HYPER_BEAM - 90 EXPLOSION - 100 SPLASH</text:p>
          </table:table-cell>
          <table:table-cell office:value-type="string" office:value="SFX_CRY_1C, $0D, $FF">
            <text:p>SFX_CRY_1C, $0D, $FF</text:p>
          </table:table-cell>
          <table:table-cell office:value-type="string" office:value="ICON_QUADRUPED">
            <text:p>ICON_QUADRUPED</text:p>
          </table:table-cell>
          <table:table-cell office:value-type="string" office:value="PAL_GREYMON">
            <text:p>PAL_GREYMON</text:p>
          </table:table-cell>
          <table:table-cell office:value-type="string" office:value="ALPHA">
            <text:p>ALPHA</text:p>
          </table:table-cell>
          <table:table-cell office:value-type="string" office:value="31">
            <text:p>31</text:p>
          </table:table-cell>
          <table:table-cell office:value-type="string" office:value="3200">
            <text:p>3200</text:p>
          </table:table-cell>
          <table:table-cell office:value-type="string" office:value="It is said to have emerged from an egg in a place where there was nothing, then shaped the world">
            <text:p>It is said to have emerged from an egg in a place where there was nothing, then shaped the worl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